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6.071cm"/>
    </style:style>
    <style:style style:name="co7" style:family="table-column">
      <style:table-column-properties fo:break-before="auto" style:column-width="7.842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5.2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5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1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17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25" style:family="table-cell" style:parent-style-name="Default" style:data-style-name="N4"/>
    <style:style style:name="ce2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6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6"/>
        <table:table-column table:style-name="co10" table:default-cell-style-name="ce1"/>
        <table:table-column table:style-name="co1" table:default-cell-style-name="ce6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Data</text:p>
          </table:table-cell>
          <table:table-cell table:style-name="ce1" office:value-type="string" calcext:value-type="string">
            <text:p>Qnt. ações compradas</text:p>
          </table:table-cell>
          <table:table-cell table:style-name="ce1" office:value-type="string" calcext:value-type="string">
            <text:p>Preço / ação</text:p>
          </table:table-cell>
          <table:table-cell table:style-name="ce1" office:value-type="string" calcext:value-type="string">
            <text:p>Rendimento</text:p>
          </table:table-cell>
          <table:table-cell office:value-type="string" calcext:value-type="string">
            <text:p>Dividendos</text:p>
          </table:table-cell>
          <table:table-cell table:style-name="ce1" office:value-type="string" calcext:value-type="string">
            <text:p>Ações nom.</text:p>
          </table:table-cell>
          <table:table-cell office:value-type="string" calcext:value-type="string">
            <text:p>Lucro acumulado</text:p>
          </table:table-cell>
          <table:table-cell office:value-type="string" calcext:value-type="string">
            <text:p>Ações compradas com lucros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01/93</text:p>
          </table:table-cell>
          <table:table-cell table:style-name="ce5" table:formula="of:=[$Sheet2.$B1]/[.C2]+([.D2]/[.C2])+[.H2]" office:value-type="float" office:value="22729.339030821" calcext:value-type="float">
            <text:p>22.729</text:p>
          </table:table-cell>
          <table:table-cell office:value-type="float" office:value="12.94" calcext:value-type="float">
            <text:p>12,94</text:p>
          </table:table-cell>
          <table:table-cell table:formula="of:=[.E2]*[.F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22729.339030821" calcext:value-type="float">
            <text:p>22.729</text:p>
          </table:table-cell>
          <table:table-cell table:style-name="ce3" table:formula="of:=[.D2]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style-name="ce6"/>
          <table:table-cell table:number-columns-repeated="16371"/>
        </table:table-row>
        <table:table-row table:style-name="ro1">
          <table:table-cell table:style-name="ce9" office:value-type="string" calcext:value-type="string">
            <text:p>01/02/93</text:p>
          </table:table-cell>
          <table:table-cell table:style-name="ce5" table:formula="of:=[$Sheet2.$B2]/[.C3]+([.D3]/[.C3])+[.H3]" office:value-type="float" office:value="18315.0183150183" calcext:value-type="float">
            <text:p>18.315</text:p>
          </table:table-cell>
          <table:table-cell office:value-type="float" office:value="13" calcext:value-type="float">
            <text:p>13,00</text:p>
          </table:table-cell>
          <table:table-cell table:formula="of:=[.E3]*[.F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41044.3573458393" calcext:value-type="float">
            <text:p>41.044</text:p>
          </table:table-cell>
          <table:table-cell table:style-name="ce3" table:formula="of:=IF(([.G2]+[.D3])&lt;[.C3];[.G2]+[.D3];[.G2]+[.D3]-(FLOOR([.G2]/[.C3]))*[.C3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03/93</text:p>
          </table:table-cell>
          <table:table-cell table:style-name="ce5" table:formula="of:=[$Sheet2.$B3]/[.C4]+([.D4]/[.C4])+[.H4]" office:value-type="float" office:value="14862.1274357022" calcext:value-type="float">
            <text:p>14.862</text:p>
          </table:table-cell>
          <table:table-cell office:value-type="float" office:value="13.69" calcext:value-type="float">
            <text:p>13,69</text:p>
          </table:table-cell>
          <table:table-cell table:formula="of:=[.E4]*[.F4]" office:value-type="float" office:value="29043.9199435996" calcext:value-type="float">
            <text:p>29.043,92</text:p>
          </table:table-cell>
          <table:table-cell office:value-type="float" office:value="0.54" calcext:value-type="float">
            <text:p>0,54</text:p>
          </table:table-cell>
          <table:table-cell table:style-name="ce5" office:value-type="float" office:value="53785.0369325918" calcext:value-type="float">
            <text:p>53.785</text:p>
          </table:table-cell>
          <table:table-cell table:style-name="ce3" table:formula="of:=IF(([.G3]+[.D4])&lt;[.C4];[.G3]+[.D4];[.G3]+[.D4]-(FLOOR([.G3]/[.C4]))*[.C4])" office:value-type="float" office:value="29043.9199435996" calcext:value-type="float">
            <text:p>29044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IRR →</text:p>
          </table:table-cell>
          <table:table-cell table:style-name="ce16" office:value-type="percentage" office:value="0.02201" calcext:value-type="percentage">
            <text:p>2,20%</text:p>
          </table:table-cell>
          <table:table-cell table:number-columns-repeated="16373"/>
        </table:table-row>
        <table:table-row table:style-name="ro1">
          <table:table-cell table:style-name="ce9" office:value-type="string" calcext:value-type="string">
            <text:p>01/04/93</text:p>
          </table:table-cell>
          <table:table-cell table:style-name="ce5" table:formula="of:=[$Sheet2.$B4]/[.C5]+([.D5]/[.C5])+[.H5]" office:value-type="float" office:value="13240.7572952068" calcext:value-type="float">
            <text:p>13.241</text:p>
          </table:table-cell>
          <table:table-cell office:value-type="float" office:value="12.88" calcext:value-type="float">
            <text:p>12,88</text:p>
          </table:table-cell>
          <table:table-cell table:formula="of:=[.E5]*[.F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64771.7942277986" calcext:value-type="float">
            <text:p>64.772</text:p>
          </table:table-cell>
          <table:table-cell table:style-name="ce3" table:formula="of:=IF(([.G4]+[.D5])&lt;[.C5];[.G4]+[.D5];[.G4]+[.D5]-(FLOOR([.G4]/[.C5]))*[.C5])" office:value-type="float" office:value="12.3999435996011" calcext:value-type="float">
            <text:p>12</text:p>
          </table:table-cell>
          <table:table-cell table:style-name="ce3" table:formula="of:=FLOOR([.G4]/[.C5])" office:value-type="float" office:value="2254" calcext:value-type="float">
            <text:p>2254</text:p>
          </table:table-cell>
          <table:table-cell/>
          <table:table-cell table:style-name="ce15" office:value-type="string" calcext:value-type="string">
            <text:p>NPV com SELIC →</text:p>
          </table:table-cell>
          <table:table-cell table:style-name="ce17" office:value-type="float" office:value="3483426.67" calcext:value-type="float">
            <text:p>3.483.426,67</text:p>
          </table:table-cell>
          <table:table-cell table:number-columns-repeated="16373"/>
        </table:table-row>
        <table:table-row table:style-name="ro1">
          <table:table-cell table:style-name="ce9" office:value-type="string" calcext:value-type="string">
            <text:p>01/05/93</text:p>
          </table:table-cell>
          <table:table-cell table:style-name="ce5" table:formula="of:=[$Sheet2.$B5]/[.C6]+([.D6]/[.C6])+[.H6]" office:value-type="float" office:value="9931.88106776832" calcext:value-type="float">
            <text:p>9.932</text:p>
          </table:table-cell>
          <table:table-cell office:value-type="float" office:value="12.28" calcext:value-type="float">
            <text:p>12,28</text:p>
          </table:table-cell>
          <table:table-cell table:formula="of:=[.E6]*[.F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74702.6752955669" calcext:value-type="float">
            <text:p>74.703</text:p>
          </table:table-cell>
          <table:table-cell table:style-name="ce3" table:formula="of:=IF(([.G5]+[.D6])&lt;[.C6];[.G5]+[.D6];[.G5]+[.D6]-(FLOOR([.G5]/[.C6]))*[.C6])" office:value-type="float" office:value="0.119943599601102" calcext:value-type="float">
            <text:p>0</text:p>
          </table:table-cell>
          <table:table-cell table:style-name="ce3" table:formula="of:=FLOOR([.G5]/[.C6]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06/93</text:p>
          </table:table-cell>
          <table:table-cell table:style-name="ce5" table:formula="of:=[$Sheet2.$B6]/[.C7]+([.D7]/[.C7])+[.H7]" office:value-type="float" office:value="10645.6663796133" calcext:value-type="float">
            <text:p>10.646</text:p>
          </table:table-cell>
          <table:table-cell office:value-type="float" office:value="13.31" calcext:value-type="float">
            <text:p>13,31</text:p>
          </table:table-cell>
          <table:table-cell table:formula="of:=[.E7]*[.F7]" office:value-type="float" office:value="44291.2221100551" calcext:value-type="float">
            <text:p>44.291,22</text:p>
          </table:table-cell>
          <table:table-cell office:value-type="float" office:value="0.54" calcext:value-type="float">
            <text:p>0,54</text:p>
          </table:table-cell>
          <table:table-cell table:style-name="ce5" office:value-type="float" office:value="82020.7816852872" calcext:value-type="float">
            <text:p>82.021</text:p>
          </table:table-cell>
          <table:table-cell table:style-name="ce3" table:formula="of:=IF(([.G6]+[.D7])&lt;[.C7];[.G6]+[.D7];[.G6]+[.D7]-(FLOOR([.G6]/[.C7]))*[.C7])" office:value-type="float" office:value="44291.3420536547" calcext:value-type="float">
            <text:p>44291</text:p>
          </table:table-cell>
          <table:table-cell table:style-name="ce3" table:formula="of:=FLOOR([.G6]/[.C7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7/93</text:p>
          </table:table-cell>
          <table:table-cell table:style-name="ce5" table:formula="of:=[$Sheet2.$B7]/[.C8]+([.D8]/[.C8])+[.H8]" office:value-type="float" office:value="9673.558884575" calcext:value-type="float">
            <text:p>9.674</text:p>
          </table:table-cell>
          <table:table-cell office:value-type="float" office:value="12.41" calcext:value-type="float">
            <text:p>12,41</text:p>
          </table:table-cell>
          <table:table-cell table:formula="of:=[.E8]*[.F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88125.3405698622" calcext:value-type="float">
            <text:p>88.125</text:p>
          </table:table-cell>
          <table:table-cell table:style-name="ce3" table:formula="of:=IF(([.G7]+[.D8])&lt;[.C8];[.G7]+[.D8];[.G7]+[.D8]-(FLOOR([.G7]/[.C8]))*[.C8])" office:value-type="float" office:value="0.0520536547046504" calcext:value-type="float">
            <text:p>0</text:p>
          </table:table-cell>
          <table:table-cell table:style-name="ce3" table:formula="of:=FLOOR([.G7]/[.C8])" office:value-type="float" office:value="3569" calcext:value-type="float">
            <text:p>3569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8/93</text:p>
          </table:table-cell>
          <table:table-cell table:style-name="ce5" table:formula="of:=[$Sheet2.$B8]/[.C9]+([.D9]/[.C9])+[.H9]" office:value-type="float" office:value="5104.03729349916" calcext:value-type="float">
            <text:p>5.104</text:p>
          </table:table-cell>
          <table:table-cell office:value-type="float" office:value="11.09" calcext:value-type="float">
            <text:p>11,09</text:p>
          </table:table-cell>
          <table:table-cell table:formula="of:=[.E9]*[.F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93229.3778633613" calcext:value-type="float">
            <text:p>93.229</text:p>
          </table:table-cell>
          <table:table-cell table:style-name="ce3" table:formula="of:=IF(([.G8]+[.D9])&lt;[.C9];[.G8]+[.D9];[.G8]+[.D9]-(FLOOR([.G8]/[.C9]))*[.C9])" office:value-type="float" office:value="0.0520536547046504" calcext:value-type="float">
            <text:p>0</text:p>
          </table:table-cell>
          <table:table-cell table:style-name="ce3" table:formula="of:=FLOOR([.G8]/[.C9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9/93</text:p>
          </table:table-cell>
          <table:table-cell table:style-name="ce5" table:formula="of:=[$Sheet2.$B9]/[.C10]+([.D10]/[.C10])+[.H10]" office:value-type="float" office:value="5563.25870467515" calcext:value-type="float">
            <text:p>5.563</text:p>
          </table:table-cell>
          <table:table-cell office:value-type="float" office:value="11.44" calcext:value-type="float">
            <text:p>11,44</text:p>
          </table:table-cell>
          <table:table-cell table:formula="of:=[.E10]*[.F10]" office:value-type="float" office:value="24169.9953709574" calcext:value-type="float">
            <text:p>24.170,00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96679.9814838297" calcext:value-type="float">
            <text:p>96.680</text:p>
          </table:table-cell>
          <table:table-cell table:style-name="ce3" table:formula="of:=IF(([.G9]+[.D10])&lt;[.C10];[.G9]+[.D10];[.G9]+[.D10]-(FLOOR([.G9]/[.C10]))*[.C10])" office:value-type="float" office:value="24170.0474246121" calcext:value-type="float">
            <text:p>24170</text:p>
          </table:table-cell>
          <table:table-cell table:style-name="ce3" table:formula="of:=FLOOR([.G9]/[.C10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0/93</text:p>
          </table:table-cell>
          <table:table-cell table:style-name="ce5" table:formula="of:=[$Sheet2.$B10]/[.C11]+([.D11]/[.C11])+[.H11]" office:value-type="float" office:value="5045.00275000275" calcext:value-type="float">
            <text:p>5.045</text:p>
          </table:table-cell>
          <table:table-cell office:value-type="float" office:value="10.53" calcext:value-type="float">
            <text:p>10,53</text:p>
          </table:table-cell>
          <table:table-cell table:formula="of:=[.E11]*[.F1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99429.9842338325" calcext:value-type="float">
            <text:p>99.430</text:p>
          </table:table-cell>
          <table:table-cell table:style-name="ce3" table:formula="of:=IF(([.G10]+[.D11])&lt;[.C11];[.G10]+[.D11];[.G10]+[.D11]-(FLOOR([.G10]/[.C11]))*[.C11])" office:value-type="float" office:value="3.69742461210626" calcext:value-type="float">
            <text:p>4</text:p>
          </table:table-cell>
          <table:table-cell table:style-name="ce3" table:formula="of:=FLOOR([.G10]/[.C11])" office:value-type="float" office:value="2295" calcext:value-type="float">
            <text:p>2295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1/93</text:p>
          </table:table-cell>
          <table:table-cell table:style-name="ce5" table:formula="of:=[$Sheet2.$B11]/[.C12]+([.D12]/[.C12])+[.H12]" office:value-type="float" office:value="2000.5334755935" calcext:value-type="float">
            <text:p>2.001</text:p>
          </table:table-cell>
          <table:table-cell office:value-type="float" office:value="11.5" calcext:value-type="float">
            <text:p>11,50</text:p>
          </table:table-cell>
          <table:table-cell table:formula="of:=[.E12]*[.F1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1430.517709426" calcext:value-type="float">
            <text:p>101.431</text:p>
          </table:table-cell>
          <table:table-cell table:style-name="ce3" table:formula="of:=IF(([.G11]+[.D12])&lt;[.C12];[.G11]+[.D12];[.G11]+[.D12]-(FLOOR([.G11]/[.C12]))*[.C12])" office:value-type="float" office:value="3.69742461210626" calcext:value-type="float">
            <text:p>4</text:p>
          </table:table-cell>
          <table:table-cell table:style-name="ce3" table:formula="of:=FLOOR([.G11]/[.C12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2/93</text:p>
          </table:table-cell>
          <table:table-cell table:style-name="ce5" table:formula="of:=[$Sheet2.$B12]/[.C13]+([.D13]/[.C13])+[.H13]" office:value-type="float" office:value="2808.31521767535" calcext:value-type="float">
            <text:p>2.808</text:p>
          </table:table-cell>
          <table:table-cell office:value-type="float" office:value="13.69" calcext:value-type="float">
            <text:p>13,69</text:p>
          </table:table-cell>
          <table:table-cell table:formula="of:=[.E13]*[.F13]" office:value-type="float" office:value="25592.3648929576" calcext:value-type="float">
            <text:p>25.592,36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102369.45957183" calcext:value-type="float">
            <text:p>102.369</text:p>
          </table:table-cell>
          <table:table-cell table:style-name="ce3" table:formula="of:=IF(([.G12]+[.D13])&lt;[.C13];[.G12]+[.D13];[.G12]+[.D13]-(FLOOR([.G12]/[.C13]))*[.C13])" office:value-type="float" office:value="25596.0623175697" calcext:value-type="float">
            <text:p>25596</text:p>
          </table:table-cell>
          <table:table-cell table:style-name="ce3" table:formula="of:=FLOOR([.G12]/[.C13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1/94</text:p>
          </table:table-cell>
          <table:table-cell table:style-name="ce5" table:formula="of:=[$Sheet2.$B13]/[.C14]+([.D14]/[.C14])+[.H14]" office:value-type="float" office:value="2676.12318992949" calcext:value-type="float">
            <text:p>2.676</text:p>
          </table:table-cell>
          <table:table-cell office:value-type="float" office:value="14.22" calcext:value-type="float">
            <text:p>14,22</text:p>
          </table:table-cell>
          <table:table-cell table:formula="of:=[.E14]*[.F1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3245.58276176" calcext:value-type="float">
            <text:p>103.246</text:p>
          </table:table-cell>
          <table:table-cell table:style-name="ce3" table:formula="of:=IF(([.G13]+[.D14])&lt;[.C14];[.G13]+[.D14];[.G13]+[.D14]-(FLOOR([.G13]/[.C14]))*[.C14])" office:value-type="float" office:value="0.0623175697073748" calcext:value-type="float">
            <text:p>0</text:p>
          </table:table-cell>
          <table:table-cell table:style-name="ce3" table:formula="of:=FLOOR([.G13]/[.C14])" office:value-type="float" office:value="1800" calcext:value-type="float">
            <text:p>180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2/94</text:p>
          </table:table-cell>
          <table:table-cell table:style-name="ce5" table:formula="of:=[$Sheet2.$B14]/[.C15]+([.D15]/[.C15])+[.H15]" office:value-type="float" office:value="534.6438523442" calcext:value-type="float">
            <text:p>535</text:p>
          </table:table-cell>
          <table:table-cell office:value-type="float" office:value="14.22" calcext:value-type="float">
            <text:p>14,22</text:p>
          </table:table-cell>
          <table:table-cell table:formula="of:=[.E15]*[.F1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3780.226614104" calcext:value-type="float">
            <text:p>103.780</text:p>
          </table:table-cell>
          <table:table-cell table:style-name="ce3" table:formula="of:=IF(([.G14]+[.D15])&lt;[.C15];[.G14]+[.D15];[.G14]+[.D15]-(FLOOR([.G14]/[.C15]))*[.C15])" office:value-type="float" office:value="0.0623175697073748" calcext:value-type="float">
            <text:p>0</text:p>
          </table:table-cell>
          <table:table-cell table:style-name="ce3" table:formula="of:=FLOOR([.G14]/[.C15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3/94</text:p>
          </table:table-cell>
          <table:table-cell table:style-name="ce5" table:formula="of:=[$Sheet2.$B15]/[.C16]+([.D16]/[.C16])+[.H16]" office:value-type="float" office:value="2461.52675021276" calcext:value-type="float">
            <text:p>2.462</text:p>
          </table:table-cell>
          <table:table-cell office:value-type="float" office:value="13.22" calcext:value-type="float">
            <text:p>13,22</text:p>
          </table:table-cell>
          <table:table-cell table:formula="of:=[.E16]*[.F16]" office:value-type="float" office:value="26067.4949886974" calcext:value-type="float">
            <text:p>26.067,49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104269.97995479" calcext:value-type="float">
            <text:p>104.270</text:p>
          </table:table-cell>
          <table:table-cell table:style-name="ce3" table:formula="of:=IF(([.G15]+[.D16])&lt;[.C16];[.G15]+[.D16];[.G15]+[.D16]-(FLOOR([.G15]/[.C16]))*[.C16])" office:value-type="float" office:value="26067.5573062671" calcext:value-type="float">
            <text:p>26068</text:p>
          </table:table-cell>
          <table:table-cell table:style-name="ce3" table:formula="of:=FLOOR([.G15]/[.C16])" office:value-type="float" office:value="0" calcext:value-type="float">
            <text:p>0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9" office:value-type="string" calcext:value-type="string">
            <text:p>01/04/94</text:p>
          </table:table-cell>
          <table:table-cell table:style-name="ce5" table:formula="of:=[$Sheet2.$B16]/[.C17]+([.D17]/[.C17])+[.H17]" office:value-type="float" office:value="2276.90294872656" calcext:value-type="float">
            <text:p>2.277</text:p>
          </table:table-cell>
          <table:table-cell office:value-type="float" office:value="13.25" calcext:value-type="float">
            <text:p>13,25</text:p>
          </table:table-cell>
          <table:table-cell table:formula="of:=[.E17]*[.F1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4579.882903516" calcext:value-type="float">
            <text:p>104.580</text:p>
          </table:table-cell>
          <table:table-cell table:style-name="ce3" table:formula="of:=IF(([.G16]+[.D17])&lt;[.C17];[.G16]+[.D17];[.G16]+[.D17]-(FLOOR([.G16]/[.C17]))*[.C17])" office:value-type="float" office:value="4.80730626710647" calcext:value-type="float">
            <text:p>5</text:p>
          </table:table-cell>
          <table:table-cell table:style-name="ce3" table:formula="of:=FLOOR([.G16]/[.C17])" office:value-type="float" office:value="1967" calcext:value-type="float">
            <text:p>1967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5/94</text:p>
          </table:table-cell>
          <table:table-cell table:style-name="ce5" table:formula="of:=[$Sheet2.$B17]/[.C18]+([.D18]/[.C18])+[.H18]" office:value-type="float" office:value="199.830543698943" calcext:value-type="float">
            <text:p>200</text:p>
          </table:table-cell>
          <table:table-cell office:value-type="float" office:value="14.38" calcext:value-type="float">
            <text:p>14,38</text:p>
          </table:table-cell>
          <table:table-cell table:formula="of:=[.E18]*[.F1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4779.713447215" calcext:value-type="float">
            <text:p>104.780</text:p>
          </table:table-cell>
          <table:table-cell table:style-name="ce3" table:formula="of:=IF(([.G17]+[.D18])&lt;[.C18];[.G17]+[.D18];[.G17]+[.D18]-(FLOOR([.G17]/[.C18]))*[.C18])" office:value-type="float" office:value="4.80730626710647" calcext:value-type="float">
            <text:p>5</text:p>
          </table:table-cell>
          <table:table-cell table:style-name="ce3" table:formula="of:=FLOOR([.G17]/[.C18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6/94</text:p>
          </table:table-cell>
          <table:table-cell table:style-name="ce5" table:formula="of:=[$Sheet2.$B18]/[.C19]+([.D19]/[.C19])+[.H19]" office:value-type="float" office:value="1790.96068989168" calcext:value-type="float">
            <text:p>1.791</text:p>
          </table:table-cell>
          <table:table-cell office:value-type="float" office:value="15.75" calcext:value-type="float">
            <text:p>15,75</text:p>
          </table:table-cell>
          <table:table-cell table:formula="of:=[.E19]*[.F19]" office:value-type="float" office:value="26226.386644423" calcext:value-type="float">
            <text:p>26.226,39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104905.546577692" calcext:value-type="float">
            <text:p>104.906</text:p>
          </table:table-cell>
          <table:table-cell table:style-name="ce3" table:formula="of:=IF(([.G18]+[.D19])&lt;[.C19];[.G18]+[.D19];[.G18]+[.D19]-(FLOOR([.G18]/[.C19]))*[.C19])" office:value-type="float" office:value="26231.1939506901" calcext:value-type="float">
            <text:p>26231</text:p>
          </table:table-cell>
          <table:table-cell table:style-name="ce3" table:formula="of:=FLOOR([.G18]/[.C19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7/94</text:p>
          </table:table-cell>
          <table:table-cell table:style-name="ce5" table:formula="of:=[$Sheet2.$B19]/[.C20]+([.D20]/[.C20])+[.H20]" office:value-type="float" office:value="1886.70648343585" calcext:value-type="float">
            <text:p>1.887</text:p>
          </table:table-cell>
          <table:table-cell office:value-type="float" office:value="14.75" calcext:value-type="float">
            <text:p>14,75</text:p>
          </table:table-cell>
          <table:table-cell table:formula="of:=[.E20]*[.F2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5014.253061128" calcext:value-type="float">
            <text:p>105.014</text:p>
          </table:table-cell>
          <table:table-cell table:style-name="ce3" table:formula="of:=IF(([.G19]+[.D20])&lt;[.C20];[.G19]+[.D20];[.G19]+[.D20]-(FLOOR([.G19]/[.C20]))*[.C20])" office:value-type="float" office:value="5.69395069010716" calcext:value-type="float">
            <text:p>6</text:p>
          </table:table-cell>
          <table:table-cell table:style-name="ce3" table:formula="of:=FLOOR([.G19]/[.C20])" office:value-type="float" office:value="1778" calcext:value-type="float">
            <text:p>1778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8/94</text:p>
          </table:table-cell>
          <table:table-cell table:style-name="ce5" table:formula="of:=[$Sheet2.$B20]/[.C21]+([.D21]/[.C21])+[.H21]" office:value-type="float" office:value="103.260768549248" calcext:value-type="float">
            <text:p>103</text:p>
          </table:table-cell>
          <table:table-cell office:value-type="float" office:value="15.47" calcext:value-type="float">
            <text:p>15,47</text:p>
          </table:table-cell>
          <table:table-cell table:formula="of:=[.E21]*[.F2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5117.513829677" calcext:value-type="float">
            <text:p>105.118</text:p>
          </table:table-cell>
          <table:table-cell table:style-name="ce3" table:formula="of:=IF(([.G20]+[.D21])&lt;[.C21];[.G20]+[.D21];[.G20]+[.D21]-(FLOOR([.G20]/[.C21]))*[.C21])" office:value-type="float" office:value="5.69395069010716" calcext:value-type="float">
            <text:p>6</text:p>
          </table:table-cell>
          <table:table-cell table:style-name="ce3" table:formula="of:=FLOOR([.G20]/[.C21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9/94</text:p>
          </table:table-cell>
          <table:table-cell table:style-name="ce5" table:formula="of:=[$Sheet2.$B21]/[.C22]+([.D22]/[.C22])+[.H22]" office:value-type="float" office:value="1674.62078831697" calcext:value-type="float">
            <text:p>1.675</text:p>
          </table:table-cell>
          <table:table-cell office:value-type="float" office:value="16.72" calcext:value-type="float">
            <text:p>16,72</text:p>
          </table:table-cell>
          <table:table-cell table:formula="of:=[.E22]*[.F22]" office:value-type="float" office:value="26304.7443264224" calcext:value-type="float">
            <text:p>26.304,74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105218.977305689" calcext:value-type="float">
            <text:p>105.219</text:p>
          </table:table-cell>
          <table:table-cell table:style-name="ce3" table:formula="of:=IF(([.G21]+[.D22])&lt;[.C22];[.G21]+[.D22];[.G21]+[.D22]-(FLOOR([.G21]/[.C22]))*[.C22])" office:value-type="float" office:value="26310.4382771125" calcext:value-type="float">
            <text:p>26310</text:p>
          </table:table-cell>
          <table:table-cell table:style-name="ce3" table:formula="of:=FLOOR([.G21]/[.C22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0/94</text:p>
          </table:table-cell>
          <table:table-cell table:style-name="ce5" table:formula="of:=[$Sheet2.$B22]/[.C23]+([.D23]/[.C23])+[.H23]" office:value-type="float" office:value="1618.47236400166" calcext:value-type="float">
            <text:p>1.618</text:p>
          </table:table-cell>
          <table:table-cell office:value-type="float" office:value="17.34" calcext:value-type="float">
            <text:p>17,34</text:p>
          </table:table-cell>
          <table:table-cell table:formula="of:=[.E23]*[.F2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5320.449669691" calcext:value-type="float">
            <text:p>105.320</text:p>
          </table:table-cell>
          <table:table-cell table:style-name="ce3" table:formula="of:=IF(([.G22]+[.D23])&lt;[.C23];[.G22]+[.D23];[.G22]+[.D23]-(FLOOR([.G22]/[.C23]))*[.C23])" office:value-type="float" office:value="5.65827711250677" calcext:value-type="float">
            <text:p>6</text:p>
          </table:table-cell>
          <table:table-cell table:style-name="ce3" table:formula="of:=FLOOR([.G22]/[.C23])" office:value-type="float" office:value="1517" calcext:value-type="float">
            <text:p>1517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1/94</text:p>
          </table:table-cell>
          <table:table-cell table:style-name="ce5" table:formula="of:=[$Sheet2.$B23]/[.C24]+([.D24]/[.C24])+[.H24]" office:value-type="float" office:value="95.5459351415083" calcext:value-type="float">
            <text:p>96</text:p>
          </table:table-cell>
          <table:table-cell office:value-type="float" office:value="18.59" calcext:value-type="float">
            <text:p>18,59</text:p>
          </table:table-cell>
          <table:table-cell table:formula="of:=[.E24]*[.F2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5415.995604833" calcext:value-type="float">
            <text:p>105.416</text:p>
          </table:table-cell>
          <table:table-cell table:style-name="ce3" table:formula="of:=IF(([.G23]+[.D24])&lt;[.C24];[.G23]+[.D24];[.G23]+[.D24]-(FLOOR([.G23]/[.C24]))*[.C24])" office:value-type="float" office:value="5.65827711250677" calcext:value-type="float">
            <text:p>6</text:p>
          </table:table-cell>
          <table:table-cell table:style-name="ce3" table:formula="of:=FLOOR([.G23]/[.C24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2/94</text:p>
          </table:table-cell>
          <table:table-cell table:style-name="ce5" table:formula="of:=[$Sheet2.$B24]/[.C25]+([.D25]/[.C25])+[.H25]" office:value-type="float" office:value="1593.76019904738" calcext:value-type="float">
            <text:p>1.594</text:p>
          </table:table-cell>
          <table:table-cell office:value-type="float" office:value="17.66" calcext:value-type="float">
            <text:p>17,66</text:p>
          </table:table-cell>
          <table:table-cell table:formula="of:=[.E25]*[.F25]" office:value-type="float" office:value="26379.0206628799" calcext:value-type="float">
            <text:p>26.379,02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105516.08265152" calcext:value-type="float">
            <text:p>105.516</text:p>
          </table:table-cell>
          <table:table-cell table:style-name="ce3" table:formula="of:=IF(([.G24]+[.D25])&lt;[.C25];[.G24]+[.D25];[.G24]+[.D25]-(FLOOR([.G24]/[.C25]))*[.C25])" office:value-type="float" office:value="26384.6789399924" calcext:value-type="float">
            <text:p>26385</text:p>
          </table:table-cell>
          <table:table-cell table:style-name="ce3" table:formula="of:=FLOOR([.G24]/[.C25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1/95</text:p>
          </table:table-cell>
          <table:table-cell table:style-name="ce5" table:formula="of:=[$Sheet2.$B25]/[.C26]+([.D26]/[.C26])+[.H26]" office:value-type="float" office:value="1531.98211067986" calcext:value-type="float">
            <text:p>1.532</text:p>
          </table:table-cell>
          <table:table-cell office:value-type="float" office:value="18.38" calcext:value-type="float">
            <text:p>18,38</text:p>
          </table:table-cell>
          <table:table-cell table:formula="of:=[.E26]*[.F2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5613.0647622" calcext:value-type="float">
            <text:p>105.613</text:p>
          </table:table-cell>
          <table:table-cell table:style-name="ce3" table:formula="of:=IF(([.G25]+[.D26])&lt;[.C26];[.G25]+[.D26];[.G25]+[.D26]-(FLOOR([.G25]/[.C26]))*[.C26])" office:value-type="float" office:value="9.37893999240623" calcext:value-type="float">
            <text:p>9</text:p>
          </table:table-cell>
          <table:table-cell table:style-name="ce3" table:formula="of:=FLOOR([.G25]/[.C26])" office:value-type="float" office:value="1435" calcext:value-type="float">
            <text:p>1435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2/95</text:p>
          </table:table-cell>
          <table:table-cell table:style-name="ce5" table:formula="of:=[$Sheet2.$B26]/[.C27]+([.D27]/[.C27])+[.H27]" office:value-type="float" office:value="98.5368266609121" calcext:value-type="float">
            <text:p>99</text:p>
          </table:table-cell>
          <table:table-cell office:value-type="float" office:value="18.09" calcext:value-type="float">
            <text:p>18,09</text:p>
          </table:table-cell>
          <table:table-cell table:formula="of:=[.E27]*[.F2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5711.60158886" calcext:value-type="float">
            <text:p>105.712</text:p>
          </table:table-cell>
          <table:table-cell table:style-name="ce3" table:formula="of:=IF(([.G26]+[.D27])&lt;[.C27];[.G26]+[.D27];[.G26]+[.D27]-(FLOOR([.G26]/[.C27]))*[.C27])" office:value-type="float" office:value="9.37893999240623" calcext:value-type="float">
            <text:p>9</text:p>
          </table:table-cell>
          <table:table-cell table:style-name="ce3" table:formula="of:=FLOOR([.G26]/[.C27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3/95</text:p>
          </table:table-cell>
          <table:table-cell table:style-name="ce5" table:formula="of:=[$Sheet2.$B27]/[.C28]+([.D28]/[.C28])+[.H28]" office:value-type="float" office:value="1502.34317403155" calcext:value-type="float">
            <text:p>1.502</text:p>
          </table:table-cell>
          <table:table-cell office:value-type="float" office:value="18.78" calcext:value-type="float">
            <text:p>18,78</text:p>
          </table:table-cell>
          <table:table-cell table:formula="of:=[.E28]*[.F28]" office:value-type="float" office:value="26451.3726108977" calcext:value-type="float">
            <text:p>26.451,37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105805.490443591" calcext:value-type="float">
            <text:p>105.805</text:p>
          </table:table-cell>
          <table:table-cell table:style-name="ce3" table:formula="of:=IF(([.G27]+[.D28])&lt;[.C28];[.G27]+[.D28];[.G27]+[.D28]-(FLOOR([.G27]/[.C28]))*[.C28])" office:value-type="float" office:value="26460.7515508901" calcext:value-type="float">
            <text:p>26461</text:p>
          </table:table-cell>
          <table:table-cell table:style-name="ce3" table:formula="of:=FLOOR([.G27]/[.C28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4/95</text:p>
          </table:table-cell>
          <table:table-cell table:style-name="ce5" table:formula="of:=[$Sheet2.$B28]/[.C29]+([.D29]/[.C29])+[.H29]" office:value-type="float" office:value="1368.1086141674" calcext:value-type="float">
            <text:p>1.368</text:p>
          </table:table-cell>
          <table:table-cell office:value-type="float" office:value="20.56" calcext:value-type="float">
            <text:p>20,56</text:p>
          </table:table-cell>
          <table:table-cell table:formula="of:=[.E29]*[.F2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5886.599057758" calcext:value-type="float">
            <text:p>105.887</text:p>
          </table:table-cell>
          <table:table-cell table:style-name="ce3" table:formula="of:=IF(([.G28]+[.D29])&lt;[.C29];[.G28]+[.D29];[.G28]+[.D29]-(FLOOR([.G28]/[.C29]))*[.C29])" office:value-type="float" office:value="0.03155089010761" calcext:value-type="float">
            <text:p>0</text:p>
          </table:table-cell>
          <table:table-cell table:style-name="ce3" table:formula="of:=FLOOR([.G28]/[.C29])" office:value-type="float" office:value="1287" calcext:value-type="float">
            <text:p>1287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5/95</text:p>
          </table:table-cell>
          <table:table-cell table:style-name="ce5" table:formula="of:=[$Sheet2.$B29]/[.C30]+([.D30]/[.C30])+[.H30]" office:value-type="float" office:value="69.6581757220362" calcext:value-type="float">
            <text:p>70</text:p>
          </table:table-cell>
          <table:table-cell office:value-type="float" office:value="23.47" calcext:value-type="float">
            <text:p>23,47</text:p>
          </table:table-cell>
          <table:table-cell table:formula="of:=[.E30]*[.F3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5956.25723348" calcext:value-type="float">
            <text:p>105.956</text:p>
          </table:table-cell>
          <table:table-cell table:style-name="ce3" table:formula="of:=IF(([.G29]+[.D30])&lt;[.C30];[.G29]+[.D30];[.G29]+[.D30]-(FLOOR([.G29]/[.C30]))*[.C30])" office:value-type="float" office:value="0.03155089010761" calcext:value-type="float">
            <text:p>0</text:p>
          </table:table-cell>
          <table:table-cell table:style-name="ce3" table:formula="of:=FLOOR([.G29]/[.C30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6/95</text:p>
          </table:table-cell>
          <table:table-cell table:style-name="ce5" table:formula="of:=[$Sheet2.$B30]/[.C31]+([.D31]/[.C31])+[.H31]" office:value-type="float" office:value="1204.61429763228" calcext:value-type="float">
            <text:p>1.205</text:p>
          </table:table-cell>
          <table:table-cell office:value-type="float" office:value="23.38" calcext:value-type="float">
            <text:p>23,38</text:p>
          </table:table-cell>
          <table:table-cell table:formula="of:=[.E31]*[.F31]" office:value-type="float" office:value="26506.789923362" calcext:value-type="float">
            <text:p>26.506,79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106027.159693448" calcext:value-type="float">
            <text:p>106.027</text:p>
          </table:table-cell>
          <table:table-cell table:style-name="ce3" table:formula="of:=IF(([.G30]+[.D31])&lt;[.C31];[.G30]+[.D31];[.G30]+[.D31]-(FLOOR([.G30]/[.C31]))*[.C31])" office:value-type="float" office:value="26506.8214742521" calcext:value-type="float">
            <text:p>26507</text:p>
          </table:table-cell>
          <table:table-cell table:style-name="ce3" table:formula="of:=FLOOR([.G30]/[.C31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07/95</text:p>
          </table:table-cell>
          <table:table-cell table:style-name="ce5" table:formula="of:=[$Sheet2.$B31]/[.C32]+([.D32]/[.C32])+[.H32]" office:value-type="float" office:value="1168.83172630929" calcext:value-type="float">
            <text:p>1.169</text:p>
          </table:table-cell>
          <table:table-cell office:value-type="float" office:value="24.06" calcext:value-type="float">
            <text:p>24,06</text:p>
          </table:table-cell>
          <table:table-cell table:formula="of:=[.E32]*[.F3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6094.991419757" calcext:value-type="float">
            <text:p>106.095</text:p>
          </table:table-cell>
          <table:table-cell table:style-name="ce3" table:formula="of:=IF(([.G31]+[.D32])&lt;[.C32];[.G31]+[.D32];[.G31]+[.D32]-(FLOOR([.G31]/[.C32]))*[.C32])" office:value-type="float" office:value="16.7614742521109" calcext:value-type="float">
            <text:p>17</text:p>
          </table:table-cell>
          <table:table-cell table:style-name="ce3" table:formula="of:=FLOOR([.G31]/[.C32])" office:value-type="float" office:value="1101" calcext:value-type="float">
            <text:p>1101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08/95</text:p>
          </table:table-cell>
          <table:table-cell table:style-name="ce5" table:formula="of:=[$Sheet2.$B32]/[.C33]+([.D33]/[.C33])+[.H33]" office:value-type="float" office:value="58.8204292291419" calcext:value-type="float">
            <text:p>59</text:p>
          </table:table-cell>
          <table:table-cell office:value-type="float" office:value="27.28" calcext:value-type="float">
            <text:p>27,28</text:p>
          </table:table-cell>
          <table:table-cell table:formula="of:=[.E33]*[.F3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6153.811848986" calcext:value-type="float">
            <text:p>106.154</text:p>
          </table:table-cell>
          <table:table-cell table:style-name="ce3" table:formula="of:=IF(([.G32]+[.D33])&lt;[.C33];[.G32]+[.D33];[.G32]+[.D33]-(FLOOR([.G32]/[.C33]))*[.C33])" office:value-type="float" office:value="16.7614742521109" calcext:value-type="float">
            <text:p>17</text:p>
          </table:table-cell>
          <table:table-cell table:style-name="ce3" table:formula="of:=FLOOR([.G32]/[.C33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09/95</text:p>
          </table:table-cell>
          <table:table-cell table:style-name="ce5" table:formula="of:=[$Sheet2.$B33]/[.C34]+([.D34]/[.C34])+[.H34]" office:value-type="float" office:value="1095.15239525564" calcext:value-type="float">
            <text:p>1.095</text:p>
          </table:table-cell>
          <table:table-cell office:value-type="float" office:value="25.69" calcext:value-type="float">
            <text:p>25,69</text:p>
          </table:table-cell>
          <table:table-cell table:formula="of:=[.E34]*[.F34]" office:value-type="float" office:value="26553.853864465" calcext:value-type="float">
            <text:p>26.553,85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106215.41545786" calcext:value-type="float">
            <text:p>106.215</text:p>
          </table:table-cell>
          <table:table-cell table:style-name="ce3" table:formula="of:=IF(([.G33]+[.D34])&lt;[.C34];[.G33]+[.D34];[.G33]+[.D34]-(FLOOR([.G33]/[.C34]))*[.C34])" office:value-type="float" office:value="26570.6153387171" calcext:value-type="float">
            <text:p>26571</text:p>
          </table:table-cell>
          <table:table-cell table:style-name="ce3" table:formula="of:=FLOOR([.G33]/[.C34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10/95</text:p>
          </table:table-cell>
          <table:table-cell table:style-name="ce5" table:formula="of:=[$Sheet2.$B34]/[.C35]+([.D35]/[.C35])+[.H35]" office:value-type="float" office:value="1184.26575882577" calcext:value-type="float">
            <text:p>1.184</text:p>
          </table:table-cell>
          <table:table-cell office:value-type="float" office:value="23.75" calcext:value-type="float">
            <text:p>23,75</text:p>
          </table:table-cell>
          <table:table-cell table:formula="of:=[.E35]*[.F3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6281.681216686" calcext:value-type="float">
            <text:p>106.282</text:p>
          </table:table-cell>
          <table:table-cell table:style-name="ce3" table:formula="of:=IF(([.G34]+[.D35])&lt;[.C35];[.G34]+[.D35];[.G34]+[.D35]-(FLOOR([.G34]/[.C35]))*[.C35])" office:value-type="float" office:value="18.1153387171107" calcext:value-type="float">
            <text:p>18</text:p>
          </table:table-cell>
          <table:table-cell table:style-name="ce3" table:formula="of:=FLOOR([.G34]/[.C35])" office:value-type="float" office:value="1118" calcext:value-type="float">
            <text:p>1118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11/95</text:p>
          </table:table-cell>
          <table:table-cell table:style-name="ce5" table:formula="of:=[$Sheet2.$B35]/[.C36]+([.D36]/[.C36])+[.H36]" office:value-type="float" office:value="64.1803649672077" calcext:value-type="float">
            <text:p>64</text:p>
          </table:table-cell>
          <table:table-cell office:value-type="float" office:value="24.31" calcext:value-type="float">
            <text:p>24,31</text:p>
          </table:table-cell>
          <table:table-cell table:formula="of:=[.E36]*[.F3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6345.861581653" calcext:value-type="float">
            <text:p>106.346</text:p>
          </table:table-cell>
          <table:table-cell table:style-name="ce3" table:formula="of:=IF(([.G35]+[.D36])&lt;[.C36];[.G35]+[.D36];[.G35]+[.D36]-(FLOOR([.G35]/[.C36]))*[.C36])" office:value-type="float" office:value="18.1153387171107" calcext:value-type="float">
            <text:p>18</text:p>
          </table:table-cell>
          <table:table-cell table:style-name="ce3" table:formula="of:=FLOOR([.G35]/[.C36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12/95</text:p>
          </table:table-cell>
          <table:table-cell table:style-name="ce5" table:formula="of:=[$Sheet2.$B36]/[.C37]+([.D37]/[.C37])+[.H37]" office:value-type="float" office:value="1161.02886452288" calcext:value-type="float">
            <text:p>1.161</text:p>
          </table:table-cell>
          <table:table-cell office:value-type="float" office:value="24.25" calcext:value-type="float">
            <text:p>24,25</text:p>
          </table:table-cell>
          <table:table-cell table:formula="of:=[.E37]*[.F37]" office:value-type="float" office:value="26602.4763567312" calcext:value-type="float">
            <text:p>26.602,48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106409.905426925" calcext:value-type="float">
            <text:p>106.410</text:p>
          </table:table-cell>
          <table:table-cell table:style-name="ce3" table:formula="of:=IF(([.G36]+[.D37])&lt;[.C37];[.G36]+[.D37];[.G36]+[.D37]-(FLOOR([.G36]/[.C37]))*[.C37])" office:value-type="float" office:value="26620.5916954483" calcext:value-type="float">
            <text:p>26621</text:p>
          </table:table-cell>
          <table:table-cell table:style-name="ce3" table:formula="of:=FLOOR([.G36]/[.C37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1/96</text:p>
          </table:table-cell>
          <table:table-cell table:style-name="ce5" table:formula="of:=[$Sheet2.$B37]/[.C38]+([.D38]/[.C38])+[.H38]" office:value-type="float" office:value="1232.56610667877" calcext:value-type="float">
            <text:p>1.233</text:p>
          </table:table-cell>
          <table:table-cell office:value-type="float" office:value="22.84" calcext:value-type="float">
            <text:p>22,84</text:p>
          </table:table-cell>
          <table:table-cell table:formula="of:=[.E38]*[.F3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6477.471533603" calcext:value-type="float">
            <text:p>106.477</text:p>
          </table:table-cell>
          <table:table-cell table:style-name="ce3" table:formula="of:=IF(([.G37]+[.D38])&lt;[.C38];[.G37]+[.D38];[.G37]+[.D38]-(FLOOR([.G37]/[.C38]))*[.C38])" office:value-type="float" office:value="11.9916954483124" calcext:value-type="float">
            <text:p>12</text:p>
          </table:table-cell>
          <table:table-cell table:style-name="ce3" table:formula="of:=FLOOR([.G37]/[.C38])" office:value-type="float" office:value="1165" calcext:value-type="float">
            <text:p>1165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2/96</text:p>
          </table:table-cell>
          <table:table-cell table:style-name="ce5" table:formula="of:=[$Sheet2.$B38]/[.C39]+([.D39]/[.C39])+[.H39]" office:value-type="float" office:value="56.4025569309548" calcext:value-type="float">
            <text:p>56</text:p>
          </table:table-cell>
          <table:table-cell office:value-type="float" office:value="27.19" calcext:value-type="float">
            <text:p>27,19</text:p>
          </table:table-cell>
          <table:table-cell table:formula="of:=[.E39]*[.F3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6533.874090534" calcext:value-type="float">
            <text:p>106.534</text:p>
          </table:table-cell>
          <table:table-cell table:style-name="ce3" table:formula="of:=IF(([.G38]+[.D39])&lt;[.C39];[.G38]+[.D39];[.G38]+[.D39]-(FLOOR([.G38]/[.C39]))*[.C39])" office:value-type="float" office:value="11.9916954483124" calcext:value-type="float">
            <text:p>12</text:p>
          </table:table-cell>
          <table:table-cell table:style-name="ce3" table:formula="of:=FLOOR([.G38]/[.C39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3/96</text:p>
          </table:table-cell>
          <table:table-cell table:style-name="ce5" table:formula="of:=[$Sheet2.$B39]/[.C40]+([.D40]/[.C40])+[.H40]" office:value-type="float" office:value="926.327371602378" calcext:value-type="float">
            <text:p>926</text:p>
          </table:table-cell>
          <table:table-cell office:value-type="float" office:value="30.41" calcext:value-type="float">
            <text:p>30,41</text:p>
          </table:table-cell>
          <table:table-cell table:formula="of:=[.E40]*[.F40]" office:value-type="float" office:value="26645.9993216726" calcext:value-type="float">
            <text:p>26.646,00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106583.99728669" calcext:value-type="float">
            <text:p>106.584</text:p>
          </table:table-cell>
          <table:table-cell table:style-name="ce3" table:formula="of:=IF(([.G39]+[.D40])&lt;[.C40];[.G39]+[.D40];[.G39]+[.D40]-(FLOOR([.G39]/[.C40]))*[.C40])" office:value-type="float" office:value="26657.9910171209" calcext:value-type="float">
            <text:p>26658</text:p>
          </table:table-cell>
          <table:table-cell table:style-name="ce3" table:formula="of:=FLOOR([.G39]/[.C40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4/96</text:p>
          </table:table-cell>
          <table:table-cell table:style-name="ce5" table:formula="of:=[$Sheet2.$B40]/[.C41]+([.D41]/[.C41])+[.H41]" office:value-type="float" office:value="1005.1805123461" calcext:value-type="float">
            <text:p>1.005</text:p>
          </table:table-cell>
          <table:table-cell office:value-type="float" office:value="28.03" calcext:value-type="float">
            <text:p>28,03</text:p>
          </table:table-cell>
          <table:table-cell table:formula="of:=[.E41]*[.F4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6638.177799036" calcext:value-type="float">
            <text:p>106.638</text:p>
          </table:table-cell>
          <table:table-cell table:style-name="ce3" table:formula="of:=IF(([.G40]+[.D41])&lt;[.C41];[.G40]+[.D41];[.G40]+[.D41]-(FLOOR([.G40]/[.C41]))*[.C41])" office:value-type="float" office:value="1.46101712090967" calcext:value-type="float">
            <text:p>1</text:p>
          </table:table-cell>
          <table:table-cell table:style-name="ce3" table:formula="of:=FLOOR([.G40]/[.C41])" office:value-type="float" office:value="951" calcext:value-type="float">
            <text:p>951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5/96</text:p>
          </table:table-cell>
          <table:table-cell table:style-name="ce5" table:formula="of:=[$Sheet2.$B41]/[.C42]+([.D42]/[.C42])+[.H42]" office:value-type="float" office:value="56.1113446589967" calcext:value-type="float">
            <text:p>56</text:p>
          </table:table-cell>
          <table:table-cell office:value-type="float" office:value="26.94" calcext:value-type="float">
            <text:p>26,94</text:p>
          </table:table-cell>
          <table:table-cell table:formula="of:=[.E42]*[.F4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6694.289143695" calcext:value-type="float">
            <text:p>106.694</text:p>
          </table:table-cell>
          <table:table-cell table:style-name="ce3" table:formula="of:=IF(([.G41]+[.D42])&lt;[.C42];[.G41]+[.D42];[.G41]+[.D42]-(FLOOR([.G41]/[.C42]))*[.C42])" office:value-type="float" office:value="1.46101712090967" calcext:value-type="float">
            <text:p>1</text:p>
          </table:table-cell>
          <table:table-cell table:style-name="ce3" table:formula="of:=FLOOR([.G41]/[.C42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6/96</text:p>
          </table:table-cell>
          <table:table-cell table:style-name="ce5" table:formula="of:=[$Sheet2.$B42]/[.C43]+([.D43]/[.C43])+[.H43]" office:value-type="float" office:value="1461.64688201294" calcext:value-type="float">
            <text:p>1.462</text:p>
          </table:table-cell>
          <table:table-cell office:value-type="float" office:value="26.59" calcext:value-type="float">
            <text:p>26,59</text:p>
          </table:table-cell>
          <table:table-cell table:formula="of:=[.E43]*[.F43]" office:value-type="float" office:value="37362.7867465702" calcext:value-type="float">
            <text:p>37.362,79</text:p>
          </table:table-cell>
          <table:table-cell office:value-type="float" office:value="0.35" calcext:value-type="float">
            <text:p>0,35</text:p>
          </table:table-cell>
          <table:table-cell table:style-name="ce5" office:value-type="float" office:value="106750.819275915" calcext:value-type="float">
            <text:p>106.751</text:p>
          </table:table-cell>
          <table:table-cell table:style-name="ce3" table:formula="of:=IF(([.G42]+[.D43])&lt;[.C43];[.G42]+[.D43];[.G42]+[.D43]-(FLOOR([.G42]/[.C43]))*[.C43])" office:value-type="float" office:value="37364.2477636911" calcext:value-type="float">
            <text:p>37364</text:p>
          </table:table-cell>
          <table:table-cell table:style-name="ce3" table:formula="of:=FLOOR([.G42]/[.C43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7/96</text:p>
          </table:table-cell>
          <table:table-cell table:style-name="ce5" table:formula="of:=[$Sheet2.$B43]/[.C44]+([.D44]/[.C44])+[.H44]" office:value-type="float" office:value="1566.20662431813" calcext:value-type="float">
            <text:p>1.566</text:p>
          </table:table-cell>
          <table:table-cell office:value-type="float" office:value="24.81" calcext:value-type="float">
            <text:p>24,81</text:p>
          </table:table-cell>
          <table:table-cell table:formula="of:=[.E44]*[.F4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6811.025900233" calcext:value-type="float">
            <text:p>106.811</text:p>
          </table:table-cell>
          <table:table-cell table:style-name="ce3" table:formula="of:=IF(([.G43]+[.D44])&lt;[.C44];[.G43]+[.D44];[.G43]+[.D44]-(FLOOR([.G43]/[.C44]))*[.C44])" office:value-type="float" office:value="0.387763691105647" calcext:value-type="float">
            <text:p>0</text:p>
          </table:table-cell>
          <table:table-cell table:style-name="ce3" table:formula="of:=FLOOR([.G43]/[.C44])" office:value-type="float" office:value="1506" calcext:value-type="float">
            <text:p>1506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8/96</text:p>
          </table:table-cell>
          <table:table-cell table:style-name="ce5" table:formula="of:=[$Sheet2.$B44]/[.C45]+([.D45]/[.C45])+[.H45]" office:value-type="float" office:value="54.7777120445233" calcext:value-type="float">
            <text:p>55</text:p>
          </table:table-cell>
          <table:table-cell office:value-type="float" office:value="27" calcext:value-type="float">
            <text:p>27,00</text:p>
          </table:table-cell>
          <table:table-cell table:formula="of:=[.E45]*[.F4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6865.803612278" calcext:value-type="float">
            <text:p>106.866</text:p>
          </table:table-cell>
          <table:table-cell table:style-name="ce3" table:formula="of:=IF(([.G44]+[.D45])&lt;[.C45];[.G44]+[.D45];[.G44]+[.D45]-(FLOOR([.G44]/[.C45]))*[.C45])" office:value-type="float" office:value="0.387763691105647" calcext:value-type="float">
            <text:p>0</text:p>
          </table:table-cell>
          <table:table-cell table:style-name="ce3" table:formula="of:=FLOOR([.G44]/[.C45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9/96</text:p>
          </table:table-cell>
          <table:table-cell table:style-name="ce5" table:formula="of:=[$Sheet2.$B45]/[.C46]+([.D46]/[.C46])+[.H46]" office:value-type="float" office:value="1373.96495776571" calcext:value-type="float">
            <text:p>1.374</text:p>
          </table:table-cell>
          <table:table-cell office:value-type="float" office:value="28.31" calcext:value-type="float">
            <text:p>28,31</text:p>
          </table:table-cell>
          <table:table-cell table:formula="of:=[.E46]*[.F46]" office:value-type="float" office:value="37421.2962081593" calcext:value-type="float">
            <text:p>37.421,30</text:p>
          </table:table-cell>
          <table:table-cell office:value-type="float" office:value="0.35" calcext:value-type="float">
            <text:p>0,35</text:p>
          </table:table-cell>
          <table:table-cell table:style-name="ce5" office:value-type="float" office:value="106917.989166169" calcext:value-type="float">
            <text:p>106.918</text:p>
          </table:table-cell>
          <table:table-cell table:style-name="ce3" table:formula="of:=IF(([.G45]+[.D46])&lt;[.C46];[.G45]+[.D46];[.G45]+[.D46]-(FLOOR([.G45]/[.C46]))*[.C46])" office:value-type="float" office:value="37421.6839718504" calcext:value-type="float">
            <text:p>37422</text:p>
          </table:table-cell>
          <table:table-cell table:style-name="ce3" table:formula="of:=FLOOR([.G45]/[.C46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0/96</text:p>
          </table:table-cell>
          <table:table-cell table:style-name="ce5" table:formula="of:=[$Sheet2.$B46]/[.C47]+([.D47]/[.C47])+[.H47]" office:value-type="float" office:value="1254.38258595201" calcext:value-type="float">
            <text:p>1.254</text:p>
          </table:table-cell>
          <table:table-cell office:value-type="float" office:value="31" calcext:value-type="float">
            <text:p>31,00</text:p>
          </table:table-cell>
          <table:table-cell table:formula="of:=[.E47]*[.F4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6965.371752121" calcext:value-type="float">
            <text:p>106.965</text:p>
          </table:table-cell>
          <table:table-cell table:style-name="ce3" table:formula="of:=IF(([.G46]+[.D47])&lt;[.C47];[.G46]+[.D47];[.G46]+[.D47]-(FLOOR([.G46]/[.C47]))*[.C47])" office:value-type="float" office:value="4.68397185040521" calcext:value-type="float">
            <text:p>5</text:p>
          </table:table-cell>
          <table:table-cell table:style-name="ce3" table:formula="of:=FLOOR([.G46]/[.C47])" office:value-type="float" office:value="1207" calcext:value-type="float">
            <text:p>1207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1/96</text:p>
          </table:table-cell>
          <table:table-cell table:style-name="ce5" table:formula="of:=[$Sheet2.$B47]/[.C48]+([.D48]/[.C48])+[.H48]" office:value-type="float" office:value="45.313349058878" calcext:value-type="float">
            <text:p>45</text:p>
          </table:table-cell>
          <table:table-cell office:value-type="float" office:value="32.22" calcext:value-type="float">
            <text:p>32,22</text:p>
          </table:table-cell>
          <table:table-cell table:formula="of:=[.E48]*[.F4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010.68510118" calcext:value-type="float">
            <text:p>107.011</text:p>
          </table:table-cell>
          <table:table-cell table:style-name="ce3" table:formula="of:=IF(([.G47]+[.D48])&lt;[.C48];[.G47]+[.D48];[.G47]+[.D48]-(FLOOR([.G47]/[.C48]))*[.C48])" office:value-type="float" office:value="4.68397185040521" calcext:value-type="float">
            <text:p>5</text:p>
          </table:table-cell>
          <table:table-cell table:style-name="ce3" table:formula="of:=FLOOR([.G47]/[.C48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2/96</text:p>
          </table:table-cell>
          <table:table-cell table:style-name="ce5" table:formula="of:=[$Sheet2.$B48]/[.C49]+([.D49]/[.C49])+[.H49]" office:value-type="float" office:value="975.165255186167" calcext:value-type="float">
            <text:p>975</text:p>
          </table:table-cell>
          <table:table-cell office:value-type="float" office:value="39.91" calcext:value-type="float">
            <text:p>39,91</text:p>
          </table:table-cell>
          <table:table-cell table:formula="of:=[.E49]*[.F49]" office:value-type="float" office:value="37466.4828247975" calcext:value-type="float">
            <text:p>37.466,48</text:p>
          </table:table-cell>
          <table:table-cell office:value-type="float" office:value="0.35" calcext:value-type="float">
            <text:p>0,35</text:p>
          </table:table-cell>
          <table:table-cell table:style-name="ce5" office:value-type="float" office:value="107047.093785136" calcext:value-type="float">
            <text:p>107.047</text:p>
          </table:table-cell>
          <table:table-cell table:style-name="ce3" table:formula="of:=IF(([.G48]+[.D49])&lt;[.C49];[.G48]+[.D49];[.G48]+[.D49]-(FLOOR([.G48]/[.C49]))*[.C49])" office:value-type="float" office:value="37471.1667966479" calcext:value-type="float">
            <text:p>37471</text:p>
          </table:table-cell>
          <table:table-cell table:style-name="ce3" table:formula="of:=FLOOR([.G48]/[.C49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1/97</text:p>
          </table:table-cell>
          <table:table-cell table:style-name="ce5" table:formula="of:=[$Sheet2.$B49]/[.C50]+([.D50]/[.C50])+[.H50]" office:value-type="float" office:value="1011.55712438619" calcext:value-type="float">
            <text:p>1.012</text:p>
          </table:table-cell>
          <table:table-cell office:value-type="float" office:value="38.44" calcext:value-type="float">
            <text:p>38,44</text:p>
          </table:table-cell>
          <table:table-cell table:formula="of:=[.E50]*[.F5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084.650909522" calcext:value-type="float">
            <text:p>107.085</text:p>
          </table:table-cell>
          <table:table-cell table:style-name="ce3" table:formula="of:=IF(([.G49]+[.D50])&lt;[.C50];[.G49]+[.D50];[.G49]+[.D50]-(FLOOR([.G49]/[.C50]))*[.C50])" office:value-type="float" office:value="30.6067966479095" calcext:value-type="float">
            <text:p>31</text:p>
          </table:table-cell>
          <table:table-cell table:style-name="ce3" table:formula="of:=FLOOR([.G49]/[.C50])" office:value-type="float" office:value="974" calcext:value-type="float">
            <text:p>974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2/97</text:p>
          </table:table-cell>
          <table:table-cell table:style-name="ce5" table:formula="of:=[$Sheet2.$B50]/[.C51]+([.D51]/[.C51])+[.H51]" office:value-type="float" office:value="36.4627815394675" calcext:value-type="float">
            <text:p>36</text:p>
          </table:table-cell>
          <table:table-cell office:value-type="float" office:value="39.34" calcext:value-type="float">
            <text:p>39,34</text:p>
          </table:table-cell>
          <table:table-cell table:formula="of:=[.E51]*[.F5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121.113691061" calcext:value-type="float">
            <text:p>107.121</text:p>
          </table:table-cell>
          <table:table-cell table:style-name="ce3" table:formula="of:=IF(([.G50]+[.D51])&lt;[.C51];[.G50]+[.D51];[.G50]+[.D51]-(FLOOR([.G50]/[.C51]))*[.C51])" office:value-type="float" office:value="30.6067966479095" calcext:value-type="float">
            <text:p>31</text:p>
          </table:table-cell>
          <table:table-cell table:style-name="ce3" table:formula="of:=FLOOR([.G50]/[.C51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3/97</text:p>
          </table:table-cell>
          <table:table-cell table:style-name="ce5" table:formula="of:=[$Sheet2.$B51]/[.C52]+([.D52]/[.C52])+[.H52]" office:value-type="float" office:value="1083.28796902484" calcext:value-type="float">
            <text:p>1.083</text:p>
          </table:table-cell>
          <table:table-cell office:value-type="float" office:value="35.94" calcext:value-type="float">
            <text:p>35,94</text:p>
          </table:table-cell>
          <table:table-cell table:formula="of:=[.E52]*[.F52]" office:value-type="float" office:value="37506.2932105965" calcext:value-type="float">
            <text:p>37.506,29</text:p>
          </table:table-cell>
          <table:table-cell office:value-type="float" office:value="0.35" calcext:value-type="float">
            <text:p>0,35</text:p>
          </table:table-cell>
          <table:table-cell table:style-name="ce5" office:value-type="float" office:value="107160.837744561" calcext:value-type="float">
            <text:p>107.161</text:p>
          </table:table-cell>
          <table:table-cell table:style-name="ce3" table:formula="of:=IF(([.G51]+[.D52])&lt;[.C52];[.G51]+[.D52];[.G51]+[.D52]-(FLOOR([.G51]/[.C52]))*[.C52])" office:value-type="float" office:value="37536.9000072444" calcext:value-type="float">
            <text:p>37537</text:p>
          </table:table-cell>
          <table:table-cell table:style-name="ce3" table:formula="of:=FLOOR([.G51]/[.C52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4/97</text:p>
          </table:table-cell>
          <table:table-cell table:style-name="ce5" table:formula="of:=[$Sheet2.$B52]/[.C53]+([.D53]/[.C53])+[.H53]" office:value-type="float" office:value="1136.29324951721" calcext:value-type="float">
            <text:p>1.136</text:p>
          </table:table-cell>
          <table:table-cell office:value-type="float" office:value="34.25" calcext:value-type="float">
            <text:p>34,25</text:p>
          </table:table-cell>
          <table:table-cell table:formula="of:=[.E53]*[.F5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202.130994079" calcext:value-type="float">
            <text:p>107.202</text:p>
          </table:table-cell>
          <table:table-cell table:style-name="ce3" table:formula="of:=IF(([.G52]+[.D53])&lt;[.C53];[.G52]+[.D53];[.G52]+[.D53]-(FLOOR([.G52]/[.C53]))*[.C53])" office:value-type="float" office:value="33.1500072444105" calcext:value-type="float">
            <text:p>33</text:p>
          </table:table-cell>
          <table:table-cell table:style-name="ce3" table:formula="of:=FLOOR([.G52]/[.C53])" office:value-type="float" office:value="1095" calcext:value-type="float">
            <text:p>1095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05/97</text:p>
          </table:table-cell>
          <table:table-cell table:style-name="ce5" table:formula="of:=[$Sheet2.$B53]/[.C54]+([.D54]/[.C54])+[.H54]" office:value-type="float" office:value="35.1521591674768" calcext:value-type="float">
            <text:p>35</text:p>
          </table:table-cell>
          <table:table-cell office:value-type="float" office:value="40.12" calcext:value-type="float">
            <text:p>40,12</text:p>
          </table:table-cell>
          <table:table-cell table:formula="of:=[.E54]*[.F5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237.283153246" calcext:value-type="float">
            <text:p>107.237</text:p>
          </table:table-cell>
          <table:table-cell table:style-name="ce3" table:formula="of:=IF(([.G53]+[.D54])&lt;[.C54];[.G53]+[.D54];[.G53]+[.D54]-(FLOOR([.G53]/[.C54]))*[.C54])" office:value-type="float" office:value="33.1500072444105" calcext:value-type="float">
            <text:p>33</text:p>
          </table:table-cell>
          <table:table-cell table:style-name="ce3" table:formula="of:=FLOOR([.G53]/[.C54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06/97</text:p>
          </table:table-cell>
          <table:table-cell table:style-name="ce5" table:formula="of:=[$Sheet2.$B54]/[.C55]+([.D55]/[.C55])+[.H55]" office:value-type="float" office:value="1009.7805714125" calcext:value-type="float">
            <text:p>1.010</text:p>
          </table:table-cell>
          <table:table-cell office:value-type="float" office:value="43.88" calcext:value-type="float">
            <text:p>43,88</text:p>
          </table:table-cell>
          <table:table-cell table:formula="of:=[.E55]*[.F55]" office:value-type="float" office:value="42907.6952519606" calcext:value-type="float">
            <text:p>42.907,70</text:p>
          </table:table-cell>
          <table:table-cell office:value-type="float" office:value="0.4" calcext:value-type="float">
            <text:p>0,40</text:p>
          </table:table-cell>
          <table:table-cell table:style-name="ce5" office:value-type="float" office:value="107269.238129901" calcext:value-type="float">
            <text:p>107.269</text:p>
          </table:table-cell>
          <table:table-cell table:style-name="ce3" table:formula="of:=IF(([.G54]+[.D55])&lt;[.C55];[.G54]+[.D55];[.G54]+[.D55]-(FLOOR([.G54]/[.C55]))*[.C55])" office:value-type="float" office:value="42940.845259205" calcext:value-type="float">
            <text:p>42941</text:p>
          </table:table-cell>
          <table:table-cell table:style-name="ce3" table:formula="of:=FLOOR([.G54]/[.C55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07/97</text:p>
          </table:table-cell>
          <table:table-cell table:style-name="ce5" table:formula="of:=[$Sheet2.$B55]/[.C56]+([.D56]/[.C56])+[.H56]" office:value-type="float" office:value="981.885062106154" calcext:value-type="float">
            <text:p>982</text:p>
          </table:table-cell>
          <table:table-cell office:value-type="float" office:value="45.12" calcext:value-type="float">
            <text:p>45,12</text:p>
          </table:table-cell>
          <table:table-cell table:formula="of:=[.E56]*[.F5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300.123192008" calcext:value-type="float">
            <text:p>107.300</text:p>
          </table:table-cell>
          <table:table-cell table:style-name="ce3" table:formula="of:=IF(([.G55]+[.D56])&lt;[.C56];[.G55]+[.D56];[.G55]+[.D56]-(FLOOR([.G55]/[.C56]))*[.C56])" office:value-type="float" office:value="31.7252592050136" calcext:value-type="float">
            <text:p>32</text:p>
          </table:table-cell>
          <table:table-cell table:style-name="ce3" table:formula="of:=FLOOR([.G55]/[.C56])" office:value-type="float" office:value="951" calcext:value-type="float">
            <text:p>951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08/97</text:p>
          </table:table-cell>
          <table:table-cell table:style-name="ce5" table:formula="of:=[$Sheet2.$B56]/[.C57]+([.D57]/[.C57])+[.H57]" office:value-type="float" office:value="26.2542876533524" calcext:value-type="float">
            <text:p>26</text:p>
          </table:table-cell>
          <table:table-cell office:value-type="float" office:value="52.75" calcext:value-type="float">
            <text:p>52,75</text:p>
          </table:table-cell>
          <table:table-cell table:formula="of:=[.E57]*[.F5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326.377479661" calcext:value-type="float">
            <text:p>107.326</text:p>
          </table:table-cell>
          <table:table-cell table:style-name="ce3" table:formula="of:=IF(([.G56]+[.D57])&lt;[.C57];[.G56]+[.D57];[.G56]+[.D57]-(FLOOR([.G56]/[.C57]))*[.C57])" office:value-type="float" office:value="31.7252592050136" calcext:value-type="float">
            <text:p>32</text:p>
          </table:table-cell>
          <table:table-cell table:style-name="ce3" table:formula="of:=FLOOR([.G56]/[.C57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09/97</text:p>
          </table:table-cell>
          <table:table-cell table:style-name="ce5" table:formula="of:=[$Sheet2.$B57]/[.C58]+([.D58]/[.C58])+[.H58]" office:value-type="float" office:value="450.677276270321" calcext:value-type="float">
            <text:p>451</text:p>
          </table:table-cell>
          <table:table-cell office:value-type="float" office:value="50.69" calcext:value-type="float">
            <text:p>50,69</text:p>
          </table:table-cell>
          <table:table-cell table:formula="of:=[.E58]*[.F58]" office:value-type="float" office:value="21470.7014162972" calcext:value-type="float">
            <text:p>21.470,70</text:p>
          </table:table-cell>
          <table:table-cell office:value-type="float" office:value="0.2" calcext:value-type="float">
            <text:p>0,20</text:p>
          </table:table-cell>
          <table:table-cell table:style-name="ce5" office:value-type="float" office:value="107353.507081486" calcext:value-type="float">
            <text:p>107.354</text:p>
          </table:table-cell>
          <table:table-cell table:style-name="ce3" table:formula="of:=IF(([.G57]+[.D58])&lt;[.C58];[.G57]+[.D58];[.G57]+[.D58]-(FLOOR([.G57]/[.C58]))*[.C58])" office:value-type="float" office:value="21502.4266755022" calcext:value-type="float">
            <text:p>21502</text:p>
          </table:table-cell>
          <table:table-cell table:style-name="ce3" table:formula="of:=FLOOR([.G57]/[.C58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10/97</text:p>
          </table:table-cell>
          <table:table-cell table:style-name="ce5" table:formula="of:=[$Sheet2.$B58]/[.C59]+([.D59]/[.C59])+[.H59]" office:value-type="float" office:value="430.796042660051" calcext:value-type="float">
            <text:p>431</text:p>
          </table:table-cell>
          <table:table-cell office:value-type="float" office:value="53.06" calcext:value-type="float">
            <text:p>53,06</text:p>
          </table:table-cell>
          <table:table-cell table:formula="of:=[.E59]*[.F5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379.303124146" calcext:value-type="float">
            <text:p>107.379</text:p>
          </table:table-cell>
          <table:table-cell table:style-name="ce3" table:formula="of:=IF(([.G58]+[.D59])&lt;[.C59];[.G58]+[.D59];[.G58]+[.D59]-(FLOOR([.G58]/[.C59]))*[.C59])" office:value-type="float" office:value="13.1266755022152" calcext:value-type="float">
            <text:p>13</text:p>
          </table:table-cell>
          <table:table-cell table:style-name="ce3" table:formula="of:=FLOOR([.G58]/[.C59])" office:value-type="float" office:value="405" calcext:value-type="float">
            <text:p>405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11/97</text:p>
          </table:table-cell>
          <table:table-cell table:style-name="ce5" table:formula="of:=[$Sheet2.$B59]/[.C60]+([.D60]/[.C60])+[.H60]" office:value-type="float" office:value="27.4524660550256" calcext:value-type="float">
            <text:p>27</text:p>
          </table:table-cell>
          <table:table-cell office:value-type="float" office:value="49.56" calcext:value-type="float">
            <text:p>49,56</text:p>
          </table:table-cell>
          <table:table-cell table:formula="of:=[.E60]*[.F6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406.755590201" calcext:value-type="float">
            <text:p>107.407</text:p>
          </table:table-cell>
          <table:table-cell table:style-name="ce3" table:formula="of:=IF(([.G59]+[.D60])&lt;[.C60];[.G59]+[.D60];[.G59]+[.D60]-(FLOOR([.G59]/[.C60]))*[.C60])" office:value-type="float" office:value="13.1266755022152" calcext:value-type="float">
            <text:p>13</text:p>
          </table:table-cell>
          <table:table-cell table:style-name="ce3" table:formula="of:=FLOOR([.G59]/[.C60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12/97</text:p>
          </table:table-cell>
          <table:table-cell table:style-name="ce5" table:formula="of:=[$Sheet2.$B60]/[.C61]+([.D61]/[.C61])+[.H61]" office:value-type="float" office:value="415.238301725324" calcext:value-type="float">
            <text:p>415</text:p>
          </table:table-cell>
          <table:table-cell office:value-type="float" office:value="55" calcext:value-type="float">
            <text:p>55,00</text:p>
          </table:table-cell>
          <table:table-cell table:formula="of:=[.E61]*[.F61]" office:value-type="float" office:value="21486.2680945323" calcext:value-type="float">
            <text:p>21.486,27</text:p>
          </table:table-cell>
          <table:table-cell office:value-type="float" office:value="0.2" calcext:value-type="float">
            <text:p>0,20</text:p>
          </table:table-cell>
          <table:table-cell table:style-name="ce5" office:value-type="float" office:value="107431.340472662" calcext:value-type="float">
            <text:p>107.431</text:p>
          </table:table-cell>
          <table:table-cell table:style-name="ce3" table:formula="of:=IF(([.G60]+[.D61])&lt;[.C61];[.G60]+[.D61];[.G60]+[.D61]-(FLOOR([.G60]/[.C61]))*[.C61])" office:value-type="float" office:value="21499.3947700345" calcext:value-type="float">
            <text:p>21499</text:p>
          </table:table-cell>
          <table:table-cell table:style-name="ce3" table:formula="of:=FLOOR([.G60]/[.C61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01/98</text:p>
          </table:table-cell>
          <table:table-cell table:style-name="ce5" table:formula="of:=[$Sheet2.$B61]/[.C62]+([.D62]/[.C62])+[.H62]" office:value-type="float" office:value="436.724134382878" calcext:value-type="float">
            <text:p>437</text:p>
          </table:table-cell>
          <table:table-cell office:value-type="float" office:value="52.25" calcext:value-type="float">
            <text:p>52,25</text:p>
          </table:table-cell>
          <table:table-cell table:formula="of:=[.E62]*[.F6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457.064607044" calcext:value-type="float">
            <text:p>107.457</text:p>
          </table:table-cell>
          <table:table-cell table:style-name="ce3" table:formula="of:=IF(([.G61]+[.D62])&lt;[.C62];[.G61]+[.D62];[.G61]+[.D62]-(FLOOR([.G61]/[.C62]))*[.C62])" office:value-type="float" office:value="24.6447700345161" calcext:value-type="float">
            <text:p>25</text:p>
          </table:table-cell>
          <table:table-cell table:style-name="ce3" table:formula="of:=FLOOR([.G61]/[.C62])" office:value-type="float" office:value="411" calcext:value-type="float">
            <text:p>411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01/02/98</text:p>
          </table:table-cell>
          <table:table-cell table:style-name="ce5" table:formula="of:=[$Sheet2.$B62]/[.C63]+([.D63]/[.C63])+[.H63]" office:value-type="float" office:value="26.7046466085098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E63]*[.F6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483.769253653" calcext:value-type="float">
            <text:p>107.484</text:p>
          </table:table-cell>
          <table:table-cell table:style-name="ce3" table:formula="of:=IF(([.G62]+[.D63])&lt;[.C63];[.G62]+[.D63];[.G62]+[.D63]-(FLOOR([.G62]/[.C63]))*[.C63])" office:value-type="float" office:value="24.6447700345161" calcext:value-type="float">
            <text:p>25</text:p>
          </table:table-cell>
          <table:table-cell table:style-name="ce3" table:formula="of:=FLOOR([.G62]/[.C63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3/98</text:p>
          </table:table-cell>
          <table:table-cell table:style-name="ce5" table:formula="of:=[$Sheet2.$B63]/[.C64]+([.D64]/[.C64])+[.H64]" office:value-type="float" office:value="438.263922993788" calcext:value-type="float">
            <text:p>438</text:p>
          </table:table-cell>
          <table:table-cell office:value-type="float" office:value="52.09" calcext:value-type="float">
            <text:p>52,09</text:p>
          </table:table-cell>
          <table:table-cell table:formula="of:=[.E64]*[.F64]" office:value-type="float" office:value="21501.8515820355" calcext:value-type="float">
            <text:p>21.501,85</text:p>
          </table:table-cell>
          <table:table-cell office:value-type="float" office:value="0.2" calcext:value-type="float">
            <text:p>0,20</text:p>
          </table:table-cell>
          <table:table-cell table:style-name="ce5" office:value-type="float" office:value="107509.257910177" calcext:value-type="float">
            <text:p>107.509</text:p>
          </table:table-cell>
          <table:table-cell table:style-name="ce3" table:formula="of:=IF(([.G63]+[.D64])&lt;[.C64];[.G63]+[.D64];[.G63]+[.D64]-(FLOOR([.G63]/[.C64]))*[.C64])" office:value-type="float" office:value="21526.49635207" calcext:value-type="float">
            <text:p>21526</text:p>
          </table:table-cell>
          <table:table-cell table:style-name="ce3" table:formula="of:=FLOOR([.G63]/[.C64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4/98</text:p>
          </table:table-cell>
          <table:table-cell table:style-name="ce5" table:formula="of:=[$Sheet2.$B64]/[.C65]+([.D65]/[.C65])+[.H65]" office:value-type="float" office:value="439.395248257852" calcext:value-type="float">
            <text:p>439</text:p>
          </table:table-cell>
          <table:table-cell office:value-type="float" office:value="51.94" calcext:value-type="float">
            <text:p>51,94</text:p>
          </table:table-cell>
          <table:table-cell table:formula="of:=[.E65]*[.F6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534.653158435" calcext:value-type="float">
            <text:p>107.535</text:p>
          </table:table-cell>
          <table:table-cell table:style-name="ce3" table:formula="of:=IF(([.G64]+[.D65])&lt;[.C65];[.G64]+[.D65];[.G64]+[.D65]-(FLOOR([.G64]/[.C65]))*[.C65])" office:value-type="float" office:value="23.336352070015" calcext:value-type="float">
            <text:p>23</text:p>
          </table:table-cell>
          <table:table-cell table:style-name="ce3" table:formula="of:=FLOOR([.G64]/[.C65])" office:value-type="float" office:value="414" calcext:value-type="float">
            <text:p>414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5/98</text:p>
          </table:table-cell>
          <table:table-cell table:style-name="ce5" table:formula="of:=[$Sheet2.$B65]/[.C66]+([.D66]/[.C66])+[.H66]" office:value-type="float" office:value="22.6203801210109" calcext:value-type="float">
            <text:p>23</text:p>
          </table:table-cell>
          <table:table-cell office:value-type="float" office:value="57.97" calcext:value-type="float">
            <text:p>57,97</text:p>
          </table:table-cell>
          <table:table-cell table:formula="of:=[.E66]*[.F6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557.273538556" calcext:value-type="float">
            <text:p>107.557</text:p>
          </table:table-cell>
          <table:table-cell table:style-name="ce3" table:formula="of:=IF(([.G65]+[.D66])&lt;[.C66];[.G65]+[.D66];[.G65]+[.D66]-(FLOOR([.G65]/[.C66]))*[.C66])" office:value-type="float" office:value="23.336352070015" calcext:value-type="float">
            <text:p>23</text:p>
          </table:table-cell>
          <table:table-cell table:style-name="ce3" table:formula="of:=FLOOR([.G65]/[.C66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6/98</text:p>
          </table:table-cell>
          <table:table-cell table:style-name="ce5" table:formula="of:=[$Sheet2.$B66]/[.C67]+([.D67]/[.C67])+[.H67]" office:value-type="float" office:value="425.458056497696" calcext:value-type="float">
            <text:p>425</text:p>
          </table:table-cell>
          <table:table-cell office:value-type="float" office:value="58.69" calcext:value-type="float">
            <text:p>58,69</text:p>
          </table:table-cell>
          <table:table-cell table:formula="of:=[.E67]*[.F67]" office:value-type="float" office:value="23667.4846167877" calcext:value-type="float">
            <text:p>23.667,48</text:p>
          </table:table-cell>
          <table:table-cell office:value-type="float" office:value="0.22" calcext:value-type="float">
            <text:p>0,22</text:p>
          </table:table-cell>
          <table:table-cell table:style-name="ce5" office:value-type="float" office:value="107579.475530853" calcext:value-type="float">
            <text:p>107.579</text:p>
          </table:table-cell>
          <table:table-cell table:style-name="ce3" table:formula="of:=IF(([.G66]+[.D67])&lt;[.C67];[.G66]+[.D67];[.G66]+[.D67]-(FLOOR([.G66]/[.C67]))*[.C67])" office:value-type="float" office:value="23690.8209688577" calcext:value-type="float">
            <text:p>23691</text:p>
          </table:table-cell>
          <table:table-cell table:style-name="ce3" table:formula="of:=FLOOR([.G66]/[.C67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7/98</text:p>
          </table:table-cell>
          <table:table-cell table:style-name="ce5" table:formula="of:=[$Sheet2.$B67]/[.C68]+([.D68]/[.C68])+[.H68]" office:value-type="float" office:value="430.356560309057" calcext:value-type="float">
            <text:p>430</text:p>
          </table:table-cell>
          <table:table-cell office:value-type="float" office:value="58" calcext:value-type="float">
            <text:p>58,00</text:p>
          </table:table-cell>
          <table:table-cell table:formula="of:=[.E68]*[.F6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601.832091162" calcext:value-type="float">
            <text:p>107.602</text:p>
          </table:table-cell>
          <table:table-cell table:style-name="ce3" table:formula="of:=IF(([.G67]+[.D68])&lt;[.C68];[.G67]+[.D68];[.G67]+[.D68]-(FLOOR([.G67]/[.C68]))*[.C68])" office:value-type="float" office:value="26.8209688577153" calcext:value-type="float">
            <text:p>27</text:p>
          </table:table-cell>
          <table:table-cell table:style-name="ce3" table:formula="of:=FLOOR([.G67]/[.C68])" office:value-type="float" office:value="408" calcext:value-type="float">
            <text:p>408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8/98</text:p>
          </table:table-cell>
          <table:table-cell table:style-name="ce5" table:formula="of:=[$Sheet2.$B68]/[.C69]+([.D69]/[.C69])+[.H69]" office:value-type="float" office:value="19.2386866902918" calcext:value-type="float">
            <text:p>19</text:p>
          </table:table-cell>
          <table:table-cell office:value-type="float" office:value="67" calcext:value-type="float">
            <text:p>67,00</text:p>
          </table:table-cell>
          <table:table-cell table:formula="of:=[.E69]*[.F6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621.070777852" calcext:value-type="float">
            <text:p>107.621</text:p>
          </table:table-cell>
          <table:table-cell table:style-name="ce3" table:formula="of:=IF(([.G68]+[.D69])&lt;[.C69];[.G68]+[.D69];[.G68]+[.D69]-(FLOOR([.G68]/[.C69]))*[.C69])" office:value-type="float" office:value="26.8209688577153" calcext:value-type="float">
            <text:p>27</text:p>
          </table:table-cell>
          <table:table-cell table:style-name="ce3" table:formula="of:=FLOOR([.G68]/[.C69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9/98</text:p>
          </table:table-cell>
          <table:table-cell table:style-name="ce5" table:formula="of:=[$Sheet2.$B69]/[.C70]+([.D70]/[.C70])+[.H70]" office:value-type="float" office:value="441.699577850548" calcext:value-type="float">
            <text:p>442</text:p>
          </table:table-cell>
          <table:table-cell office:value-type="float" office:value="56.5" calcext:value-type="float">
            <text:p>56,50</text:p>
          </table:table-cell>
          <table:table-cell table:formula="of:=[.E70]*[.F70]" office:value-type="float" office:value="23681.5996404846" calcext:value-type="float">
            <text:p>23.681,60</text:p>
          </table:table-cell>
          <table:table-cell office:value-type="float" office:value="0.22" calcext:value-type="float">
            <text:p>0,22</text:p>
          </table:table-cell>
          <table:table-cell table:style-name="ce5" office:value-type="float" office:value="107643.634729475" calcext:value-type="float">
            <text:p>107.644</text:p>
          </table:table-cell>
          <table:table-cell table:style-name="ce3" table:formula="of:=IF(([.G69]+[.D70])&lt;[.C70];[.G69]+[.D70];[.G69]+[.D70]-(FLOOR([.G69]/[.C70]))*[.C70])" office:value-type="float" office:value="23708.4206093423" calcext:value-type="float">
            <text:p>23708</text:p>
          </table:table-cell>
          <table:table-cell table:style-name="ce3" table:formula="of:=FLOOR([.G69]/[.C70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0/98</text:p>
          </table:table-cell>
          <table:table-cell table:style-name="ce5" table:formula="of:=[$Sheet2.$B70]/[.C71]+([.D71]/[.C71])+[.H71]" office:value-type="float" office:value="399.250283240712" calcext:value-type="float">
            <text:p>399</text:p>
          </table:table-cell>
          <table:table-cell office:value-type="float" office:value="62.53" calcext:value-type="float">
            <text:p>62,53</text:p>
          </table:table-cell>
          <table:table-cell table:formula="of:=[.E71]*[.F7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663.885012716" calcext:value-type="float">
            <text:p>107.664</text:p>
          </table:table-cell>
          <table:table-cell table:style-name="ce3" table:formula="of:=IF(([.G70]+[.D71])&lt;[.C71];[.G70]+[.D71];[.G70]+[.D71]-(FLOOR([.G70]/[.C71]))*[.C71])" office:value-type="float" office:value="9.55060934231733" calcext:value-type="float">
            <text:p>10</text:p>
          </table:table-cell>
          <table:table-cell table:style-name="ce3" table:formula="of:=FLOOR([.G70]/[.C71])" office:value-type="float" office:value="379" calcext:value-type="float">
            <text:p>379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1/98</text:p>
          </table:table-cell>
          <table:table-cell table:style-name="ce5" table:formula="of:=[$Sheet2.$B71]/[.C72]+([.D72]/[.C72])+[.H72]" office:value-type="float" office:value="16.9406420232277" calcext:value-type="float">
            <text:p>17</text:p>
          </table:table-cell>
          <table:table-cell office:value-type="float" office:value="74.22" calcext:value-type="float">
            <text:p>74,22</text:p>
          </table:table-cell>
          <table:table-cell table:formula="of:=[.E72]*[.F7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680.825654739" calcext:value-type="float">
            <text:p>107.681</text:p>
          </table:table-cell>
          <table:table-cell table:style-name="ce3" table:formula="of:=IF(([.G71]+[.D72])&lt;[.C72];[.G71]+[.D72];[.G71]+[.D72]-(FLOOR([.G71]/[.C72]))*[.C72])" office:value-type="float" office:value="9.55060934231733" calcext:value-type="float">
            <text:p>10</text:p>
          </table:table-cell>
          <table:table-cell table:style-name="ce3" table:formula="of:=FLOOR([.G71]/[.C72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12/98</text:p>
          </table:table-cell>
          <table:table-cell table:style-name="ce5" table:formula="of:=[$Sheet2.$B72]/[.C73]+([.D73]/[.C73])+[.H73]" office:value-type="float" office:value="305.102176869687" calcext:value-type="float">
            <text:p>305</text:p>
          </table:table-cell>
          <table:table-cell office:value-type="float" office:value="81.75" calcext:value-type="float">
            <text:p>81,75</text:p>
          </table:table-cell>
          <table:table-cell table:formula="of:=[.E73]*[.F73]" office:value-type="float" office:value="23693.1437584308" calcext:value-type="float">
            <text:p>23.693,14</text:p>
          </table:table-cell>
          <table:table-cell office:value-type="float" office:value="0.22" calcext:value-type="float">
            <text:p>0,22</text:p>
          </table:table-cell>
          <table:table-cell table:style-name="ce5" office:value-type="float" office:value="107696.107992867" calcext:value-type="float">
            <text:p>107.696</text:p>
          </table:table-cell>
          <table:table-cell table:style-name="ce3" table:formula="of:=IF(([.G72]+[.D73])&lt;[.C73];[.G72]+[.D73];[.G72]+[.D73]-(FLOOR([.G72]/[.C73]))*[.C73])" office:value-type="float" office:value="23702.6943677731" calcext:value-type="float">
            <text:p>23703</text:p>
          </table:table-cell>
          <table:table-cell table:style-name="ce3" table:formula="of:=FLOOR([.G72]/[.C73])" office:value-type="float" office:value="0" calcext:value-type="float">
            <text:p>0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9" office:value-type="string" calcext:value-type="string">
            <text:p>01/01/99</text:p>
          </table:table-cell>
          <table:table-cell table:style-name="ce5" table:formula="of:=[$Sheet2.$B73]/[.C74]+([.D74]/[.C74])+[.H74]" office:value-type="float" office:value="13.2593754834147" calcext:value-type="float">
            <text:p>13</text:p>
          </table:table-cell>
          <table:table-cell office:value-type="float" office:value="92.5" calcext:value-type="float">
            <text:p>92,50</text:p>
          </table:table-cell>
          <table:table-cell table:formula="of:=[.E74]*[.F7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709.36736835" calcext:value-type="float">
            <text:p>107.709</text:p>
          </table:table-cell>
          <table:table-cell table:style-name="ce3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01/02/99</text:p>
          </table:table-cell>
          <table:table-cell table:style-name="ce5" table:formula="of:=[$Sheet2.$B74]/[.C75]+([.D75]/[.C75])+[.H75]" office:value-type="float" office:value="7.83622294054266" calcext:value-type="float">
            <text:p>8</text:p>
          </table:table-cell>
          <table:table-cell office:value-type="float" office:value="92.25" calcext:value-type="float">
            <text:p>92,25</text:p>
          </table:table-cell>
          <table:table-cell table:formula="of:=[.E75]*[.F7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717.203591291" calcext:value-type="float">
            <text:p>107.717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9" office:value-type="string" calcext:value-type="string">
            <text:p>01/03/99</text:p>
          </table:table-cell>
          <table:table-cell table:style-name="ce5" table:formula="of:=[$Sheet2.$B75]/[.C76]+([.D76]/[.C76])+[.H76]" office:value-type="float" office:value="288.616107488291" calcext:value-type="float">
            <text:p>289</text:p>
          </table:table-cell>
          <table:table-cell office:value-type="float" office:value="84.75" calcext:value-type="float">
            <text:p>84,75</text:p>
          </table:table-cell>
          <table:table-cell table:formula="of:=[.E76]*[.F76]" office:value-type="float" office:value="23699.7588358684" calcext:value-type="float">
            <text:p>23.699,76</text:p>
          </table:table-cell>
          <table:table-cell office:value-type="float" office:value="0.22" calcext:value-type="float">
            <text:p>0,22</text:p>
          </table:table-cell>
          <table:table-cell table:style-name="ce5" office:value-type="float" office:value="107726.176526675" calcext:value-type="float">
            <text:p>107.72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99</text:p>
          </table:table-cell>
          <table:table-cell table:style-name="ce5" table:formula="of:=[$Sheet2.$B76]/[.C77]+([.D77]/[.C77])+[.H77]" office:value-type="float" office:value="9.85643187047019" calcext:value-type="float">
            <text:p>10</text:p>
          </table:table-cell>
          <table:table-cell office:value-type="float" office:value="88.66" calcext:value-type="float">
            <text:p>88,66</text:p>
          </table:table-cell>
          <table:table-cell table:formula="of:=[.E77]*[.F7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736.032958545" calcext:value-type="float">
            <text:p>107.73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99</text:p>
          </table:table-cell>
          <table:table-cell table:style-name="ce5" table:formula="of:=[$Sheet2.$B77]/[.C78]+([.D78]/[.C78])+[.H78]" office:value-type="float" office:value="8.65730907747714" calcext:value-type="float">
            <text:p>9</text:p>
          </table:table-cell>
          <table:table-cell office:value-type="float" office:value="104" calcext:value-type="float">
            <text:p>104,00</text:p>
          </table:table-cell>
          <table:table-cell table:formula="of:=[.E78]*[.F7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744.690267623" calcext:value-type="float">
            <text:p>107.74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99</text:p>
          </table:table-cell>
          <table:table-cell table:style-name="ce5" table:formula="of:=[$Sheet2.$B78]/[.C79]+([.D79]/[.C79])+[.H79]" office:value-type="float" office:value="235.28129566288" calcext:value-type="float">
            <text:p>235</text:p>
          </table:table-cell>
          <table:table-cell office:value-type="float" office:value="113.62" calcext:value-type="float">
            <text:p>113,62</text:p>
          </table:table-cell>
          <table:table-cell table:formula="of:=[.E79]*[.F79]" office:value-type="float" office:value="25860.5677899607" calcext:value-type="float">
            <text:p>25.860,57</text:p>
          </table:table-cell>
          <table:table-cell office:value-type="float" office:value="0.24" calcext:value-type="float">
            <text:p>0,24</text:p>
          </table:table-cell>
          <table:table-cell table:style-name="ce5" office:value-type="float" office:value="107752.365791503" calcext:value-type="float">
            <text:p>107.75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99</text:p>
          </table:table-cell>
          <table:table-cell table:style-name="ce5" table:formula="of:=[$Sheet2.$B79]/[.C80]+([.D80]/[.C80])+[.H80]" office:value-type="float" office:value="6.58212295405679" calcext:value-type="float">
            <text:p>7</text:p>
          </table:table-cell>
          <table:table-cell office:value-type="float" office:value="130" calcext:value-type="float">
            <text:p>130,00</text:p>
          </table:table-cell>
          <table:table-cell table:formula="of:=[.E80]*[.F8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758.947914457" calcext:value-type="float">
            <text:p>107.75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99</text:p>
          </table:table-cell>
          <table:table-cell table:style-name="ce5" table:formula="of:=[$Sheet2.$B80]/[.C81]+([.D81]/[.C81])+[.H81]" office:value-type="float" office:value="6.73539765787772" calcext:value-type="float">
            <text:p>7</text:p>
          </table:table-cell>
          <table:table-cell office:value-type="float" office:value="124" calcext:value-type="float">
            <text:p>124,00</text:p>
          </table:table-cell>
          <table:table-cell table:formula="of:=[.E81]*[.F8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765.683312115" calcext:value-type="float">
            <text:p>107.76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99</text:p>
          </table:table-cell>
          <table:table-cell table:style-name="ce5" table:formula="of:=[$Sheet2.$B81]/[.C82]+([.D82]/[.C82])+[.H82]" office:value-type="float" office:value="109.176036655759" calcext:value-type="float">
            <text:p>109</text:p>
          </table:table-cell>
          <table:table-cell office:value-type="float" office:value="125.62" calcext:value-type="float">
            <text:p>125,62</text:p>
          </table:table-cell>
          <table:table-cell table:formula="of:=[.E82]*[.F82]" office:value-type="float" office:value="12932.6290740186" calcext:value-type="float">
            <text:p>12.932,63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107771.908950155" calcext:value-type="float">
            <text:p>107.77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99</text:p>
          </table:table-cell>
          <table:table-cell table:style-name="ce5" table:formula="of:=[$Sheet2.$B82]/[.C83]+([.D83]/[.C83])+[.H83]" office:value-type="float" office:value="6.39994538713269" calcext:value-type="float">
            <text:p>6</text:p>
          </table:table-cell>
          <table:table-cell office:value-type="float" office:value="121" calcext:value-type="float">
            <text:p>121,00</text:p>
          </table:table-cell>
          <table:table-cell table:formula="of:=[.E83]*[.F8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778.308895543" calcext:value-type="float">
            <text:p>107.77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99</text:p>
          </table:table-cell>
          <table:table-cell table:style-name="ce5" table:formula="of:=[$Sheet2.$B83]/[.C84]+([.D84]/[.C84])+[.H84]" office:value-type="float" office:value="7.81746734904471" calcext:value-type="float">
            <text:p>8</text:p>
          </table:table-cell>
          <table:table-cell office:value-type="float" office:value="98.5" calcext:value-type="float">
            <text:p>98,50</text:p>
          </table:table-cell>
          <table:table-cell table:formula="of:=[.E84]*[.F8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786.126362892" calcext:value-type="float">
            <text:p>107.78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99</text:p>
          </table:table-cell>
          <table:table-cell table:style-name="ce5" table:formula="of:=[$Sheet2.$B84]/[.C85]+([.D85]/[.C85])+[.H85]" office:value-type="float" office:value="133.727340454956" calcext:value-type="float">
            <text:p>134</text:p>
          </table:table-cell>
          <table:table-cell office:value-type="float" office:value="102.56" calcext:value-type="float">
            <text:p>102,56</text:p>
          </table:table-cell>
          <table:table-cell table:formula="of:=[.E85]*[.F85]" office:value-type="float" office:value="12935.2475993166" calcext:value-type="float">
            <text:p>12.935,25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107793.729994305" calcext:value-type="float">
            <text:p>107.79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00</text:p>
          </table:table-cell>
          <table:table-cell table:style-name="ce5" table:formula="of:=[$Sheet2.$B85]/[.C86]+([.D86]/[.C86])+[.H86]" office:value-type="float" office:value="7.4072449967023" calcext:value-type="float">
            <text:p>7</text:p>
          </table:table-cell>
          <table:table-cell office:value-type="float" office:value="112.44" calcext:value-type="float">
            <text:p>112,44</text:p>
          </table:table-cell>
          <table:table-cell table:formula="of:=[.E86]*[.F8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801.137239302" calcext:value-type="float">
            <text:p>107.80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00</text:p>
          </table:table-cell>
          <table:table-cell table:style-name="ce5" table:formula="of:=[$Sheet2.$B86]/[.C87]+([.D87]/[.C87])+[.H87]" office:value-type="float" office:value="7.48182216486823" calcext:value-type="float">
            <text:p>7</text:p>
          </table:table-cell>
          <table:table-cell office:value-type="float" office:value="112.38" calcext:value-type="float">
            <text:p>112,38</text:p>
          </table:table-cell>
          <table:table-cell table:formula="of:=[.E87]*[.F8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808.619061466" calcext:value-type="float">
            <text:p>107.80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00</text:p>
          </table:table-cell>
          <table:table-cell table:style-name="ce5" table:formula="of:=[$Sheet2.$B87]/[.C88]+([.D88]/[.C88])+[.H88]" office:value-type="float" office:value="135.163617654377" calcext:value-type="float">
            <text:p>135</text:p>
          </table:table-cell>
          <table:table-cell office:value-type="float" office:value="102" calcext:value-type="float">
            <text:p>102,00</text:p>
          </table:table-cell>
          <table:table-cell table:formula="of:=[.E88]*[.F88]" office:value-type="float" office:value="12938.0327065456" calcext:value-type="float">
            <text:p>12.938,03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107816.939221213" calcext:value-type="float">
            <text:p>107.81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00</text:p>
          </table:table-cell>
          <table:table-cell table:style-name="ce5" table:formula="of:=[$Sheet2.$B88]/[.C89]+([.D89]/[.C89])+[.H89]" office:value-type="float" office:value="7.20046082949309" calcext:value-type="float">
            <text:p>7</text:p>
          </table:table-cell>
          <table:table-cell office:value-type="float" office:value="120" calcext:value-type="float">
            <text:p>120,00</text:p>
          </table:table-cell>
          <table:table-cell table:formula="of:=[.E89]*[.F8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824.139682043" calcext:value-type="float">
            <text:p>107.82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00</text:p>
          </table:table-cell>
          <table:table-cell table:style-name="ce5" table:formula="of:=[$Sheet2.$B89]/[.C90]+([.D90]/[.C90])+[.H90]" office:value-type="float" office:value="7.41152492125255" calcext:value-type="float">
            <text:p>7</text:p>
          </table:table-cell>
          <table:table-cell office:value-type="float" office:value="112.5" calcext:value-type="float">
            <text:p>112,50</text:p>
          </table:table-cell>
          <table:table-cell table:formula="of:=[.E90]*[.F9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831.551206964" calcext:value-type="float">
            <text:p>107.83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00</text:p>
          </table:table-cell>
          <table:table-cell table:style-name="ce5" table:formula="of:=[$Sheet2.$B90]/[.C91]+([.D91]/[.C91])+[.H91]" office:value-type="float" office:value="137.983116541896" calcext:value-type="float">
            <text:p>138</text:p>
          </table:table-cell>
          <table:table-cell office:value-type="float" office:value="107.56" calcext:value-type="float">
            <text:p>107,56</text:p>
          </table:table-cell>
          <table:table-cell table:formula="of:=[.E91]*[.F91]" office:value-type="float" office:value="14019.0955941937" calcext:value-type="float">
            <text:p>14.019,10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107839.196878413" calcext:value-type="float">
            <text:p>107.83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00</text:p>
          </table:table-cell>
          <table:table-cell table:style-name="ce5" table:formula="of:=[$Sheet2.$B91]/[.C92]+([.D92]/[.C92])+[.H92]" office:value-type="float" office:value="7.6522071835095" calcext:value-type="float">
            <text:p>8</text:p>
          </table:table-cell>
          <table:table-cell office:value-type="float" office:value="108.75" calcext:value-type="float">
            <text:p>108,75</text:p>
          </table:table-cell>
          <table:table-cell table:formula="of:=[.E92]*[.F9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846.849085597" calcext:value-type="float">
            <text:p>107.84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00</text:p>
          </table:table-cell>
          <table:table-cell table:style-name="ce5" table:formula="of:=[$Sheet2.$B92]/[.C93]+([.D93]/[.C93])+[.H93]" office:value-type="float" office:value="7.54739765728777" calcext:value-type="float">
            <text:p>8</text:p>
          </table:table-cell>
          <table:table-cell office:value-type="float" office:value="112" calcext:value-type="float">
            <text:p>112,00</text:p>
          </table:table-cell>
          <table:table-cell table:formula="of:=[.E93]*[.F9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854.396483254" calcext:value-type="float">
            <text:p>107.85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00</text:p>
          </table:table-cell>
          <table:table-cell table:style-name="ce5" table:formula="of:=[$Sheet2.$B93]/[.C94]+([.D94]/[.C94])+[.H94]" office:value-type="float" office:value="111.562221044868" calcext:value-type="float">
            <text:p>112</text:p>
          </table:table-cell>
          <table:table-cell office:value-type="float" office:value="133.06" calcext:value-type="float">
            <text:p>133,06</text:p>
          </table:table-cell>
          <table:table-cell table:formula="of:=[.E94]*[.F94]" office:value-type="float" office:value="14021.875219425" calcext:value-type="float">
            <text:p>14.021,88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107860.578610962" calcext:value-type="float">
            <text:p>107.86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00</text:p>
          </table:table-cell>
          <table:table-cell table:style-name="ce5" table:formula="of:=[$Sheet2.$B94]/[.C95]+([.D95]/[.C95])+[.H95]" office:value-type="float" office:value="7.22687263446391" calcext:value-type="float">
            <text:p>7</text:p>
          </table:table-cell>
          <table:table-cell office:value-type="float" office:value="112.62" calcext:value-type="float">
            <text:p>112,62</text:p>
          </table:table-cell>
          <table:table-cell table:formula="of:=[.E95]*[.F9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867.805483596" calcext:value-type="float">
            <text:p>107.86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00</text:p>
          </table:table-cell>
          <table:table-cell table:style-name="ce5" table:formula="of:=[$Sheet2.$B95]/[.C96]+([.D96]/[.C96])+[.H96]" office:value-type="float" office:value="8.02195748811761" calcext:value-type="float">
            <text:p>8</text:p>
          </table:table-cell>
          <table:table-cell office:value-type="float" office:value="98.44" calcext:value-type="float">
            <text:p>98,44</text:p>
          </table:table-cell>
          <table:table-cell table:formula="of:=[.E96]*[.F9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875.827441084" calcext:value-type="float">
            <text:p>107.87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00</text:p>
          </table:table-cell>
          <table:table-cell table:style-name="ce5" table:formula="of:=[$Sheet2.$B96]/[.C97]+([.D97]/[.C97])+[.H97]" office:value-type="float" office:value="156.527701765563" calcext:value-type="float">
            <text:p>157</text:p>
          </table:table-cell>
          <table:table-cell office:value-type="float" office:value="94.44" calcext:value-type="float">
            <text:p>94,44</text:p>
          </table:table-cell>
          <table:table-cell table:formula="of:=[.E97]*[.F97]" office:value-type="float" office:value="14024.900397164" calcext:value-type="float">
            <text:p>14.024,90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107883.849208954" calcext:value-type="float">
            <text:p>107.88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01</text:p>
          </table:table-cell>
          <table:table-cell table:style-name="ce5" table:formula="of:=[$Sheet2.$B97]/[.C98]+([.D98]/[.C98])+[.H98]" office:value-type="float" office:value="9.09958954784747" calcext:value-type="float">
            <text:p>9</text:p>
          </table:table-cell>
          <table:table-cell office:value-type="float" office:value="84.5" calcext:value-type="float">
            <text:p>84,50</text:p>
          </table:table-cell>
          <table:table-cell table:formula="of:=[.E98]*[.F9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892.948798502" calcext:value-type="float">
            <text:p>107.89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01</text:p>
          </table:table-cell>
          <table:table-cell table:style-name="ce5" table:formula="of:=[$Sheet2.$B98]/[.C99]+([.D99]/[.C99])+[.H99]" office:value-type="float" office:value="6.77146119826333" calcext:value-type="float">
            <text:p>7</text:p>
          </table:table-cell>
          <table:table-cell office:value-type="float" office:value="112.4" calcext:value-type="float">
            <text:p>112,40</text:p>
          </table:table-cell>
          <table:table-cell table:formula="of:=[.E99]*[.F9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899.7202597" calcext:value-type="float">
            <text:p>107.90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01</text:p>
          </table:table-cell>
          <table:table-cell table:style-name="ce5" table:formula="of:=[$Sheet2.$B99]/[.C100]+([.D100]/[.C100])+[.H100]" office:value-type="float" office:value="148.647559317432" calcext:value-type="float">
            <text:p>149</text:p>
          </table:table-cell>
          <table:table-cell office:value-type="float" office:value="99.3" calcext:value-type="float">
            <text:p>99,30</text:p>
          </table:table-cell>
          <table:table-cell table:formula="of:=[.E100]*[.F100]" office:value-type="float" office:value="14027.922962644" calcext:value-type="float">
            <text:p>14.027,92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107907.099712646" calcext:value-type="float">
            <text:p>107.90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01</text:p>
          </table:table-cell>
          <table:table-cell table:style-name="ce5" table:formula="of:=[$Sheet2.$B100]/[.C101]+([.D101]/[.C101])+[.H101]" office:value-type="float" office:value="7.1526528712656" calcext:value-type="float">
            <text:p>7</text:p>
          </table:table-cell>
          <table:table-cell office:value-type="float" office:value="97.45" calcext:value-type="float">
            <text:p>97,45</text:p>
          </table:table-cell>
          <table:table-cell table:formula="of:=[.E101]*[.F10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914.252365517" calcext:value-type="float">
            <text:p>107.91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01</text:p>
          </table:table-cell>
          <table:table-cell table:style-name="ce5" table:formula="of:=[$Sheet2.$B101]/[.C102]+([.D102]/[.C102])+[.H102]" office:value-type="float" office:value="5.88535331737749" calcext:value-type="float">
            <text:p>6</text:p>
          </table:table-cell>
          <table:table-cell office:value-type="float" office:value="115.85" calcext:value-type="float">
            <text:p>115,85</text:p>
          </table:table-cell>
          <table:table-cell table:formula="of:=[.E102]*[.F10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920.137718835" calcext:value-type="float">
            <text:p>107.92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01</text:p>
          </table:table-cell>
          <table:table-cell table:style-name="ce5" table:formula="of:=[$Sheet2.$B102]/[.C103]+([.D103]/[.C103])+[.H103]" office:value-type="float" office:value="139.911007055421" calcext:value-type="float">
            <text:p>140</text:p>
          </table:table-cell>
          <table:table-cell office:value-type="float" office:value="112.5" calcext:value-type="float">
            <text:p>112,50</text:p>
          </table:table-cell>
          <table:table-cell table:formula="of:=[.E103]*[.F103]" office:value-type="float" office:value="15109.6037591688" calcext:value-type="float">
            <text:p>15.109,60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107925.74113692" calcext:value-type="float">
            <text:p>107.92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01</text:p>
          </table:table-cell>
          <table:table-cell table:style-name="ce5" table:formula="of:=[$Sheet2.$B103]/[.C104]+([.D104]/[.C104])+[.H104]" office:value-type="float" office:value="5.70140596671139" calcext:value-type="float">
            <text:p>6</text:p>
          </table:table-cell>
          <table:table-cell office:value-type="float" office:value="113.5" calcext:value-type="float">
            <text:p>113,50</text:p>
          </table:table-cell>
          <table:table-cell table:formula="of:=[.E104]*[.F10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931.442542887" calcext:value-type="float">
            <text:p>107.93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01</text:p>
          </table:table-cell>
          <table:table-cell table:style-name="ce5" table:formula="of:=[$Sheet2.$B104]/[.C105]+([.D105]/[.C105])+[.H105]" office:value-type="float" office:value="5.74354717261446" calcext:value-type="float">
            <text:p>6</text:p>
          </table:table-cell>
          <table:table-cell office:value-type="float" office:value="105.35" calcext:value-type="float">
            <text:p>105,35</text:p>
          </table:table-cell>
          <table:table-cell table:formula="of:=[.E105]*[.F10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937.186090059" calcext:value-type="float">
            <text:p>107.93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01</text:p>
          </table:table-cell>
          <table:table-cell table:style-name="ce5" table:formula="of:=[$Sheet2.$B105]/[.C106]+([.D106]/[.C106])+[.H106]" office:value-type="float" office:value="156.732405159749" calcext:value-type="float">
            <text:p>157</text:p>
          </table:table-cell>
          <table:table-cell office:value-type="float" office:value="100.15" calcext:value-type="float">
            <text:p>100,15</text:p>
          </table:table-cell>
          <table:table-cell table:formula="of:=[.E106]*[.F106]" office:value-type="float" office:value="15112.0234442264" calcext:value-type="float">
            <text:p>15.112,02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107943.024601617" calcext:value-type="float">
            <text:p>107.94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01</text:p>
          </table:table-cell>
          <table:table-cell table:style-name="ce5" table:formula="of:=[$Sheet2.$B106]/[.C107]+([.D107]/[.C107])+[.H107]" office:value-type="float" office:value="6.07057210042766" calcext:value-type="float">
            <text:p>6</text:p>
          </table:table-cell>
          <table:table-cell office:value-type="float" office:value="91.72" calcext:value-type="float">
            <text:p>91,72</text:p>
          </table:table-cell>
          <table:table-cell table:formula="of:=[.E107]*[.F10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949.095173718" calcext:value-type="float">
            <text:p>107.94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01</text:p>
          </table:table-cell>
          <table:table-cell table:style-name="ce5" table:formula="of:=[$Sheet2.$B107]/[.C108]+([.D108]/[.C108])+[.H108]" office:value-type="float" office:value="5.23428667141242" calcext:value-type="float">
            <text:p>5</text:p>
          </table:table-cell>
          <table:table-cell office:value-type="float" office:value="107.25" calcext:value-type="float">
            <text:p>107,25</text:p>
          </table:table-cell>
          <table:table-cell table:formula="of:=[.E108]*[.F10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954.329460389" calcext:value-type="float">
            <text:p>107.95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01</text:p>
          </table:table-cell>
          <table:table-cell table:style-name="ce5" table:formula="of:=[$Sheet2.$B108]/[.C109]+([.D109]/[.C109])+[.H109]" office:value-type="float" office:value="136.897064951291" calcext:value-type="float">
            <text:p>137</text:p>
          </table:table-cell>
          <table:table-cell office:value-type="float" office:value="114.8" calcext:value-type="float">
            <text:p>114,80</text:p>
          </table:table-cell>
          <table:table-cell table:formula="of:=[.E109]*[.F109]" office:value-type="float" office:value="15114.3395920939" calcext:value-type="float">
            <text:p>15.114,34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107959.568514956" calcext:value-type="float">
            <text:p>107.96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02</text:p>
          </table:table-cell>
          <table:table-cell table:style-name="ce5" table:formula="of:=[$Sheet2.$B109]/[.C110]+([.D110]/[.C110])+[.H110]" office:value-type="float" office:value="5.38200387073718" calcext:value-type="float">
            <text:p>5</text:p>
          </table:table-cell>
          <table:table-cell office:value-type="float" office:value="120.6" calcext:value-type="float">
            <text:p>120,60</text:p>
          </table:table-cell>
          <table:table-cell table:formula="of:=[.E110]*[.F11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964.950518827" calcext:value-type="float">
            <text:p>107.96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02</text:p>
          </table:table-cell>
          <table:table-cell table:style-name="ce5" table:formula="of:=[$Sheet2.$B110]/[.C111]+([.D111]/[.C111])+[.H111]" office:value-type="float" office:value="5.77750415518099" calcext:value-type="float">
            <text:p>6</text:p>
          </table:table-cell>
          <table:table-cell office:value-type="float" office:value="107.64" calcext:value-type="float">
            <text:p>107,64</text:p>
          </table:table-cell>
          <table:table-cell table:formula="of:=[.E111]*[.F11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970.728022982" calcext:value-type="float">
            <text:p>107.97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02</text:p>
          </table:table-cell>
          <table:table-cell table:style-name="ce5" table:formula="of:=[$Sheet2.$B111]/[.C112]+([.D112]/[.C112])+[.H112]" office:value-type="float" office:value="159.749702106695" calcext:value-type="float">
            <text:p>160</text:p>
          </table:table-cell>
          <table:table-cell office:value-type="float" office:value="98.6" calcext:value-type="float">
            <text:p>98,60</text:p>
          </table:table-cell>
          <table:table-cell table:formula="of:=[.E112]*[.F112]" office:value-type="float" office:value="15116.8028612227" calcext:value-type="float">
            <text:p>15.116,80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107977.163294448" calcext:value-type="float">
            <text:p>107.97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02</text:p>
          </table:table-cell>
          <table:table-cell table:style-name="ce5" table:formula="of:=[$Sheet2.$B112]/[.C113]+([.D113]/[.C113])+[.H113]" office:value-type="float" office:value="6.20080693167538" calcext:value-type="float">
            <text:p>6</text:p>
          </table:table-cell>
          <table:table-cell office:value-type="float" office:value="104" calcext:value-type="float">
            <text:p>104,00</text:p>
          </table:table-cell>
          <table:table-cell table:formula="of:=[.E113]*[.F11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983.364101379" calcext:value-type="float">
            <text:p>107.98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02</text:p>
          </table:table-cell>
          <table:table-cell table:style-name="ce5" table:formula="of:=[$Sheet2.$B113]/[.C114]+([.D114]/[.C114])+[.H114]" office:value-type="float" office:value="7.57691133271051" calcext:value-type="float">
            <text:p>8</text:p>
          </table:table-cell>
          <table:table-cell office:value-type="float" office:value="83.85" calcext:value-type="float">
            <text:p>83,85</text:p>
          </table:table-cell>
          <table:table-cell table:formula="of:=[.E114]*[.F11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7990.941012712" calcext:value-type="float">
            <text:p>107.99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02</text:p>
          </table:table-cell>
          <table:table-cell table:style-name="ce5" table:formula="of:=[$Sheet2.$B114]/[.C115]+([.D115]/[.C115])+[.H115]" office:value-type="float" office:value="207.988895334352" calcext:value-type="float">
            <text:p>208</text:p>
          </table:table-cell>
          <table:table-cell office:value-type="float" office:value="80.75" calcext:value-type="float">
            <text:p>80,75</text:p>
          </table:table-cell>
          <table:table-cell table:formula="of:=[.E115]*[.F115]" office:value-type="float" office:value="16199.7470767764" calcext:value-type="float">
            <text:p>16.199,75</text:p>
          </table:table-cell>
          <table:table-cell office:value-type="float" office:value="0.15" calcext:value-type="float">
            <text:p>0,15</text:p>
          </table:table-cell>
          <table:table-cell table:style-name="ce5" office:value-type="float" office:value="107998.313845176" calcext:value-type="float">
            <text:p>107.99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02</text:p>
          </table:table-cell>
          <table:table-cell table:style-name="ce5" table:formula="of:=[$Sheet2.$B115]/[.C116]+([.D116]/[.C116])+[.H116]" office:value-type="float" office:value="7.33983094314185" calcext:value-type="float">
            <text:p>7</text:p>
          </table:table-cell>
          <table:table-cell office:value-type="float" office:value="72.01" calcext:value-type="float">
            <text:p>72,01</text:p>
          </table:table-cell>
          <table:table-cell table:formula="of:=[.E116]*[.F11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005.653676119" calcext:value-type="float">
            <text:p>108.00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02</text:p>
          </table:table-cell>
          <table:table-cell table:style-name="ce5" table:formula="of:=[$Sheet2.$B116]/[.C117]+([.D117]/[.C117])+[.H117]" office:value-type="float" office:value="6.17141728655125" calcext:value-type="float">
            <text:p>6</text:p>
          </table:table-cell>
          <table:table-cell office:value-type="float" office:value="70.4" calcext:value-type="float">
            <text:p>70,40</text:p>
          </table:table-cell>
          <table:table-cell table:formula="of:=[.E117]*[.F11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011.825093406" calcext:value-type="float">
            <text:p>108.01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02</text:p>
          </table:table-cell>
          <table:table-cell table:style-name="ce5" table:formula="of:=[$Sheet2.$B117]/[.C118]+([.D118]/[.C118])+[.H118]" office:value-type="float" office:value="225.082480566513" calcext:value-type="float">
            <text:p>225</text:p>
          </table:table-cell>
          <table:table-cell office:value-type="float" office:value="74.2" calcext:value-type="float">
            <text:p>74,20</text:p>
          </table:table-cell>
          <table:table-cell table:formula="of:=[.E118]*[.F118]" office:value-type="float" office:value="16202.7811876034" calcext:value-type="float">
            <text:p>16.202,78</text:p>
          </table:table-cell>
          <table:table-cell office:value-type="float" office:value="0.15" calcext:value-type="float">
            <text:p>0,15</text:p>
          </table:table-cell>
          <table:table-cell table:style-name="ce5" office:value-type="float" office:value="108018.541250689" calcext:value-type="float">
            <text:p>108.01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02</text:p>
          </table:table-cell>
          <table:table-cell table:style-name="ce5" table:formula="of:=[$Sheet2.$B118]/[.C119]+([.D119]/[.C119])+[.H119]" office:value-type="float" office:value="6.7675848925849" calcext:value-type="float">
            <text:p>7</text:p>
          </table:table-cell>
          <table:table-cell office:value-type="float" office:value="59.2" calcext:value-type="float">
            <text:p>59,20</text:p>
          </table:table-cell>
          <table:table-cell table:formula="of:=[.E119]*[.F11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025.308835582" calcext:value-type="float">
            <text:p>108.02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02</text:p>
          </table:table-cell>
          <table:table-cell table:style-name="ce5" table:formula="of:=[$Sheet2.$B119]/[.C120]+([.D120]/[.C120])+[.H120]" office:value-type="float" office:value="5.25176984643825" calcext:value-type="float">
            <text:p>5</text:p>
          </table:table-cell>
          <table:table-cell office:value-type="float" office:value="78.9" calcext:value-type="float">
            <text:p>78,90</text:p>
          </table:table-cell>
          <table:table-cell table:formula="of:=[.E120]*[.F12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030.560605428" calcext:value-type="float">
            <text:p>108.03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02</text:p>
          </table:table-cell>
          <table:table-cell table:style-name="ce5" table:formula="of:=[$Sheet2.$B120]/[.C121]+([.D121]/[.C121])+[.H121]" office:value-type="float" office:value="187.666358533051" calcext:value-type="float">
            <text:p>188</text:p>
          </table:table-cell>
          <table:table-cell office:value-type="float" office:value="88.6" calcext:value-type="float">
            <text:p>88,60</text:p>
          </table:table-cell>
          <table:table-cell table:formula="of:=[.E121]*[.F121]" office:value-type="float" office:value="16205.2984377582" calcext:value-type="float">
            <text:p>16.205,30</text:p>
          </table:table-cell>
          <table:table-cell office:value-type="float" office:value="0.15" calcext:value-type="float">
            <text:p>0,15</text:p>
          </table:table-cell>
          <table:table-cell table:style-name="ce5" office:value-type="float" office:value="108035.322918388" calcext:value-type="float">
            <text:p>108.03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03</text:p>
          </table:table-cell>
          <table:table-cell table:style-name="ce5" table:formula="of:=[$Sheet2.$B121]/[.C122]+([.D122]/[.C122])+[.H122]" office:value-type="float" office:value="5.38030893016503" calcext:value-type="float">
            <text:p>5</text:p>
          </table:table-cell>
          <table:table-cell office:value-type="float" office:value="78.8" calcext:value-type="float">
            <text:p>78,80</text:p>
          </table:table-cell>
          <table:table-cell table:formula="of:=[.E122]*[.F12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040.703227318" calcext:value-type="float">
            <text:p>108.04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03</text:p>
          </table:table-cell>
          <table:table-cell table:style-name="ce5" table:formula="of:=[$Sheet2.$B122]/[.C123]+([.D123]/[.C123])+[.H123]" office:value-type="float" office:value="5.47732315184162" calcext:value-type="float">
            <text:p>5</text:p>
          </table:table-cell>
          <table:table-cell office:value-type="float" office:value="78.2" calcext:value-type="float">
            <text:p>78,20</text:p>
          </table:table-cell>
          <table:table-cell table:formula="of:=[.E123]*[.F12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046.18055047" calcext:value-type="float">
            <text:p>108.04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03</text:p>
          </table:table-cell>
          <table:table-cell table:style-name="ce5" table:formula="of:=[$Sheet2.$B123]/[.C124]+([.D124]/[.C124])+[.H124]" office:value-type="float" office:value="210.752422674766" calcext:value-type="float">
            <text:p>211</text:p>
          </table:table-cell>
          <table:table-cell office:value-type="float" office:value="78.9" calcext:value-type="float">
            <text:p>78,90</text:p>
          </table:table-cell>
          <table:table-cell table:formula="of:=[.E124]*[.F124]" office:value-type="float" office:value="16207.7267771938" calcext:value-type="float">
            <text:p>16.207,73</text:p>
          </table:table-cell>
          <table:table-cell office:value-type="float" office:value="0.15" calcext:value-type="float">
            <text:p>0,15</text:p>
          </table:table-cell>
          <table:table-cell table:style-name="ce5" office:value-type="float" office:value="108051.511847959" calcext:value-type="float">
            <text:p>108.05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03</text:p>
          </table:table-cell>
          <table:table-cell table:style-name="ce5" table:formula="of:=[$Sheet2.$B124]/[.C125]+([.D125]/[.C125])+[.H125]" office:value-type="float" office:value="5.67853796575842" calcext:value-type="float">
            <text:p>6</text:p>
          </table:table-cell>
          <table:table-cell office:value-type="float" office:value="78.5" calcext:value-type="float">
            <text:p>78,50</text:p>
          </table:table-cell>
          <table:table-cell table:formula="of:=[.E125]*[.F12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057.190385925" calcext:value-type="float">
            <text:p>108.05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03</text:p>
          </table:table-cell>
          <table:table-cell table:style-name="ce5" table:formula="of:=[$Sheet2.$B125]/[.C126]+([.D126]/[.C126])+[.H126]" office:value-type="float" office:value="6.03983999255892" calcext:value-type="float">
            <text:p>6</text:p>
          </table:table-cell>
          <table:table-cell office:value-type="float" office:value="85.3" calcext:value-type="float">
            <text:p>85,30</text:p>
          </table:table-cell>
          <table:table-cell table:formula="of:=[.E126]*[.F12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063.230225917" calcext:value-type="float">
            <text:p>108.06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03</text:p>
          </table:table-cell>
          <table:table-cell table:style-name="ce5" table:formula="of:=[$Sheet2.$B126]/[.C127]+([.D127]/[.C127])+[.H127]" office:value-type="float" office:value="199.965488937941" calcext:value-type="float">
            <text:p>200</text:p>
          </table:table-cell>
          <table:table-cell office:value-type="float" office:value="89" calcext:value-type="float">
            <text:p>89,00</text:p>
          </table:table-cell>
          <table:table-cell table:formula="of:=[.E127]*[.F127]" office:value-type="float" office:value="17291.0263232339" calcext:value-type="float">
            <text:p>17.291,03</text:p>
          </table:table-cell>
          <table:table-cell office:value-type="float" office:value="0.16" calcext:value-type="float">
            <text:p>0,16</text:p>
          </table:table-cell>
          <table:table-cell table:style-name="ce5" office:value-type="float" office:value="108068.914520212" calcext:value-type="float">
            <text:p>108.06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03</text:p>
          </table:table-cell>
          <table:table-cell table:style-name="ce5" table:formula="of:=[$Sheet2.$B127]/[.C128]+([.D128]/[.C128])+[.H128]" office:value-type="float" office:value="6.4851375778703" calcext:value-type="float">
            <text:p>6</text:p>
          </table:table-cell>
          <table:table-cell office:value-type="float" office:value="81.4" calcext:value-type="float">
            <text:p>81,40</text:p>
          </table:table-cell>
          <table:table-cell table:formula="of:=[.E128]*[.F12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075.39965779" calcext:value-type="float">
            <text:p>108.07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03</text:p>
          </table:table-cell>
          <table:table-cell table:style-name="ce5" table:formula="of:=[$Sheet2.$B128]/[.C129]+([.D129]/[.C129])+[.H129]" office:value-type="float" office:value="6.23942222950155" calcext:value-type="float">
            <text:p>6</text:p>
          </table:table-cell>
          <table:table-cell office:value-type="float" office:value="81.15" calcext:value-type="float">
            <text:p>81,15</text:p>
          </table:table-cell>
          <table:table-cell table:formula="of:=[.E129]*[.F12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081.639080019" calcext:value-type="float">
            <text:p>108.08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03</text:p>
          </table:table-cell>
          <table:table-cell table:style-name="ce5" table:formula="of:=[$Sheet2.$B129]/[.C130]+([.D130]/[.C130])+[.H130]" office:value-type="float" office:value="215.984728349464" calcext:value-type="float">
            <text:p>216</text:p>
          </table:table-cell>
          <table:table-cell office:value-type="float" office:value="82.4" calcext:value-type="float">
            <text:p>82,40</text:p>
          </table:table-cell>
          <table:table-cell table:formula="of:=[.E130]*[.F130]" office:value-type="float" office:value="17294.0391507938" calcext:value-type="float">
            <text:p>17.294,04</text:p>
          </table:table-cell>
          <table:table-cell office:value-type="float" office:value="0.16" calcext:value-type="float">
            <text:p>0,16</text:p>
          </table:table-cell>
          <table:table-cell table:style-name="ce5" office:value-type="float" office:value="108087.744692461" calcext:value-type="float">
            <text:p>108.08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03</text:p>
          </table:table-cell>
          <table:table-cell table:style-name="ce5" table:formula="of:=[$Sheet2.$B130]/[.C131]+([.D131]/[.C131])+[.H131]" office:value-type="float" office:value="5.84520437513547" calcext:value-type="float">
            <text:p>6</text:p>
          </table:table-cell>
          <table:table-cell office:value-type="float" office:value="88.75" calcext:value-type="float">
            <text:p>88,75</text:p>
          </table:table-cell>
          <table:table-cell table:formula="of:=[.E131]*[.F13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093.589896836" calcext:value-type="float">
            <text:p>108.09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03</text:p>
          </table:table-cell>
          <table:table-cell table:style-name="ce5" table:formula="of:=[$Sheet2.$B131]/[.C132]+([.D132]/[.C132])+[.H132]" office:value-type="float" office:value="5.81872913137042" calcext:value-type="float">
            <text:p>6</text:p>
          </table:table-cell>
          <table:table-cell office:value-type="float" office:value="89.9" calcext:value-type="float">
            <text:p>89,90</text:p>
          </table:table-cell>
          <table:table-cell table:formula="of:=[.E132]*[.F13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099.408625968" calcext:value-type="float">
            <text:p>108.09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03</text:p>
          </table:table-cell>
          <table:table-cell table:style-name="ce5" table:formula="of:=[$Sheet2.$B132]/[.C133]+([.D133]/[.C133])+[.H133]" office:value-type="float" office:value="195.891895152625" calcext:value-type="float">
            <text:p>196</text:p>
          </table:table-cell>
          <table:table-cell office:value-type="float" office:value="90.9" calcext:value-type="float">
            <text:p>90,90</text:p>
          </table:table-cell>
          <table:table-cell table:formula="of:=[.E133]*[.F133]" office:value-type="float" office:value="17296.8026661451" calcext:value-type="float">
            <text:p>17.296,80</text:p>
          </table:table-cell>
          <table:table-cell office:value-type="float" office:value="0.16" calcext:value-type="float">
            <text:p>0,16</text:p>
          </table:table-cell>
          <table:table-cell table:style-name="ce5" office:value-type="float" office:value="108105.016663407" calcext:value-type="float">
            <text:p>108.10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04</text:p>
          </table:table-cell>
          <table:table-cell table:style-name="ce5" table:formula="of:=[$Sheet2.$B133]/[.C134]+([.D134]/[.C134])+[.H134]" office:value-type="float" office:value="5.57492635986856" calcext:value-type="float">
            <text:p>6</text:p>
          </table:table-cell>
          <table:table-cell office:value-type="float" office:value="92.86" calcext:value-type="float">
            <text:p>92,86</text:p>
          </table:table-cell>
          <table:table-cell table:formula="of:=[.E134]*[.F13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110.591589767" calcext:value-type="float">
            <text:p>108.11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04</text:p>
          </table:table-cell>
          <table:table-cell table:style-name="ce5" table:formula="of:=[$Sheet2.$B134]/[.C135]+([.D135]/[.C135])+[.H135]" office:value-type="float" office:value="5.16863445194643" calcext:value-type="float">
            <text:p>5</text:p>
          </table:table-cell>
          <table:table-cell office:value-type="float" office:value="99.15" calcext:value-type="float">
            <text:p>99,15</text:p>
          </table:table-cell>
          <table:table-cell table:formula="of:=[.E135]*[.F13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115.760224219" calcext:value-type="float">
            <text:p>108.11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04</text:p>
          </table:table-cell>
          <table:table-cell table:style-name="ce5" table:formula="of:=[$Sheet2.$B135]/[.C136]+([.D136]/[.C136])+[.H136]" office:value-type="float" office:value="184.624492788398" calcext:value-type="float">
            <text:p>185</text:p>
          </table:table-cell>
          <table:table-cell office:value-type="float" office:value="96.5" calcext:value-type="float">
            <text:p>96,50</text:p>
          </table:table-cell>
          <table:table-cell table:formula="of:=[.E136]*[.F136]" office:value-type="float" office:value="17299.3786471197" calcext:value-type="float">
            <text:p>17.299,38</text:p>
          </table:table-cell>
          <table:table-cell office:value-type="float" office:value="0.16" calcext:value-type="float">
            <text:p>0,16</text:p>
          </table:table-cell>
          <table:table-cell table:style-name="ce5" office:value-type="float" office:value="108121.116544498" calcext:value-type="float">
            <text:p>108.12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04</text:p>
          </table:table-cell>
          <table:table-cell table:style-name="ce5" table:formula="of:=[$Sheet2.$B136]/[.C137]+([.D137]/[.C137])+[.H137]" office:value-type="float" office:value="5.65803642598587" calcext:value-type="float">
            <text:p>6</text:p>
          </table:table-cell>
          <table:table-cell office:value-type="float" office:value="91.67" calcext:value-type="float">
            <text:p>91,67</text:p>
          </table:table-cell>
          <table:table-cell table:formula="of:=[.E137]*[.F13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126.774580924" calcext:value-type="float">
            <text:p>108.12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04</text:p>
          </table:table-cell>
          <table:table-cell table:style-name="ce5" table:formula="of:=[$Sheet2.$B137]/[.C138]+([.D138]/[.C138])+[.H138]" office:value-type="float" office:value="5.80303815354445" calcext:value-type="float">
            <text:p>6</text:p>
          </table:table-cell>
          <table:table-cell office:value-type="float" office:value="88.13" calcext:value-type="float">
            <text:p>88,13</text:p>
          </table:table-cell>
          <table:table-cell table:formula="of:=[.E138]*[.F13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132.577619078" calcext:value-type="float">
            <text:p>108.13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04</text:p>
          </table:table-cell>
          <table:table-cell table:style-name="ce5" table:formula="of:=[$Sheet2.$B138]/[.C139]+([.D139]/[.C139])+[.H139]" office:value-type="float" office:value="226.543010314098" calcext:value-type="float">
            <text:p>227</text:p>
          </table:table-cell>
          <table:table-cell office:value-type="float" office:value="88" calcext:value-type="float">
            <text:p>88,00</text:p>
          </table:table-cell>
          <table:table-cell table:formula="of:=[.E139]*[.F139]" office:value-type="float" office:value="19464.8272938259" calcext:value-type="float">
            <text:p>19.464,83</text:p>
          </table:table-cell>
          <table:table-cell office:value-type="float" office:value="0.18" calcext:value-type="float">
            <text:p>0,18</text:p>
          </table:table-cell>
          <table:table-cell table:style-name="ce5" office:value-type="float" office:value="108137.929410144" calcext:value-type="float">
            <text:p>108.13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04</text:p>
          </table:table-cell>
          <table:table-cell table:style-name="ce5" table:formula="of:=[$Sheet2.$B139]/[.C140]+([.D140]/[.C140])+[.H140]" office:value-type="float" office:value="5.50506756149215" calcext:value-type="float">
            <text:p>6</text:p>
          </table:table-cell>
          <table:table-cell office:value-type="float" office:value="88.28" calcext:value-type="float">
            <text:p>88,28</text:p>
          </table:table-cell>
          <table:table-cell table:formula="of:=[.E140]*[.F14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143.434477705" calcext:value-type="float">
            <text:p>108.14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04</text:p>
          </table:table-cell>
          <table:table-cell table:style-name="ce5" table:formula="of:=[$Sheet2.$B140]/[.C141]+([.D141]/[.C141])+[.H141]" office:value-type="float" office:value="5.68747722165372" calcext:value-type="float">
            <text:p>6</text:p>
          </table:table-cell>
          <table:table-cell office:value-type="float" office:value="86.87" calcext:value-type="float">
            <text:p>86,87</text:p>
          </table:table-cell>
          <table:table-cell table:formula="of:=[.E141]*[.F14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149.121954927" calcext:value-type="float">
            <text:p>108.14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04</text:p>
          </table:table-cell>
          <table:table-cell table:style-name="ce5" table:formula="of:=[$Sheet2.$B141]/[.C142]+([.D142]/[.C142])+[.H142]" office:value-type="float" office:value="237.71530377571" calcext:value-type="float">
            <text:p>238</text:p>
          </table:table-cell>
          <table:table-cell office:value-type="float" office:value="84.05" calcext:value-type="float">
            <text:p>84,05</text:p>
          </table:table-cell>
          <table:table-cell table:formula="of:=[.E142]*[.F142]" office:value-type="float" office:value="19467.9385122511" calcext:value-type="float">
            <text:p>19.467,94</text:p>
          </table:table-cell>
          <table:table-cell office:value-type="float" office:value="0.18" calcext:value-type="float">
            <text:p>0,18</text:p>
          </table:table-cell>
          <table:table-cell table:style-name="ce5" office:value-type="float" office:value="108155.213956951" calcext:value-type="float">
            <text:p>108.15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04</text:p>
          </table:table-cell>
          <table:table-cell table:style-name="ce5" table:formula="of:=[$Sheet2.$B142]/[.C143]+([.D143]/[.C143])+[.H143]" office:value-type="float" office:value="6.10210034293805" calcext:value-type="float">
            <text:p>6</text:p>
          </table:table-cell>
          <table:table-cell office:value-type="float" office:value="85.95" calcext:value-type="float">
            <text:p>85,95</text:p>
          </table:table-cell>
          <table:table-cell table:formula="of:=[.E143]*[.F14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161.316057294" calcext:value-type="float">
            <text:p>108.16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04</text:p>
          </table:table-cell>
          <table:table-cell table:style-name="ce5" table:formula="of:=[$Sheet2.$B143]/[.C144]+([.D144]/[.C144])+[.H144]" office:value-type="float" office:value="5.87532236914619" calcext:value-type="float">
            <text:p>6</text:p>
          </table:table-cell>
          <table:table-cell office:value-type="float" office:value="89.33" calcext:value-type="float">
            <text:p>89,33</text:p>
          </table:table-cell>
          <table:table-cell table:formula="of:=[.E144]*[.F14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167.191379663" calcext:value-type="float">
            <text:p>108.16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04</text:p>
          </table:table-cell>
          <table:table-cell table:style-name="ce5" table:formula="of:=[$Sheet2.$B144]/[.C145]+([.D145]/[.C145])+[.H145]" office:value-type="float" office:value="211.885984421018" calcext:value-type="float">
            <text:p>212</text:p>
          </table:table-cell>
          <table:table-cell office:value-type="float" office:value="94.5" calcext:value-type="float">
            <text:p>94,50</text:p>
          </table:table-cell>
          <table:table-cell table:formula="of:=[.E145]*[.F145]" office:value-type="float" office:value="19471.1460283382" calcext:value-type="float">
            <text:p>19.471,15</text:p>
          </table:table-cell>
          <table:table-cell office:value-type="float" office:value="0.18" calcext:value-type="float">
            <text:p>0,18</text:p>
          </table:table-cell>
          <table:table-cell table:style-name="ce5" office:value-type="float" office:value="108173.033490768" calcext:value-type="float">
            <text:p>108.17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05</text:p>
          </table:table-cell>
          <table:table-cell table:style-name="ce5" table:formula="of:=[$Sheet2.$B145]/[.C146]+([.D146]/[.C146])+[.H146]" office:value-type="float" office:value="5.69564370969122" calcext:value-type="float">
            <text:p>6</text:p>
          </table:table-cell>
          <table:table-cell office:value-type="float" office:value="98.97" calcext:value-type="float">
            <text:p>98,97</text:p>
          </table:table-cell>
          <table:table-cell table:formula="of:=[.E146]*[.F14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178.729134478" calcext:value-type="float">
            <text:p>108.17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05</text:p>
          </table:table-cell>
          <table:table-cell table:style-name="ce5" table:formula="of:=[$Sheet2.$B146]/[.C147]+([.D147]/[.C147])+[.H147]" office:value-type="float" office:value="6.13903200848317" calcext:value-type="float">
            <text:p>6</text:p>
          </table:table-cell>
          <table:table-cell office:value-type="float" office:value="93.67" calcext:value-type="float">
            <text:p>93,67</text:p>
          </table:table-cell>
          <table:table-cell table:formula="of:=[.E147]*[.F14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184.868166486" calcext:value-type="float">
            <text:p>108.18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05</text:p>
          </table:table-cell>
          <table:table-cell table:style-name="ce5" table:formula="of:=[$Sheet2.$B147]/[.C148]+([.D148]/[.C148])+[.H148]" office:value-type="float" office:value="216.448243771396" calcext:value-type="float">
            <text:p>216</text:p>
          </table:table-cell>
          <table:table-cell office:value-type="float" office:value="92.64" calcext:value-type="float">
            <text:p>92,64</text:p>
          </table:table-cell>
          <table:table-cell table:formula="of:=[.E148]*[.F148]" office:value-type="float" office:value="19474.3980974394" calcext:value-type="float">
            <text:p>19.474,40</text:p>
          </table:table-cell>
          <table:table-cell office:value-type="float" office:value="0.18" calcext:value-type="float">
            <text:p>0,18</text:p>
          </table:table-cell>
          <table:table-cell table:style-name="ce5" office:value-type="float" office:value="108191.10054133" calcext:value-type="float">
            <text:p>108.19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05</text:p>
          </table:table-cell>
          <table:table-cell table:style-name="ce5" table:formula="of:=[$Sheet2.$B148]/[.C149]+([.D149]/[.C149])+[.H149]" office:value-type="float" office:value="6.149750357034" calcext:value-type="float">
            <text:p>6</text:p>
          </table:table-cell>
          <table:table-cell office:value-type="float" office:value="91.49" calcext:value-type="float">
            <text:p>91,49</text:p>
          </table:table-cell>
          <table:table-cell table:formula="of:=[.E149]*[.F14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197.250291687" calcext:value-type="float">
            <text:p>108.19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05</text:p>
          </table:table-cell>
          <table:table-cell table:style-name="ce5" table:formula="of:=[$Sheet2.$B149]/[.C150]+([.D150]/[.C150])+[.H150]" office:value-type="float" office:value="7.7173190881364" calcext:value-type="float">
            <text:p>8</text:p>
          </table:table-cell>
          <table:table-cell office:value-type="float" office:value="76.88" calcext:value-type="float">
            <text:p>76,88</text:p>
          </table:table-cell>
          <table:table-cell table:formula="of:=[.E150]*[.F15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204.967610775" calcext:value-type="float">
            <text:p>108.20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05</text:p>
          </table:table-cell>
          <table:table-cell table:style-name="ce5" table:formula="of:=[$Sheet2.$B150]/[.C151]+([.D151]/[.C151])+[.H151]" office:value-type="float" office:value="294.665298028921" calcext:value-type="float">
            <text:p>295</text:p>
          </table:table-cell>
          <table:table-cell office:value-type="float" office:value="75.57" calcext:value-type="float">
            <text:p>75,57</text:p>
          </table:table-cell>
          <table:table-cell table:formula="of:=[.E151]*[.F151]" office:value-type="float" office:value="21642.6481692446" calcext:value-type="float">
            <text:p>21.642,65</text:p>
          </table:table-cell>
          <table:table-cell office:value-type="float" office:value="0.2" calcext:value-type="float">
            <text:p>0,20</text:p>
          </table:table-cell>
          <table:table-cell table:style-name="ce5" office:value-type="float" office:value="108213.240846223" calcext:value-type="float">
            <text:p>108.21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05</text:p>
          </table:table-cell>
          <table:table-cell table:style-name="ce5" table:formula="of:=[$Sheet2.$B151]/[.C152]+([.D152]/[.C152])+[.H152]" office:value-type="float" office:value="8.64082575878548" calcext:value-type="float">
            <text:p>9</text:p>
          </table:table-cell>
          <table:table-cell office:value-type="float" office:value="74.3" calcext:value-type="float">
            <text:p>74,30</text:p>
          </table:table-cell>
          <table:table-cell table:formula="of:=[.E152]*[.F15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221.881671982" calcext:value-type="float">
            <text:p>108.22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05</text:p>
          </table:table-cell>
          <table:table-cell table:style-name="ce5" table:formula="of:=[$Sheet2.$B152]/[.C153]+([.D153]/[.C153])+[.H153]" office:value-type="float" office:value="7.57747973024172" calcext:value-type="float">
            <text:p>8</text:p>
          </table:table-cell>
          <table:table-cell office:value-type="float" office:value="83" calcext:value-type="float">
            <text:p>83,00</text:p>
          </table:table-cell>
          <table:table-cell table:formula="of:=[.E153]*[.F15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229.459151712" calcext:value-type="float">
            <text:p>108.22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05</text:p>
          </table:table-cell>
          <table:table-cell table:style-name="ce5" table:formula="of:=[$Sheet2.$B153]/[.C154]+([.D154]/[.C154])+[.H154]" office:value-type="float" office:value="277.999297453006" calcext:value-type="float">
            <text:p>278</text:p>
          </table:table-cell>
          <table:table-cell office:value-type="float" office:value="80.16" calcext:value-type="float">
            <text:p>80,16</text:p>
          </table:table-cell>
          <table:table-cell table:formula="of:=[.E154]*[.F154]" office:value-type="float" office:value="21647.4810086737" calcext:value-type="float">
            <text:p>21.647,48</text:p>
          </table:table-cell>
          <table:table-cell office:value-type="float" office:value="0.2" calcext:value-type="float">
            <text:p>0,20</text:p>
          </table:table-cell>
          <table:table-cell table:style-name="ce5" office:value-type="float" office:value="108237.405043368" calcext:value-type="float">
            <text:p>108.23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05</text:p>
          </table:table-cell>
          <table:table-cell table:style-name="ce5" table:formula="of:=[$Sheet2.$B154]/[.C155]+([.D155]/[.C155])+[.H155]" office:value-type="float" office:value="8.36438331827466" calcext:value-type="float">
            <text:p>8</text:p>
          </table:table-cell>
          <table:table-cell office:value-type="float" office:value="80.22" calcext:value-type="float">
            <text:p>80,22</text:p>
          </table:table-cell>
          <table:table-cell table:formula="of:=[.E155]*[.F15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245.769426687" calcext:value-type="float">
            <text:p>108.24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05</text:p>
          </table:table-cell>
          <table:table-cell table:style-name="ce5" table:formula="of:=[$Sheet2.$B155]/[.C156]+([.D156]/[.C156])+[.H156]" office:value-type="float" office:value="8.14317106210159" calcext:value-type="float">
            <text:p>8</text:p>
          </table:table-cell>
          <table:table-cell office:value-type="float" office:value="81.85" calcext:value-type="float">
            <text:p>81,85</text:p>
          </table:table-cell>
          <table:table-cell table:formula="of:=[.E156]*[.F15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253.912597749" calcext:value-type="float">
            <text:p>108.25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05</text:p>
          </table:table-cell>
          <table:table-cell table:style-name="ce5" table:formula="of:=[$Sheet2.$B156]/[.C157]+([.D157]/[.C157])+[.H157]" office:value-type="float" office:value="250.50949022435" calcext:value-type="float">
            <text:p>251</text:p>
          </table:table-cell>
          <table:table-cell office:value-type="float" office:value="89.15" calcext:value-type="float">
            <text:p>89,15</text:p>
          </table:table-cell>
          <table:table-cell table:formula="of:=[.E157]*[.F157]" office:value-type="float" office:value="21652.3094105043" calcext:value-type="float">
            <text:p>21.652,31</text:p>
          </table:table-cell>
          <table:table-cell office:value-type="float" office:value="0.2" calcext:value-type="float">
            <text:p>0,20</text:p>
          </table:table-cell>
          <table:table-cell table:style-name="ce5" office:value-type="float" office:value="108261.547052522" calcext:value-type="float">
            <text:p>108.26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06</text:p>
          </table:table-cell>
          <table:table-cell table:style-name="ce5" table:formula="of:=[$Sheet2.$B157]/[.C158]+([.D158]/[.C158])+[.H158]" office:value-type="float" office:value="7.79637632224918" calcext:value-type="float">
            <text:p>8</text:p>
          </table:table-cell>
          <table:table-cell office:value-type="float" office:value="82.45" calcext:value-type="float">
            <text:p>82,45</text:p>
          </table:table-cell>
          <table:table-cell table:formula="of:=[.E158]*[.F15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269.343428844" calcext:value-type="float">
            <text:p>108.26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06</text:p>
          </table:table-cell>
          <table:table-cell table:style-name="ce5" table:formula="of:=[$Sheet2.$B158]/[.C159]+([.D159]/[.C159])+[.H159]" office:value-type="float" office:value="8.38219220031428" calcext:value-type="float">
            <text:p>8</text:p>
          </table:table-cell>
          <table:table-cell office:value-type="float" office:value="80.9" calcext:value-type="float">
            <text:p>80,90</text:p>
          </table:table-cell>
          <table:table-cell table:formula="of:=[.E159]*[.F15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277.725621044" calcext:value-type="float">
            <text:p>108.27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06</text:p>
          </table:table-cell>
          <table:table-cell table:style-name="ce5" table:formula="of:=[$Sheet2.$B159]/[.C160]+([.D160]/[.C160])+[.H160]" office:value-type="float" office:value="278.815833279984" calcext:value-type="float">
            <text:p>279</text:p>
          </table:table-cell>
          <table:table-cell office:value-type="float" office:value="80.2" calcext:value-type="float">
            <text:p>80,20</text:p>
          </table:table-cell>
          <table:table-cell table:formula="of:=[.E160]*[.F160]" office:value-type="float" office:value="21657.3000612856" calcext:value-type="float">
            <text:p>21.657,30</text:p>
          </table:table-cell>
          <table:table-cell office:value-type="float" office:value="0.2" calcext:value-type="float">
            <text:p>0,20</text:p>
          </table:table-cell>
          <table:table-cell table:style-name="ce5" office:value-type="float" office:value="108286.500306428" calcext:value-type="float">
            <text:p>108.28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06</text:p>
          </table:table-cell>
          <table:table-cell table:style-name="ce5" table:formula="of:=[$Sheet2.$B160]/[.C161]+([.D161]/[.C161])+[.H161]" office:value-type="float" office:value="8.37263933991988" calcext:value-type="float">
            <text:p>8</text:p>
          </table:table-cell>
          <table:table-cell office:value-type="float" office:value="82.72" calcext:value-type="float">
            <text:p>82,72</text:p>
          </table:table-cell>
          <table:table-cell table:formula="of:=[.E161]*[.F16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294.872945768" calcext:value-type="float">
            <text:p>108.29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06</text:p>
          </table:table-cell>
          <table:table-cell table:style-name="ce5" table:formula="of:=[$Sheet2.$B161]/[.C162]+([.D162]/[.C162])+[.H162]" office:value-type="float" office:value="8.70244613577452" calcext:value-type="float">
            <text:p>9</text:p>
          </table:table-cell>
          <table:table-cell office:value-type="float" office:value="82.59" calcext:value-type="float">
            <text:p>82,59</text:p>
          </table:table-cell>
          <table:table-cell table:formula="of:=[.E162]*[.F16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303.575391904" calcext:value-type="float">
            <text:p>108.30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06</text:p>
          </table:table-cell>
          <table:table-cell table:style-name="ce5" table:formula="of:=[$Sheet2.$B162]/[.C163]+([.D163]/[.C163])+[.H163]" office:value-type="float" office:value="414.815783217731" calcext:value-type="float">
            <text:p>415</text:p>
          </table:table-cell>
          <table:table-cell office:value-type="float" office:value="79.89" calcext:value-type="float">
            <text:p>79,89</text:p>
          </table:table-cell>
          <table:table-cell table:formula="of:=[.E163]*[.F163]" office:value-type="float" office:value="32493.4989561558" calcext:value-type="float">
            <text:p>32.493,50</text:p>
          </table:table-cell>
          <table:table-cell office:value-type="float" office:value="0.3" calcext:value-type="float">
            <text:p>0,30</text:p>
          </table:table-cell>
          <table:table-cell table:style-name="ce5" office:value-type="float" office:value="108311.663187186" calcext:value-type="float">
            <text:p>108.31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06</text:p>
          </table:table-cell>
          <table:table-cell table:style-name="ce5" table:formula="of:=[$Sheet2.$B163]/[.C164]+([.D164]/[.C164])+[.H164]" office:value-type="float" office:value="8.95387839331846" calcext:value-type="float">
            <text:p>9</text:p>
          </table:table-cell>
          <table:table-cell office:value-type="float" office:value="77.54" calcext:value-type="float">
            <text:p>77,54</text:p>
          </table:table-cell>
          <table:table-cell table:formula="of:=[.E164]*[.F16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320.617065579" calcext:value-type="float">
            <text:p>108.32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06</text:p>
          </table:table-cell>
          <table:table-cell table:style-name="ce5" table:formula="of:=[$Sheet2.$B164]/[.C165]+([.D165]/[.C165])+[.H165]" office:value-type="float" office:value="8.99497684513061" calcext:value-type="float">
            <text:p>9</text:p>
          </table:table-cell>
          <table:table-cell office:value-type="float" office:value="76.65" calcext:value-type="float">
            <text:p>76,65</text:p>
          </table:table-cell>
          <table:table-cell table:formula="of:=[.E165]*[.F16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329.612042424" calcext:value-type="float">
            <text:p>108.33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06</text:p>
          </table:table-cell>
          <table:table-cell table:style-name="ce5" table:formula="of:=[$Sheet2.$B165]/[.C166]+([.D166]/[.C166])+[.H166]" office:value-type="float" office:value="409.201122596554" calcext:value-type="float">
            <text:p>409</text:p>
          </table:table-cell>
          <table:table-cell office:value-type="float" office:value="81.13" calcext:value-type="float">
            <text:p>81,13</text:p>
          </table:table-cell>
          <table:table-cell table:formula="of:=[.E166]*[.F166]" office:value-type="float" office:value="32501.4610539536" calcext:value-type="float">
            <text:p>32.501,46</text:p>
          </table:table-cell>
          <table:table-cell office:value-type="float" office:value="0.3" calcext:value-type="float">
            <text:p>0,30</text:p>
          </table:table-cell>
          <table:table-cell table:style-name="ce5" office:value-type="float" office:value="108338.203513179" calcext:value-type="float">
            <text:p>108.33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06</text:p>
          </table:table-cell>
          <table:table-cell table:style-name="ce5" table:formula="of:=[$Sheet2.$B166]/[.C167]+([.D167]/[.C167])+[.H167]" office:value-type="float" office:value="8.46235223604682" calcext:value-type="float">
            <text:p>8</text:p>
          </table:table-cell>
          <table:table-cell office:value-type="float" office:value="81.76" calcext:value-type="float">
            <text:p>81,76</text:p>
          </table:table-cell>
          <table:table-cell table:formula="of:=[.E167]*[.F16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346.665865415" calcext:value-type="float">
            <text:p>108.34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06</text:p>
          </table:table-cell>
          <table:table-cell table:style-name="ce5" table:formula="of:=[$Sheet2.$B167]/[.C168]+([.D168]/[.C168])+[.H168]" office:value-type="float" office:value="7.56706309669445" calcext:value-type="float">
            <text:p>8</text:p>
          </table:table-cell>
          <table:table-cell office:value-type="float" office:value="92.5" calcext:value-type="float">
            <text:p>92,50</text:p>
          </table:table-cell>
          <table:table-cell table:formula="of:=[.E168]*[.F16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354.232928512" calcext:value-type="float">
            <text:p>108.35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06</text:p>
          </table:table-cell>
          <table:table-cell table:style-name="ce5" table:formula="of:=[$Sheet2.$B168]/[.C169]+([.D169]/[.C169])+[.H169]" office:value-type="float" office:value="361.278920733224" calcext:value-type="float">
            <text:p>361</text:p>
          </table:table-cell>
          <table:table-cell office:value-type="float" office:value="91.9" calcext:value-type="float">
            <text:p>91,90</text:p>
          </table:table-cell>
          <table:table-cell table:formula="of:=[.E169]*[.F169]" office:value-type="float" office:value="32508.5321223826" calcext:value-type="float">
            <text:p>32.508,53</text:p>
          </table:table-cell>
          <table:table-cell office:value-type="float" office:value="0.3" calcext:value-type="float">
            <text:p>0,30</text:p>
          </table:table-cell>
          <table:table-cell table:style-name="ce5" office:value-type="float" office:value="108361.773741275" calcext:value-type="float">
            <text:p>108.36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07</text:p>
          </table:table-cell>
          <table:table-cell table:style-name="ce5" table:formula="of:=[$Sheet2.$B169]/[.C170]+([.D170]/[.C170])+[.H170]" office:value-type="float" office:value="7.22388484480297" calcext:value-type="float">
            <text:p>7</text:p>
          </table:table-cell>
          <table:table-cell office:value-type="float" office:value="97.18" calcext:value-type="float">
            <text:p>97,18</text:p>
          </table:table-cell>
          <table:table-cell table:formula="of:=[.E170]*[.F17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368.99762612" calcext:value-type="float">
            <text:p>108.36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07</text:p>
          </table:table-cell>
          <table:table-cell table:style-name="ce5" table:formula="of:=[$Sheet2.$B170]/[.C171]+([.D171]/[.C171])+[.H171]" office:value-type="float" office:value="7.13631599561556" calcext:value-type="float">
            <text:p>7</text:p>
          </table:table-cell>
          <table:table-cell office:value-type="float" office:value="98.97" calcext:value-type="float">
            <text:p>98,97</text:p>
          </table:table-cell>
          <table:table-cell table:formula="of:=[.E171]*[.F17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376.133942116" calcext:value-type="float">
            <text:p>108.37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07</text:p>
          </table:table-cell>
          <table:table-cell table:style-name="ce5" table:formula="of:=[$Sheet2.$B171]/[.C172]+([.D172]/[.C172])+[.H172]" office:value-type="float" office:value="368.12828192088" calcext:value-type="float">
            <text:p>368</text:p>
          </table:table-cell>
          <table:table-cell office:value-type="float" office:value="90.25" calcext:value-type="float">
            <text:p>90,25</text:p>
          </table:table-cell>
          <table:table-cell table:formula="of:=[.E172]*[.F172]" office:value-type="float" office:value="32515.1949167951" calcext:value-type="float">
            <text:p>32.515,19</text:p>
          </table:table-cell>
          <table:table-cell office:value-type="float" office:value="0.3" calcext:value-type="float">
            <text:p>0,30</text:p>
          </table:table-cell>
          <table:table-cell table:style-name="ce5" office:value-type="float" office:value="108383.983055984" calcext:value-type="float">
            <text:p>108.38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07</text:p>
          </table:table-cell>
          <table:table-cell table:style-name="ce5" table:formula="of:=[$Sheet2.$B172]/[.C173]+([.D173]/[.C173])+[.H173]" office:value-type="float" office:value="7.70453221675828" calcext:value-type="float">
            <text:p>8</text:p>
          </table:table-cell>
          <table:table-cell office:value-type="float" office:value="94.51" calcext:value-type="float">
            <text:p>94,51</text:p>
          </table:table-cell>
          <table:table-cell table:formula="of:=[.E173]*[.F17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391.6875882" calcext:value-type="float">
            <text:p>108.39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07</text:p>
          </table:table-cell>
          <table:table-cell table:style-name="ce5" table:formula="of:=[$Sheet2.$B173]/[.C174]+([.D174]/[.C174])+[.H174]" office:value-type="float" office:value="7.22222944445167" calcext:value-type="float">
            <text:p>7</text:p>
          </table:table-cell>
          <table:table-cell office:value-type="float" office:value="102.06" calcext:value-type="float">
            <text:p>102,06</text:p>
          </table:table-cell>
          <table:table-cell table:formula="of:=[.E174]*[.F17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398.909817645" calcext:value-type="float">
            <text:p>108.39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07</text:p>
          </table:table-cell>
          <table:table-cell table:style-name="ce5" table:formula="of:=[$Sheet2.$B174]/[.C175]+([.D175]/[.C175])+[.H175]" office:value-type="float" office:value="413.995569360258" calcext:value-type="float">
            <text:p>414</text:p>
          </table:table-cell>
          <table:table-cell office:value-type="float" office:value="106.62" calcext:value-type="float">
            <text:p>106,62</text:p>
          </table:table-cell>
          <table:table-cell table:formula="of:=[.E175]*[.F175]" office:value-type="float" office:value="43362.4816758082" calcext:value-type="float">
            <text:p>43.362,48</text:p>
          </table:table-cell>
          <table:table-cell office:value-type="float" office:value="0.4" calcext:value-type="float">
            <text:p>0,40</text:p>
          </table:table-cell>
          <table:table-cell table:style-name="ce5" office:value-type="float" office:value="108406.20418952" calcext:value-type="float">
            <text:p>108.40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07</text:p>
          </table:table-cell>
          <table:table-cell table:style-name="ce5" table:formula="of:=[$Sheet2.$B175]/[.C176]+([.D176]/[.C176])+[.H176]" office:value-type="float" office:value="7.38984912588431" calcext:value-type="float">
            <text:p>7</text:p>
          </table:table-cell>
          <table:table-cell office:value-type="float" office:value="105.39" calcext:value-type="float">
            <text:p>105,39</text:p>
          </table:table-cell>
          <table:table-cell table:formula="of:=[.E176]*[.F17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413.594038646" calcext:value-type="float">
            <text:p>108.41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07</text:p>
          </table:table-cell>
          <table:table-cell table:style-name="ce5" table:formula="of:=[$Sheet2.$B176]/[.C177]+([.D177]/[.C177])+[.H177]" office:value-type="float" office:value="7.21892755448621" calcext:value-type="float">
            <text:p>7</text:p>
          </table:table-cell>
          <table:table-cell office:value-type="float" office:value="110.39" calcext:value-type="float">
            <text:p>110,39</text:p>
          </table:table-cell>
          <table:table-cell table:formula="of:=[.E177]*[.F17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420.812966201" calcext:value-type="float">
            <text:p>108.42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07</text:p>
          </table:table-cell>
          <table:table-cell table:style-name="ce5" table:formula="of:=[$Sheet2.$B177]/[.C178]+([.D178]/[.C178])+[.H178]" office:value-type="float" office:value="379.369700689419" calcext:value-type="float">
            <text:p>379</text:p>
          </table:table-cell>
          <table:table-cell office:value-type="float" office:value="116.34" calcext:value-type="float">
            <text:p>116,34</text:p>
          </table:table-cell>
          <table:table-cell table:formula="of:=[.E178]*[.F178]" office:value-type="float" office:value="43370.9551189515" calcext:value-type="float">
            <text:p>43.370,96</text:p>
          </table:table-cell>
          <table:table-cell office:value-type="float" office:value="0.4" calcext:value-type="float">
            <text:p>0,40</text:p>
          </table:table-cell>
          <table:table-cell table:style-name="ce5" office:value-type="float" office:value="108427.387797379" calcext:value-type="float">
            <text:p>108.42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07</text:p>
          </table:table-cell>
          <table:table-cell table:style-name="ce5" table:formula="of:=[$Sheet2.$B178]/[.C179]+([.D179]/[.C179])+[.H179]" office:value-type="float" office:value="6.95990041774483" calcext:value-type="float">
            <text:p>7</text:p>
          </table:table-cell>
          <table:table-cell office:value-type="float" office:value="117.61" calcext:value-type="float">
            <text:p>117,61</text:p>
          </table:table-cell>
          <table:table-cell table:formula="of:=[.E179]*[.F17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434.347697797" calcext:value-type="float">
            <text:p>108.43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07</text:p>
          </table:table-cell>
          <table:table-cell table:style-name="ce5" table:formula="of:=[$Sheet2.$B179]/[.C180]+([.D180]/[.C180])+[.H180]" office:value-type="float" office:value="7.47755238773203" calcext:value-type="float">
            <text:p>7</text:p>
          </table:table-cell>
          <table:table-cell office:value-type="float" office:value="115.5" calcext:value-type="float">
            <text:p>115,50</text:p>
          </table:table-cell>
          <table:table-cell table:formula="of:=[.E180]*[.F18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441.825250184" calcext:value-type="float">
            <text:p>108.44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07</text:p>
          </table:table-cell>
          <table:table-cell table:style-name="ce5" table:formula="of:=[$Sheet2.$B180]/[.C181]+([.D181]/[.C181])+[.H181]" office:value-type="float" office:value="418.927973859136" calcext:value-type="float">
            <text:p>419</text:p>
          </table:table-cell>
          <table:table-cell office:value-type="float" office:value="105.55" calcext:value-type="float">
            <text:p>105,55</text:p>
          </table:table-cell>
          <table:table-cell table:formula="of:=[.E181]*[.F181]" office:value-type="float" office:value="43379.9056264192" calcext:value-type="float">
            <text:p>43.379,91</text:p>
          </table:table-cell>
          <table:table-cell office:value-type="float" office:value="0.4" calcext:value-type="float">
            <text:p>0,40</text:p>
          </table:table-cell>
          <table:table-cell table:style-name="ce5" office:value-type="float" office:value="108449.764066048" calcext:value-type="float">
            <text:p>108.45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08</text:p>
          </table:table-cell>
          <table:table-cell table:style-name="ce5" table:formula="of:=[$Sheet2.$B181]/[.C182]+([.D182]/[.C182])+[.H182]" office:value-type="float" office:value="7.73404356602209" calcext:value-type="float">
            <text:p>8</text:p>
          </table:table-cell>
          <table:table-cell office:value-type="float" office:value="108.99" calcext:value-type="float">
            <text:p>108,99</text:p>
          </table:table-cell>
          <table:table-cell table:formula="of:=[.E182]*[.F18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457.498109614" calcext:value-type="float">
            <text:p>108.45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08</text:p>
          </table:table-cell>
          <table:table-cell table:style-name="ce5" table:formula="of:=[$Sheet2.$B182]/[.C183]+([.D183]/[.C183])+[.H183]" office:value-type="float" office:value="7.95779440497025" calcext:value-type="float">
            <text:p>8</text:p>
          </table:table-cell>
          <table:table-cell office:value-type="float" office:value="107.16" calcext:value-type="float">
            <text:p>107,16</text:p>
          </table:table-cell>
          <table:table-cell table:formula="of:=[.E183]*[.F18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465.455904019" calcext:value-type="float">
            <text:p>108.46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08</text:p>
          </table:table-cell>
          <table:table-cell table:style-name="ce5" table:formula="of:=[$Sheet2.$B183]/[.C184]+([.D184]/[.C184])+[.H184]" office:value-type="float" office:value="388.86657056846" calcext:value-type="float">
            <text:p>389</text:p>
          </table:table-cell>
          <table:table-cell office:value-type="float" office:value="113.86" calcext:value-type="float">
            <text:p>113,86</text:p>
          </table:table-cell>
          <table:table-cell table:formula="of:=[.E184]*[.F184]" office:value-type="float" office:value="43389.2986415422" calcext:value-type="float">
            <text:p>43.389,30</text:p>
          </table:table-cell>
          <table:table-cell office:value-type="float" office:value="0.4" calcext:value-type="float">
            <text:p>0,40</text:p>
          </table:table-cell>
          <table:table-cell table:style-name="ce5" office:value-type="float" office:value="108473.246603856" calcext:value-type="float">
            <text:p>108.47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08</text:p>
          </table:table-cell>
          <table:table-cell table:style-name="ce5" table:formula="of:=[$Sheet2.$B184]/[.C185]+([.D185]/[.C185])+[.H185]" office:value-type="float" office:value="7.41547544469123" calcext:value-type="float">
            <text:p>7</text:p>
          </table:table-cell>
          <table:table-cell office:value-type="float" office:value="115.2" calcext:value-type="float">
            <text:p>115,20</text:p>
          </table:table-cell>
          <table:table-cell table:formula="of:=[.E185]*[.F18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480.6620793" calcext:value-type="float">
            <text:p>108.48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08</text:p>
          </table:table-cell>
          <table:table-cell table:style-name="ce5" table:formula="of:=[$Sheet2.$B185]/[.C186]+([.D186]/[.C186])+[.H186]" office:value-type="float" office:value="7.45655060505881" calcext:value-type="float">
            <text:p>7</text:p>
          </table:table-cell>
          <table:table-cell office:value-type="float" office:value="121.06" calcext:value-type="float">
            <text:p>121,06</text:p>
          </table:table-cell>
          <table:table-cell table:formula="of:=[.E186]*[.F18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488.118629905" calcext:value-type="float">
            <text:p>108.48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08</text:p>
          </table:table-cell>
          <table:table-cell table:style-name="ce5" table:formula="of:=[$Sheet2.$B186]/[.C187]+([.D187]/[.C187])+[.H187]" office:value-type="float" office:value="429.373167946659" calcext:value-type="float">
            <text:p>429</text:p>
          </table:table-cell>
          <table:table-cell office:value-type="float" office:value="128.49" calcext:value-type="float">
            <text:p>128,49</text:p>
          </table:table-cell>
          <table:table-cell table:formula="of:=[.E187]*[.F187]" office:value-type="float" office:value="54247.649124374" calcext:value-type="float">
            <text:p>54.247,65</text:p>
          </table:table-cell>
          <table:table-cell office:value-type="float" office:value="0.5" calcext:value-type="float">
            <text:p>0,50</text:p>
          </table:table-cell>
          <table:table-cell table:style-name="ce5" office:value-type="float" office:value="108495.298248748" calcext:value-type="float">
            <text:p>108.49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08</text:p>
          </table:table-cell>
          <table:table-cell table:style-name="ce5" table:formula="of:=[$Sheet2.$B187]/[.C188]+([.D188]/[.C188])+[.H188]" office:value-type="float" office:value="7.95932255552622" calcext:value-type="float">
            <text:p>8</text:p>
          </table:table-cell>
          <table:table-cell office:value-type="float" office:value="117.5" calcext:value-type="float">
            <text:p>117,50</text:p>
          </table:table-cell>
          <table:table-cell table:formula="of:=[.E188]*[.F18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503.257571303" calcext:value-type="float">
            <text:p>108.50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08</text:p>
          </table:table-cell>
          <table:table-cell table:style-name="ce5" table:formula="of:=[$Sheet2.$B188]/[.C189]+([.D189]/[.C189])+[.H189]" office:value-type="float" office:value="7.47683228747404" calcext:value-type="float">
            <text:p>7</text:p>
          </table:table-cell>
          <table:table-cell office:value-type="float" office:value="128.52" calcext:value-type="float">
            <text:p>128,52</text:p>
          </table:table-cell>
          <table:table-cell table:formula="of:=[.E189]*[.F18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510.734403591" calcext:value-type="float">
            <text:p>108.51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08</text:p>
          </table:table-cell>
          <table:table-cell table:style-name="ce5" table:formula="of:=[$Sheet2.$B189]/[.C190]+([.D190]/[.C190])+[.H190]" office:value-type="float" office:value="449.031439864678" calcext:value-type="float">
            <text:p>449</text:p>
          </table:table-cell>
          <table:table-cell office:value-type="float" office:value="122.87" calcext:value-type="float">
            <text:p>122,87</text:p>
          </table:table-cell>
          <table:table-cell table:formula="of:=[.E190]*[.F190]" office:value-type="float" office:value="54259.0841743754" calcext:value-type="float">
            <text:p>54.259,08</text:p>
          </table:table-cell>
          <table:table-cell office:value-type="float" office:value="0.5" calcext:value-type="float">
            <text:p>0,50</text:p>
          </table:table-cell>
          <table:table-cell table:style-name="ce5" office:value-type="float" office:value="108518.168348751" calcext:value-type="float">
            <text:p>108.51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08</text:p>
          </table:table-cell>
          <table:table-cell table:style-name="ce5" table:formula="of:=[$Sheet2.$B190]/[.C191]+([.D191]/[.C191])+[.H191]" office:value-type="float" office:value="6.82211119918456" calcext:value-type="float">
            <text:p>7</text:p>
          </table:table-cell>
          <table:table-cell office:value-type="float" office:value="115.51" calcext:value-type="float">
            <text:p>115,51</text:p>
          </table:table-cell>
          <table:table-cell table:formula="of:=[.E191]*[.F19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524.99045995" calcext:value-type="float">
            <text:p>108.52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08</text:p>
          </table:table-cell>
          <table:table-cell table:style-name="ce5" table:formula="of:=[$Sheet2.$B191]/[.C192]+([.D192]/[.C192])+[.H192]" office:value-type="float" office:value="7.47988628657993" calcext:value-type="float">
            <text:p>7</text:p>
          </table:table-cell>
          <table:table-cell office:value-type="float" office:value="92.64" calcext:value-type="float">
            <text:p>92,64</text:p>
          </table:table-cell>
          <table:table-cell table:formula="of:=[.E192]*[.F19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532.470346237" calcext:value-type="float">
            <text:p>108.53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08</text:p>
          </table:table-cell>
          <table:table-cell table:style-name="ce5" table:formula="of:=[$Sheet2.$B192]/[.C193]+([.D193]/[.C193])+[.H193]" office:value-type="float" office:value="678.457763691833" calcext:value-type="float">
            <text:p>678</text:p>
          </table:table-cell>
          <table:table-cell office:value-type="float" office:value="80.95" calcext:value-type="float">
            <text:p>80,95</text:p>
          </table:table-cell>
          <table:table-cell table:formula="of:=[.E193]*[.F193]" office:value-type="float" office:value="54270.255558617" calcext:value-type="float">
            <text:p>54.270,26</text:p>
          </table:table-cell>
          <table:table-cell office:value-type="float" office:value="0.5" calcext:value-type="float">
            <text:p>0,50</text:p>
          </table:table-cell>
          <table:table-cell table:style-name="ce5" office:value-type="float" office:value="108540.511117234" calcext:value-type="float">
            <text:p>108.54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09</text:p>
          </table:table-cell>
          <table:table-cell table:style-name="ce5" table:formula="of:=[$Sheet2.$B193]/[.C194]+([.D194]/[.C194])+[.H194]" office:value-type="float" office:value="7.66846415636902" calcext:value-type="float">
            <text:p>8</text:p>
          </table:table-cell>
          <table:table-cell office:value-type="float" office:value="83.89" calcext:value-type="float">
            <text:p>83,89</text:p>
          </table:table-cell>
          <table:table-cell table:formula="of:=[.E194]*[.F19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548.17958139" calcext:value-type="float">
            <text:p>108.54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09</text:p>
          </table:table-cell>
          <table:table-cell table:style-name="ce5" table:formula="of:=[$Sheet2.$B194]/[.C195]+([.D195]/[.C195])+[.H195]" office:value-type="float" office:value="7.12957169525815" calcext:value-type="float">
            <text:p>7</text:p>
          </table:table-cell>
          <table:table-cell office:value-type="float" office:value="90.6" calcext:value-type="float">
            <text:p>90,60</text:p>
          </table:table-cell>
          <table:table-cell table:formula="of:=[.E195]*[.F19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555.309153086" calcext:value-type="float">
            <text:p>108.55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09</text:p>
          </table:table-cell>
          <table:table-cell table:style-name="ce5" table:formula="of:=[$Sheet2.$B195]/[.C196]+([.D196]/[.C196])+[.H196]" office:value-type="float" office:value="602.265873104133" calcext:value-type="float">
            <text:p>602</text:p>
          </table:table-cell>
          <table:table-cell office:value-type="float" office:value="91.17" calcext:value-type="float">
            <text:p>91,17</text:p>
          </table:table-cell>
          <table:table-cell table:formula="of:=[.E196]*[.F196]" office:value-type="float" office:value="54281.0958609017" calcext:value-type="float">
            <text:p>54.281,10</text:p>
          </table:table-cell>
          <table:table-cell office:value-type="float" office:value="0.5" calcext:value-type="float">
            <text:p>0,50</text:p>
          </table:table-cell>
          <table:table-cell table:style-name="ce5" office:value-type="float" office:value="108562.191721803" calcext:value-type="float">
            <text:p>108.56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09</text:p>
          </table:table-cell>
          <table:table-cell table:style-name="ce5" table:formula="of:=[$Sheet2.$B196]/[.C197]+([.D197]/[.C197])+[.H197]" office:value-type="float" office:value="6.7345143546398" calcext:value-type="float">
            <text:p>7</text:p>
          </table:table-cell>
          <table:table-cell office:value-type="float" office:value="96.13" calcext:value-type="float">
            <text:p>96,13</text:p>
          </table:table-cell>
          <table:table-cell table:formula="of:=[.E197]*[.F19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568.926236158" calcext:value-type="float">
            <text:p>108.56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09</text:p>
          </table:table-cell>
          <table:table-cell table:style-name="ce5" table:formula="of:=[$Sheet2.$B197]/[.C198]+([.D198]/[.C198])+[.H198]" office:value-type="float" office:value="6.60044385608772" calcext:value-type="float">
            <text:p>7</text:p>
          </table:table-cell>
          <table:table-cell office:value-type="float" office:value="103.78" calcext:value-type="float">
            <text:p>103,78</text:p>
          </table:table-cell>
          <table:table-cell table:formula="of:=[.E198]*[.F19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575.526680014" calcext:value-type="float">
            <text:p>108.57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09</text:p>
          </table:table-cell>
          <table:table-cell table:style-name="ce5" table:formula="of:=[$Sheet2.$B198]/[.C199]+([.D199]/[.C199])+[.H199]" office:value-type="float" office:value="565.562883269248" calcext:value-type="float">
            <text:p>566</text:p>
          </table:table-cell>
          <table:table-cell office:value-type="float" office:value="106.94" calcext:value-type="float">
            <text:p>106,94</text:p>
          </table:table-cell>
          <table:table-cell table:formula="of:=[.E199]*[.F199]" office:value-type="float" office:value="59720.4527383351" calcext:value-type="float">
            <text:p>59.720,45</text:p>
          </table:table-cell>
          <table:table-cell office:value-type="float" office:value="0.55" calcext:value-type="float">
            <text:p>0,55</text:p>
          </table:table-cell>
          <table:table-cell table:style-name="ce5" office:value-type="float" office:value="108582.641342427" calcext:value-type="float">
            <text:p>108.58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09</text:p>
          </table:table-cell>
          <table:table-cell table:style-name="ce5" table:formula="of:=[$Sheet2.$B199]/[.C200]+([.D200]/[.C200])+[.H200]" office:value-type="float" office:value="7.3166270349369" calcext:value-type="float">
            <text:p>7</text:p>
          </table:table-cell>
          <table:table-cell office:value-type="float" office:value="105" calcext:value-type="float">
            <text:p>105,00</text:p>
          </table:table-cell>
          <table:table-cell table:formula="of:=[.E200]*[.F20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589.957969462" calcext:value-type="float">
            <text:p>108.59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09</text:p>
          </table:table-cell>
          <table:table-cell table:style-name="ce5" table:formula="of:=[$Sheet2.$B200]/[.C201]+([.D201]/[.C201])+[.H201]" office:value-type="float" office:value="6.76374474096301" calcext:value-type="float">
            <text:p>7</text:p>
          </table:table-cell>
          <table:table-cell office:value-type="float" office:value="118.88" calcext:value-type="float">
            <text:p>118,88</text:p>
          </table:table-cell>
          <table:table-cell table:formula="of:=[.E201]*[.F20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596.721714203" calcext:value-type="float">
            <text:p>108.59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09</text:p>
          </table:table-cell>
          <table:table-cell table:style-name="ce5" table:formula="of:=[$Sheet2.$B201]/[.C202]+([.D202]/[.C202])+[.H202]" office:value-type="float" office:value="514.406605081975" calcext:value-type="float">
            <text:p>514</text:p>
          </table:table-cell>
          <table:table-cell office:value-type="float" office:value="117.67" calcext:value-type="float">
            <text:p>117,67</text:p>
          </table:table-cell>
          <table:table-cell table:formula="of:=[.E202]*[.F202]" office:value-type="float" office:value="59731.9282535245" calcext:value-type="float">
            <text:p>59.731,93</text:p>
          </table:table-cell>
          <table:table-cell office:value-type="float" office:value="0.55" calcext:value-type="float">
            <text:p>0,55</text:p>
          </table:table-cell>
          <table:table-cell table:style-name="ce5" office:value-type="float" office:value="108603.505915499" calcext:value-type="float">
            <text:p>108.60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09</text:p>
          </table:table-cell>
          <table:table-cell table:style-name="ce5" table:formula="of:=[$Sheet2.$B202]/[.C203]+([.D203]/[.C203])+[.H203]" office:value-type="float" office:value="7.09021801380494" calcext:value-type="float">
            <text:p>7</text:p>
          </table:table-cell>
          <table:table-cell office:value-type="float" office:value="119.39" calcext:value-type="float">
            <text:p>119,39</text:p>
          </table:table-cell>
          <table:table-cell table:formula="of:=[.E203]*[.F20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610.596133513" calcext:value-type="float">
            <text:p>108.61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09</text:p>
          </table:table-cell>
          <table:table-cell table:style-name="ce5" table:formula="of:=[$Sheet2.$B203]/[.C204]+([.D204]/[.C204])+[.H204]" office:value-type="float" office:value="7.04298443742248" calcext:value-type="float">
            <text:p>7</text:p>
          </table:table-cell>
          <table:table-cell office:value-type="float" office:value="120.77" calcext:value-type="float">
            <text:p>120,77</text:p>
          </table:table-cell>
          <table:table-cell table:formula="of:=[.E204]*[.F20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617.63911795" calcext:value-type="float">
            <text:p>108.61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09</text:p>
          </table:table-cell>
          <table:table-cell table:style-name="ce5" table:formula="of:=[$Sheet2.$B204]/[.C205]+([.D205]/[.C205])+[.H205]" office:value-type="float" office:value="476.083710817794" calcext:value-type="float">
            <text:p>476</text:p>
          </table:table-cell>
          <table:table-cell office:value-type="float" office:value="127.29" calcext:value-type="float">
            <text:p>127,29</text:p>
          </table:table-cell>
          <table:table-cell table:formula="of:=[.E205]*[.F205]" office:value-type="float" office:value="59743.4057288849" calcext:value-type="float">
            <text:p>59.743,41</text:p>
          </table:table-cell>
          <table:table-cell office:value-type="float" office:value="0.55" calcext:value-type="float">
            <text:p>0,55</text:p>
          </table:table-cell>
          <table:table-cell table:style-name="ce5" office:value-type="float" office:value="108624.374052518" calcext:value-type="float">
            <text:p>108.62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10</text:p>
          </table:table-cell>
          <table:table-cell table:style-name="ce5" table:formula="of:=[$Sheet2.$B205]/[.C206]+([.D206]/[.C206])+[.H206]" office:value-type="float" office:value="6.61307612005957" calcext:value-type="float">
            <text:p>7</text:p>
          </table:table-cell>
          <table:table-cell office:value-type="float" office:value="131.18" calcext:value-type="float">
            <text:p>131,18</text:p>
          </table:table-cell>
          <table:table-cell table:formula="of:=[.E206]*[.F20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630.987128638" calcext:value-type="float">
            <text:p>108.63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10</text:p>
          </table:table-cell>
          <table:table-cell table:style-name="ce5" table:formula="of:=[$Sheet2.$B206]/[.C207]+([.D207]/[.C207])+[.H207]" office:value-type="float" office:value="6.51450929969004" calcext:value-type="float">
            <text:p>7</text:p>
          </table:table-cell>
          <table:table-cell office:value-type="float" office:value="123.23" calcext:value-type="float">
            <text:p>123,23</text:p>
          </table:table-cell>
          <table:table-cell table:formula="of:=[.E207]*[.F20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637.501637938" calcext:value-type="float">
            <text:p>108.63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10</text:p>
          </table:table-cell>
          <table:table-cell table:style-name="ce5" table:formula="of:=[$Sheet2.$B207]/[.C208]+([.D208]/[.C208])+[.H208]" office:value-type="float" office:value="475.175418813968" calcext:value-type="float">
            <text:p>475</text:p>
          </table:table-cell>
          <table:table-cell office:value-type="float" office:value="127.5" calcext:value-type="float">
            <text:p>127,50</text:p>
          </table:table-cell>
          <table:table-cell table:formula="of:=[.E208]*[.F208]" office:value-type="float" office:value="59754.2091261594" calcext:value-type="float">
            <text:p>59.754,21</text:p>
          </table:table-cell>
          <table:table-cell office:value-type="float" office:value="0.55" calcext:value-type="float">
            <text:p>0,55</text:p>
          </table:table-cell>
          <table:table-cell table:style-name="ce5" office:value-type="float" office:value="108644.016593017" calcext:value-type="float">
            <text:p>108.64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10</text:p>
          </table:table-cell>
          <table:table-cell table:style-name="ce5" table:formula="of:=[$Sheet2.$B208]/[.C209]+([.D209]/[.C209])+[.H209]" office:value-type="float" office:value="6.52333763177795" calcext:value-type="float">
            <text:p>7</text:p>
          </table:table-cell>
          <table:table-cell office:value-type="float" office:value="128.95" calcext:value-type="float">
            <text:p>128,95</text:p>
          </table:table-cell>
          <table:table-cell table:formula="of:=[.E209]*[.F20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650.539930649" calcext:value-type="float">
            <text:p>108.65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10</text:p>
          </table:table-cell>
          <table:table-cell table:style-name="ce5" table:formula="of:=[$Sheet2.$B209]/[.C210]+([.D210]/[.C210])+[.H210]" office:value-type="float" office:value="6.67330117371623" calcext:value-type="float">
            <text:p>7</text:p>
          </table:table-cell>
          <table:table-cell office:value-type="float" office:value="129.39" calcext:value-type="float">
            <text:p>129,39</text:p>
          </table:table-cell>
          <table:table-cell table:formula="of:=[.E210]*[.F21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657.213231823" calcext:value-type="float">
            <text:p>108.65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10</text:p>
          </table:table-cell>
          <table:table-cell table:style-name="ce5" table:formula="of:=[$Sheet2.$B210]/[.C211]+([.D211]/[.C211])+[.H211]" office:value-type="float" office:value="573.068682387628" calcext:value-type="float">
            <text:p>573</text:p>
          </table:table-cell>
          <table:table-cell office:value-type="float" office:value="124.69" calcext:value-type="float">
            <text:p>124,69</text:p>
          </table:table-cell>
          <table:table-cell table:formula="of:=[.E211]*[.F211]" office:value-type="float" office:value="70631.4863868188" calcext:value-type="float">
            <text:p>70.631,49</text:p>
          </table:table-cell>
          <table:table-cell office:value-type="float" office:value="0.65" calcext:value-type="float">
            <text:p>0,65</text:p>
          </table:table-cell>
          <table:table-cell table:style-name="ce5" office:value-type="float" office:value="108663.82521049" calcext:value-type="float">
            <text:p>108.66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10</text:p>
          </table:table-cell>
          <table:table-cell table:style-name="ce5" table:formula="of:=[$Sheet2.$B211]/[.C212]+([.D212]/[.C212])+[.H212]" office:value-type="float" office:value="6.72547843484308" calcext:value-type="float">
            <text:p>7</text:p>
          </table:table-cell>
          <table:table-cell office:value-type="float" office:value="123.55" calcext:value-type="float">
            <text:p>123,55</text:p>
          </table:table-cell>
          <table:table-cell table:formula="of:=[.E212]*[.F21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670.550688925" calcext:value-type="float">
            <text:p>108.67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10</text:p>
          </table:table-cell>
          <table:table-cell table:style-name="ce5" table:formula="of:=[$Sheet2.$B212]/[.C213]+([.D213]/[.C213])+[.H213]" office:value-type="float" office:value="6.61616547559147" calcext:value-type="float">
            <text:p>7</text:p>
          </table:table-cell>
          <table:table-cell office:value-type="float" office:value="129.25" calcext:value-type="float">
            <text:p>129,25</text:p>
          </table:table-cell>
          <table:table-cell table:formula="of:=[.E213]*[.F21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677.166854401" calcext:value-type="float">
            <text:p>108.67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10</text:p>
          </table:table-cell>
          <table:table-cell table:style-name="ce5" table:formula="of:=[$Sheet2.$B213]/[.C214]+([.D214]/[.C214])+[.H214]" office:value-type="float" office:value="570.579696080618" calcext:value-type="float">
            <text:p>571</text:p>
          </table:table-cell>
          <table:table-cell office:value-type="float" office:value="125.31" calcext:value-type="float">
            <text:p>125,31</text:p>
          </table:table-cell>
          <table:table-cell table:formula="of:=[.E214]*[.F214]" office:value-type="float" office:value="70644.5921574828" calcext:value-type="float">
            <text:p>70.644,59</text:p>
          </table:table-cell>
          <table:table-cell office:value-type="float" office:value="0.65" calcext:value-type="float">
            <text:p>0,65</text:p>
          </table:table-cell>
          <table:table-cell table:style-name="ce5" office:value-type="float" office:value="108683.987934589" calcext:value-type="float">
            <text:p>108.68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10</text:p>
          </table:table-cell>
          <table:table-cell table:style-name="ce5" table:formula="of:=[$Sheet2.$B214]/[.C215]+([.D215]/[.C215])+[.H215]" office:value-type="float" office:value="6.55919280579337" calcext:value-type="float">
            <text:p>7</text:p>
          </table:table-cell>
          <table:table-cell office:value-type="float" office:value="135.51" calcext:value-type="float">
            <text:p>135,51</text:p>
          </table:table-cell>
          <table:table-cell table:formula="of:=[.E215]*[.F21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690.547127395" calcext:value-type="float">
            <text:p>108.69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10</text:p>
          </table:table-cell>
          <table:table-cell table:style-name="ce5" table:formula="of:=[$Sheet2.$B215]/[.C216]+([.D216]/[.C216])+[.H216]" office:value-type="float" office:value="6.13847495924544" calcext:value-type="float">
            <text:p>6</text:p>
          </table:table-cell>
          <table:table-cell office:value-type="float" office:value="143.64" calcext:value-type="float">
            <text:p>143,64</text:p>
          </table:table-cell>
          <table:table-cell table:formula="of:=[.E216]*[.F21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696.685602354" calcext:value-type="float">
            <text:p>108.69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10</text:p>
          </table:table-cell>
          <table:table-cell table:style-name="ce5" table:formula="of:=[$Sheet2.$B216]/[.C217]+([.D217]/[.C217])+[.H217]" office:value-type="float" office:value="498.099402058971" calcext:value-type="float">
            <text:p>498</text:p>
          </table:table-cell>
          <table:table-cell office:value-type="float" office:value="143.61" calcext:value-type="float">
            <text:p>143,61</text:p>
          </table:table-cell>
          <table:table-cell table:formula="of:=[.E217]*[.F217]" office:value-type="float" office:value="70656.8071427592" calcext:value-type="float">
            <text:p>70.656,81</text:p>
          </table:table-cell>
          <table:table-cell office:value-type="float" office:value="0.65" calcext:value-type="float">
            <text:p>0,65</text:p>
          </table:table-cell>
          <table:table-cell table:style-name="ce5" office:value-type="float" office:value="108702.78021963" calcext:value-type="float">
            <text:p>108.70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11</text:p>
          </table:table-cell>
          <table:table-cell table:style-name="ce5" table:formula="of:=[$Sheet2.$B217]/[.C218]+([.D218]/[.C218])+[.H218]" office:value-type="float" office:value="6.13900781306613" calcext:value-type="float">
            <text:p>6</text:p>
          </table:table-cell>
          <table:table-cell office:value-type="float" office:value="147.21" calcext:value-type="float">
            <text:p>147,21</text:p>
          </table:table-cell>
          <table:table-cell table:formula="of:=[.E218]*[.F21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08.919227443" calcext:value-type="float">
            <text:p>108.70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11</text:p>
          </table:table-cell>
          <table:table-cell table:style-name="ce5" table:formula="of:=[$Sheet2.$B218]/[.C219]+([.D219]/[.C219])+[.H219]" office:value-type="float" office:value="5.55000982129738" calcext:value-type="float">
            <text:p>6</text:p>
          </table:table-cell>
          <table:table-cell office:value-type="float" office:value="162.11" calcext:value-type="float">
            <text:p>162,11</text:p>
          </table:table-cell>
          <table:table-cell table:formula="of:=[.E219]*[.F21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14.469237264" calcext:value-type="float">
            <text:p>108.71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11</text:p>
          </table:table-cell>
          <table:table-cell table:style-name="ce5" table:formula="of:=[$Sheet2.$B219]/[.C220]+([.D220]/[.C220])+[.H220]" office:value-type="float" office:value="438.672624673798" calcext:value-type="float">
            <text:p>439</text:p>
          </table:table-cell>
          <table:table-cell office:value-type="float" office:value="163.15" calcext:value-type="float">
            <text:p>163,15</text:p>
          </table:table-cell>
          <table:table-cell table:formula="of:=[.E220]*[.F220]" office:value-type="float" office:value="70667.9964078378" calcext:value-type="float">
            <text:p>70.668,00</text:p>
          </table:table-cell>
          <table:table-cell office:value-type="float" office:value="0.65" calcext:value-type="float">
            <text:p>0,65</text:p>
          </table:table-cell>
          <table:table-cell table:style-name="ce5" office:value-type="float" office:value="108719.994473597" calcext:value-type="float">
            <text:p>108.72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11</text:p>
          </table:table-cell>
          <table:table-cell table:style-name="ce5" table:formula="of:=[$Sheet2.$B220]/[.C221]+([.D221]/[.C221])+[.H221]" office:value-type="float" office:value="5.61533474545276" calcext:value-type="float">
            <text:p>6</text:p>
          </table:table-cell>
          <table:table-cell office:value-type="float" office:value="163.7" calcext:value-type="float">
            <text:p>163,70</text:p>
          </table:table-cell>
          <table:table-cell table:formula="of:=[.E221]*[.F22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25.609808342" calcext:value-type="float">
            <text:p>108.72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11</text:p>
          </table:table-cell>
          <table:table-cell table:style-name="ce5" table:formula="of:=[$Sheet2.$B221]/[.C222]+([.D222]/[.C222])+[.H222]" office:value-type="float" office:value="5.52654182503433" calcext:value-type="float">
            <text:p>6</text:p>
          </table:table-cell>
          <table:table-cell office:value-type="float" office:value="172.11" calcext:value-type="float">
            <text:p>172,11</text:p>
          </table:table-cell>
          <table:table-cell table:formula="of:=[.E222]*[.F22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31.136350167" calcext:value-type="float">
            <text:p>108.73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11</text:p>
          </table:table-cell>
          <table:table-cell table:style-name="ce5" table:formula="of:=[$Sheet2.$B222]/[.C223]+([.D223]/[.C223])+[.H223]" office:value-type="float" office:value="488.470454729415" calcext:value-type="float">
            <text:p>488</text:p>
          </table:table-cell>
          <table:table-cell office:value-type="float" office:value="168.9" calcext:value-type="float">
            <text:p>168,90</text:p>
          </table:table-cell>
          <table:table-cell table:formula="of:=[.E223]*[.F223]" office:value-type="float" office:value="81552.5711288551" calcext:value-type="float">
            <text:p>81.552,57</text:p>
          </table:table-cell>
          <table:table-cell office:value-type="float" office:value="0.75" calcext:value-type="float">
            <text:p>0,75</text:p>
          </table:table-cell>
          <table:table-cell table:style-name="ce5" office:value-type="float" office:value="108736.76150514" calcext:value-type="float">
            <text:p>108.73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11</text:p>
          </table:table-cell>
          <table:table-cell table:style-name="ce5" table:formula="of:=[$Sheet2.$B223]/[.C224]+([.D224]/[.C224])+[.H224]" office:value-type="float" office:value="5.59551205017581" calcext:value-type="float">
            <text:p>6</text:p>
          </table:table-cell>
          <table:table-cell office:value-type="float" office:value="171.61" calcext:value-type="float">
            <text:p>171,61</text:p>
          </table:table-cell>
          <table:table-cell table:formula="of:=[.E224]*[.F22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42.35701719" calcext:value-type="float">
            <text:p>108.74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11</text:p>
          </table:table-cell>
          <table:table-cell table:style-name="ce5" table:formula="of:=[$Sheet2.$B224]/[.C225]+([.D225]/[.C225])+[.H225]" office:value-type="float" office:value="5.29944964155583" calcext:value-type="float">
            <text:p>5</text:p>
          </table:table-cell>
          <table:table-cell office:value-type="float" office:value="182.6" calcext:value-type="float">
            <text:p>182,60</text:p>
          </table:table-cell>
          <table:table-cell table:formula="of:=[.E225]*[.F22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47.656466832" calcext:value-type="float">
            <text:p>108.74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11</text:p>
          </table:table-cell>
          <table:table-cell table:style-name="ce5" table:formula="of:=[$Sheet2.$B225]/[.C226]+([.D226]/[.C226])+[.H226]" office:value-type="float" office:value="477.729791430339" calcext:value-type="float">
            <text:p>478</text:p>
          </table:table-cell>
          <table:table-cell office:value-type="float" office:value="172.71" calcext:value-type="float">
            <text:p>172,71</text:p>
          </table:table-cell>
          <table:table-cell table:formula="of:=[.E226]*[.F226]" office:value-type="float" office:value="81564.8411478055" calcext:value-type="float">
            <text:p>81.564,84</text:p>
          </table:table-cell>
          <table:table-cell office:value-type="float" office:value="0.75" calcext:value-type="float">
            <text:p>0,75</text:p>
          </table:table-cell>
          <table:table-cell table:style-name="ce5" office:value-type="float" office:value="108753.121530407" calcext:value-type="float">
            <text:p>108.75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11</text:p>
          </table:table-cell>
          <table:table-cell table:style-name="ce5" table:formula="of:=[$Sheet2.$B226]/[.C227]+([.D227]/[.C227])+[.H227]" office:value-type="float" office:value="4.58161078512645" calcext:value-type="float">
            <text:p>5</text:p>
          </table:table-cell>
          <table:table-cell office:value-type="float" office:value="174.36" calcext:value-type="float">
            <text:p>174,36</text:p>
          </table:table-cell>
          <table:table-cell table:formula="of:=[.E227]*[.F22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57.703141193" calcext:value-type="float">
            <text:p>108.75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11</text:p>
          </table:table-cell>
          <table:table-cell table:style-name="ce5" table:formula="of:=[$Sheet2.$B227]/[.C228]+([.D228]/[.C228])+[.H228]" office:value-type="float" office:value="4.81142949302353" calcext:value-type="float">
            <text:p>5</text:p>
          </table:table-cell>
          <table:table-cell office:value-type="float" office:value="181.55" calcext:value-type="float">
            <text:p>181,55</text:p>
          </table:table-cell>
          <table:table-cell table:formula="of:=[.E228]*[.F22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62.514570686" calcext:value-type="float">
            <text:p>108.76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11</text:p>
          </table:table-cell>
          <table:table-cell table:style-name="ce5" table:formula="of:=[$Sheet2.$B228]/[.C229]+([.D229]/[.C229])+[.H229]" office:value-type="float" office:value="440.643393580067" calcext:value-type="float">
            <text:p>441</text:p>
          </table:table-cell>
          <table:table-cell office:value-type="float" office:value="187.01" calcext:value-type="float">
            <text:p>187,01</text:p>
          </table:table-cell>
          <table:table-cell table:formula="of:=[.E229]*[.F229]" office:value-type="float" office:value="81575.2126553738" calcext:value-type="float">
            <text:p>81.575,21</text:p>
          </table:table-cell>
          <table:table-cell office:value-type="float" office:value="0.75" calcext:value-type="float">
            <text:p>0,75</text:p>
          </table:table-cell>
          <table:table-cell table:style-name="ce5" office:value-type="float" office:value="108766.950207165" calcext:value-type="float">
            <text:p>108.76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12</text:p>
          </table:table-cell>
          <table:table-cell table:style-name="ce5" table:formula="of:=[$Sheet2.$B229]/[.C230]+([.D230]/[.C230])+[.H230]" office:value-type="float" office:value="4.30377112636964" calcext:value-type="float">
            <text:p>4</text:p>
          </table:table-cell>
          <table:table-cell office:value-type="float" office:value="186.73" calcext:value-type="float">
            <text:p>186,73</text:p>
          </table:table-cell>
          <table:table-cell table:formula="of:=[.E230]*[.F23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71.253978291" calcext:value-type="float">
            <text:p>108.77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12</text:p>
          </table:table-cell>
          <table:table-cell table:style-name="ce5" table:formula="of:=[$Sheet2.$B230]/[.C231]+([.D231]/[.C231])+[.H231]" office:value-type="float" office:value="4.43683467482608" calcext:value-type="float">
            <text:p>4</text:p>
          </table:table-cell>
          <table:table-cell office:value-type="float" office:value="193.21" calcext:value-type="float">
            <text:p>193,21</text:p>
          </table:table-cell>
          <table:table-cell table:formula="of:=[.E231]*[.F23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75.690812966" calcext:value-type="float">
            <text:p>108.77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12</text:p>
          </table:table-cell>
          <table:table-cell table:style-name="ce5" table:formula="of:=[$Sheet2.$B231]/[.C232]+([.D232]/[.C232])+[.H232]" office:value-type="float" office:value="418.082962575536" calcext:value-type="float">
            <text:p>418</text:p>
          </table:table-cell>
          <table:table-cell office:value-type="float" office:value="197.23" calcext:value-type="float">
            <text:p>197,23</text:p>
          </table:table-cell>
          <table:table-cell table:formula="of:=[.E232]*[.F232]" office:value-type="float" office:value="81585.0894095999" calcext:value-type="float">
            <text:p>81.585,09</text:p>
          </table:table-cell>
          <table:table-cell office:value-type="float" office:value="0.75" calcext:value-type="float">
            <text:p>0,75</text:p>
          </table:table-cell>
          <table:table-cell table:style-name="ce5" office:value-type="float" office:value="108780.1192128" calcext:value-type="float">
            <text:p>108.78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12</text:p>
          </table:table-cell>
          <table:table-cell table:style-name="ce5" table:formula="of:=[$Sheet2.$B232]/[.C233]+([.D233]/[.C233])+[.H233]" office:value-type="float" office:value="3.9299284740442" calcext:value-type="float">
            <text:p>4</text:p>
          </table:table-cell>
          <table:table-cell office:value-type="float" office:value="208.96" calcext:value-type="float">
            <text:p>208,96</text:p>
          </table:table-cell>
          <table:table-cell table:formula="of:=[.E233]*[.F23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84.049141274" calcext:value-type="float">
            <text:p>108.78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12</text:p>
          </table:table-cell>
          <table:table-cell table:style-name="ce5" table:formula="of:=[$Sheet2.$B233]/[.C234]+([.D234]/[.C234])+[.H234]" office:value-type="float" office:value="3.80216421011879" calcext:value-type="float">
            <text:p>4</text:p>
          </table:table-cell>
          <table:table-cell office:value-type="float" office:value="207.18" calcext:value-type="float">
            <text:p>207,18</text:p>
          </table:table-cell>
          <table:table-cell table:formula="of:=[.E234]*[.F23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87.851305484" calcext:value-type="float">
            <text:p>108.78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12</text:p>
          </table:table-cell>
          <table:table-cell table:style-name="ce5" table:formula="of:=[$Sheet2.$B234]/[.C235]+([.D235]/[.C235])+[.H235]" office:value-type="float" office:value="490.293933587994" calcext:value-type="float">
            <text:p>490</text:p>
          </table:table-cell>
          <table:table-cell office:value-type="float" office:value="190.12" calcext:value-type="float">
            <text:p>190,12</text:p>
          </table:table-cell>
          <table:table-cell table:formula="of:=[.E235]*[.F235]" office:value-type="float" office:value="92472.9896157748" calcext:value-type="float">
            <text:p>92.472,99</text:p>
          </table:table-cell>
          <table:table-cell office:value-type="float" office:value="0.85" calcext:value-type="float">
            <text:p>0,85</text:p>
          </table:table-cell>
          <table:table-cell table:style-name="ce5" office:value-type="float" office:value="108791.752489147" calcext:value-type="float">
            <text:p>108.79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12</text:p>
          </table:table-cell>
          <table:table-cell table:style-name="ce5" table:formula="of:=[$Sheet2.$B235]/[.C236]+([.D236]/[.C236])+[.H236]" office:value-type="float" office:value="3.80885039510069" calcext:value-type="float">
            <text:p>4</text:p>
          </table:table-cell>
          <table:table-cell office:value-type="float" office:value="196.36" calcext:value-type="float">
            <text:p>196,36</text:p>
          </table:table-cell>
          <table:table-cell table:formula="of:=[.E236]*[.F23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95.561339542" calcext:value-type="float">
            <text:p>108.79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12</text:p>
          </table:table-cell>
          <table:table-cell table:style-name="ce5" table:formula="of:=[$Sheet2.$B236]/[.C237]+([.D237]/[.C237])+[.H237]" office:value-type="float" office:value="3.70218246321778" calcext:value-type="float">
            <text:p>4</text:p>
          </table:table-cell>
          <table:table-cell office:value-type="float" office:value="196.96" calcext:value-type="float">
            <text:p>196,96</text:p>
          </table:table-cell>
          <table:table-cell table:formula="of:=[.E237]*[.F23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799.263522005" calcext:value-type="float">
            <text:p>108.79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12</text:p>
          </table:table-cell>
          <table:table-cell table:style-name="ce5" table:formula="of:=[$Sheet2.$B237]/[.C238]+([.D238]/[.C238])+[.H238]" office:value-type="float" office:value="474.144725493041" calcext:value-type="float">
            <text:p>474</text:p>
          </table:table-cell>
          <table:table-cell office:value-type="float" office:value="196.61" calcext:value-type="float">
            <text:p>196,61</text:p>
          </table:table-cell>
          <table:table-cell table:formula="of:=[.E238]*[.F238]" office:value-type="float" office:value="92482.5690074421" calcext:value-type="float">
            <text:p>92.482,57</text:p>
          </table:table-cell>
          <table:table-cell office:value-type="float" office:value="0.85" calcext:value-type="float">
            <text:p>0,85</text:p>
          </table:table-cell>
          <table:table-cell table:style-name="ce5" office:value-type="float" office:value="108803.022361697" calcext:value-type="float">
            <text:p>108.80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12</text:p>
          </table:table-cell>
          <table:table-cell table:style-name="ce5" table:formula="of:=[$Sheet2.$B238]/[.C239]+([.D239]/[.C239])+[.H239]" office:value-type="float" office:value="3.72169420809702" calcext:value-type="float">
            <text:p>4</text:p>
          </table:table-cell>
          <table:table-cell office:value-type="float" office:value="198.68" calcext:value-type="float">
            <text:p>198,68</text:p>
          </table:table-cell>
          <table:table-cell table:formula="of:=[.E239]*[.F23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06.744055905" calcext:value-type="float">
            <text:p>108.80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12</text:p>
          </table:table-cell>
          <table:table-cell table:style-name="ce5" table:formula="of:=[$Sheet2.$B239]/[.C240]+([.D240]/[.C240])+[.H240]" office:value-type="float" office:value="3.97041127756678" calcext:value-type="float">
            <text:p>4</text:p>
          </table:table-cell>
          <table:table-cell office:value-type="float" office:value="185.95" calcext:value-type="float">
            <text:p>185,95</text:p>
          </table:table-cell>
          <table:table-cell table:formula="of:=[.E240]*[.F24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10.714467182" calcext:value-type="float">
            <text:p>108.81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12</text:p>
          </table:table-cell>
          <table:table-cell table:style-name="ce5" table:formula="of:=[$Sheet2.$B240]/[.C241]+([.D241]/[.C241])+[.H241]" office:value-type="float" office:value="511.468253301524" calcext:value-type="float">
            <text:p>511</text:p>
          </table:table-cell>
          <table:table-cell office:value-type="float" office:value="182.21" calcext:value-type="float">
            <text:p>182,21</text:p>
          </table:table-cell>
          <table:table-cell table:formula="of:=[.E241]*[.F241]" office:value-type="float" office:value="92492.3832430594" calcext:value-type="float">
            <text:p>92.492,38</text:p>
          </table:table-cell>
          <table:table-cell office:value-type="float" office:value="0.85" calcext:value-type="float">
            <text:p>0,85</text:p>
          </table:table-cell>
          <table:table-cell table:style-name="ce5" office:value-type="float" office:value="108814.568521246" calcext:value-type="float">
            <text:p>108.81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13</text:p>
          </table:table-cell>
          <table:table-cell table:style-name="ce5" table:formula="of:=[$Sheet2.$B241]/[.C242]+([.D242]/[.C242])+[.H242]" office:value-type="float" office:value="3.97927078997945" calcext:value-type="float">
            <text:p>4</text:p>
          </table:table-cell>
          <table:table-cell office:value-type="float" office:value="185.39" calcext:value-type="float">
            <text:p>185,39</text:p>
          </table:table-cell>
          <table:table-cell table:formula="of:=[.E242]*[.F24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18.547792036" calcext:value-type="float">
            <text:p>108.81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13</text:p>
          </table:table-cell>
          <table:table-cell table:style-name="ce5" table:formula="of:=[$Sheet2.$B242]/[.C243]+([.D243]/[.C243])+[.H243]" office:value-type="float" office:value="3.85444363761803" calcext:value-type="float">
            <text:p>4</text:p>
          </table:table-cell>
          <table:table-cell office:value-type="float" office:value="195.47" calcext:value-type="float">
            <text:p>195,47</text:p>
          </table:table-cell>
          <table:table-cell table:formula="of:=[.E243]*[.F24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22.402235674" calcext:value-type="float">
            <text:p>108.82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13</text:p>
          </table:table-cell>
          <table:table-cell table:style-name="ce5" table:formula="of:=[$Sheet2.$B243]/[.C244]+([.D244]/[.C244])+[.H244]" office:value-type="float" office:value="486.624148132537" calcext:value-type="float">
            <text:p>487</text:p>
          </table:table-cell>
          <table:table-cell office:value-type="float" office:value="191.65" calcext:value-type="float">
            <text:p>191,65</text:p>
          </table:table-cell>
          <table:table-cell table:formula="of:=[.E244]*[.F244]" office:value-type="float" office:value="92502.4086778599" calcext:value-type="float">
            <text:p>92.502,41</text:p>
          </table:table-cell>
          <table:table-cell office:value-type="float" office:value="0.85" calcext:value-type="float">
            <text:p>0,85</text:p>
          </table:table-cell>
          <table:table-cell table:style-name="ce5" office:value-type="float" office:value="108826.363150423" calcext:value-type="float">
            <text:p>108.82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13</text:p>
          </table:table-cell>
          <table:table-cell table:style-name="ce5" table:formula="of:=[$Sheet2.$B244]/[.C245]+([.D245]/[.C245])+[.H245]" office:value-type="float" office:value="3.65658047534435" calcext:value-type="float">
            <text:p>4</text:p>
          </table:table-cell>
          <table:table-cell office:value-type="float" office:value="203.26" calcext:value-type="float">
            <text:p>203,26</text:p>
          </table:table-cell>
          <table:table-cell table:formula="of:=[.E245]*[.F24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30.019730899" calcext:value-type="float">
            <text:p>108.83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13</text:p>
          </table:table-cell>
          <table:table-cell table:style-name="ce5" table:formula="of:=[$Sheet2.$B245]/[.C246]+([.D246]/[.C246])+[.H246]" office:value-type="float" office:value="3.88672296213479" calcext:value-type="float">
            <text:p>4</text:p>
          </table:table-cell>
          <table:table-cell office:value-type="float" office:value="192.82" calcext:value-type="float">
            <text:p>192,82</text:p>
          </table:table-cell>
          <table:table-cell table:formula="of:=[.E246]*[.F24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33.906453861" calcext:value-type="float">
            <text:p>108.83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13</text:p>
          </table:table-cell>
          <table:table-cell table:style-name="ce5" table:formula="of:=[$Sheet2.$B246]/[.C247]+([.D247]/[.C247])+[.H247]" office:value-type="float" office:value="523.328364671511" calcext:value-type="float">
            <text:p>523</text:p>
          </table:table-cell>
          <table:table-cell office:value-type="float" office:value="198.91" calcext:value-type="float">
            <text:p>198,91</text:p>
          </table:table-cell>
          <table:table-cell table:formula="of:=[.E247]*[.F247]" office:value-type="float" office:value="103395.55288135" calcext:value-type="float">
            <text:p>103.395,55</text:p>
          </table:table-cell>
          <table:table-cell office:value-type="float" office:value="0.95" calcext:value-type="float">
            <text:p>0,95</text:p>
          </table:table-cell>
          <table:table-cell table:style-name="ce5" office:value-type="float" office:value="108837.424085631" calcext:value-type="float">
            <text:p>108.83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13</text:p>
          </table:table-cell>
          <table:table-cell table:style-name="ce5" table:formula="of:=[$Sheet2.$B247]/[.C248]+([.D248]/[.C248])+[.H248]" office:value-type="float" office:value="3.66636045550041" calcext:value-type="float">
            <text:p>4</text:p>
          </table:table-cell>
          <table:table-cell office:value-type="float" office:value="183.53" calcext:value-type="float">
            <text:p>183,53</text:p>
          </table:table-cell>
          <table:table-cell table:formula="of:=[.E248]*[.F24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41.090446087" calcext:value-type="float">
            <text:p>108.84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13</text:p>
          </table:table-cell>
          <table:table-cell table:style-name="ce5" table:formula="of:=[$Sheet2.$B248]/[.C249]+([.D249]/[.C249])+[.H249]" office:value-type="float" office:value="3.50799241698327" calcext:value-type="float">
            <text:p>4</text:p>
          </table:table-cell>
          <table:table-cell office:value-type="float" office:value="187.83" calcext:value-type="float">
            <text:p>187,83</text:p>
          </table:table-cell>
          <table:table-cell table:formula="of:=[.E249]*[.F24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44.598438504" calcext:value-type="float">
            <text:p>108.84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13</text:p>
          </table:table-cell>
          <table:table-cell table:style-name="ce5" table:formula="of:=[$Sheet2.$B249]/[.C250]+([.D250]/[.C250])+[.H250]" office:value-type="float" office:value="593.131790956168" calcext:value-type="float">
            <text:p>593</text:p>
          </table:table-cell>
          <table:table-cell office:value-type="float" office:value="175.4" calcext:value-type="float">
            <text:p>175,40</text:p>
          </table:table-cell>
          <table:table-cell table:formula="of:=[.E250]*[.F250]" office:value-type="float" office:value="103405.778214544" calcext:value-type="float">
            <text:p>103.405,78</text:p>
          </table:table-cell>
          <table:table-cell office:value-type="float" office:value="0.95" calcext:value-type="float">
            <text:p>0,95</text:p>
          </table:table-cell>
          <table:table-cell table:style-name="ce5" office:value-type="float" office:value="108848.187594257" calcext:value-type="float">
            <text:p>108.84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13</text:p>
          </table:table-cell>
          <table:table-cell table:style-name="ce5" table:formula="of:=[$Sheet2.$B250]/[.C251]+([.D251]/[.C251])+[.H251]" office:value-type="float" office:value="3.82292913992872" calcext:value-type="float">
            <text:p>4</text:p>
          </table:table-cell>
          <table:table-cell office:value-type="float" office:value="177.03" calcext:value-type="float">
            <text:p>177,03</text:p>
          </table:table-cell>
          <table:table-cell table:formula="of:=[.E251]*[.F25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52.010523397" calcext:value-type="float">
            <text:p>108.85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13</text:p>
          </table:table-cell>
          <table:table-cell table:style-name="ce5" table:formula="of:=[$Sheet2.$B251]/[.C252]+([.D252]/[.C252])+[.H252]" office:value-type="float" office:value="3.90766194816486" calcext:value-type="float">
            <text:p>4</text:p>
          </table:table-cell>
          <table:table-cell office:value-type="float" office:value="171.75" calcext:value-type="float">
            <text:p>171,75</text:p>
          </table:table-cell>
          <table:table-cell table:formula="of:=[.E252]*[.F25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55.918185345" calcext:value-type="float">
            <text:p>108.85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13</text:p>
          </table:table-cell>
          <table:table-cell table:style-name="ce5" table:formula="of:=[$Sheet2.$B252]/[.C253]+([.D253]/[.C253])+[.H253]" office:value-type="float" office:value="607.074975040264" calcext:value-type="float">
            <text:p>607</text:p>
          </table:table-cell>
          <table:table-cell office:value-type="float" office:value="171.41" calcext:value-type="float">
            <text:p>171,41</text:p>
          </table:table-cell>
          <table:table-cell table:formula="of:=[.E253]*[.F253]" office:value-type="float" office:value="103416.680637855" calcext:value-type="float">
            <text:p>103.416,68</text:p>
          </table:table-cell>
          <table:table-cell office:value-type="float" office:value="0.95" calcext:value-type="float">
            <text:p>0,95</text:p>
          </table:table-cell>
          <table:table-cell table:style-name="ce5" office:value-type="float" office:value="108859.663829321" calcext:value-type="float">
            <text:p>108.86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14</text:p>
          </table:table-cell>
          <table:table-cell table:style-name="ce5" table:formula="of:=[$Sheet2.$B253]/[.C254]+([.D254]/[.C254])+[.H254]" office:value-type="float" office:value="3.52746991326845" calcext:value-type="float">
            <text:p>4</text:p>
          </table:table-cell>
          <table:table-cell office:value-type="float" office:value="178.82" calcext:value-type="float">
            <text:p>178,82</text:p>
          </table:table-cell>
          <table:table-cell table:formula="of:=[.E254]*[.F25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63.191299234" calcext:value-type="float">
            <text:p>108.86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14</text:p>
          </table:table-cell>
          <table:table-cell table:style-name="ce5" table:formula="of:=[$Sheet2.$B254]/[.C255]+([.D255]/[.C255])+[.H255]" office:value-type="float" office:value="3.69825392020093" calcext:value-type="float">
            <text:p>4</text:p>
          </table:table-cell>
          <table:table-cell office:value-type="float" office:value="168.13" calcext:value-type="float">
            <text:p>168,13</text:p>
          </table:table-cell>
          <table:table-cell table:formula="of:=[.E255]*[.F25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66.889553154" calcext:value-type="float">
            <text:p>108.86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14</text:p>
          </table:table-cell>
          <table:table-cell table:style-name="ce5" table:formula="of:=[$Sheet2.$B255]/[.C256]+([.D256]/[.C256])+[.H256]" office:value-type="float" office:value="594.302890001361" calcext:value-type="float">
            <text:p>594</text:p>
          </table:table-cell>
          <table:table-cell office:value-type="float" office:value="175.11" calcext:value-type="float">
            <text:p>175,11</text:p>
          </table:table-cell>
          <table:table-cell table:formula="of:=[.E256]*[.F256]" office:value-type="float" office:value="103427.024527348" calcext:value-type="float">
            <text:p>103.427,02</text:p>
          </table:table-cell>
          <table:table-cell office:value-type="float" office:value="0.95" calcext:value-type="float">
            <text:p>0,95</text:p>
          </table:table-cell>
          <table:table-cell table:style-name="ce5" office:value-type="float" office:value="108870.552134051" calcext:value-type="float">
            <text:p>108.87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14</text:p>
          </table:table-cell>
          <table:table-cell table:style-name="ce5" table:formula="of:=[$Sheet2.$B256]/[.C257]+([.D257]/[.C257])+[.H257]" office:value-type="float" office:value="3.5782118728715" calcext:value-type="float">
            <text:p>4</text:p>
          </table:table-cell>
          <table:table-cell office:value-type="float" office:value="184.46" calcext:value-type="float">
            <text:p>184,46</text:p>
          </table:table-cell>
          <table:table-cell table:formula="of:=[.E257]*[.F25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74.130345924" calcext:value-type="float">
            <text:p>108.87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14</text:p>
          </table:table-cell>
          <table:table-cell table:style-name="ce5" table:formula="of:=[$Sheet2.$B257]/[.C258]+([.D258]/[.C258])+[.H258]" office:value-type="float" office:value="3.58163123173838" calcext:value-type="float">
            <text:p>4</text:p>
          </table:table-cell>
          <table:table-cell office:value-type="float" office:value="187.51" calcext:value-type="float">
            <text:p>187,51</text:p>
          </table:table-cell>
          <table:table-cell table:formula="of:=[.E258]*[.F25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77.711977155" calcext:value-type="float">
            <text:p>108.87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14</text:p>
          </table:table-cell>
          <table:table-cell table:style-name="ce5" table:formula="of:=[$Sheet2.$B258]/[.C259]+([.D259]/[.C259])+[.H259]" office:value-type="float" office:value="682.450924391262" calcext:value-type="float">
            <text:p>682</text:p>
          </table:table-cell>
          <table:table-cell office:value-type="float" office:value="176.48" calcext:value-type="float">
            <text:p>176,48</text:p>
          </table:table-cell>
          <table:table-cell table:formula="of:=[.E259]*[.F259]" office:value-type="float" office:value="119769.654824594" calcext:value-type="float">
            <text:p>119.769,65</text:p>
          </table:table-cell>
          <table:table-cell office:value-type="float" office:value="1.1" calcext:value-type="float">
            <text:p>1,10</text:p>
          </table:table-cell>
          <table:table-cell table:style-name="ce5" office:value-type="float" office:value="108881.504385995" calcext:value-type="float">
            <text:p>108.88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14</text:p>
          </table:table-cell>
          <table:table-cell table:style-name="ce5" table:formula="of:=[$Sheet2.$B259]/[.C260]+([.D260]/[.C260])+[.H260]" office:value-type="float" office:value="3.90240308420965" calcext:value-type="float">
            <text:p>4</text:p>
          </table:table-cell>
          <table:table-cell office:value-type="float" office:value="173.55" calcext:value-type="float">
            <text:p>173,55</text:p>
          </table:table-cell>
          <table:table-cell table:formula="of:=[.E260]*[.F26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85.406789079" calcext:value-type="float">
            <text:p>108.88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14</text:p>
          </table:table-cell>
          <table:table-cell table:style-name="ce5" table:formula="of:=[$Sheet2.$B260]/[.C261]+([.D261]/[.C261])+[.H261]" office:value-type="float" office:value="3.64276182739195" calcext:value-type="float">
            <text:p>4</text:p>
          </table:table-cell>
          <table:table-cell office:value-type="float" office:value="181.96" calcext:value-type="float">
            <text:p>181,96</text:p>
          </table:table-cell>
          <table:table-cell table:formula="of:=[.E261]*[.F26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89.049550906" calcext:value-type="float">
            <text:p>108.88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14</text:p>
          </table:table-cell>
          <table:table-cell table:style-name="ce5" table:formula="of:=[$Sheet2.$B261]/[.C262]+([.D262]/[.C262])+[.H262]" office:value-type="float" office:value="654.490725132336" calcext:value-type="float">
            <text:p>654</text:p>
          </table:table-cell>
          <table:table-cell office:value-type="float" office:value="184.04" calcext:value-type="float">
            <text:p>184,04</text:p>
          </table:table-cell>
          <table:table-cell table:formula="of:=[.E262]*[.F262]" office:value-type="float" office:value="119781.962124027" calcext:value-type="float">
            <text:p>119.781,96</text:p>
          </table:table-cell>
          <table:table-cell office:value-type="float" office:value="1.1" calcext:value-type="float">
            <text:p>1,10</text:p>
          </table:table-cell>
          <table:table-cell table:style-name="ce5" office:value-type="float" office:value="108892.692840025" calcext:value-type="float">
            <text:p>108.89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14</text:p>
          </table:table-cell>
          <table:table-cell table:style-name="ce5" table:formula="of:=[$Sheet2.$B262]/[.C263]+([.D263]/[.C263])+[.H263]" office:value-type="float" office:value="3.38381091914276" calcext:value-type="float">
            <text:p>3</text:p>
          </table:table-cell>
          <table:table-cell office:value-type="float" office:value="181.4" calcext:value-type="float">
            <text:p>181,40</text:p>
          </table:table-cell>
          <table:table-cell table:formula="of:=[.E263]*[.F26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96.076650944" calcext:value-type="float">
            <text:p>108.89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14</text:p>
          </table:table-cell>
          <table:table-cell table:style-name="ce5" table:formula="of:=[$Sheet2.$B263]/[.C264]+([.D264]/[.C264])+[.H264]" office:value-type="float" office:value="3.85719885595585" calcext:value-type="float">
            <text:p>4</text:p>
          </table:table-cell>
          <table:table-cell office:value-type="float" office:value="156.89" calcext:value-type="float">
            <text:p>156,89</text:p>
          </table:table-cell>
          <table:table-cell table:formula="of:=[.E264]*[.F26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899.9338498" calcext:value-type="float">
            <text:p>108.90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14</text:p>
          </table:table-cell>
          <table:table-cell table:style-name="ce5" table:formula="of:=[$Sheet2.$B264]/[.C265]+([.D265]/[.C265])+[.H265]" office:value-type="float" office:value="779.705624571174" calcext:value-type="float">
            <text:p>780</text:p>
          </table:table-cell>
          <table:table-cell office:value-type="float" office:value="154.39" calcext:value-type="float">
            <text:p>154,39</text:p>
          </table:table-cell>
          <table:table-cell table:formula="of:=[.E265]*[.F265]" office:value-type="float" office:value="119794.092818142" calcext:value-type="float">
            <text:p>119.794,09</text:p>
          </table:table-cell>
          <table:table-cell office:value-type="float" office:value="1.1" calcext:value-type="float">
            <text:p>1,10</text:p>
          </table:table-cell>
          <table:table-cell table:style-name="ce5" office:value-type="float" office:value="108903.720743766" calcext:value-type="float">
            <text:p>108.90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15</text:p>
          </table:table-cell>
          <table:table-cell table:style-name="ce5" table:formula="of:=[$Sheet2.$B265]/[.C266]+([.D266]/[.C266])+[.H266]" office:value-type="float" office:value="3.66260439887579" calcext:value-type="float">
            <text:p>4</text:p>
          </table:table-cell>
          <table:table-cell office:value-type="float" office:value="154.08" calcext:value-type="float">
            <text:p>154,08</text:p>
          </table:table-cell>
          <table:table-cell table:formula="of:=[.E266]*[.F26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07.383348164" calcext:value-type="float">
            <text:p>108.90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15</text:p>
          </table:table-cell>
          <table:table-cell table:style-name="ce5" table:formula="of:=[$Sheet2.$B266]/[.C267]+([.D267]/[.C267])+[.H267]" office:value-type="float" office:value="3.80150044715783" calcext:value-type="float">
            <text:p>4</text:p>
          </table:table-cell>
          <table:table-cell office:value-type="float" office:value="147.1" calcext:value-type="float">
            <text:p>147,10</text:p>
          </table:table-cell>
          <table:table-cell table:formula="of:=[.E267]*[.F26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11.184848612" calcext:value-type="float">
            <text:p>108.91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15</text:p>
          </table:table-cell>
          <table:table-cell table:style-name="ce5" table:formula="of:=[$Sheet2.$B267]/[.C268]+([.D268]/[.C268])+[.H268]" office:value-type="float" office:value="779.216493569166" calcext:value-type="float">
            <text:p>779</text:p>
          </table:table-cell>
          <table:table-cell office:value-type="float" office:value="154.43" calcext:value-type="float">
            <text:p>154,43</text:p>
          </table:table-cell>
          <table:table-cell table:formula="of:=[.E268]*[.F268]" office:value-type="float" office:value="119806.066657238" calcext:value-type="float">
            <text:p>119.806,07</text:p>
          </table:table-cell>
          <table:table-cell office:value-type="float" office:value="1.1" calcext:value-type="float">
            <text:p>1,10</text:p>
          </table:table-cell>
          <table:table-cell table:style-name="ce5" office:value-type="float" office:value="108914.606052035" calcext:value-type="float">
            <text:p>108.91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15</text:p>
          </table:table-cell>
          <table:table-cell table:style-name="ce5" table:formula="of:=[$Sheet2.$B268]/[.C269]+([.D269]/[.C269])+[.H269]" office:value-type="float" office:value="3.06818981290823" calcext:value-type="float">
            <text:p>3</text:p>
          </table:table-cell>
          <table:table-cell office:value-type="float" office:value="153.05" calcext:value-type="float">
            <text:p>153,05</text:p>
          </table:table-cell>
          <table:table-cell table:formula="of:=[.E269]*[.F26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17.674241848" calcext:value-type="float">
            <text:p>108.91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15</text:p>
          </table:table-cell>
          <table:table-cell table:style-name="ce5" table:formula="of:=[$Sheet2.$B269]/[.C270]+([.D270]/[.C270])+[.H270]" office:value-type="float" office:value="3.00768872914426" calcext:value-type="float">
            <text:p>3</text:p>
          </table:table-cell>
          <table:table-cell office:value-type="float" office:value="165.43" calcext:value-type="float">
            <text:p>165,43</text:p>
          </table:table-cell>
          <table:table-cell table:formula="of:=[.E270]*[.F27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20.681930577" calcext:value-type="float">
            <text:p>108.92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15</text:p>
          </table:table-cell>
          <table:table-cell table:style-name="ce5" table:formula="of:=[$Sheet2.$B270]/[.C271]+([.D271]/[.C271])+[.H271]" office:value-type="float" office:value="873.862043031396" calcext:value-type="float">
            <text:p>874</text:p>
          </table:table-cell>
          <table:table-cell office:value-type="float" office:value="162.58" calcext:value-type="float">
            <text:p>162,58</text:p>
          </table:table-cell>
          <table:table-cell table:formula="of:=[.E271]*[.F271]" office:value-type="float" office:value="141600.659305577" calcext:value-type="float">
            <text:p>141.600,66</text:p>
          </table:table-cell>
          <table:table-cell office:value-type="float" office:value="1.3" calcext:value-type="float">
            <text:p>1,30</text:p>
          </table:table-cell>
          <table:table-cell table:style-name="ce5" office:value-type="float" office:value="108923.584081213" calcext:value-type="float">
            <text:p>108.92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15</text:p>
          </table:table-cell>
          <table:table-cell table:style-name="ce5" table:formula="of:=[$Sheet2.$B271]/[.C272]+([.D272]/[.C272])+[.H272]" office:value-type="float" office:value="3.0864714483078" calcext:value-type="float">
            <text:p>3</text:p>
          </table:table-cell>
          <table:table-cell office:value-type="float" office:value="156.62" calcext:value-type="float">
            <text:p>156,62</text:p>
          </table:table-cell>
          <table:table-cell table:formula="of:=[.E272]*[.F27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26.670552662" calcext:value-type="float">
            <text:p>108.92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15</text:p>
          </table:table-cell>
          <table:table-cell table:style-name="ce5" table:formula="of:=[$Sheet2.$B272]/[.C273]+([.D273]/[.C273])+[.H273]" office:value-type="float" office:value="2.83823743865647" calcext:value-type="float">
            <text:p>3</text:p>
          </table:table-cell>
          <table:table-cell office:value-type="float" office:value="154.45" calcext:value-type="float">
            <text:p>154,45</text:p>
          </table:table-cell>
          <table:table-cell table:formula="of:=[.E273]*[.F27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29.5087901" calcext:value-type="float">
            <text:p>108.93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15</text:p>
          </table:table-cell>
          <table:table-cell table:style-name="ce5" table:formula="of:=[$Sheet2.$B273]/[.C274]+([.D274]/[.C274])+[.H274]" office:value-type="float" office:value="1026.12982800806" calcext:value-type="float">
            <text:p>1.026</text:p>
          </table:table-cell>
          <table:table-cell office:value-type="float" office:value="138.41" calcext:value-type="float">
            <text:p>138,41</text:p>
          </table:table-cell>
          <table:table-cell table:formula="of:=[.E274]*[.F274]" office:value-type="float" office:value="141612.253406858" calcext:value-type="float">
            <text:p>141.612,25</text:p>
          </table:table-cell>
          <table:table-cell office:value-type="float" office:value="1.3" calcext:value-type="float">
            <text:p>1,30</text:p>
          </table:table-cell>
          <table:table-cell table:style-name="ce5" office:value-type="float" office:value="108932.50262066" calcext:value-type="float">
            <text:p>108.93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15</text:p>
          </table:table-cell>
          <table:table-cell table:style-name="ce5" table:formula="of:=[$Sheet2.$B274]/[.C275]+([.D275]/[.C275])+[.H275]" office:value-type="float" office:value="2.73557129667313" calcext:value-type="float">
            <text:p>3</text:p>
          </table:table-cell>
          <table:table-cell office:value-type="float" office:value="138.79" calcext:value-type="float">
            <text:p>138,79</text:p>
          </table:table-cell>
          <table:table-cell table:formula="of:=[.E275]*[.F27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35.238191956" calcext:value-type="float">
            <text:p>108.93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15</text:p>
          </table:table-cell>
          <table:table-cell table:style-name="ce5" table:formula="of:=[$Sheet2.$B275]/[.C276]+([.D276]/[.C276])+[.H276]" office:value-type="float" office:value="2.89853929851175" calcext:value-type="float">
            <text:p>3</text:p>
          </table:table-cell>
          <table:table-cell office:value-type="float" office:value="134.2" calcext:value-type="float">
            <text:p>134,20</text:p>
          </table:table-cell>
          <table:table-cell table:formula="of:=[.E276]*[.F27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38.136731255" calcext:value-type="float">
            <text:p>108.93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15</text:p>
          </table:table-cell>
          <table:table-cell table:style-name="ce5" table:formula="of:=[$Sheet2.$B276]/[.C277]+([.D277]/[.C277])+[.H277]" office:value-type="float" office:value="1065.18966105488" calcext:value-type="float">
            <text:p>1.065</text:p>
          </table:table-cell>
          <table:table-cell office:value-type="float" office:value="133.32" calcext:value-type="float">
            <text:p>133,32</text:p>
          </table:table-cell>
          <table:table-cell table:formula="of:=[.E277]*[.F277]" office:value-type="float" office:value="141623.358468352" calcext:value-type="float">
            <text:p>141.623,36</text:p>
          </table:table-cell>
          <table:table-cell office:value-type="float" office:value="1.3" calcext:value-type="float">
            <text:p>1,30</text:p>
          </table:table-cell>
          <table:table-cell table:style-name="ce5" office:value-type="float" office:value="108941.044975656" calcext:value-type="float">
            <text:p>108.94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16</text:p>
          </table:table-cell>
          <table:table-cell table:style-name="ce5" table:formula="of:=[$Sheet2.$B277]/[.C278]+([.D278]/[.C278])+[.H278]" office:value-type="float" office:value="2.92396055775257" calcext:value-type="float">
            <text:p>3</text:p>
          </table:table-cell>
          <table:table-cell office:value-type="float" office:value="129.52" calcext:value-type="float">
            <text:p>129,52</text:p>
          </table:table-cell>
          <table:table-cell table:formula="of:=[.E278]*[.F27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43.968936213" calcext:value-type="float">
            <text:p>108.94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16</text:p>
          </table:table-cell>
          <table:table-cell table:style-name="ce5" table:formula="of:=[$Sheet2.$B278]/[.C279]+([.D279]/[.C279])+[.H279]" office:value-type="float" office:value="3.15666567078776" calcext:value-type="float">
            <text:p>3</text:p>
          </table:table-cell>
          <table:table-cell office:value-type="float" office:value="118.82" calcext:value-type="float">
            <text:p>118,82</text:p>
          </table:table-cell>
          <table:table-cell table:formula="of:=[.E279]*[.F27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47.125601884" calcext:value-type="float">
            <text:p>108.94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16</text:p>
          </table:table-cell>
          <table:table-cell table:style-name="ce5" table:formula="of:=[$Sheet2.$B279]/[.C280]+([.D280]/[.C280])+[.H280]" office:value-type="float" office:value="1124.28586550565" calcext:value-type="float">
            <text:p>1.124</text:p>
          </table:table-cell>
          <table:table-cell office:value-type="float" office:value="126.31" calcext:value-type="float">
            <text:p>126,31</text:p>
          </table:table-cell>
          <table:table-cell table:formula="of:=[.E280]*[.F280]" office:value-type="float" office:value="141635.106787711" calcext:value-type="float">
            <text:p>141.635,11</text:p>
          </table:table-cell>
          <table:table-cell office:value-type="float" office:value="1.3" calcext:value-type="float">
            <text:p>1,30</text:p>
          </table:table-cell>
          <table:table-cell table:style-name="ce5" office:value-type="float" office:value="108950.082144393" calcext:value-type="float">
            <text:p>108.95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16</text:p>
          </table:table-cell>
          <table:table-cell table:style-name="ce5" table:formula="of:=[$Sheet2.$B280]/[.C281]+([.D281]/[.C281])+[.H281]" office:value-type="float" office:value="2.9063415395863" calcext:value-type="float">
            <text:p>3</text:p>
          </table:table-cell>
          <table:table-cell office:value-type="float" office:value="143.76" calcext:value-type="float">
            <text:p>143,76</text:p>
          </table:table-cell>
          <table:table-cell table:formula="of:=[.E281]*[.F28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52.988485933" calcext:value-type="float">
            <text:p>108.95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16</text:p>
          </table:table-cell>
          <table:table-cell table:style-name="ce5" table:formula="of:=[$Sheet2.$B281]/[.C282]+([.D282]/[.C282])+[.H282]" office:value-type="float" office:value="3.11901119959154" calcext:value-type="float">
            <text:p>3</text:p>
          </table:table-cell>
          <table:table-cell office:value-type="float" office:value="139.99" calcext:value-type="float">
            <text:p>139,99</text:p>
          </table:table-cell>
          <table:table-cell table:formula="of:=[.E282]*[.F28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56.107497132" calcext:value-type="float">
            <text:p>108.95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16</text:p>
          </table:table-cell>
          <table:table-cell table:style-name="ce5" table:formula="of:=[$Sheet2.$B282]/[.C283]+([.D283]/[.C283])+[.H283]" office:value-type="float" office:value="1046.65506618871" calcext:value-type="float">
            <text:p>1.047</text:p>
          </table:table-cell>
          <table:table-cell office:value-type="float" office:value="146.14" calcext:value-type="float">
            <text:p>146,14</text:p>
          </table:table-cell>
          <table:table-cell table:formula="of:=[.E283]*[.F283]" office:value-type="float" office:value="152542.532258406" calcext:value-type="float">
            <text:p>152.542,53</text:p>
          </table:table-cell>
          <table:table-cell office:value-type="float" office:value="1.4" calcext:value-type="float">
            <text:p>1,40</text:p>
          </table:table-cell>
          <table:table-cell table:style-name="ce5" office:value-type="float" office:value="108958.951613147" calcext:value-type="float">
            <text:p>108.95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16</text:p>
          </table:table-cell>
          <table:table-cell table:style-name="ce5" table:formula="of:=[$Sheet2.$B283]/[.C284]+([.D284]/[.C284])+[.H284]" office:value-type="float" office:value="3.2107843379113" calcext:value-type="float">
            <text:p>3</text:p>
          </table:table-cell>
          <table:table-cell office:value-type="float" office:value="145.37" calcext:value-type="float">
            <text:p>145,37</text:p>
          </table:table-cell>
          <table:table-cell table:formula="of:=[.E284]*[.F28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62.162397485" calcext:value-type="float">
            <text:p>108.96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16</text:p>
          </table:table-cell>
          <table:table-cell table:style-name="ce5" table:formula="of:=[$Sheet2.$B284]/[.C285]+([.D285]/[.C285])+[.H285]" office:value-type="float" office:value="3.00885590540927" calcext:value-type="float">
            <text:p>3</text:p>
          </table:table-cell>
          <table:table-cell office:value-type="float" office:value="153.45" calcext:value-type="float">
            <text:p>153,45</text:p>
          </table:table-cell>
          <table:table-cell table:formula="of:=[.E285]*[.F28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65.17125339" calcext:value-type="float">
            <text:p>108.96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16</text:p>
          </table:table-cell>
          <table:table-cell table:style-name="ce5" table:formula="of:=[$Sheet2.$B285]/[.C286]+([.D286]/[.C286])+[.H286]" office:value-type="float" office:value="1011.9061226159" calcext:value-type="float">
            <text:p>1.012</text:p>
          </table:table-cell>
          <table:table-cell office:value-type="float" office:value="151.22" calcext:value-type="float">
            <text:p>151,22</text:p>
          </table:table-cell>
          <table:table-cell table:formula="of:=[.E286]*[.F286]" office:value-type="float" office:value="152555.543815486" calcext:value-type="float">
            <text:p>152.555,54</text:p>
          </table:table-cell>
          <table:table-cell office:value-type="float" office:value="1.4" calcext:value-type="float">
            <text:p>1,40</text:p>
          </table:table-cell>
          <table:table-cell table:style-name="ce5" office:value-type="float" office:value="108968.24558249" calcext:value-type="float">
            <text:p>108.96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16</text:p>
          </table:table-cell>
          <table:table-cell table:style-name="ce5" table:formula="of:=[$Sheet2.$B286]/[.C287]+([.D287]/[.C287])+[.H287]" office:value-type="float" office:value="3.04488027466817" calcext:value-type="float">
            <text:p>3</text:p>
          </table:table-cell>
          <table:table-cell office:value-type="float" office:value="150.97" calcext:value-type="float">
            <text:p>150,97</text:p>
          </table:table-cell>
          <table:table-cell table:formula="of:=[.E287]*[.F28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71.290462765" calcext:value-type="float">
            <text:p>108.97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16</text:p>
          </table:table-cell>
          <table:table-cell table:style-name="ce5" table:formula="of:=[$Sheet2.$B287]/[.C288]+([.D288]/[.C288])+[.H288]" office:value-type="float" office:value="3.20796710521445" calcext:value-type="float">
            <text:p>3</text:p>
          </table:table-cell>
          <table:table-cell office:value-type="float" office:value="146.62" calcext:value-type="float">
            <text:p>146,62</text:p>
          </table:table-cell>
          <table:table-cell table:formula="of:=[.E288]*[.F28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74.49842987" calcext:value-type="float">
            <text:p>108.97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16</text:p>
          </table:table-cell>
          <table:table-cell table:style-name="ce5" table:formula="of:=[$Sheet2.$B288]/[.C289]+([.D289]/[.C289])+[.H289]" office:value-type="float" office:value="989.148535335647" calcext:value-type="float">
            <text:p>989</text:p>
          </table:table-cell>
          <table:table-cell office:value-type="float" office:value="154.69" calcext:value-type="float">
            <text:p>154,69</text:p>
          </table:table-cell>
          <table:table-cell table:formula="of:=[.E289]*[.F289]" office:value-type="float" office:value="152568.307826682" calcext:value-type="float">
            <text:p>152.568,31</text:p>
          </table:table-cell>
          <table:table-cell office:value-type="float" office:value="1.4" calcext:value-type="float">
            <text:p>1,40</text:p>
          </table:table-cell>
          <table:table-cell table:style-name="ce5" office:value-type="float" office:value="108977.362733344" calcext:value-type="float">
            <text:p>108.97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17</text:p>
          </table:table-cell>
          <table:table-cell table:style-name="ce5" table:formula="of:=[$Sheet2.$B289]/[.C290]+([.D290]/[.C290])+[.H290]" office:value-type="float" office:value="2.89045279856472" calcext:value-type="float">
            <text:p>3</text:p>
          </table:table-cell>
          <table:table-cell office:value-type="float" office:value="159.51" calcext:value-type="float">
            <text:p>159,51</text:p>
          </table:table-cell>
          <table:table-cell table:formula="of:=[.E290]*[.F29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80.253186143" calcext:value-type="float">
            <text:p>108.98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17</text:p>
          </table:table-cell>
          <table:table-cell table:style-name="ce5" table:formula="of:=[$Sheet2.$B290]/[.C291]+([.D291]/[.C291])+[.H291]" office:value-type="float" office:value="2.84752513759597" calcext:value-type="float">
            <text:p>3</text:p>
          </table:table-cell>
          <table:table-cell office:value-type="float" office:value="167.15" calcext:value-type="float">
            <text:p>167,15</text:p>
          </table:table-cell>
          <table:table-cell table:formula="of:=[.E291]*[.F29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83.10071128" calcext:value-type="float">
            <text:p>108.98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17</text:p>
          </table:table-cell>
          <table:table-cell table:style-name="ce5" table:formula="of:=[$Sheet2.$B291]/[.C292]+([.D292]/[.C292])+[.H292]" office:value-type="float" office:value="887.886631363207" calcext:value-type="float">
            <text:p>888</text:p>
          </table:table-cell>
          <table:table-cell office:value-type="float" office:value="172.39" calcext:value-type="float">
            <text:p>172,39</text:p>
          </table:table-cell>
          <table:table-cell table:formula="of:=[.E292]*[.F292]" office:value-type="float" office:value="152580.259573034" calcext:value-type="float">
            <text:p>152.580,26</text:p>
          </table:table-cell>
          <table:table-cell office:value-type="float" office:value="1.4" calcext:value-type="float">
            <text:p>1,40</text:p>
          </table:table-cell>
          <table:table-cell table:style-name="ce5" office:value-type="float" office:value="108985.899695025" calcext:value-type="float">
            <text:p>108.98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17</text:p>
          </table:table-cell>
          <table:table-cell table:style-name="ce5" table:formula="of:=[$Sheet2.$B292]/[.C293]+([.D293]/[.C293])+[.H293]" office:value-type="float" office:value="2.89243215470162" calcext:value-type="float">
            <text:p>3</text:p>
          </table:table-cell>
          <table:table-cell office:value-type="float" office:value="166.03" calcext:value-type="float">
            <text:p>166,03</text:p>
          </table:table-cell>
          <table:table-cell table:formula="of:=[.E293]*[.F29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88.792127179" calcext:value-type="float">
            <text:p>108.98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17</text:p>
          </table:table-cell>
          <table:table-cell table:style-name="ce5" table:formula="of:=[$Sheet2.$B293]/[.C294]+([.D294]/[.C294])+[.H294]" office:value-type="float" office:value="3.08891858653013" calcext:value-type="float">
            <text:p>3</text:p>
          </table:table-cell>
          <table:table-cell office:value-type="float" office:value="152.87" calcext:value-type="float">
            <text:p>152,87</text:p>
          </table:table-cell>
          <table:table-cell table:formula="of:=[.E294]*[.F29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91.881045766" calcext:value-type="float">
            <text:p>108.99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17</text:p>
          </table:table-cell>
          <table:table-cell table:style-name="ce5" table:formula="of:=[$Sheet2.$B294]/[.C295]+([.D295]/[.C295])+[.H295]" office:value-type="float" office:value="1123.38069405058" calcext:value-type="float">
            <text:p>1.123</text:p>
          </table:table-cell>
          <table:table-cell office:value-type="float" office:value="145.95" calcext:value-type="float">
            <text:p>145,95</text:p>
          </table:table-cell>
          <table:table-cell table:formula="of:=[.E295]*[.F295]" office:value-type="float" office:value="163492.59868694" calcext:value-type="float">
            <text:p>163.492,60</text:p>
          </table:table-cell>
          <table:table-cell office:value-type="float" office:value="1.5" calcext:value-type="float">
            <text:p>1,50</text:p>
          </table:table-cell>
          <table:table-cell table:style-name="ce5" office:value-type="float" office:value="108995.065791293" calcext:value-type="float">
            <text:p>108.99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17</text:p>
          </table:table-cell>
          <table:table-cell table:style-name="ce5" table:formula="of:=[$Sheet2.$B295]/[.C296]+([.D296]/[.C296])+[.H296]" office:value-type="float" office:value="3.08103465605088" calcext:value-type="float">
            <text:p>3</text:p>
          </table:table-cell>
          <table:table-cell office:value-type="float" office:value="146.69" calcext:value-type="float">
            <text:p>146,69</text:p>
          </table:table-cell>
          <table:table-cell table:formula="of:=[.E296]*[.F29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8998.146825949" calcext:value-type="float">
            <text:p>108.99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17</text:p>
          </table:table-cell>
          <table:table-cell table:style-name="ce5" table:formula="of:=[$Sheet2.$B296]/[.C297]+([.D297]/[.C297])+[.H297]" office:value-type="float" office:value="3.46337658205599" calcext:value-type="float">
            <text:p>3</text:p>
          </table:table-cell>
          <table:table-cell office:value-type="float" office:value="138.5" calcext:value-type="float">
            <text:p>138,50</text:p>
          </table:table-cell>
          <table:table-cell table:formula="of:=[.E297]*[.F29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01.610202531" calcext:value-type="float">
            <text:p>109.00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17</text:p>
          </table:table-cell>
          <table:table-cell table:style-name="ce5" table:formula="of:=[$Sheet2.$B297]/[.C298]+([.D298]/[.C298])+[.H298]" office:value-type="float" office:value="1200.7338239993" calcext:value-type="float">
            <text:p>1.201</text:p>
          </table:table-cell>
          <table:table-cell office:value-type="float" office:value="136.57" calcext:value-type="float">
            <text:p>136,57</text:p>
          </table:table-cell>
          <table:table-cell table:formula="of:=[.E298]*[.F298]" office:value-type="float" office:value="163507.649638263" calcext:value-type="float">
            <text:p>163.507,65</text:p>
          </table:table-cell>
          <table:table-cell office:value-type="float" office:value="1.5" calcext:value-type="float">
            <text:p>1,50</text:p>
          </table:table-cell>
          <table:table-cell table:style-name="ce5" office:value-type="float" office:value="109005.099758842" calcext:value-type="float">
            <text:p>109.00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17</text:p>
          </table:table-cell>
          <table:table-cell table:style-name="ce5" table:formula="of:=[$Sheet2.$B298]/[.C299]+([.D299]/[.C299])+[.H299]" office:value-type="float" office:value="3.41463281158093" calcext:value-type="float">
            <text:p>3</text:p>
          </table:table-cell>
          <table:table-cell office:value-type="float" office:value="138.83" calcext:value-type="float">
            <text:p>138,83</text:p>
          </table:table-cell>
          <table:table-cell table:formula="of:=[.E299]*[.F29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08.514391653" calcext:value-type="float">
            <text:p>109.00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17</text:p>
          </table:table-cell>
          <table:table-cell table:style-name="ce5" table:formula="of:=[$Sheet2.$B299]/[.C300]+([.D300]/[.C300])+[.H300]" office:value-type="float" office:value="3.11410533492436" calcext:value-type="float">
            <text:p>3</text:p>
          </table:table-cell>
          <table:table-cell office:value-type="float" office:value="147.19" calcext:value-type="float">
            <text:p>147,19</text:p>
          </table:table-cell>
          <table:table-cell table:formula="of:=[.E300]*[.F30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11.628496988" calcext:value-type="float">
            <text:p>109.01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17</text:p>
          </table:table-cell>
          <table:table-cell table:style-name="ce5" table:formula="of:=[$Sheet2.$B300]/[.C301]+([.D301]/[.C301])+[.H301]" office:value-type="float" office:value="1111.88228334793" calcext:value-type="float">
            <text:p>1.112</text:p>
          </table:table-cell>
          <table:table-cell office:value-type="float" office:value="147.48" calcext:value-type="float">
            <text:p>147,48</text:p>
          </table:table-cell>
          <table:table-cell table:formula="of:=[.E301]*[.F301]" office:value-type="float" office:value="163522.104006081" calcext:value-type="float">
            <text:p>163.522,10</text:p>
          </table:table-cell>
          <table:table-cell office:value-type="float" office:value="1.5" calcext:value-type="float">
            <text:p>1,50</text:p>
          </table:table-cell>
          <table:table-cell table:style-name="ce5" office:value-type="float" office:value="109014.736004054" calcext:value-type="float">
            <text:p>109.01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18</text:p>
          </table:table-cell>
          <table:table-cell table:style-name="ce5" table:formula="of:=[$Sheet2.$B301]/[.C302]+([.D302]/[.C302])+[.H302]" office:value-type="float" office:value="3.06774540211534" calcext:value-type="float">
            <text:p>3</text:p>
          </table:table-cell>
          <table:table-cell office:value-type="float" office:value="147.57" calcext:value-type="float">
            <text:p>147,57</text:p>
          </table:table-cell>
          <table:table-cell table:formula="of:=[.E302]*[.F30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17.803749456" calcext:value-type="float">
            <text:p>109.01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18</text:p>
          </table:table-cell>
          <table:table-cell table:style-name="ce5" table:formula="of:=[$Sheet2.$B302]/[.C303]+([.D303]/[.C303])+[.H303]" office:value-type="float" office:value="3.02081304542705" calcext:value-type="float">
            <text:p>3</text:p>
          </table:table-cell>
          <table:table-cell office:value-type="float" office:value="155.87" calcext:value-type="float">
            <text:p>155,87</text:p>
          </table:table-cell>
          <table:table-cell table:formula="of:=[.E303]*[.F30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20.824562502" calcext:value-type="float">
            <text:p>109.02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18</text:p>
          </table:table-cell>
          <table:table-cell table:style-name="ce5" table:formula="of:=[$Sheet2.$B303]/[.C304]+([.D304]/[.C304])+[.H304]" office:value-type="float" office:value="1103.91738544129" calcext:value-type="float">
            <text:p>1.104</text:p>
          </table:table-cell>
          <table:table-cell office:value-type="float" office:value="148.56" calcext:value-type="float">
            <text:p>148,56</text:p>
          </table:table-cell>
          <table:table-cell table:formula="of:=[.E304]*[.F304]" office:value-type="float" office:value="163535.902276953" calcext:value-type="float">
            <text:p>163.535,90</text:p>
          </table:table-cell>
          <table:table-cell office:value-type="float" office:value="1.5" calcext:value-type="float">
            <text:p>1,50</text:p>
          </table:table-cell>
          <table:table-cell table:style-name="ce5" office:value-type="float" office:value="109023.934851302" calcext:value-type="float">
            <text:p>109.02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18</text:p>
          </table:table-cell>
          <table:table-cell table:style-name="ce5" table:formula="of:=[$Sheet2.$B304]/[.C305]+([.D305]/[.C305])+[.H305]" office:value-type="float" office:value="3.09885150365571" calcext:value-type="float">
            <text:p>3</text:p>
          </table:table-cell>
          <table:table-cell office:value-type="float" office:value="146.46" calcext:value-type="float">
            <text:p>146,46</text:p>
          </table:table-cell>
          <table:table-cell table:formula="of:=[.E305]*[.F30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27.033702806" calcext:value-type="float">
            <text:p>109.02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18</text:p>
          </table:table-cell>
          <table:table-cell table:style-name="ce5" table:formula="of:=[$Sheet2.$B305]/[.C306]+([.D306]/[.C306])+[.H306]" office:value-type="float" office:value="3.09491944626196" calcext:value-type="float">
            <text:p>3</text:p>
          </table:table-cell>
          <table:table-cell office:value-type="float" office:value="138.16" calcext:value-type="float">
            <text:p>138,16</text:p>
          </table:table-cell>
          <table:table-cell table:formula="of:=[.E306]*[.F30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30.128622252" calcext:value-type="float">
            <text:p>109.03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18</text:p>
          </table:table-cell>
          <table:table-cell table:style-name="ce5" table:formula="of:=[$Sheet2.$B306]/[.C307]+([.D307]/[.C307])+[.H307]" office:value-type="float" office:value="1261.28051285814" calcext:value-type="float">
            <text:p>1.261</text:p>
          </table:table-cell>
          <table:table-cell office:value-type="float" office:value="136.04" calcext:value-type="float">
            <text:p>136,04</text:p>
          </table:table-cell>
          <table:table-cell table:formula="of:=[.E307]*[.F307]" office:value-type="float" office:value="171181.948833824" calcext:value-type="float">
            <text:p>171.181,95</text:p>
          </table:table-cell>
          <table:table-cell office:value-type="float" office:value="1.57" calcext:value-type="float">
            <text:p>1,57</text:p>
          </table:table-cell>
          <table:table-cell table:style-name="ce5" office:value-type="float" office:value="109033.088429187" calcext:value-type="float">
            <text:p>109.03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18</text:p>
          </table:table-cell>
          <table:table-cell table:style-name="ce5" table:formula="of:=[$Sheet2.$B307]/[.C308]+([.D308]/[.C308])+[.H308]" office:value-type="float" office:value="2.92820582785111" calcext:value-type="float">
            <text:p>3</text:p>
          </table:table-cell>
          <table:table-cell office:value-type="float" office:value="132.08" calcext:value-type="float">
            <text:p>132,08</text:p>
          </table:table-cell>
          <table:table-cell table:formula="of:=[.E308]*[.F30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36.016635015" calcext:value-type="float">
            <text:p>109.03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18</text:p>
          </table:table-cell>
          <table:table-cell table:style-name="ce5" table:formula="of:=[$Sheet2.$B308]/[.C309]+([.D309]/[.C309])+[.H309]" office:value-type="float" office:value="2.88757757830892" calcext:value-type="float">
            <text:p>3</text:p>
          </table:table-cell>
          <table:table-cell office:value-type="float" office:value="138.27" calcext:value-type="float">
            <text:p>138,27</text:p>
          </table:table-cell>
          <table:table-cell table:formula="of:=[.E309]*[.F30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38.904212593" calcext:value-type="float">
            <text:p>109.03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18</text:p>
          </table:table-cell>
          <table:table-cell table:style-name="ce5" table:formula="of:=[$Sheet2.$B309]/[.C310]+([.D310]/[.C310])+[.H310]" office:value-type="float" office:value="1230.45036670008" calcext:value-type="float">
            <text:p>1.230</text:p>
          </table:table-cell>
          <table:table-cell office:value-type="float" office:value="139.43" calcext:value-type="float">
            <text:p>139,43</text:p>
          </table:table-cell>
          <table:table-cell table:formula="of:=[.E310]*[.F310]" office:value-type="float" office:value="171195.206319969" calcext:value-type="float">
            <text:p>171.195,21</text:p>
          </table:table-cell>
          <table:table-cell office:value-type="float" office:value="1.57" calcext:value-type="float">
            <text:p>1,57</text:p>
          </table:table-cell>
          <table:table-cell table:style-name="ce5" office:value-type="float" office:value="109041.532687878" calcext:value-type="float">
            <text:p>109.04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18</text:p>
          </table:table-cell>
          <table:table-cell table:style-name="ce5" table:formula="of:=[$Sheet2.$B310]/[.C311]+([.D311]/[.C311])+[.H311]" office:value-type="float" office:value="2.55605415254283" calcext:value-type="float">
            <text:p>3</text:p>
          </table:table-cell>
          <table:table-cell office:value-type="float" office:value="144.91" calcext:value-type="float">
            <text:p>144,91</text:p>
          </table:table-cell>
          <table:table-cell table:formula="of:=[.E311]*[.F31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44.088742031" calcext:value-type="float">
            <text:p>109.04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18</text:p>
          </table:table-cell>
          <table:table-cell table:style-name="ce5" table:formula="of:=[$Sheet2.$B311]/[.C312]+([.D312]/[.C312])+[.H312]" office:value-type="float" office:value="3.65250343364543" calcext:value-type="float">
            <text:p>4</text:p>
          </table:table-cell>
          <table:table-cell office:value-type="float" office:value="110.32" calcext:value-type="float">
            <text:p>110,32</text:p>
          </table:table-cell>
          <table:table-cell table:formula="of:=[.E312]*[.F31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47.741245465" calcext:value-type="float">
            <text:p>109.04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18</text:p>
          </table:table-cell>
          <table:table-cell table:style-name="ce5" table:formula="of:=[$Sheet2.$B312]/[.C313]+([.D313]/[.C313])+[.H313]" office:value-type="float" office:value="1429.50620337261" calcext:value-type="float">
            <text:p>1.430</text:p>
          </table:table-cell>
          <table:table-cell office:value-type="float" office:value="120.04" calcext:value-type="float">
            <text:p>120,04</text:p>
          </table:table-cell>
          <table:table-cell table:formula="of:=[.E313]*[.F313]" office:value-type="float" office:value="171210.027057814" calcext:value-type="float">
            <text:p>171.210,03</text:p>
          </table:table-cell>
          <table:table-cell office:value-type="float" office:value="1.57" calcext:value-type="float">
            <text:p>1,57</text:p>
          </table:table-cell>
          <table:table-cell table:style-name="ce5" office:value-type="float" office:value="109050.972648289" calcext:value-type="float">
            <text:p>109.05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19</text:p>
          </table:table-cell>
          <table:table-cell table:style-name="ce5" table:formula="of:=[$Sheet2.$B313]/[.C314]+([.D314]/[.C314])+[.H314]" office:value-type="float" office:value="3.61489322125969" calcext:value-type="float">
            <text:p>4</text:p>
          </table:table-cell>
          <table:table-cell office:value-type="float" office:value="106.99" calcext:value-type="float">
            <text:p>106,99</text:p>
          </table:table-cell>
          <table:table-cell table:formula="of:=[.E314]*[.F31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54.58754151" calcext:value-type="float">
            <text:p>109.05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19</text:p>
          </table:table-cell>
          <table:table-cell table:style-name="ce5" table:formula="of:=[$Sheet2.$B314]/[.C315]+([.D315]/[.C315])+[.H315]" office:value-type="float" office:value="3.19146461766582" calcext:value-type="float">
            <text:p>3</text:p>
          </table:table-cell>
          <table:table-cell office:value-type="float" office:value="128.92" calcext:value-type="float">
            <text:p>128,92</text:p>
          </table:table-cell>
          <table:table-cell table:formula="of:=[.E315]*[.F31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57.779006128" calcext:value-type="float">
            <text:p>109.05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19</text:p>
          </table:table-cell>
          <table:table-cell table:style-name="ce5" table:formula="of:=[$Sheet2.$B315]/[.C316]+([.D316]/[.C316])+[.H316]" office:value-type="float" office:value="1289.83344763801" calcext:value-type="float">
            <text:p>1.290</text:p>
          </table:table-cell>
          <table:table-cell office:value-type="float" office:value="133.06" calcext:value-type="float">
            <text:p>133,06</text:p>
          </table:table-cell>
          <table:table-cell table:formula="of:=[.E316]*[.F316]" office:value-type="float" office:value="171225.430450598" calcext:value-type="float">
            <text:p>171.225,43</text:p>
          </table:table-cell>
          <table:table-cell office:value-type="float" office:value="1.57" calcext:value-type="float">
            <text:p>1,57</text:p>
          </table:table-cell>
          <table:table-cell table:style-name="ce5" office:value-type="float" office:value="109060.783726495" calcext:value-type="float">
            <text:p>109.06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19</text:p>
          </table:table-cell>
          <table:table-cell table:style-name="ce5" table:formula="of:=[$Sheet2.$B316]/[.C317]+([.D317]/[.C317])+[.H317]" office:value-type="float" office:value="2.85310115404804" calcext:value-type="float">
            <text:p>3</text:p>
          </table:table-cell>
          <table:table-cell office:value-type="float" office:value="135.17" calcext:value-type="float">
            <text:p>135,17</text:p>
          </table:table-cell>
          <table:table-cell table:formula="of:=[.E317]*[.F31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63.636827649" calcext:value-type="float">
            <text:p>109.06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19</text:p>
          </table:table-cell>
          <table:table-cell table:style-name="ce5" table:formula="of:=[$Sheet2.$B317]/[.C318]+([.D318]/[.C318])+[.H318]" office:value-type="float" office:value="2.85001131454492" calcext:value-type="float">
            <text:p>3</text:p>
          </table:table-cell>
          <table:table-cell office:value-type="float" office:value="134.25" calcext:value-type="float">
            <text:p>134,25</text:p>
          </table:table-cell>
          <table:table-cell table:formula="of:=[.E318]*[.F31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66.486838964" calcext:value-type="float">
            <text:p>109.06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19</text:p>
          </table:table-cell>
          <table:table-cell table:style-name="ce5" table:formula="of:=[$Sheet2.$B318]/[.C319]+([.D319]/[.C319])+[.H319]" office:value-type="float" office:value="1458.6095641561" calcext:value-type="float">
            <text:p>1.459</text:p>
          </table:table-cell>
          <table:table-cell office:value-type="float" office:value="121.4" calcext:value-type="float">
            <text:p>121,40</text:p>
          </table:table-cell>
          <table:table-cell table:formula="of:=[.E319]*[.F319]" office:value-type="float" office:value="176692.811407973" calcext:value-type="float">
            <text:p>176.692,81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109069.636671588" calcext:value-type="float">
            <text:p>109.07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19</text:p>
          </table:table-cell>
          <table:table-cell table:style-name="ce5" table:formula="of:=[$Sheet2.$B319]/[.C320]+([.D320]/[.C320])+[.H320]" office:value-type="float" office:value="2.93144951872928" calcext:value-type="float">
            <text:p>3</text:p>
          </table:table-cell>
          <table:table-cell office:value-type="float" office:value="133.34" calcext:value-type="float">
            <text:p>133,34</text:p>
          </table:table-cell>
          <table:table-cell table:formula="of:=[.E320]*[.F32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72.568121107" calcext:value-type="float">
            <text:p>109.07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19</text:p>
          </table:table-cell>
          <table:table-cell table:style-name="ce5" table:formula="of:=[$Sheet2.$B320]/[.C321]+([.D321]/[.C321])+[.H321]" office:value-type="float" office:value="2.76397174912782" calcext:value-type="float">
            <text:p>3</text:p>
          </table:table-cell>
          <table:table-cell office:value-type="float" office:value="142.22" calcext:value-type="float">
            <text:p>142,22</text:p>
          </table:table-cell>
          <table:table-cell table:formula="of:=[.E321]*[.F32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75.332092856" calcext:value-type="float">
            <text:p>109.07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19</text:p>
          </table:table-cell>
          <table:table-cell table:style-name="ce5" table:formula="of:=[$Sheet2.$B321]/[.C322]+([.D322]/[.C322])+[.H322]" office:value-type="float" office:value="1374.75624260883" calcext:value-type="float">
            <text:p>1.375</text:p>
          </table:table-cell>
          <table:table-cell office:value-type="float" office:value="128.8" calcext:value-type="float">
            <text:p>128,80</text:p>
          </table:table-cell>
          <table:table-cell table:formula="of:=[.E322]*[.F322]" office:value-type="float" office:value="176706.591256899" calcext:value-type="float">
            <text:p>176.706,59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109078.142751172" calcext:value-type="float">
            <text:p>109.07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19</text:p>
          </table:table-cell>
          <table:table-cell table:style-name="ce5" table:formula="of:=[$Sheet2.$B322]/[.C323]+([.D323]/[.C323])+[.H323]" office:value-type="float" office:value="2.59464334359524" calcext:value-type="float">
            <text:p>3</text:p>
          </table:table-cell>
          <table:table-cell office:value-type="float" office:value="139.06" calcext:value-type="float">
            <text:p>139,06</text:p>
          </table:table-cell>
          <table:table-cell table:formula="of:=[.E323]*[.F32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80.737394516" calcext:value-type="float">
            <text:p>109.08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19</text:p>
          </table:table-cell>
          <table:table-cell table:style-name="ce5" table:formula="of:=[$Sheet2.$B323]/[.C324]+([.D324]/[.C324])+[.H324]" office:value-type="float" office:value="2.90625454556375" calcext:value-type="float">
            <text:p>3</text:p>
          </table:table-cell>
          <table:table-cell office:value-type="float" office:value="128.47" calcext:value-type="float">
            <text:p>128,47</text:p>
          </table:table-cell>
          <table:table-cell table:formula="of:=[.E324]*[.F32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83.643649061" calcext:value-type="float">
            <text:p>109.08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19</text:p>
          </table:table-cell>
          <table:table-cell table:style-name="ce5" table:formula="of:=[$Sheet2.$B324]/[.C325]+([.D325]/[.C325])+[.H325]" office:value-type="float" office:value="1378.86642731127" calcext:value-type="float">
            <text:p>1.379</text:p>
          </table:table-cell>
          <table:table-cell office:value-type="float" office:value="128.42" calcext:value-type="float">
            <text:p>128,42</text:p>
          </table:table-cell>
          <table:table-cell table:formula="of:=[.E325]*[.F325]" office:value-type="float" office:value="176719.969096375" calcext:value-type="float">
            <text:p>176.719,97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109086.400676775" calcext:value-type="float">
            <text:p>109.08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20</text:p>
          </table:table-cell>
          <table:table-cell table:style-name="ce5" table:formula="of:=[$Sheet2.$B325]/[.C326]+([.D326]/[.C326])+[.H326]" office:value-type="float" office:value="2.89370772033793" calcext:value-type="float">
            <text:p>3</text:p>
          </table:table-cell>
          <table:table-cell office:value-type="float" office:value="128.95" calcext:value-type="float">
            <text:p>128,95</text:p>
          </table:table-cell>
          <table:table-cell table:formula="of:=[.E326]*[.F32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89.294384495" calcext:value-type="float">
            <text:p>109.08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20</text:p>
          </table:table-cell>
          <table:table-cell table:style-name="ce5" table:formula="of:=[$Sheet2.$B326]/[.C327]+([.D327]/[.C327])+[.H327]" office:value-type="float" office:value="2.54337604922104" calcext:value-type="float">
            <text:p>3</text:p>
          </table:table-cell>
          <table:table-cell office:value-type="float" office:value="137.78" calcext:value-type="float">
            <text:p>137,78</text:p>
          </table:table-cell>
          <table:table-cell table:formula="of:=[.E327]*[.F32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91.837760544" calcext:value-type="float">
            <text:p>109.09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20</text:p>
          </table:table-cell>
          <table:table-cell table:style-name="ce5" table:formula="of:=[$Sheet2.$B327]/[.C328]+([.D328]/[.C328])+[.H328]" office:value-type="float" office:value="1417.78188665374" calcext:value-type="float">
            <text:p>1.418</text:p>
          </table:table-cell>
          <table:table-cell office:value-type="float" office:value="124.89" calcext:value-type="float">
            <text:p>124,89</text:p>
          </table:table-cell>
          <table:table-cell table:formula="of:=[.E328]*[.F328]" office:value-type="float" office:value="176733.105401442" calcext:value-type="float">
            <text:p>176.733,11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109094.509507063" calcext:value-type="float">
            <text:p>109.09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20</text:p>
          </table:table-cell>
          <table:table-cell table:style-name="ce5" table:formula="of:=[$Sheet2.$B328]/[.C329]+([.D329]/[.C329])+[.H329]" office:value-type="float" office:value="2.82577371172468" calcext:value-type="float">
            <text:p>3</text:p>
          </table:table-cell>
          <table:table-cell office:value-type="float" office:value="101.59" calcext:value-type="float">
            <text:p>101,59</text:p>
          </table:table-cell>
          <table:table-cell table:formula="of:=[.E329]*[.F32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97.335280775" calcext:value-type="float">
            <text:p>109.09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20</text:p>
          </table:table-cell>
          <table:table-cell table:style-name="ce5" table:formula="of:=[$Sheet2.$B329]/[.C330]+([.D330]/[.C330])+[.H330]" office:value-type="float" office:value="2.32343283235656" calcext:value-type="float">
            <text:p>2</text:p>
          </table:table-cell>
          <table:table-cell office:value-type="float" office:value="117.67" calcext:value-type="float">
            <text:p>117,67</text:p>
          </table:table-cell>
          <table:table-cell table:formula="of:=[.E330]*[.F33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099.658713607" calcext:value-type="float">
            <text:p>109.10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20</text:p>
          </table:table-cell>
          <table:table-cell table:style-name="ce5" table:formula="of:=[$Sheet2.$B330]/[.C331]+([.D331]/[.C331])+[.H331]" office:value-type="float" office:value="1496.15710645791" calcext:value-type="float">
            <text:p>1.496</text:p>
          </table:table-cell>
          <table:table-cell office:value-type="float" office:value="119.05" calcext:value-type="float">
            <text:p>119,05</text:p>
          </table:table-cell>
          <table:table-cell table:formula="of:=[.E331]*[.F331]" office:value-type="float" office:value="177836.293947691" calcext:value-type="float">
            <text:p>177.836,29</text:p>
          </table:table-cell>
          <table:table-cell office:value-type="float" office:value="1.63" calcext:value-type="float">
            <text:p>1,63</text:p>
          </table:table-cell>
          <table:table-cell table:style-name="ce5" office:value-type="float" office:value="109102.020826804" calcext:value-type="float">
            <text:p>109.10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20</text:p>
          </table:table-cell>
          <table:table-cell table:style-name="ce5" table:formula="of:=[$Sheet2.$B331]/[.C332]+([.D332]/[.C332])+[.H332]" office:value-type="float" office:value="2.38882948170783" calcext:value-type="float">
            <text:p>2</text:p>
          </table:table-cell>
          <table:table-cell office:value-type="float" office:value="114.88" calcext:value-type="float">
            <text:p>114,88</text:p>
          </table:table-cell>
          <table:table-cell table:formula="of:=[.E332]*[.F33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04.409656286" calcext:value-type="float">
            <text:p>109.10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20</text:p>
          </table:table-cell>
          <table:table-cell table:style-name="ce5" table:formula="of:=[$Sheet2.$B332]/[.C333]+([.D333]/[.C333])+[.H333]" office:value-type="float" office:value="2.4344631800298" calcext:value-type="float">
            <text:p>2</text:p>
          </table:table-cell>
          <table:table-cell office:value-type="float" office:value="117.96" calcext:value-type="float">
            <text:p>117,96</text:p>
          </table:table-cell>
          <table:table-cell table:formula="of:=[.E333]*[.F33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06.844119466" calcext:value-type="float">
            <text:p>109.10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20</text:p>
          </table:table-cell>
          <table:table-cell table:style-name="ce5" table:formula="of:=[$Sheet2.$B333]/[.C334]+([.D334]/[.C334])+[.H334]" office:value-type="float" office:value="1517.99061743017" calcext:value-type="float">
            <text:p>1.518</text:p>
          </table:table-cell>
          <table:table-cell office:value-type="float" office:value="117.34" calcext:value-type="float">
            <text:p>117,34</text:p>
          </table:table-cell>
          <table:table-cell table:formula="of:=[.E334]*[.F334]" office:value-type="float" office:value="177847.949197988" calcext:value-type="float">
            <text:p>177.847,95</text:p>
          </table:table-cell>
          <table:table-cell office:value-type="float" office:value="1.63" calcext:value-type="float">
            <text:p>1,63</text:p>
          </table:table-cell>
          <table:table-cell table:style-name="ce5" office:value-type="float" office:value="109109.171287109" calcext:value-type="float">
            <text:p>109.10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20</text:p>
          </table:table-cell>
          <table:table-cell table:style-name="ce5" table:formula="of:=[$Sheet2.$B334]/[.C335]+([.D335]/[.C335])+[.H335]" office:value-type="float" office:value="2.28706386075259" calcext:value-type="float">
            <text:p>2</text:p>
          </table:table-cell>
          <table:table-cell office:value-type="float" office:value="116.87" calcext:value-type="float">
            <text:p>116,87</text:p>
          </table:table-cell>
          <table:table-cell table:formula="of:=[.E335]*[.F33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11.45835097" calcext:value-type="float">
            <text:p>109.11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20</text:p>
          </table:table-cell>
          <table:table-cell table:style-name="ce5" table:formula="of:=[$Sheet2.$B335]/[.C336]+([.D336]/[.C336])+[.H336]" office:value-type="float" office:value="2.42743569383007" calcext:value-type="float">
            <text:p>2</text:p>
          </table:table-cell>
          <table:table-cell office:value-type="float" office:value="107.6" calcext:value-type="float">
            <text:p>107,60</text:p>
          </table:table-cell>
          <table:table-cell table:formula="of:=[.E336]*[.F33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13.885786664" calcext:value-type="float">
            <text:p>109.11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20</text:p>
          </table:table-cell>
          <table:table-cell table:style-name="ce5" table:formula="of:=[$Sheet2.$B336]/[.C337]+([.D337]/[.C337])+[.H337]" office:value-type="float" office:value="1505.33863046864" calcext:value-type="float">
            <text:p>1.505</text:p>
          </table:table-cell>
          <table:table-cell office:value-type="float" office:value="118.34" calcext:value-type="float">
            <text:p>118,34</text:p>
          </table:table-cell>
          <table:table-cell table:formula="of:=[.E337]*[.F337]" office:value-type="float" office:value="177859.521535078" calcext:value-type="float">
            <text:p>177.859,52</text:p>
          </table:table-cell>
          <table:table-cell office:value-type="float" office:value="1.63" calcext:value-type="float">
            <text:p>1,63</text:p>
          </table:table-cell>
          <table:table-cell table:style-name="ce5" office:value-type="float" office:value="109116.270880416" calcext:value-type="float">
            <text:p>109.11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21</text:p>
          </table:table-cell>
          <table:table-cell table:style-name="ce5" table:formula="of:=[$Sheet2.$B337]/[.C338]+([.D338]/[.C338])+[.H338]" office:value-type="float" office:value="2.43044802679629" calcext:value-type="float">
            <text:p>2</text:p>
          </table:table-cell>
          <table:table-cell office:value-type="float" office:value="120.21" calcext:value-type="float">
            <text:p>120,21</text:p>
          </table:table-cell>
          <table:table-cell table:formula="of:=[.E338]*[.F33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18.701328443" calcext:value-type="float">
            <text:p>109.11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21</text:p>
          </table:table-cell>
          <table:table-cell table:style-name="ce5" table:formula="of:=[$Sheet2.$B338]/[.C339]+([.D339]/[.C339])+[.H339]" office:value-type="float" office:value="2.39668968453831" calcext:value-type="float">
            <text:p>2</text:p>
          </table:table-cell>
          <table:table-cell office:value-type="float" office:value="114.52" calcext:value-type="float">
            <text:p>114,52</text:p>
          </table:table-cell>
          <table:table-cell table:formula="of:=[.E339]*[.F33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21.098018127" calcext:value-type="float">
            <text:p>109.121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21</text:p>
          </table:table-cell>
          <table:table-cell table:style-name="ce5" table:formula="of:=[$Sheet2.$B339]/[.C340]+([.D340]/[.C340])+[.H340]" office:value-type="float" office:value="1549.71416383408" calcext:value-type="float">
            <text:p>1.550</text:p>
          </table:table-cell>
          <table:table-cell office:value-type="float" office:value="114.95" calcext:value-type="float">
            <text:p>114,95</text:p>
          </table:table-cell>
          <table:table-cell table:formula="of:=[.E340]*[.F340]" office:value-type="float" office:value="177871.196365721" calcext:value-type="float">
            <text:p>177.871,20</text:p>
          </table:table-cell>
          <table:table-cell office:value-type="float" office:value="1.63" calcext:value-type="float">
            <text:p>1,63</text:p>
          </table:table-cell>
          <table:table-cell table:style-name="ce5" office:value-type="float" office:value="109123.433353203" calcext:value-type="float">
            <text:p>109.12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21</text:p>
          </table:table-cell>
          <table:table-cell table:style-name="ce5" table:formula="of:=[$Sheet2.$B340]/[.C341]+([.D341]/[.C341])+[.H341]" office:value-type="float" office:value="2.08472671834461" calcext:value-type="float">
            <text:p>2</text:p>
          </table:table-cell>
          <table:table-cell office:value-type="float" office:value="127.76" calcext:value-type="float">
            <text:p>127,76</text:p>
          </table:table-cell>
          <table:table-cell table:formula="of:=[.E341]*[.F34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25.518079922" calcext:value-type="float">
            <text:p>109.12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21</text:p>
          </table:table-cell>
          <table:table-cell table:style-name="ce5" table:formula="of:=[$Sheet2.$B341]/[.C342]+([.D342]/[.C342])+[.H342]" office:value-type="float" office:value="2.00857299662037" calcext:value-type="float">
            <text:p>2</text:p>
          </table:table-cell>
          <table:table-cell office:value-type="float" office:value="137.36" calcext:value-type="float">
            <text:p>137,36</text:p>
          </table:table-cell>
          <table:table-cell table:formula="of:=[.E342]*[.F342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27.526652918" calcext:value-type="float">
            <text:p>109.12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21</text:p>
          </table:table-cell>
          <table:table-cell table:style-name="ce5" table:formula="of:=[$Sheet2.$B342]/[.C343]+([.D343]/[.C343])+[.H343]" office:value-type="float" office:value="1294.29504460652" calcext:value-type="float">
            <text:p>1.294</text:p>
          </table:table-cell>
          <table:table-cell office:value-type="float" office:value="138.5" calcext:value-type="float">
            <text:p>138,50</text:p>
          </table:table-cell>
          <table:table-cell table:formula="of:=[.E343]*[.F343]" office:value-type="float" office:value="178972.54588537" calcext:value-type="float">
            <text:p>178.972,55</text:p>
          </table:table-cell>
          <table:table-cell office:value-type="float" office:value="1.64" calcext:value-type="float">
            <text:p>1,64</text:p>
          </table:table-cell>
          <table:table-cell table:style-name="ce5" office:value-type="float" office:value="109129.601149616" calcext:value-type="float">
            <text:p>109.13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21</text:p>
          </table:table-cell>
          <table:table-cell table:style-name="ce5" table:formula="of:=[$Sheet2.$B343]/[.C344]+([.D344]/[.C344])+[.H344]" office:value-type="float" office:value="2.1495904462708" calcext:value-type="float">
            <text:p>2</text:p>
          </table:table-cell>
          <table:table-cell office:value-type="float" office:value="140.37" calcext:value-type="float">
            <text:p>140,37</text:p>
          </table:table-cell>
          <table:table-cell table:formula="of:=[.E344]*[.F34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31.750740062" calcext:value-type="float">
            <text:p>109.13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21</text:p>
          </table:table-cell>
          <table:table-cell table:style-name="ce5" table:formula="of:=[$Sheet2.$B344]/[.C345]+([.D345]/[.C345])+[.H345]" office:value-type="float" office:value="2.1285041860632" calcext:value-type="float">
            <text:p>2</text:p>
          </table:table-cell>
          <table:table-cell office:value-type="float" office:value="135.11" calcext:value-type="float">
            <text:p>135,11</text:p>
          </table:table-cell>
          <table:table-cell table:formula="of:=[.E345]*[.F345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33.879244248" calcext:value-type="float">
            <text:p>109.13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21</text:p>
          </table:table-cell>
          <table:table-cell table:style-name="ce5" table:formula="of:=[$Sheet2.$B345]/[.C346]+([.D346]/[.C346])+[.H346]" office:value-type="float" office:value="1340.8627311558" calcext:value-type="float">
            <text:p>1.341</text:p>
          </table:table-cell>
          <table:table-cell office:value-type="float" office:value="133.7" calcext:value-type="float">
            <text:p>133,70</text:p>
          </table:table-cell>
          <table:table-cell table:formula="of:=[.E346]*[.F346]" office:value-type="float" office:value="178983.121940763" calcext:value-type="float">
            <text:p>178.983,12</text:p>
          </table:table-cell>
          <table:table-cell office:value-type="float" office:value="1.64" calcext:value-type="float">
            <text:p>1,64</text:p>
          </table:table-cell>
          <table:table-cell table:style-name="ce5" office:value-type="float" office:value="109136.04996388" calcext:value-type="float">
            <text:p>109.13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21</text:p>
          </table:table-cell>
          <table:table-cell table:style-name="ce5" table:formula="of:=[$Sheet2.$B346]/[.C347]+([.D347]/[.C347])+[.H347]" office:value-type="float" office:value="2.04583231769125" calcext:value-type="float">
            <text:p>2</text:p>
          </table:table-cell>
          <table:table-cell office:value-type="float" office:value="134.68" calcext:value-type="float">
            <text:p>134,68</text:p>
          </table:table-cell>
          <table:table-cell table:formula="of:=[.E347]*[.F34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38.095796198" calcext:value-type="float">
            <text:p>109.13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21</text:p>
          </table:table-cell>
          <table:table-cell table:style-name="ce5" table:formula="of:=[$Sheet2.$B347]/[.C348]+([.D348]/[.C348])+[.H348]" office:value-type="float" office:value="2.23379285887518" calcext:value-type="float">
            <text:p>2</text:p>
          </table:table-cell>
          <table:table-cell office:value-type="float" office:value="119.44" calcext:value-type="float">
            <text:p>119,44</text:p>
          </table:table-cell>
          <table:table-cell table:formula="of:=[.E348]*[.F348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40.329589057" calcext:value-type="float">
            <text:p>109.14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21</text:p>
          </table:table-cell>
          <table:table-cell table:style-name="ce5" table:formula="of:=[$Sheet2.$B348]/[.C349]+([.D349]/[.C349])+[.H349]" office:value-type="float" office:value="1515.94511947936" calcext:value-type="float">
            <text:p>1.516</text:p>
          </table:table-cell>
          <table:table-cell office:value-type="float" office:value="118.25" calcext:value-type="float">
            <text:p>118,25</text:p>
          </table:table-cell>
          <table:table-cell table:formula="of:=[.E349]*[.F349]" office:value-type="float" office:value="178993.838970943" calcext:value-type="float">
            <text:p>178.993,84</text:p>
          </table:table-cell>
          <table:table-cell office:value-type="float" office:value="1.64" calcext:value-type="float">
            <text:p>1,64</text:p>
          </table:table-cell>
          <table:table-cell table:style-name="ce5" office:value-type="float" office:value="109142.58473838" calcext:value-type="float">
            <text:p>109.14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22</text:p>
          </table:table-cell>
          <table:table-cell table:style-name="ce5" table:formula="of:=[$Sheet2.$B349]/[.C350]+([.D350]/[.C350])+[.H350]" office:value-type="float" office:value="2.00980550340378" calcext:value-type="float">
            <text:p>2</text:p>
          </table:table-cell>
          <table:table-cell office:value-type="float" office:value="134.07" calcext:value-type="float">
            <text:p>134,07</text:p>
          </table:table-cell>
          <table:table-cell table:formula="of:=[.E350]*[.F35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44.594543883" calcext:value-type="float">
            <text:p>109.14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2/22</text:p>
          </table:table-cell>
          <table:table-cell table:style-name="ce5" table:formula="of:=[$Sheet2.$B350]/[.C351]+([.D351]/[.C351])+[.H351]" office:value-type="float" office:value="2.11654961639316" calcext:value-type="float">
            <text:p>2</text:p>
          </table:table-cell>
          <table:table-cell office:value-type="float" office:value="133.76" calcext:value-type="float">
            <text:p>133,76</text:p>
          </table:table-cell>
          <table:table-cell table:formula="of:=[.E351]*[.F351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46.7110935" calcext:value-type="float">
            <text:p>109.14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3/22</text:p>
          </table:table-cell>
          <table:table-cell table:style-name="ce5" table:formula="of:=[$Sheet2.$B351]/[.C352]+([.D352]/[.C352])+[.H352]" office:value-type="float" office:value="1461.60562257654" calcext:value-type="float">
            <text:p>1.462</text:p>
          </table:table-cell>
          <table:table-cell office:value-type="float" office:value="122.67" calcext:value-type="float">
            <text:p>122,67</text:p>
          </table:table-cell>
          <table:table-cell table:formula="of:=[.E352]*[.F352]" office:value-type="float" office:value="179004.492212695" calcext:value-type="float">
            <text:p>179.004,49</text:p>
          </table:table-cell>
          <table:table-cell office:value-type="float" office:value="1.64" calcext:value-type="float">
            <text:p>1,64</text:p>
          </table:table-cell>
          <table:table-cell table:style-name="ce5" office:value-type="float" office:value="109149.080617497" calcext:value-type="float">
            <text:p>109.14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4/22</text:p>
          </table:table-cell>
          <table:table-cell table:style-name="ce5" table:formula="of:=[$Sheet2.$B352]/[.C353]+([.D353]/[.C353])+[.H353]" office:value-type="float" office:value="2.44024598928978" calcext:value-type="float">
            <text:p>2</text:p>
          </table:table-cell>
          <table:table-cell office:value-type="float" office:value="129.66" calcext:value-type="float">
            <text:p>129,66</text:p>
          </table:table-cell>
          <table:table-cell table:formula="of:=[.E353]*[.F353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51.520863487" calcext:value-type="float">
            <text:p>109.152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5/22</text:p>
          </table:table-cell>
          <table:table-cell table:style-name="ce5" table:formula="of:=[$Sheet2.$B353]/[.C354]+([.D354]/[.C354])+[.H354]" office:value-type="float" office:value="2.2696199566775" calcext:value-type="float">
            <text:p>2</text:p>
          </table:table-cell>
          <table:table-cell office:value-type="float" office:value="133" calcext:value-type="float">
            <text:p>133,00</text:p>
          </table:table-cell>
          <table:table-cell table:formula="of:=[.E354]*[.F354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53.790483443" calcext:value-type="float">
            <text:p>109.154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6/22</text:p>
          </table:table-cell>
          <table:table-cell table:style-name="ce5" table:formula="of:=[$Sheet2.$B354]/[.C355]+([.D355]/[.C355])+[.H355]" office:value-type="float" office:value="1291.79134077672" calcext:value-type="float">
            <text:p>1.292</text:p>
          </table:table-cell>
          <table:table-cell office:value-type="float" office:value="139.67" calcext:value-type="float">
            <text:p>139,67</text:p>
          </table:table-cell>
          <table:table-cell table:formula="of:=[.E355]*[.F355]" office:value-type="float" office:value="180107.499165663" calcext:value-type="float">
            <text:p>180.107,50</text:p>
          </table:table-cell>
          <table:table-cell office:value-type="float" office:value="1.65" calcext:value-type="float">
            <text:p>1,65</text:p>
          </table:table-cell>
          <table:table-cell table:style-name="ce5" office:value-type="float" office:value="109156.060100402" calcext:value-type="float">
            <text:p>109.156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7/22</text:p>
          </table:table-cell>
          <table:table-cell table:style-name="ce5" table:formula="of:=[$Sheet2.$B355]/[.C356]+([.D356]/[.C356])+[.H356]" office:value-type="float" office:value="2.02368275453983" calcext:value-type="float">
            <text:p>2</text:p>
          </table:table-cell>
          <table:table-cell office:value-type="float" office:value="141" calcext:value-type="float">
            <text:p>141,00</text:p>
          </table:table-cell>
          <table:table-cell table:formula="of:=[.E356]*[.F356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58.083783156" calcext:value-type="float">
            <text:p>109.158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8/22</text:p>
          </table:table-cell>
          <table:table-cell table:style-name="ce5" table:formula="of:=[$Sheet2.$B356]/[.C357]+([.D357]/[.C357])+[.H357]" office:value-type="float" office:value="2.21647932429298" calcext:value-type="float">
            <text:p>2</text:p>
          </table:table-cell>
          <table:table-cell office:value-type="float" office:value="130.75" calcext:value-type="float">
            <text:p>130,75</text:p>
          </table:table-cell>
          <table:table-cell table:formula="of:=[.E357]*[.F357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60.300262481" calcext:value-type="float">
            <text:p>109.16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9/22</text:p>
          </table:table-cell>
          <table:table-cell table:style-name="ce5" table:formula="of:=[$Sheet2.$B357]/[.C358]+([.D358]/[.C358])+[.H358]" office:value-type="float" office:value="1405.04365397441" calcext:value-type="float">
            <text:p>1.405</text:p>
          </table:table-cell>
          <table:table-cell office:value-type="float" office:value="128.4" calcext:value-type="float">
            <text:p>128,40</text:p>
          </table:table-cell>
          <table:table-cell table:formula="of:=[.E358]*[.F358]" office:value-type="float" office:value="180118.214241755" calcext:value-type="float">
            <text:p>180.118,21</text:p>
          </table:table-cell>
          <table:table-cell office:value-type="float" office:value="1.65" calcext:value-type="float">
            <text:p>1,65</text:p>
          </table:table-cell>
          <table:table-cell table:style-name="ce5" office:value-type="float" office:value="109162.554085912" calcext:value-type="float">
            <text:p>109.163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0/22</text:p>
          </table:table-cell>
          <table:table-cell table:style-name="ce5" table:formula="of:=[$Sheet2.$B358]/[.C359]+([.D359]/[.C359])+[.H359]" office:value-type="float" office:value="2.30498827984146" calcext:value-type="float">
            <text:p>2</text:p>
          </table:table-cell>
          <table:table-cell office:value-type="float" office:value="120.16" calcext:value-type="float">
            <text:p>120,16</text:p>
          </table:table-cell>
          <table:table-cell table:formula="of:=[.E359]*[.F359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64.859074192" calcext:value-type="float">
            <text:p>109.165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1/22</text:p>
          </table:table-cell>
          <table:table-cell table:style-name="ce5" table:formula="of:=[$Sheet2.$B359]/[.C360]+([.D360]/[.C360])+[.H360]" office:value-type="float" office:value="2.09445583925387" calcext:value-type="float">
            <text:p>2</text:p>
          </table:table-cell>
          <table:table-cell office:value-type="float" office:value="138.25" calcext:value-type="float">
            <text:p>138,25</text:p>
          </table:table-cell>
          <table:table-cell table:formula="of:=[.E360]*[.F360]" office:value-type="float" office:value="0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table:style-name="ce5" office:value-type="float" office:value="109166.953530031" calcext:value-type="float">
            <text:p>109.16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12/22</text:p>
          </table:table-cell>
          <table:table-cell table:style-name="ce5" table:formula="of:=[$Sheet2.$B360]/[.C361]+([.D361]/[.C361])+[.H361]" office:value-type="float" office:value="1202.94651427154" calcext:value-type="float">
            <text:p>1.203</text:p>
          </table:table-cell>
          <table:table-cell office:value-type="float" office:value="149.98" calcext:value-type="float">
            <text:p>149,98</text:p>
          </table:table-cell>
          <table:table-cell table:formula="of:=[.E361]*[.F361]" office:value-type="float" office:value="180128.655637166" calcext:value-type="float">
            <text:p>180.128,66</text:p>
          </table:table-cell>
          <table:table-cell office:value-type="float" office:value="1.65" calcext:value-type="float">
            <text:p>1,65</text:p>
          </table:table-cell>
          <table:table-cell table:style-name="ce5" office:value-type="float" office:value="109168.882204343" calcext:value-type="float">
            <text:p>109.169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01/01/23</text:p>
          </table:table-cell>
          <table:table-cell table:style-name="ce5" table:formula="of:=SUM([.B2:.B361])" office:value-type="float" office:value="231467.17126294" calcext:value-type="float">
            <text:p>231.467</text:p>
          </table:table-cell>
          <table:table-cell office:value-type="float" office:value="141.1" calcext:value-type="float">
            <text:p>141,10</text:p>
          </table:table-cell>
          <table:table-cell table:number-columns-repeated="2"/>
          <table:table-cell table:style-name="ce5"/>
          <table:table-cell table:number-columns-repeated="16378"/>
        </table:table-row>
        <table:table-row table:style-name="ro1">
          <table:table-cell/>
          <table:table-cell table:formula="of:=[.B362]*[.C362]" office:value-type="float" office:value="32660017.8652008" calcext:value-type="float">
            <text:p>32.660.017,87</text:p>
          </table:table-cell>
          <table:table-cell office:value-type="string" calcext:value-type="string">
            <text:p>Em real →</text:p>
          </table:table-cell>
          <table:table-cell table:formula="of:=[$Sheet2.C361]*[.B363]" office:value-type="float" office:value="172657184.444384" calcext:value-type="float">
            <text:p>172.657.184,4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RR →</text:p>
          </table:table-cell>
          <table:table-cell table:style-name="ce12" office:value-type="percentage" office:value="0.02201" calcext:value-type="percentage">
            <text:p>2,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NPV com SELIC →</text:p>
          </table:table-cell>
          <table:table-cell office:value-type="float" office:value="3483426.67" calcext:value-type="float">
            <text:p>3.483.426,67</text:p>
          </table:table-cell>
          <table:table-cell table:number-columns-repeated="16381"/>
        </table:table-row>
        <table:table-row table:style-name="ro1" table:number-rows-repeated="104820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1" table:default-cell-style-name="Default"/>
        <table:table-column table:style-name="co12" table:default-cell-style-name="ce26"/>
        <table:table-column table:style-name="co11" table:default-cell-style-name="ce27"/>
        <table:table-column table:style-name="co11" table:number-columns-repeated="4" table:default-cell-style-name="Default"/>
        <table:table-row table:style-name="ro2">
          <table:table-cell table:style-name="ce25" office:value-type="float" office:value="1500" calcext:value-type="float">
            <text:p>1.500,00</text:p>
          </table:table-cell>
          <table:table-cell table:formula="of:=[.$A$1]/[.C1]" office:value-type="float" office:value="294117.647058824" calcext:value-type="float">
            <text:p>294.117,65</text:p>
          </table:table-cell>
          <table:table-cell table:style-name="ce19" office:value-type="float" office:value="0.0051" calcext:value-type="float">
            <text:p>0,0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]" office:value-type="float" office:value="238095.238095238" calcext:value-type="float">
            <text:p>238.095,24</text:p>
          </table:table-cell>
          <table:table-cell table:style-name="ce19" office:value-type="float" office:value="0.0063" calcext:value-type="float">
            <text:p>0,0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]" office:value-type="float" office:value="174418.604651163" calcext:value-type="float">
            <text:p>174.418,60</text:p>
          </table:table-cell>
          <table:table-cell table:style-name="ce19" office:value-type="float" office:value="0.0086" calcext:value-type="float">
            <text:p>0,0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]" office:value-type="float" office:value="141509.433962264" calcext:value-type="float">
            <text:p>141.509,43</text:p>
          </table:table-cell>
          <table:table-cell table:style-name="ce19" office:value-type="float" office:value="0.0106" calcext:value-type="float">
            <text:p>0,0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]" office:value-type="float" office:value="121951.219512195" calcext:value-type="float">
            <text:p>121.951,22</text:p>
          </table:table-cell>
          <table:table-cell table:style-name="ce19" office:value-type="float" office:value="0.0123" calcext:value-type="float">
            <text:p>0,0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]" office:value-type="float" office:value="97402.5974025974" calcext:value-type="float">
            <text:p>97.402,60</text:p>
          </table:table-cell>
          <table:table-cell table:style-name="ce19" office:value-type="float" office:value="0.0154" calcext:value-type="float">
            <text:p>0,0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7]" office:value-type="float" office:value="75757.5757575758" calcext:value-type="float">
            <text:p>75.757,58</text:p>
          </table:table-cell>
          <table:table-cell table:style-name="ce19" office:value-type="float" office:value="0.0198" calcext:value-type="float">
            <text:p>0,0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8]" office:value-type="float" office:value="56603.7735849057" calcext:value-type="float">
            <text:p>56.603,77</text:p>
          </table:table-cell>
          <table:table-cell table:style-name="ce19" office:value-type="float" office:value="0.0265" calcext:value-type="float">
            <text:p>0,0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9]" office:value-type="float" office:value="39473.6842105263" calcext:value-type="float">
            <text:p>39.473,68</text:p>
          </table:table-cell>
          <table:table-cell table:style-name="ce19" office:value-type="float" office:value="0.038" calcext:value-type="float">
            <text:p>0,0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0]" office:value-type="float" office:value="28957.528957529" calcext:value-type="float">
            <text:p>28.957,53</text:p>
          </table:table-cell>
          <table:table-cell table:style-name="ce19" office:value-type="float" office:value="0.0518" calcext:value-type="float">
            <text:p>0,0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1]" office:value-type="float" office:value="23006.1349693252" calcext:value-type="float">
            <text:p>23.006,13</text:p>
          </table:table-cell>
          <table:table-cell table:style-name="ce19" office:value-type="float" office:value="0.0652" calcext:value-type="float">
            <text:p>0,0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2]" office:value-type="float" office:value="12853.470437018" calcext:value-type="float">
            <text:p>12.853,47</text:p>
          </table:table-cell>
          <table:table-cell table:style-name="ce19" office:value-type="float" office:value="0.1167" calcext:value-type="float">
            <text:p>0,1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3]" office:value-type="float" office:value="12458.4717607973" calcext:value-type="float">
            <text:p>12.458,47</text:p>
          </table:table-cell>
          <table:table-cell table:style-name="ce19" office:value-type="float" office:value="0.1204" calcext:value-type="float">
            <text:p>0,1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4]" office:value-type="float" office:value="7602.63558033452" calcext:value-type="float">
            <text:p>7.602,64</text:p>
          </table:table-cell>
          <table:table-cell table:style-name="ce19" office:value-type="float" office:value="0.1973" calcext:value-type="float">
            <text:p>0,2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5]" office:value-type="float" office:value="6473.88864911524" calcext:value-type="float">
            <text:p>6.473,89</text:p>
          </table:table-cell>
          <table:table-cell table:style-name="ce19" office:value-type="float" office:value="0.2317" calcext:value-type="float">
            <text:p>0,2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6]" office:value-type="float" office:value="4106.21407062688" calcext:value-type="float">
            <text:p>4.106,21</text:p>
          </table:table-cell>
          <table:table-cell table:style-name="ce19" office:value-type="float" office:value="0.3653" calcext:value-type="float">
            <text:p>0,3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7]" office:value-type="float" office:value="2873.5632183908" calcext:value-type="float">
            <text:p>2.873,56</text:p>
          </table:table-cell>
          <table:table-cell table:style-name="ce19" office:value-type="float" office:value="0.522" calcext:value-type="float">
            <text:p>0,5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8]" office:value-type="float" office:value="1981.24422137102" calcext:value-type="float">
            <text:p>1.981,24</text:p>
          </table:table-cell>
          <table:table-cell table:style-name="ce19" office:value-type="float" office:value="0.7571" calcext:value-type="float">
            <text:p>0,7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9]" office:value-type="float" office:value="1603.42063067878" calcext:value-type="float">
            <text:p>1.603,42</text:p>
          </table:table-cell>
          <table:table-cell table:style-name="ce19" office:value-type="float" office:value="0.9355" calcext:value-type="float">
            <text:p>0,9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0]" office:value-type="float" office:value="1597.44408945687" calcext:value-type="float">
            <text:p>1.597,44</text:p>
          </table:table-cell>
          <table:table-cell table:style-name="ce19" office:value-type="float" office:value="0.939" calcext:value-type="float">
            <text:p>0,9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1]" office:value-type="float" office:value="1694.91525423729" calcext:value-type="float">
            <text:p>1.694,92</text:p>
          </table:table-cell>
          <table:table-cell table:style-name="ce19" office:value-type="float" office:value="0.885" calcext:value-type="float">
            <text:p>0,8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2]" office:value-type="float" office:value="1759.53079178886" calcext:value-type="float">
            <text:p>1.759,53</text:p>
          </table:table-cell>
          <table:table-cell table:style-name="ce19" office:value-type="float" office:value="0.8525" calcext:value-type="float">
            <text:p>0,8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3]" office:value-type="float" office:value="1776.19893428064" calcext:value-type="float">
            <text:p>1.776,20</text:p>
          </table:table-cell>
          <table:table-cell table:style-name="ce19" office:value-type="float" office:value="0.8445" calcext:value-type="float">
            <text:p>0,8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4]" office:value-type="float" office:value="1766.78445229682" calcext:value-type="float">
            <text:p>1.766,78</text:p>
          </table:table-cell>
          <table:table-cell table:style-name="ce19" office:value-type="float" office:value="0.849" calcext:value-type="float">
            <text:p>0,8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5]" office:value-type="float" office:value="1782.5311942959" calcext:value-type="float">
            <text:p>1.782,53</text:p>
          </table:table-cell>
          <table:table-cell table:style-name="ce19" office:value-type="float" office:value="0.8415" calcext:value-type="float">
            <text:p>0,8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6]" office:value-type="float" office:value="1782.5311942959" calcext:value-type="float">
            <text:p>1.782,53</text:p>
          </table:table-cell>
          <table:table-cell table:style-name="ce19" office:value-type="float" office:value="0.8415" calcext:value-type="float">
            <text:p>0,8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7]" office:value-type="float" office:value="1762.63219741481" calcext:value-type="float">
            <text:p>1.762,63</text:p>
          </table:table-cell>
          <table:table-cell table:style-name="ce19" office:value-type="float" office:value="0.851" calcext:value-type="float">
            <text:p>0,8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8]" office:value-type="float" office:value="1667.59310728182" calcext:value-type="float">
            <text:p>1.667,59</text:p>
          </table:table-cell>
          <table:table-cell table:style-name="ce19" office:value-type="float" office:value="0.8995" calcext:value-type="float">
            <text:p>0,9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9]" office:value-type="float" office:value="1634.87738419619" calcext:value-type="float">
            <text:p>1.634,88</text:p>
          </table:table-cell>
          <table:table-cell table:style-name="ce19" office:value-type="float" office:value="0.9175" calcext:value-type="float">
            <text:p>0,9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0]" office:value-type="float" office:value="1657.0923552806" calcext:value-type="float">
            <text:p>1.657,09</text:p>
          </table:table-cell>
          <table:table-cell table:style-name="ce19" office:value-type="float" office:value="0.9052" calcext:value-type="float">
            <text:p>0,9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1]" office:value-type="float" office:value="1632.03133500163" calcext:value-type="float">
            <text:p>1.632,03</text:p>
          </table:table-cell>
          <table:table-cell table:style-name="ce19" office:value-type="float" office:value="0.9191" calcext:value-type="float">
            <text:p>0,9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2]" office:value-type="float" office:value="1604.62130937099" calcext:value-type="float">
            <text:p>1.604,62</text:p>
          </table:table-cell>
          <table:table-cell table:style-name="ce19" office:value-type="float" office:value="0.9348" calcext:value-type="float">
            <text:p>0,9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3]" office:value-type="float" office:value="1580.61116965227" calcext:value-type="float">
            <text:p>1.580,61</text:p>
          </table:table-cell>
          <table:table-cell table:style-name="ce19" office:value-type="float" office:value="0.949" calcext:value-type="float">
            <text:p>0,9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4]" office:value-type="float" office:value="1573.81177211206" calcext:value-type="float">
            <text:p>1.573,81</text:p>
          </table:table-cell>
          <table:table-cell table:style-name="ce19" office:value-type="float" office:value="0.9531" calcext:value-type="float">
            <text:p>0,9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5]" office:value-type="float" office:value="1560.22467235282" calcext:value-type="float">
            <text:p>1.560,22</text:p>
          </table:table-cell>
          <table:table-cell table:style-name="ce19" office:value-type="float" office:value="0.9614" calcext:value-type="float">
            <text:p>0,9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6]" office:value-type="float" office:value="1552.47360794867" calcext:value-type="float">
            <text:p>1.552,47</text:p>
          </table:table-cell>
          <table:table-cell table:style-name="ce19" office:value-type="float" office:value="0.9662" calcext:value-type="float">
            <text:p>0,9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7]" office:value-type="float" office:value="1543.20987654321" calcext:value-type="float">
            <text:p>1.543,21</text:p>
          </table:table-cell>
          <table:table-cell table:style-name="ce19" office:value-type="float" office:value="0.972" calcext:value-type="float">
            <text:p>0,9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8]" office:value-type="float" office:value="1533.58552295266" calcext:value-type="float">
            <text:p>1.533,59</text:p>
          </table:table-cell>
          <table:table-cell table:style-name="ce19" office:value-type="float" office:value="0.9781" calcext:value-type="float">
            <text:p>0,9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9]" office:value-type="float" office:value="1523.61604875571" calcext:value-type="float">
            <text:p>1.523,62</text:p>
          </table:table-cell>
          <table:table-cell table:style-name="ce19" office:value-type="float" office:value="0.9845" calcext:value-type="float">
            <text:p>0,9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0]" office:value-type="float" office:value="1518.67976106105" calcext:value-type="float">
            <text:p>1.518,68</text:p>
          </table:table-cell>
          <table:table-cell table:style-name="ce19" office:value-type="float" office:value="0.9877" calcext:value-type="float">
            <text:p>0,9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1]" office:value-type="float" office:value="1511.63962511337" calcext:value-type="float">
            <text:p>1.511,64</text:p>
          </table:table-cell>
          <table:table-cell table:style-name="ce19" office:value-type="float" office:value="0.9923" calcext:value-type="float">
            <text:p>0,9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2]" office:value-type="float" office:value="1502.40384615385" calcext:value-type="float">
            <text:p>1.502,40</text:p>
          </table:table-cell>
          <table:table-cell table:style-name="ce19" office:value-type="float" office:value="0.9984" calcext:value-type="float">
            <text:p>1,0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3]" office:value-type="float" office:value="1493.7263493328" calcext:value-type="float">
            <text:p>1.493,73</text:p>
          </table:table-cell>
          <table:table-cell table:style-name="ce19" office:value-type="float" office:value="1.0042" calcext:value-type="float">
            <text:p>1,0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4]" office:value-type="float" office:value="1478.99822520213" calcext:value-type="float">
            <text:p>1.479,00</text:p>
          </table:table-cell>
          <table:table-cell table:style-name="ce19" office:value-type="float" office:value="1.0142" calcext:value-type="float">
            <text:p>1,0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5]" office:value-type="float" office:value="1475.6517461879" calcext:value-type="float">
            <text:p>1.475,65</text:p>
          </table:table-cell>
          <table:table-cell table:style-name="ce19" office:value-type="float" office:value="1.0165" calcext:value-type="float">
            <text:p>1,0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6]" office:value-type="float" office:value="1468.86016451234" calcext:value-type="float">
            <text:p>1.468,86</text:p>
          </table:table-cell>
          <table:table-cell table:style-name="ce19" office:value-type="float" office:value="1.0212" calcext:value-type="float">
            <text:p>1,0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7]" office:value-type="float" office:value="1459.99610667705" calcext:value-type="float">
            <text:p>1.460,00</text:p>
          </table:table-cell>
          <table:table-cell table:style-name="ce19" office:value-type="float" office:value="1.0274" calcext:value-type="float">
            <text:p>1,0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8]" office:value-type="float" office:value="1452.36250968242" calcext:value-type="float">
            <text:p>1.452,36</text:p>
          </table:table-cell>
          <table:table-cell table:style-name="ce19" office:value-type="float" office:value="1.0328" calcext:value-type="float">
            <text:p>1,0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9]" office:value-type="float" office:value="1443.6958614052" calcext:value-type="float">
            <text:p>1.443,70</text:p>
          </table:table-cell>
          <table:table-cell table:style-name="ce19" office:value-type="float" office:value="1.039" calcext:value-type="float">
            <text:p>1,0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0]" office:value-type="float" office:value="1434.44582576265" calcext:value-type="float">
            <text:p>1.434,45</text:p>
          </table:table-cell>
          <table:table-cell table:style-name="ce19" office:value-type="float" office:value="1.0457" calcext:value-type="float">
            <text:p>1,0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1]" office:value-type="float" office:value="1427.07639615641" calcext:value-type="float">
            <text:p>1.427,08</text:p>
          </table:table-cell>
          <table:table-cell table:style-name="ce19" office:value-type="float" office:value="1.0511" calcext:value-type="float">
            <text:p>1,0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2]" office:value-type="float" office:value="1414.29379596455" calcext:value-type="float">
            <text:p>1.414,29</text:p>
          </table:table-cell>
          <table:table-cell table:style-name="ce19" office:value-type="float" office:value="1.0606" calcext:value-type="float">
            <text:p>1,0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3]" office:value-type="float" office:value="1410.30462579917" calcext:value-type="float">
            <text:p>1.410,30</text:p>
          </table:table-cell>
          <table:table-cell table:style-name="ce19" office:value-type="float" office:value="1.0636" calcext:value-type="float">
            <text:p>1,0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4]" office:value-type="float" office:value="1401.47622162011" calcext:value-type="float">
            <text:p>1.401,48</text:p>
          </table:table-cell>
          <table:table-cell table:style-name="ce19" office:value-type="float" office:value="1.0703" calcext:value-type="float">
            <text:p>1,0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5]" office:value-type="float" office:value="1393.53400222965" calcext:value-type="float">
            <text:p>1.393,53</text:p>
          </table:table-cell>
          <table:table-cell table:style-name="ce19" office:value-type="float" office:value="1.0764" calcext:value-type="float">
            <text:p>1,0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6]" office:value-type="float" office:value="1384.91367371434" calcext:value-type="float">
            <text:p>1.384,91</text:p>
          </table:table-cell>
          <table:table-cell table:style-name="ce19" office:value-type="float" office:value="1.0831" calcext:value-type="float">
            <text:p>1,0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7]" office:value-type="float" office:value="1374.12971784536" calcext:value-type="float">
            <text:p>1.374,13</text:p>
          </table:table-cell>
          <table:table-cell table:style-name="ce19" office:value-type="float" office:value="1.0916" calcext:value-type="float">
            <text:p>1,0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8]" office:value-type="float" office:value="1368.73802354229" calcext:value-type="float">
            <text:p>1.368,74</text:p>
          </table:table-cell>
          <table:table-cell table:style-name="ce19" office:value-type="float" office:value="1.0959" calcext:value-type="float">
            <text:p>1,1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9]" office:value-type="float" office:value="1360.54421768707" calcext:value-type="float">
            <text:p>1.360,54</text:p>
          </table:table-cell>
          <table:table-cell table:style-name="ce19" office:value-type="float" office:value="1.1025" calcext:value-type="float">
            <text:p>1,1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0]" office:value-type="float" office:value="1351.83850036049" calcext:value-type="float">
            <text:p>1.351,84</text:p>
          </table:table-cell>
          <table:table-cell table:style-name="ce19" office:value-type="float" office:value="1.1096" calcext:value-type="float">
            <text:p>1,1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1]" office:value-type="float" office:value="1344.08602150538" calcext:value-type="float">
            <text:p>1.344,09</text:p>
          </table:table-cell>
          <table:table-cell table:style-name="ce19" office:value-type="float" office:value="1.116" calcext:value-type="float">
            <text:p>1,1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2]" office:value-type="float" office:value="1335.23233042549" calcext:value-type="float">
            <text:p>1.335,23</text:p>
          </table:table-cell>
          <table:table-cell table:style-name="ce19" office:value-type="float" office:value="1.1234" calcext:value-type="float">
            <text:p>1,1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3]" office:value-type="float" office:value="1327.31616671091" calcext:value-type="float">
            <text:p>1.327,32</text:p>
          </table:table-cell>
          <table:table-cell table:style-name="ce19" office:value-type="float" office:value="1.1301" calcext:value-type="float">
            <text:p>1,1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4]" office:value-type="float" office:value="1319.02919451284" calcext:value-type="float">
            <text:p>1.319,03</text:p>
          </table:table-cell>
          <table:table-cell table:style-name="ce19" office:value-type="float" office:value="1.1372" calcext:value-type="float">
            <text:p>1,1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5]" office:value-type="float" office:value="1311.303435615" calcext:value-type="float">
            <text:p>1.311,30</text:p>
          </table:table-cell>
          <table:table-cell table:style-name="ce19" office:value-type="float" office:value="1.1439" calcext:value-type="float">
            <text:p>1,1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6]" office:value-type="float" office:value="1302.64871906209" calcext:value-type="float">
            <text:p>1.302,65</text:p>
          </table:table-cell>
          <table:table-cell table:style-name="ce19" office:value-type="float" office:value="1.1515" calcext:value-type="float">
            <text:p>1,1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7]" office:value-type="float" office:value="1296.68049792531" calcext:value-type="float">
            <text:p>1.296,68</text:p>
          </table:table-cell>
          <table:table-cell table:style-name="ce19" office:value-type="float" office:value="1.1568" calcext:value-type="float">
            <text:p>1,1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8]" office:value-type="float" office:value="1288.99200824955" calcext:value-type="float">
            <text:p>1.288,99</text:p>
          </table:table-cell>
          <table:table-cell table:style-name="ce19" office:value-type="float" office:value="1.1637" calcext:value-type="float">
            <text:p>1,1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9]" office:value-type="float" office:value="1274.42650807137" calcext:value-type="float">
            <text:p>1.274,43</text:p>
          </table:table-cell>
          <table:table-cell table:style-name="ce19" office:value-type="float" office:value="1.177" calcext:value-type="float">
            <text:p>1,1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70]" office:value-type="float" office:value="1266.2502110417" calcext:value-type="float">
            <text:p>1.266,25</text:p>
          </table:table-cell>
          <table:table-cell table:style-name="ce19" office:value-type="float" office:value="1.1846" calcext:value-type="float">
            <text:p>1,1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71]" office:value-type="float" office:value="1257.33445096396" calcext:value-type="float">
            <text:p>1.257,33</text:p>
          </table:table-cell>
          <table:table-cell table:style-name="ce19" office:value-type="float" office:value="1.193" calcext:value-type="float">
            <text:p>1,1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72]" office:value-type="float" office:value="1248.95920066611" calcext:value-type="float">
            <text:p>1.248,96</text:p>
          </table:table-cell>
          <table:table-cell table:style-name="ce19" office:value-type="float" office:value="1.201" calcext:value-type="float">
            <text:p>1,2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73]" office:value-type="float" office:value="1226.49223221586" calcext:value-type="float">
            <text:p>1.226,49</text:p>
          </table:table-cell>
          <table:table-cell table:style-name="ce19" office:value-type="float" office:value="1.223" calcext:value-type="float">
            <text:p>1,22</text:p>
          </table:table-cell>
          <table:table-cell table:number-columns-repeated="4"/>
        </table:table-row>
        <table:table-row table:style-name="ro2">
          <table:table-cell/>
          <table:table-cell table:formula="of:=[.$A$1]/[.C74]" office:value-type="float" office:value="722.89156626506" calcext:value-type="float">
            <text:p>722,89</text:p>
          </table:table-cell>
          <table:table-cell table:style-name="ce19" office:value-type="float" office:value="2.075" calcext:value-type="float">
            <text:p>2,08</text:p>
          </table:table-cell>
          <table:table-cell table:number-columns-repeated="4"/>
        </table:table-row>
        <table:table-row table:style-name="ro2">
          <table:table-cell/>
          <table:table-cell table:formula="of:=[.$A$1]/[.C75]" office:value-type="float" office:value="760.456273764259" calcext:value-type="float">
            <text:p>760,46</text:p>
          </table:table-cell>
          <table:table-cell table:style-name="ce19" office:value-type="float" office:value="1.9725" calcext:value-type="float">
            <text:p>1,97</text:p>
          </table:table-cell>
          <table:table-cell table:number-columns-repeated="4"/>
        </table:table-row>
        <table:table-row table:style-name="ro2">
          <table:table-cell/>
          <table:table-cell table:formula="of:=[.$A$1]/[.C76]" office:value-type="float" office:value="873.871249635887" calcext:value-type="float">
            <text:p>873,87</text:p>
          </table:table-cell>
          <table:table-cell table:style-name="ce19" office:value-type="float" office:value="1.7165" calcext:value-type="float">
            <text:p>1,72</text:p>
          </table:table-cell>
          <table:table-cell table:number-columns-repeated="4"/>
        </table:table-row>
        <table:table-row table:style-name="ro2">
          <table:table-cell/>
          <table:table-cell table:formula="of:=[.$A$1]/[.C77]" office:value-type="float" office:value="900.360144057623" calcext:value-type="float">
            <text:p>900,36</text:p>
          </table:table-cell>
          <table:table-cell table:style-name="ce19" office:value-type="float" office:value="1.666" calcext:value-type="float">
            <text:p>1,67</text:p>
          </table:table-cell>
          <table:table-cell table:number-columns-repeated="4"/>
        </table:table-row>
        <table:table-row table:style-name="ro2">
          <table:table-cell/>
          <table:table-cell table:formula="of:=[.$A$1]/[.C78]" office:value-type="float" office:value="872.093023255814" calcext:value-type="float">
            <text:p>872,09</text:p>
          </table:table-cell>
          <table:table-cell table:style-name="ce19" office:value-type="float" office:value="1.72" calcext:value-type="float">
            <text:p>1,72</text:p>
          </table:table-cell>
          <table:table-cell table:number-columns-repeated="4"/>
        </table:table-row>
        <table:table-row table:style-name="ro2">
          <table:table-cell/>
          <table:table-cell table:formula="of:=[.$A$1]/[.C79]" office:value-type="float" office:value="855.675984027382" calcext:value-type="float">
            <text:p>855,68</text:p>
          </table:table-cell>
          <table:table-cell table:style-name="ce19" office:value-type="float" office:value="1.753" calcext:value-type="float">
            <text:p>1,75</text:p>
          </table:table-cell>
          <table:table-cell table:number-columns-repeated="4"/>
        </table:table-row>
        <table:table-row table:style-name="ro2">
          <table:table-cell/>
          <table:table-cell table:formula="of:=[.$A$1]/[.C80]" office:value-type="float" office:value="835.189309576837" calcext:value-type="float">
            <text:p>835,19</text:p>
          </table:table-cell>
          <table:table-cell table:style-name="ce19" office:value-type="float" office:value="1.796" calcext:value-type="float">
            <text:p>1,80</text:p>
          </table:table-cell>
          <table:table-cell table:number-columns-repeated="4"/>
        </table:table-row>
        <table:table-row table:style-name="ro2">
          <table:table-cell/>
          <table:table-cell table:formula="of:=[.$A$1]/[.C81]" office:value-type="float" office:value="782.064650677789" calcext:value-type="float">
            <text:p>782,06</text:p>
          </table:table-cell>
          <table:table-cell table:style-name="ce19" office:value-type="float" office:value="1.918" calcext:value-type="float">
            <text:p>1,92</text:p>
          </table:table-cell>
          <table:table-cell table:number-columns-repeated="4"/>
        </table:table-row>
        <table:table-row table:style-name="ro2">
          <table:table-cell/>
          <table:table-cell table:formula="of:=[.$A$1]/[.C82]" office:value-type="float" office:value="774.393391843056" calcext:value-type="float">
            <text:p>774,39</text:p>
          </table:table-cell>
          <table:table-cell table:style-name="ce19" office:value-type="float" office:value="1.937" calcext:value-type="float">
            <text:p>1,94</text:p>
          </table:table-cell>
          <table:table-cell table:number-columns-repeated="4"/>
        </table:table-row>
        <table:table-row table:style-name="ro2">
          <table:table-cell/>
          <table:table-cell table:formula="of:=[.$A$1]/[.C83]" office:value-type="float" office:value="770.020533880904" calcext:value-type="float">
            <text:p>770,02</text:p>
          </table:table-cell>
          <table:table-cell table:style-name="ce19" office:value-type="float" office:value="1.948" calcext:value-type="float">
            <text:p>1,95</text:p>
          </table:table-cell>
          <table:table-cell table:number-columns-repeated="4"/>
        </table:table-row>
        <table:table-row table:style-name="ro2">
          <table:table-cell/>
          <table:table-cell table:formula="of:=[.$A$1]/[.C84]" office:value-type="float" office:value="779.828437743696" calcext:value-type="float">
            <text:p>779,83</text:p>
          </table:table-cell>
          <table:table-cell table:style-name="ce19" office:value-type="float" office:value="1.9235" calcext:value-type="float">
            <text:p>1,92</text:p>
          </table:table-cell>
          <table:table-cell table:number-columns-repeated="4"/>
        </table:table-row>
        <table:table-row table:style-name="ro2">
          <table:table-cell/>
          <table:table-cell table:formula="of:=[.$A$1]/[.C85]" office:value-type="float" office:value="832.870627429206" calcext:value-type="float">
            <text:p>832,87</text:p>
          </table:table-cell>
          <table:table-cell table:style-name="ce19" office:value-type="float" office:value="1.801" calcext:value-type="float">
            <text:p>1,80</text:p>
          </table:table-cell>
          <table:table-cell table:number-columns-repeated="4"/>
        </table:table-row>
        <table:table-row table:style-name="ro2">
          <table:table-cell/>
          <table:table-cell table:formula="of:=[.$A$1]/[.C86]" office:value-type="float" office:value="840.807174887892" calcext:value-type="float">
            <text:p>840,81</text:p>
          </table:table-cell>
          <table:table-cell table:style-name="ce19" office:value-type="float" office:value="1.784" calcext:value-type="float">
            <text:p>1,78</text:p>
          </table:table-cell>
          <table:table-cell table:number-columns-repeated="4"/>
        </table:table-row>
        <table:table-row table:style-name="ro2">
          <table:table-cell/>
          <table:table-cell table:formula="of:=[.$A$1]/[.C87]" office:value-type="float" office:value="848.656294200849" calcext:value-type="float">
            <text:p>848,66</text:p>
          </table:table-cell>
          <table:table-cell table:style-name="ce19" office:value-type="float" office:value="1.7675" calcext:value-type="float">
            <text:p>1,77</text:p>
          </table:table-cell>
          <table:table-cell table:number-columns-repeated="4"/>
        </table:table-row>
        <table:table-row table:style-name="ro2">
          <table:table-cell/>
          <table:table-cell table:formula="of:=[.$A$1]/[.C88]" office:value-type="float" office:value="864.055299539171" calcext:value-type="float">
            <text:p>864,06</text:p>
          </table:table-cell>
          <table:table-cell table:style-name="ce19" office:value-type="float" office:value="1.736" calcext:value-type="float">
            <text:p>1,74</text:p>
          </table:table-cell>
          <table:table-cell table:number-columns-repeated="4"/>
        </table:table-row>
        <table:table-row table:style-name="ro2">
          <table:table-cell/>
          <table:table-cell table:formula="of:=[.$A$1]/[.C89]" office:value-type="float" office:value="833.796553640912" calcext:value-type="float">
            <text:p>833,80</text:p>
          </table:table-cell>
          <table:table-cell table:style-name="ce19" office:value-type="float" office:value="1.799" calcext:value-type="float">
            <text:p>1,80</text:p>
          </table:table-cell>
          <table:table-cell table:number-columns-repeated="4"/>
        </table:table-row>
        <table:table-row table:style-name="ro2">
          <table:table-cell/>
          <table:table-cell table:formula="of:=[.$A$1]/[.C90]" office:value-type="float" office:value="822.368421052632" calcext:value-type="float">
            <text:p>822,37</text:p>
          </table:table-cell>
          <table:table-cell table:style-name="ce19" office:value-type="float" office:value="1.824" calcext:value-type="float">
            <text:p>1,82</text:p>
          </table:table-cell>
          <table:table-cell table:number-columns-repeated="4"/>
        </table:table-row>
        <table:table-row table:style-name="ro2">
          <table:table-cell/>
          <table:table-cell table:formula="of:=[.$A$1]/[.C91]" office:value-type="float" office:value="832.177531206658" calcext:value-type="float">
            <text:p>832,18</text:p>
          </table:table-cell>
          <table:table-cell table:style-name="ce19" office:value-type="float" office:value="1.8025" calcext:value-type="float">
            <text:p>1,80</text:p>
          </table:table-cell>
          <table:table-cell table:number-columns-repeated="4"/>
        </table:table-row>
        <table:table-row table:style-name="ro2">
          <table:table-cell/>
          <table:table-cell table:formula="of:=[.$A$1]/[.C92]" office:value-type="float" office:value="845.30853761623" calcext:value-type="float">
            <text:p>845,31</text:p>
          </table:table-cell>
          <table:table-cell table:style-name="ce19" office:value-type="float" office:value="1.7745" calcext:value-type="float">
            <text:p>1,77</text:p>
          </table:table-cell>
          <table:table-cell table:number-columns-repeated="4"/>
        </table:table-row>
        <table:table-row table:style-name="ro2">
          <table:table-cell/>
          <table:table-cell table:formula="of:=[.$A$1]/[.C93]" office:value-type="float" office:value="822.593912805045" calcext:value-type="float">
            <text:p>822,59</text:p>
          </table:table-cell>
          <table:table-cell table:style-name="ce19" office:value-type="float" office:value="1.8235" calcext:value-type="float">
            <text:p>1,82</text:p>
          </table:table-cell>
          <table:table-cell table:number-columns-repeated="4"/>
        </table:table-row>
        <table:table-row table:style-name="ro2">
          <table:table-cell/>
          <table:table-cell table:formula="of:=[.$A$1]/[.C94]" office:value-type="float" office:value="813.890396093326" calcext:value-type="float">
            <text:p>813,89</text:p>
          </table:table-cell>
          <table:table-cell table:style-name="ce19" office:value-type="float" office:value="1.843" calcext:value-type="float">
            <text:p>1,84</text:p>
          </table:table-cell>
          <table:table-cell table:number-columns-repeated="4"/>
        </table:table-row>
        <table:table-row table:style-name="ro2">
          <table:table-cell/>
          <table:table-cell table:formula="of:=[.$A$1]/[.C95]" office:value-type="float" office:value="789.681495130297" calcext:value-type="float">
            <text:p>789,68</text:p>
          </table:table-cell>
          <table:table-cell table:style-name="ce19" office:value-type="float" office:value="1.8995" calcext:value-type="float">
            <text:p>1,90</text:p>
          </table:table-cell>
          <table:table-cell table:number-columns-repeated="4"/>
        </table:table-row>
        <table:table-row table:style-name="ro2">
          <table:table-cell/>
          <table:table-cell table:formula="of:=[.$A$1]/[.C96]" office:value-type="float" office:value="757.575757575758" calcext:value-type="float">
            <text:p>757,58</text:p>
          </table:table-cell>
          <table:table-cell table:style-name="ce19" office:value-type="float" office:value="1.98" calcext:value-type="float">
            <text:p>1,98</text:p>
          </table:table-cell>
          <table:table-cell table:number-columns-repeated="4"/>
        </table:table-row>
        <table:table-row table:style-name="ro2">
          <table:table-cell/>
          <table:table-cell table:formula="of:=[.$A$1]/[.C97]" office:value-type="float" office:value="768.915316793111" calcext:value-type="float">
            <text:p>768,92</text:p>
          </table:table-cell>
          <table:table-cell table:style-name="ce19" office:value-type="float" office:value="1.9508" calcext:value-type="float">
            <text:p>1,95</text:p>
          </table:table-cell>
          <table:table-cell table:number-columns-repeated="4"/>
        </table:table-row>
        <table:table-row table:style-name="ro2">
          <table:table-cell/>
          <table:table-cell table:formula="of:=[.$A$1]/[.C98]" office:value-type="float" office:value="761.112238684798" calcext:value-type="float">
            <text:p>761,11</text:p>
          </table:table-cell>
          <table:table-cell table:style-name="ce19" office:value-type="float" office:value="1.9708" calcext:value-type="float">
            <text:p>1,97</text:p>
          </table:table-cell>
          <table:table-cell table:number-columns-repeated="4"/>
        </table:table-row>
        <table:table-row table:style-name="ro2">
          <table:table-cell/>
          <table:table-cell table:formula="of:=[.$A$1]/[.C99]" office:value-type="float" office:value="732.779677576942" calcext:value-type="float">
            <text:p>732,78</text:p>
          </table:table-cell>
          <table:table-cell table:style-name="ce19" office:value-type="float" office:value="2.047" calcext:value-type="float">
            <text:p>2,05</text:p>
          </table:table-cell>
          <table:table-cell table:number-columns-repeated="4"/>
        </table:table-row>
        <table:table-row table:style-name="ro2">
          <table:table-cell/>
          <table:table-cell table:formula="of:=[.$A$1]/[.C100]" office:value-type="float" office:value="697.026022304833" calcext:value-type="float">
            <text:p>697,03</text:p>
          </table:table-cell>
          <table:table-cell table:style-name="ce19" office:value-type="float" office:value="2.152" calcext:value-type="float">
            <text:p>2,15</text:p>
          </table:table-cell>
          <table:table-cell table:number-columns-repeated="4"/>
        </table:table-row>
        <table:table-row table:style-name="ro2">
          <table:table-cell/>
          <table:table-cell table:formula="of:=[.$A$1]/[.C101]" office:value-type="float" office:value="681.818181818182" calcext:value-type="float">
            <text:p>681,82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4"/>
        </table:table-row>
        <table:table-row table:style-name="ro2">
          <table:table-cell/>
          <table:table-cell table:formula="of:=[.$A$1]/[.C102]" office:value-type="float" office:value="630.384534566085" calcext:value-type="float">
            <text:p>630,38</text:p>
          </table:table-cell>
          <table:table-cell table:style-name="ce19" office:value-type="float" office:value="2.3795" calcext:value-type="float">
            <text:p>2,38</text:p>
          </table:table-cell>
          <table:table-cell table:number-columns-repeated="4"/>
        </table:table-row>
        <table:table-row table:style-name="ro2">
          <table:table-cell/>
          <table:table-cell table:formula="of:=[.$A$1]/[.C103]" office:value-type="float" office:value="647.109577221743" calcext:value-type="float">
            <text:p>647,11</text:p>
          </table:table-cell>
          <table:table-cell table:style-name="ce19" office:value-type="float" office:value="2.318" calcext:value-type="float">
            <text:p>2,32</text:p>
          </table:table-cell>
          <table:table-cell table:number-columns-repeated="4"/>
        </table:table-row>
        <table:table-row table:style-name="ro2">
          <table:table-cell/>
          <table:table-cell table:formula="of:=[.$A$1]/[.C104]" office:value-type="float" office:value="605.082694634933" calcext:value-type="float">
            <text:p>605,08</text:p>
          </table:table-cell>
          <table:table-cell table:style-name="ce19" office:value-type="float" office:value="2.479" calcext:value-type="float">
            <text:p>2,48</text:p>
          </table:table-cell>
          <table:table-cell table:number-columns-repeated="4"/>
        </table:table-row>
        <table:table-row table:style-name="ro2">
          <table:table-cell/>
          <table:table-cell table:formula="of:=[.$A$1]/[.C105]" office:value-type="float" office:value="584.726932522512" calcext:value-type="float">
            <text:p>584,73</text:p>
          </table:table-cell>
          <table:table-cell table:style-name="ce19" office:value-type="float" office:value="2.5653" calcext:value-type="float">
            <text:p>2,57</text:p>
          </table:table-cell>
          <table:table-cell table:number-columns-repeated="4"/>
        </table:table-row>
        <table:table-row table:style-name="ro2">
          <table:table-cell/>
          <table:table-cell table:formula="of:=[.$A$1]/[.C106]" office:value-type="float" office:value="556.792873051225" calcext:value-type="float">
            <text:p>556,79</text:p>
          </table:table-cell>
          <table:table-cell table:style-name="ce19" office:value-type="float" office:value="2.694" calcext:value-type="float">
            <text:p>2,69</text:p>
          </table:table-cell>
          <table:table-cell table:number-columns-repeated="4"/>
        </table:table-row>
        <table:table-row table:style-name="ro2">
          <table:table-cell/>
          <table:table-cell table:formula="of:=[.$A$1]/[.C107]" office:value-type="float" office:value="561.377245508982" calcext:value-type="float">
            <text:p>561,38</text:p>
          </table:table-cell>
          <table:table-cell table:style-name="ce19" office:value-type="float" office:value="2.672" calcext:value-type="float">
            <text:p>2,67</text:p>
          </table:table-cell>
          <table:table-cell table:number-columns-repeated="4"/>
        </table:table-row>
        <table:table-row table:style-name="ro2">
          <table:table-cell/>
          <table:table-cell table:formula="of:=[.$A$1]/[.C108]" office:value-type="float" office:value="601.443464314354" calcext:value-type="float">
            <text:p>601,44</text:p>
          </table:table-cell>
          <table:table-cell table:style-name="ce19" office:value-type="float" office:value="2.494" calcext:value-type="float">
            <text:p>2,49</text:p>
          </table:table-cell>
          <table:table-cell table:number-columns-repeated="4"/>
        </table:table-row>
        <table:table-row table:style-name="ro2">
          <table:table-cell/>
          <table:table-cell table:formula="of:=[.$A$1]/[.C109]" office:value-type="float" office:value="649.069666810904" calcext:value-type="float">
            <text:p>649,07</text:p>
          </table:table-cell>
          <table:table-cell table:style-name="ce19" office:value-type="float" office:value="2.311" calcext:value-type="float">
            <text:p>2,31</text:p>
          </table:table-cell>
          <table:table-cell table:number-columns-repeated="4"/>
        </table:table-row>
        <table:table-row table:style-name="ro2">
          <table:table-cell/>
          <table:table-cell table:formula="of:=[.$A$1]/[.C110]" office:value-type="float" office:value="621.890547263682" calcext:value-type="float">
            <text:p>621,89</text:p>
          </table:table-cell>
          <table:table-cell table:style-name="ce19" office:value-type="float" office:value="2.412" calcext:value-type="float">
            <text:p>2,41</text:p>
          </table:table-cell>
          <table:table-cell table:number-columns-repeated="4"/>
        </table:table-row>
        <table:table-row table:style-name="ro2">
          <table:table-cell/>
          <table:table-cell table:formula="of:=[.$A$1]/[.C111]" office:value-type="float" office:value="634.517766497462" calcext:value-type="float">
            <text:p>634,52</text:p>
          </table:table-cell>
          <table:table-cell table:style-name="ce19" office:value-type="float" office:value="2.364" calcext:value-type="float">
            <text:p>2,36</text:p>
          </table:table-cell>
          <table:table-cell table:number-columns-repeated="4"/>
        </table:table-row>
        <table:table-row table:style-name="ro2">
          <table:table-cell/>
          <table:table-cell table:formula="of:=[.$A$1]/[.C112]" office:value-type="float" office:value="644.883920894239" calcext:value-type="float">
            <text:p>644,88</text:p>
          </table:table-cell>
          <table:table-cell table:style-name="ce19" office:value-type="float" office:value="2.326" calcext:value-type="float">
            <text:p>2,33</text:p>
          </table:table-cell>
          <table:table-cell table:number-columns-repeated="4"/>
        </table:table-row>
        <table:table-row table:style-name="ro2">
          <table:table-cell/>
          <table:table-cell table:formula="of:=[.$A$1]/[.C113]" office:value-type="float" office:value="635.324015247776" calcext:value-type="float">
            <text:p>635,32</text:p>
          </table:table-cell>
          <table:table-cell table:style-name="ce19" office:value-type="float" office:value="2.361" calcext:value-type="float">
            <text:p>2,36</text:p>
          </table:table-cell>
          <table:table-cell table:number-columns-repeated="4"/>
        </table:table-row>
        <table:table-row table:style-name="ro2">
          <table:table-cell/>
          <table:table-cell table:formula="of:=[.$A$1]/[.C114]" office:value-type="float" office:value="595.356221472514" calcext:value-type="float">
            <text:p>595,36</text:p>
          </table:table-cell>
          <table:table-cell table:style-name="ce19" office:value-type="float" office:value="2.5195" calcext:value-type="float">
            <text:p>2,52</text:p>
          </table:table-cell>
          <table:table-cell table:number-columns-repeated="4"/>
        </table:table-row>
        <table:table-row table:style-name="ro2">
          <table:table-cell/>
          <table:table-cell table:formula="of:=[.$A$1]/[.C115]" office:value-type="float" office:value="528.541226215645" calcext:value-type="float">
            <text:p>528,54</text:p>
          </table:table-cell>
          <table:table-cell table:style-name="ce19" office:value-type="float" office:value="2.838" calcext:value-type="float">
            <text:p>2,84</text:p>
          </table:table-cell>
          <table:table-cell table:number-columns-repeated="4"/>
        </table:table-row>
        <table:table-row table:style-name="ro2">
          <table:table-cell/>
          <table:table-cell table:formula="of:=[.$A$1]/[.C116]" office:value-type="float" office:value="434.467776973208" calcext:value-type="float">
            <text:p>434,47</text:p>
          </table:table-cell>
          <table:table-cell table:style-name="ce19" office:value-type="float" office:value="3.4525" calcext:value-type="float">
            <text:p>3,45</text:p>
          </table:table-cell>
          <table:table-cell table:number-columns-repeated="4"/>
        </table:table-row>
        <table:table-row table:style-name="ro2">
          <table:table-cell/>
          <table:table-cell table:formula="of:=[.$A$1]/[.C117]" office:value-type="float" office:value="498.338870431894" calcext:value-type="float">
            <text:p>498,34</text:p>
          </table:table-cell>
          <table:table-cell table:style-name="ce19" office:value-type="float" office:value="3.01" calcext:value-type="float">
            <text:p>3,01</text:p>
          </table:table-cell>
          <table:table-cell table:number-columns-repeated="4"/>
        </table:table-row>
        <table:table-row table:style-name="ro2">
          <table:table-cell/>
          <table:table-cell table:formula="of:=[.$A$1]/[.C118]" office:value-type="float" office:value="400.641025641026" calcext:value-type="float">
            <text:p>400,64</text:p>
          </table:table-cell>
          <table:table-cell table:style-name="ce19" office:value-type="float" office:value="3.744" calcext:value-type="float">
            <text:p>3,74</text:p>
          </table:table-cell>
          <table:table-cell table:number-columns-repeated="4"/>
        </table:table-row>
        <table:table-row table:style-name="ro2">
          <table:table-cell/>
          <table:table-cell table:formula="of:=[.$A$1]/[.C119]" office:value-type="float" office:value="414.364640883978" calcext:value-type="float">
            <text:p>414,36</text:p>
          </table:table-cell>
          <table:table-cell table:style-name="ce19" office:value-type="float" office:value="3.62" calcext:value-type="float">
            <text:p>3,62</text:p>
          </table:table-cell>
          <table:table-cell table:number-columns-repeated="4"/>
        </table:table-row>
        <table:table-row table:style-name="ro2">
          <table:table-cell/>
          <table:table-cell table:formula="of:=[.$A$1]/[.C120]" office:value-type="float" office:value="421.940928270042" calcext:value-type="float">
            <text:p>421,94</text:p>
          </table:table-cell>
          <table:table-cell table:style-name="ce19" office:value-type="float" office:value="3.555" calcext:value-type="float">
            <text:p>3,56</text:p>
          </table:table-cell>
          <table:table-cell table:number-columns-repeated="4"/>
        </table:table-row>
        <table:table-row table:style-name="ro2">
          <table:table-cell/>
          <table:table-cell table:formula="of:=[.$A$1]/[.C121]" office:value-type="float" office:value="423.968343697004" calcext:value-type="float">
            <text:p>423,97</text:p>
          </table:table-cell>
          <table:table-cell table:style-name="ce19" office:value-type="float" office:value="3.538" calcext:value-type="float">
            <text:p>3,54</text:p>
          </table:table-cell>
          <table:table-cell table:number-columns-repeated="4"/>
        </table:table-row>
        <table:table-row table:style-name="ro2">
          <table:table-cell/>
          <table:table-cell table:formula="of:=[.$A$1]/[.C122]" office:value-type="float" office:value="428.326670474015" calcext:value-type="float">
            <text:p>428,33</text:p>
          </table:table-cell>
          <table:table-cell table:style-name="ce19" office:value-type="float" office:value="3.502" calcext:value-type="float">
            <text:p>3,50</text:p>
          </table:table-cell>
          <table:table-cell table:number-columns-repeated="4"/>
        </table:table-row>
        <table:table-row table:style-name="ro2">
          <table:table-cell/>
          <table:table-cell table:formula="of:=[.$A$1]/[.C123]" office:value-type="float" office:value="420.639371845205" calcext:value-type="float">
            <text:p>420,64</text:p>
          </table:table-cell>
          <table:table-cell table:style-name="ce19" office:value-type="float" office:value="3.566" calcext:value-type="float">
            <text:p>3,57</text:p>
          </table:table-cell>
          <table:table-cell table:number-columns-repeated="4"/>
        </table:table-row>
        <table:table-row table:style-name="ro2">
          <table:table-cell/>
          <table:table-cell table:formula="of:=[.$A$1]/[.C124]" office:value-type="float" office:value="445.765230312036" calcext:value-type="float">
            <text:p>445,77</text:p>
          </table:table-cell>
          <table:table-cell table:style-name="ce19" office:value-type="float" office:value="3.365" calcext:value-type="float">
            <text:p>3,37</text:p>
          </table:table-cell>
          <table:table-cell table:number-columns-repeated="4"/>
        </table:table-row>
        <table:table-row table:style-name="ro2">
          <table:table-cell/>
          <table:table-cell table:formula="of:=[.$A$1]/[.C125]" office:value-type="float" office:value="515.198351365276" calcext:value-type="float">
            <text:p>515,20</text:p>
          </table:table-cell>
          <table:table-cell table:style-name="ce19" office:value-type="float" office:value="2.9115" calcext:value-type="float">
            <text:p>2,91</text:p>
          </table:table-cell>
          <table:table-cell table:number-columns-repeated="4"/>
        </table:table-row>
        <table:table-row table:style-name="ro2">
          <table:table-cell/>
          <table:table-cell table:formula="of:=[.$A$1]/[.C126]" office:value-type="float" office:value="505.902192242833" calcext:value-type="float">
            <text:p>505,90</text:p>
          </table:table-cell>
          <table:table-cell table:style-name="ce19" office:value-type="float" office:value="2.965" calcext:value-type="float">
            <text:p>2,97</text:p>
          </table:table-cell>
          <table:table-cell table:number-columns-repeated="4"/>
        </table:table-row>
        <table:table-row table:style-name="ro2">
          <table:table-cell/>
          <table:table-cell table:formula="of:=[.$A$1]/[.C127]" office:value-type="float" office:value="527.890198838642" calcext:value-type="float">
            <text:p>527,89</text:p>
          </table:table-cell>
          <table:table-cell table:style-name="ce19" office:value-type="float" office:value="2.8415" calcext:value-type="float">
            <text:p>2,84</text:p>
          </table:table-cell>
          <table:table-cell table:number-columns-repeated="4"/>
        </table:table-row>
        <table:table-row table:style-name="ro2">
          <table:table-cell/>
          <table:table-cell table:formula="of:=[.$A$1]/[.C128]" office:value-type="float" office:value="506.329113924051" calcext:value-type="float">
            <text:p>506,33</text:p>
          </table:table-cell>
          <table:table-cell table:style-name="ce19" office:value-type="float" office:value="2.9625" calcext:value-type="float">
            <text:p>2,96</text:p>
          </table:table-cell>
          <table:table-cell table:number-columns-repeated="4"/>
        </table:table-row>
        <table:table-row table:style-name="ro2">
          <table:table-cell/>
          <table:table-cell table:formula="of:=[.$A$1]/[.C129]" office:value-type="float" office:value="503.10246520208" calcext:value-type="float">
            <text:p>503,10</text:p>
          </table:table-cell>
          <table:table-cell table:style-name="ce19" office:value-type="float" office:value="2.9815" calcext:value-type="float">
            <text:p>2,98</text:p>
          </table:table-cell>
          <table:table-cell table:number-columns-repeated="4"/>
        </table:table-row>
        <table:table-row table:style-name="ro2">
          <table:table-cell/>
          <table:table-cell table:formula="of:=[.$A$1]/[.C130]" office:value-type="float" office:value="518.761888293273" calcext:value-type="float">
            <text:p>518,76</text:p>
          </table:table-cell>
          <table:table-cell table:style-name="ce19" office:value-type="float" office:value="2.8915" calcext:value-type="float">
            <text:p>2,89</text:p>
          </table:table-cell>
          <table:table-cell table:number-columns-repeated="4"/>
        </table:table-row>
        <table:table-row table:style-name="ro2">
          <table:table-cell/>
          <table:table-cell table:formula="of:=[.$A$1]/[.C131]" office:value-type="float" office:value="523.103748910201" calcext:value-type="float">
            <text:p>523,10</text:p>
          </table:table-cell>
          <table:table-cell table:style-name="ce19" office:value-type="float" office:value="2.8675" calcext:value-type="float">
            <text:p>2,87</text:p>
          </table:table-cell>
          <table:table-cell table:number-columns-repeated="4"/>
        </table:table-row>
        <table:table-row table:style-name="ro2">
          <table:table-cell/>
          <table:table-cell table:formula="of:=[.$A$1]/[.C132]" office:value-type="float" office:value="509.770603228547" calcext:value-type="float">
            <text:p>509,77</text:p>
          </table:table-cell>
          <table:table-cell table:style-name="ce19" office:value-type="float" office:value="2.9425" calcext:value-type="float">
            <text:p>2,94</text:p>
          </table:table-cell>
          <table:table-cell table:number-columns-repeated="4"/>
        </table:table-row>
        <table:table-row table:style-name="ro2">
          <table:table-cell/>
          <table:table-cell table:formula="of:=[.$A$1]/[.C133]" office:value-type="float" office:value="517.687661777394" calcext:value-type="float">
            <text:p>517,69</text:p>
          </table:table-cell>
          <table:table-cell table:style-name="ce19" office:value-type="float" office:value="2.8975" calcext:value-type="float">
            <text:p>2,90</text:p>
          </table:table-cell>
          <table:table-cell table:number-columns-repeated="4"/>
        </table:table-row>
        <table:table-row table:style-name="ro2">
          <table:table-cell/>
          <table:table-cell table:formula="of:=[.$A$1]/[.C134]" office:value-type="float" office:value="512.470105910489" calcext:value-type="float">
            <text:p>512,47</text:p>
          </table:table-cell>
          <table:table-cell table:style-name="ce19" office:value-type="float" office:value="2.927" calcext:value-type="float">
            <text:p>2,93</text:p>
          </table:table-cell>
          <table:table-cell table:number-columns-repeated="4"/>
        </table:table-row>
        <table:table-row table:style-name="ro2">
          <table:table-cell/>
          <table:table-cell table:formula="of:=[.$A$1]/[.C135]" office:value-type="float" office:value="516.884906960717" calcext:value-type="float">
            <text:p>516,88</text:p>
          </table:table-cell>
          <table:table-cell table:style-name="ce19" office:value-type="float" office:value="2.902" calcext:value-type="float">
            <text:p>2,90</text:p>
          </table:table-cell>
          <table:table-cell table:number-columns-repeated="4"/>
        </table:table-row>
        <table:table-row table:style-name="ro2">
          <table:table-cell/>
          <table:table-cell table:formula="of:=[.$A$1]/[.C136]" office:value-type="float" office:value="518.672199170125" calcext:value-type="float">
            <text:p>518,67</text:p>
          </table:table-cell>
          <table:table-cell table:style-name="ce19" office:value-type="float" office:value="2.892" calcext:value-type="float">
            <text:p>2,89</text:p>
          </table:table-cell>
          <table:table-cell table:number-columns-repeated="4"/>
        </table:table-row>
        <table:table-row table:style-name="ro2">
          <table:table-cell/>
          <table:table-cell table:formula="of:=[.$A$1]/[.C137]" office:value-type="float" office:value="511.421752471872" calcext:value-type="float">
            <text:p>511,42</text:p>
          </table:table-cell>
          <table:table-cell table:style-name="ce19" office:value-type="float" office:value="2.933" calcext:value-type="float">
            <text:p>2,93</text:p>
          </table:table-cell>
          <table:table-cell table:number-columns-repeated="4"/>
        </table:table-row>
        <table:table-row table:style-name="ro2">
          <table:table-cell/>
          <table:table-cell table:formula="of:=[.$A$1]/[.C138]" office:value-type="float" office:value="470.957613814757" calcext:value-type="float">
            <text:p>470,96</text:p>
          </table:table-cell>
          <table:table-cell table:style-name="ce19" office:value-type="float" office:value="3.185" calcext:value-type="float">
            <text:p>3,19</text:p>
          </table:table-cell>
          <table:table-cell table:number-columns-repeated="4"/>
        </table:table-row>
        <table:table-row table:style-name="ro2">
          <table:table-cell/>
          <table:table-cell table:formula="of:=[.$A$1]/[.C139]" office:value-type="float" office:value="485.987364328527" calcext:value-type="float">
            <text:p>485,99</text:p>
          </table:table-cell>
          <table:table-cell table:style-name="ce19" office:value-type="float" office:value="3.0865" calcext:value-type="float">
            <text:p>3,09</text:p>
          </table:table-cell>
          <table:table-cell table:number-columns-repeated="4"/>
        </table:table-row>
        <table:table-row table:style-name="ro2">
          <table:table-cell/>
          <table:table-cell table:formula="of:=[.$A$1]/[.C140]" office:value-type="float" office:value="494.071146245059" calcext:value-type="float">
            <text:p>494,07</text:p>
          </table:table-cell>
          <table:table-cell table:style-name="ce19" office:value-type="float" office:value="3.036" calcext:value-type="float">
            <text:p>3,04</text:p>
          </table:table-cell>
          <table:table-cell table:number-columns-repeated="4"/>
        </table:table-row>
        <table:table-row table:style-name="ro2">
          <table:table-cell/>
          <table:table-cell table:formula="of:=[.$A$1]/[.C141]" office:value-type="float" office:value="512.032770097286" calcext:value-type="float">
            <text:p>512,03</text:p>
          </table:table-cell>
          <table:table-cell table:style-name="ce19" office:value-type="float" office:value="2.9295" calcext:value-type="float">
            <text:p>2,93</text:p>
          </table:table-cell>
          <table:table-cell table:number-columns-repeated="4"/>
        </table:table-row>
        <table:table-row table:style-name="ro2">
          <table:table-cell/>
          <table:table-cell table:formula="of:=[.$A$1]/[.C142]" office:value-type="float" office:value="524.475524475525" calcext:value-type="float">
            <text:p>524,48</text:p>
          </table:table-cell>
          <table:table-cell table:style-name="ce19" office:value-type="float" office:value="2.86" calcext:value-type="float">
            <text:p>2,86</text:p>
          </table:table-cell>
          <table:table-cell table:number-columns-repeated="4"/>
        </table:table-row>
        <table:table-row table:style-name="ro2">
          <table:table-cell/>
          <table:table-cell table:formula="of:=[.$A$1]/[.C143]" office:value-type="float" office:value="524.842547235829" calcext:value-type="float">
            <text:p>524,84</text:p>
          </table:table-cell>
          <table:table-cell table:style-name="ce19" office:value-type="float" office:value="2.858" calcext:value-type="float">
            <text:p>2,86</text:p>
          </table:table-cell>
          <table:table-cell table:number-columns-repeated="4"/>
        </table:table-row>
        <table:table-row table:style-name="ro2">
          <table:table-cell/>
          <table:table-cell table:formula="of:=[.$A$1]/[.C144]" office:value-type="float" office:value="552.079499447921" calcext:value-type="float">
            <text:p>552,08</text:p>
          </table:table-cell>
          <table:table-cell table:style-name="ce19" office:value-type="float" office:value="2.717" calcext:value-type="float">
            <text:p>2,72</text:p>
          </table:table-cell>
          <table:table-cell table:number-columns-repeated="4"/>
        </table:table-row>
        <table:table-row table:style-name="ro2">
          <table:table-cell/>
          <table:table-cell table:formula="of:=[.$A$1]/[.C145]" office:value-type="float" office:value="563.69785794814" calcext:value-type="float">
            <text:p>563,70</text:p>
          </table:table-cell>
          <table:table-cell table:style-name="ce19" office:value-type="float" office:value="2.661" calcext:value-type="float">
            <text:p>2,66</text:p>
          </table:table-cell>
          <table:table-cell table:number-columns-repeated="4"/>
        </table:table-row>
        <table:table-row table:style-name="ro2">
          <table:table-cell/>
          <table:table-cell table:formula="of:=[.$A$1]/[.C146]" office:value-type="float" office:value="575.043128234618" calcext:value-type="float">
            <text:p>575,04</text:p>
          </table:table-cell>
          <table:table-cell table:style-name="ce19" office:value-type="float" office:value="2.6085" calcext:value-type="float">
            <text:p>2,61</text:p>
          </table:table-cell>
          <table:table-cell table:number-columns-repeated="4"/>
        </table:table-row>
        <table:table-row table:style-name="ro2">
          <table:table-cell/>
          <table:table-cell table:formula="of:=[.$A$1]/[.C147]" office:value-type="float" office:value="577.367205542725" calcext:value-type="float">
            <text:p>577,37</text:p>
          </table:table-cell>
          <table:table-cell table:style-name="ce19" office:value-type="float" office:value="2.598" calcext:value-type="float">
            <text:p>2,60</text:p>
          </table:table-cell>
          <table:table-cell table:number-columns-repeated="4"/>
        </table:table-row>
        <table:table-row table:style-name="ro2">
          <table:table-cell/>
          <table:table-cell table:formula="of:=[.$A$1]/[.C148]" office:value-type="float" office:value="562.640660165041" calcext:value-type="float">
            <text:p>562,64</text:p>
          </table:table-cell>
          <table:table-cell table:style-name="ce19" office:value-type="float" office:value="2.666" calcext:value-type="float">
            <text:p>2,67</text:p>
          </table:table-cell>
          <table:table-cell table:number-columns-repeated="4"/>
        </table:table-row>
        <table:table-row table:style-name="ro2">
          <table:table-cell/>
          <table:table-cell table:formula="of:=[.$A$1]/[.C149]" office:value-type="float" office:value="593.307491495926" calcext:value-type="float">
            <text:p>593,31</text:p>
          </table:table-cell>
          <table:table-cell table:style-name="ce19" office:value-type="float" office:value="2.5282" calcext:value-type="float">
            <text:p>2,53</text:p>
          </table:table-cell>
          <table:table-cell table:number-columns-repeated="4"/>
        </table:table-row>
        <table:table-row table:style-name="ro2">
          <table:table-cell/>
          <table:table-cell table:formula="of:=[.$A$1]/[.C150]" office:value-type="float" office:value="625.208402800934" calcext:value-type="float">
            <text:p>625,21</text:p>
          </table:table-cell>
          <table:table-cell table:style-name="ce19" office:value-type="float" office:value="2.3992" calcext:value-type="float">
            <text:p>2,40</text:p>
          </table:table-cell>
          <table:table-cell table:number-columns-repeated="4"/>
        </table:table-row>
        <table:table-row table:style-name="ro2">
          <table:table-cell/>
          <table:table-cell table:formula="of:=[.$A$1]/[.C151]" office:value-type="float" office:value="642.013353877761" calcext:value-type="float">
            <text:p>642,01</text:p>
          </table:table-cell>
          <table:table-cell table:style-name="ce19" office:value-type="float" office:value="2.3364" calcext:value-type="float">
            <text:p>2,34</text:p>
          </table:table-cell>
          <table:table-cell table:number-columns-repeated="4"/>
        </table:table-row>
        <table:table-row table:style-name="ro2">
          <table:table-cell/>
          <table:table-cell table:formula="of:=[.$A$1]/[.C152]" office:value-type="float" office:value="628.930817610063" calcext:value-type="float">
            <text:p>628,93</text:p>
          </table:table-cell>
          <table:table-cell table:style-name="ce19" office:value-type="float" office:value="2.385" calcext:value-type="float">
            <text:p>2,39</text:p>
          </table:table-cell>
          <table:table-cell table:number-columns-repeated="4"/>
        </table:table-row>
        <table:table-row table:style-name="ro2">
          <table:table-cell/>
          <table:table-cell table:formula="of:=[.$A$1]/[.C153]" office:value-type="float" office:value="636.942675159236" calcext:value-type="float">
            <text:p>636,94</text:p>
          </table:table-cell>
          <table:table-cell table:style-name="ce19" office:value-type="float" office:value="2.355" calcext:value-type="float">
            <text:p>2,36</text:p>
          </table:table-cell>
          <table:table-cell table:number-columns-repeated="4"/>
        </table:table-row>
        <table:table-row table:style-name="ro2">
          <table:table-cell/>
          <table:table-cell table:formula="of:=[.$A$1]/[.C154]" office:value-type="float" office:value="670.990829791993" calcext:value-type="float">
            <text:p>670,99</text:p>
          </table:table-cell>
          <table:table-cell table:style-name="ce19" office:value-type="float" office:value="2.2355" calcext:value-type="float">
            <text:p>2,24</text:p>
          </table:table-cell>
          <table:table-cell table:number-columns-repeated="4"/>
        </table:table-row>
        <table:table-row table:style-name="ro2">
          <table:table-cell/>
          <table:table-cell table:formula="of:=[.$A$1]/[.C155]" office:value-type="float" office:value="666.518551433015" calcext:value-type="float">
            <text:p>666,52</text:p>
          </table:table-cell>
          <table:table-cell table:style-name="ce19" office:value-type="float" office:value="2.2505" calcext:value-type="float">
            <text:p>2,25</text:p>
          </table:table-cell>
          <table:table-cell table:number-columns-repeated="4"/>
        </table:table-row>
        <table:table-row table:style-name="ro2">
          <table:table-cell/>
          <table:table-cell table:formula="of:=[.$A$1]/[.C156]" office:value-type="float" office:value="680.611642996506" calcext:value-type="float">
            <text:p>680,61</text:p>
          </table:table-cell>
          <table:table-cell table:style-name="ce19" office:value-type="float" office:value="2.2039" calcext:value-type="float">
            <text:p>2,20</text:p>
          </table:table-cell>
          <table:table-cell table:number-columns-repeated="4"/>
        </table:table-row>
        <table:table-row table:style-name="ro2">
          <table:table-cell/>
          <table:table-cell table:formula="of:=[.$A$1]/[.C157]" office:value-type="float" office:value="642.811227769445" calcext:value-type="float">
            <text:p>642,81</text:p>
          </table:table-cell>
          <table:table-cell table:style-name="ce19" office:value-type="float" office:value="2.3335" calcext:value-type="float">
            <text:p>2,33</text:p>
          </table:table-cell>
          <table:table-cell table:number-columns-repeated="4"/>
        </table:table-row>
        <table:table-row table:style-name="ro2">
          <table:table-cell/>
          <table:table-cell table:formula="of:=[.$A$1]/[.C158]" office:value-type="float" office:value="678.119349005425" calcext:value-type="float">
            <text:p>678,12</text:p>
          </table:table-cell>
          <table:table-cell table:style-name="ce19" office:value-type="float" office:value="2.212" calcext:value-type="float">
            <text:p>2,21</text:p>
          </table:table-cell>
          <table:table-cell table:number-columns-repeated="4"/>
        </table:table-row>
        <table:table-row table:style-name="ro2">
          <table:table-cell/>
          <table:table-cell table:formula="of:=[.$A$1]/[.C159]" office:value-type="float" office:value="703.729767769177" calcext:value-type="float">
            <text:p>703,73</text:p>
          </table:table-cell>
          <table:table-cell table:style-name="ce19" office:value-type="float" office:value="2.1315" calcext:value-type="float">
            <text:p>2,13</text:p>
          </table:table-cell>
          <table:table-cell table:number-columns-repeated="4"/>
        </table:table-row>
        <table:table-row table:style-name="ro2">
          <table:table-cell/>
          <table:table-cell table:formula="of:=[.$A$1]/[.C160]" office:value-type="float" office:value="692.584726198172" calcext:value-type="float">
            <text:p>692,58</text:p>
          </table:table-cell>
          <table:table-cell table:style-name="ce19" office:value-type="float" office:value="2.1658" calcext:value-type="float">
            <text:p>2,17</text:p>
          </table:table-cell>
          <table:table-cell table:number-columns-repeated="4"/>
        </table:table-row>
        <table:table-row table:style-name="ro2">
          <table:table-cell/>
          <table:table-cell table:formula="of:=[.$A$1]/[.C161]" office:value-type="float" office:value="718.735026353618" calcext:value-type="float">
            <text:p>718,74</text:p>
          </table:table-cell>
          <table:table-cell table:style-name="ce19" office:value-type="float" office:value="2.087" calcext:value-type="float">
            <text:p>2,09</text:p>
          </table:table-cell>
          <table:table-cell table:number-columns-repeated="4"/>
        </table:table-row>
        <table:table-row table:style-name="ro2">
          <table:table-cell/>
          <table:table-cell table:formula="of:=[.$A$1]/[.C162]" office:value-type="float" office:value="646.133965108766" calcext:value-type="float">
            <text:p>646,13</text:p>
          </table:table-cell>
          <table:table-cell table:style-name="ce19" office:value-type="float" office:value="2.3215" calcext:value-type="float">
            <text:p>2,32</text:p>
          </table:table-cell>
          <table:table-cell table:number-columns-repeated="4"/>
        </table:table-row>
        <table:table-row table:style-name="ro2">
          <table:table-cell/>
          <table:table-cell table:formula="of:=[.$A$1]/[.C163]" office:value-type="float" office:value="694.283730617913" calcext:value-type="float">
            <text:p>694,28</text:p>
          </table:table-cell>
          <table:table-cell table:style-name="ce19" office:value-type="float" office:value="2.1605" calcext:value-type="float">
            <text:p>2,16</text:p>
          </table:table-cell>
          <table:table-cell table:number-columns-repeated="4"/>
        </table:table-row>
        <table:table-row table:style-name="ro2">
          <table:table-cell/>
          <table:table-cell table:formula="of:=[.$A$1]/[.C164]" office:value-type="float" office:value="689.464975179261" calcext:value-type="float">
            <text:p>689,46</text:p>
          </table:table-cell>
          <table:table-cell table:style-name="ce19" office:value-type="float" office:value="2.1756" calcext:value-type="float">
            <text:p>2,18</text:p>
          </table:table-cell>
          <table:table-cell table:number-columns-repeated="4"/>
        </table:table-row>
        <table:table-row table:style-name="ro2">
          <table:table-cell/>
          <table:table-cell table:formula="of:=[.$A$1]/[.C165]" office:value-type="float" office:value="697.026022304833" calcext:value-type="float">
            <text:p>697,03</text:p>
          </table:table-cell>
          <table:table-cell table:style-name="ce19" office:value-type="float" office:value="2.152" calcext:value-type="float">
            <text:p>2,15</text:p>
          </table:table-cell>
          <table:table-cell table:number-columns-repeated="4"/>
        </table:table-row>
        <table:table-row table:style-name="ro2">
          <table:table-cell/>
          <table:table-cell table:formula="of:=[.$A$1]/[.C166]" office:value-type="float" office:value="691.881918819188" calcext:value-type="float">
            <text:p>691,88</text:p>
          </table:table-cell>
          <table:table-cell table:style-name="ce19" office:value-type="float" office:value="2.168" calcext:value-type="float">
            <text:p>2,17</text:p>
          </table:table-cell>
          <table:table-cell table:number-columns-repeated="4"/>
        </table:table-row>
        <table:table-row table:style-name="ro2">
          <table:table-cell/>
          <table:table-cell table:formula="of:=[.$A$1]/[.C167]" office:value-type="float" office:value="699.953336444237" calcext:value-type="float">
            <text:p>699,95</text:p>
          </table:table-cell>
          <table:table-cell table:style-name="ce19" office:value-type="float" office:value="2.143" calcext:value-type="float">
            <text:p>2,14</text:p>
          </table:table-cell>
          <table:table-cell table:number-columns-repeated="4"/>
        </table:table-row>
        <table:table-row table:style-name="ro2">
          <table:table-cell/>
          <table:table-cell table:formula="of:=[.$A$1]/[.C168]" office:value-type="float" office:value="693.000693000693" calcext:value-type="float">
            <text:p>693,00</text:p>
          </table:table-cell>
          <table:table-cell table:style-name="ce19" office:value-type="float" office:value="2.1645" calcext:value-type="float">
            <text:p>2,16</text:p>
          </table:table-cell>
          <table:table-cell table:number-columns-repeated="4"/>
        </table:table-row>
        <table:table-row table:style-name="ro2">
          <table:table-cell/>
          <table:table-cell table:formula="of:=[.$A$1]/[.C169]" office:value-type="float" office:value="702.017129217953" calcext:value-type="float">
            <text:p>702,02</text:p>
          </table:table-cell>
          <table:table-cell table:style-name="ce19" office:value-type="float" office:value="2.1367" calcext:value-type="float">
            <text:p>2,14</text:p>
          </table:table-cell>
          <table:table-cell table:number-columns-repeated="4"/>
        </table:table-row>
        <table:table-row table:style-name="ro2">
          <table:table-cell/>
          <table:table-cell table:formula="of:=[.$A$1]/[.C170]" office:value-type="float" office:value="706.281194086072" calcext:value-type="float">
            <text:p>706,28</text:p>
          </table:table-cell>
          <table:table-cell table:style-name="ce19" office:value-type="float" office:value="2.1238" calcext:value-type="float">
            <text:p>2,12</text:p>
          </table:table-cell>
          <table:table-cell table:number-columns-repeated="4"/>
        </table:table-row>
        <table:table-row table:style-name="ro2">
          <table:table-cell/>
          <table:table-cell table:formula="of:=[.$A$1]/[.C171]" office:value-type="float" office:value="708.382526564345" calcext:value-type="float">
            <text:p>708,38</text:p>
          </table:table-cell>
          <table:table-cell table:style-name="ce19" office:value-type="float" office:value="2.1175" calcext:value-type="float">
            <text:p>2,12</text:p>
          </table:table-cell>
          <table:table-cell table:number-columns-repeated="4"/>
        </table:table-row>
        <table:table-row table:style-name="ro2">
          <table:table-cell/>
          <table:table-cell table:formula="of:=[.$A$1]/[.C172]" office:value-type="float" office:value="728.155339805825" calcext:value-type="float">
            <text:p>728,16</text:p>
          </table:table-cell>
          <table:table-cell table:style-name="ce19" office:value-type="float" office:value="2.06" calcext:value-type="float">
            <text:p>2,06</text:p>
          </table:table-cell>
          <table:table-cell table:number-columns-repeated="4"/>
        </table:table-row>
        <table:table-row table:style-name="ro2">
          <table:table-cell/>
          <table:table-cell table:formula="of:=[.$A$1]/[.C173]" office:value-type="float" office:value="737.100737100737" calcext:value-type="float">
            <text:p>737,10</text:p>
          </table:table-cell>
          <table:table-cell table:style-name="ce19" office:value-type="float" office:value="2.035" calcext:value-type="float">
            <text:p>2,04</text:p>
          </table:table-cell>
          <table:table-cell table:number-columns-repeated="4"/>
        </table:table-row>
        <table:table-row table:style-name="ro2">
          <table:table-cell/>
          <table:table-cell table:formula="of:=[.$A$1]/[.C174]" office:value-type="float" office:value="777.725929382486" calcext:value-type="float">
            <text:p>777,73</text:p>
          </table:table-cell>
          <table:table-cell table:style-name="ce19" office:value-type="float" office:value="1.9287" calcext:value-type="float">
            <text:p>1,93</text:p>
          </table:table-cell>
          <table:table-cell table:number-columns-repeated="4"/>
        </table:table-row>
        <table:table-row table:style-name="ro2">
          <table:table-cell/>
          <table:table-cell table:formula="of:=[.$A$1]/[.C175]" office:value-type="float" office:value="778.816199376947" calcext:value-type="float">
            <text:p>778,82</text:p>
          </table:table-cell>
          <table:table-cell table:style-name="ce19" office:value-type="float" office:value="1.926" calcext:value-type="float">
            <text:p>1,93</text:p>
          </table:table-cell>
          <table:table-cell table:number-columns-repeated="4"/>
        </table:table-row>
        <table:table-row table:style-name="ro2">
          <table:table-cell/>
          <table:table-cell table:formula="of:=[.$A$1]/[.C176]" office:value-type="float" office:value="796.897412739733" calcext:value-type="float">
            <text:p>796,90</text:p>
          </table:table-cell>
          <table:table-cell table:style-name="ce19" office:value-type="float" office:value="1.8823" calcext:value-type="float">
            <text:p>1,88</text:p>
          </table:table-cell>
          <table:table-cell table:number-columns-repeated="4"/>
        </table:table-row>
        <table:table-row table:style-name="ro2">
          <table:table-cell/>
          <table:table-cell table:formula="of:=[.$A$1]/[.C177]" office:value-type="float" office:value="764.915859255482" calcext:value-type="float">
            <text:p>764,92</text:p>
          </table:table-cell>
          <table:table-cell table:style-name="ce19" office:value-type="float" office:value="1.961" calcext:value-type="float">
            <text:p>1,96</text:p>
          </table:table-cell>
          <table:table-cell table:number-columns-repeated="4"/>
        </table:table-row>
        <table:table-row table:style-name="ro2">
          <table:table-cell/>
          <table:table-cell table:formula="of:=[.$A$1]/[.C178]" office:value-type="float" office:value="818.553888130969" calcext:value-type="float">
            <text:p>818,55</text:p>
          </table:table-cell>
          <table:table-cell table:style-name="ce19" office:value-type="float" office:value="1.8325" calcext:value-type="float">
            <text:p>1,83</text:p>
          </table:table-cell>
          <table:table-cell table:number-columns-repeated="4"/>
        </table:table-row>
        <table:table-row table:style-name="ro2">
          <table:table-cell/>
          <table:table-cell table:formula="of:=[.$A$1]/[.C179]" office:value-type="float" office:value="863.657300783049" calcext:value-type="float">
            <text:p>863,66</text:p>
          </table:table-cell>
          <table:table-cell table:style-name="ce19" office:value-type="float" office:value="1.7368" calcext:value-type="float">
            <text:p>1,74</text:p>
          </table:table-cell>
          <table:table-cell table:number-columns-repeated="4"/>
        </table:table-row>
        <table:table-row table:style-name="ro2">
          <table:table-cell/>
          <table:table-cell table:formula="of:=[.$A$1]/[.C180]" office:value-type="float" office:value="837.942014412603" calcext:value-type="float">
            <text:p>837,94</text:p>
          </table:table-cell>
          <table:table-cell table:style-name="ce19" office:value-type="float" office:value="1.7901" calcext:value-type="float">
            <text:p>1,79</text:p>
          </table:table-cell>
          <table:table-cell table:number-columns-repeated="4"/>
        </table:table-row>
        <table:table-row table:style-name="ro2">
          <table:table-cell/>
          <table:table-cell table:formula="of:=[.$A$1]/[.C181]" office:value-type="float" office:value="842.933408260747" calcext:value-type="float">
            <text:p>842,93</text:p>
          </table:table-cell>
          <table:table-cell table:style-name="ce19" office:value-type="float" office:value="1.7795" calcext:value-type="float">
            <text:p>1,78</text:p>
          </table:table-cell>
          <table:table-cell table:number-columns-repeated="4"/>
        </table:table-row>
        <table:table-row table:style-name="ro2">
          <table:table-cell/>
          <table:table-cell table:formula="of:=[.$A$1]/[.C182]" office:value-type="float" office:value="852.757248436612" calcext:value-type="float">
            <text:p>852,76</text:p>
          </table:table-cell>
          <table:table-cell table:style-name="ce19" office:value-type="float" office:value="1.759" calcext:value-type="float">
            <text:p>1,76</text:p>
          </table:table-cell>
          <table:table-cell table:number-columns-repeated="4"/>
        </table:table-row>
        <table:table-row table:style-name="ro2">
          <table:table-cell/>
          <table:table-cell table:formula="of:=[.$A$1]/[.C183]" office:value-type="float" office:value="887.049083382614" calcext:value-type="float">
            <text:p>887,05</text:p>
          </table:table-cell>
          <table:table-cell table:style-name="ce19" office:value-type="float" office:value="1.691" calcext:value-type="float">
            <text:p>1,69</text:p>
          </table:table-cell>
          <table:table-cell table:number-columns-repeated="4"/>
        </table:table-row>
        <table:table-row table:style-name="ro2">
          <table:table-cell/>
          <table:table-cell table:formula="of:=[.$A$1]/[.C184]" office:value-type="float" office:value="854.26277122843" calcext:value-type="float">
            <text:p>854,26</text:p>
          </table:table-cell>
          <table:table-cell table:style-name="ce19" office:value-type="float" office:value="1.7559" calcext:value-type="float">
            <text:p>1,76</text:p>
          </table:table-cell>
          <table:table-cell table:number-columns-repeated="4"/>
        </table:table-row>
        <table:table-row table:style-name="ro2">
          <table:table-cell/>
          <table:table-cell table:formula="of:=[.$A$1]/[.C185]" office:value-type="float" office:value="902.69001624842" calcext:value-type="float">
            <text:p>902,69</text:p>
          </table:table-cell>
          <table:table-cell table:style-name="ce19" office:value-type="float" office:value="1.6617" calcext:value-type="float">
            <text:p>1,66</text:p>
          </table:table-cell>
          <table:table-cell table:number-columns-repeated="4"/>
        </table:table-row>
        <table:table-row table:style-name="ro2">
          <table:table-cell/>
          <table:table-cell table:formula="of:=[.$A$1]/[.C186]" office:value-type="float" office:value="922.509225092251" calcext:value-type="float">
            <text:p>922,51</text:p>
          </table:table-cell>
          <table:table-cell table:style-name="ce19" office:value-type="float" office:value="1.626" calcext:value-type="float">
            <text:p>1,63</text:p>
          </table:table-cell>
          <table:table-cell table:number-columns-repeated="4"/>
        </table:table-row>
        <table:table-row table:style-name="ro2">
          <table:table-cell/>
          <table:table-cell table:formula="of:=[.$A$1]/[.C187]" office:value-type="float" office:value="935.220400274331" calcext:value-type="float">
            <text:p>935,22</text:p>
          </table:table-cell>
          <table:table-cell table:style-name="ce19" office:value-type="float" office:value="1.6039" calcext:value-type="float">
            <text:p>1,60</text:p>
          </table:table-cell>
          <table:table-cell table:number-columns-repeated="4"/>
        </table:table-row>
        <table:table-row table:style-name="ro2">
          <table:table-cell/>
          <table:table-cell table:formula="of:=[.$A$1]/[.C188]" office:value-type="float" office:value="960.922485586163" calcext:value-type="float">
            <text:p>960,92</text:p>
          </table:table-cell>
          <table:table-cell table:style-name="ce19" office:value-type="float" office:value="1.561" calcext:value-type="float">
            <text:p>1,56</text:p>
          </table:table-cell>
          <table:table-cell table:number-columns-repeated="4"/>
        </table:table-row>
        <table:table-row table:style-name="ro2">
          <table:table-cell/>
          <table:table-cell table:formula="of:=[.$A$1]/[.C189]" office:value-type="float" office:value="913.408841797589" calcext:value-type="float">
            <text:p>913,41</text:p>
          </table:table-cell>
          <table:table-cell table:style-name="ce19" office:value-type="float" office:value="1.6422" calcext:value-type="float">
            <text:p>1,64</text:p>
          </table:table-cell>
          <table:table-cell table:number-columns-repeated="4"/>
        </table:table-row>
        <table:table-row table:style-name="ro2">
          <table:table-cell/>
          <table:table-cell table:formula="of:=[.$A$1]/[.C190]" office:value-type="float" office:value="788.022064617809" calcext:value-type="float">
            <text:p>788,02</text:p>
          </table:table-cell>
          <table:table-cell table:style-name="ce19" office:value-type="float" office:value="1.9035" calcext:value-type="float">
            <text:p>1,90</text:p>
          </table:table-cell>
          <table:table-cell table:number-columns-repeated="4"/>
        </table:table-row>
        <table:table-row table:style-name="ro2">
          <table:table-cell/>
          <table:table-cell table:formula="of:=[.$A$1]/[.C191]" office:value-type="float" office:value="692.936665588765" calcext:value-type="float">
            <text:p>692,94</text:p>
          </table:table-cell>
          <table:table-cell table:style-name="ce19" office:value-type="float" office:value="2.1647" calcext:value-type="float">
            <text:p>2,16</text:p>
          </table:table-cell>
          <table:table-cell table:number-columns-repeated="4"/>
        </table:table-row>
        <table:table-row table:style-name="ro2">
          <table:table-cell/>
          <table:table-cell table:formula="of:=[.$A$1]/[.C192]" office:value-type="float" office:value="650.900412236928" calcext:value-type="float">
            <text:p>650,90</text:p>
          </table:table-cell>
          <table:table-cell table:style-name="ce19" office:value-type="float" office:value="2.3045" calcext:value-type="float">
            <text:p>2,30</text:p>
          </table:table-cell>
          <table:table-cell table:number-columns-repeated="4"/>
        </table:table-row>
        <table:table-row table:style-name="ro2">
          <table:table-cell/>
          <table:table-cell table:formula="of:=[.$A$1]/[.C193]" office:value-type="float" office:value="643.307458077797" calcext:value-type="float">
            <text:p>643,31</text:p>
          </table:table-cell>
          <table:table-cell table:style-name="ce19" office:value-type="float" office:value="2.3317" calcext:value-type="float">
            <text:p>2,33</text:p>
          </table:table-cell>
          <table:table-cell table:number-columns-repeated="4"/>
        </table:table-row>
        <table:table-row table:style-name="ro2">
          <table:table-cell/>
          <table:table-cell table:formula="of:=[.$A$1]/[.C194]" office:value-type="float" office:value="645.939195590388" calcext:value-type="float">
            <text:p>645,94</text:p>
          </table:table-cell>
          <table:table-cell table:style-name="ce19" office:value-type="float" office:value="2.3222" calcext:value-type="float">
            <text:p>2,32</text:p>
          </table:table-cell>
          <table:table-cell table:number-columns-repeated="4"/>
        </table:table-row>
        <table:table-row table:style-name="ro2">
          <table:table-cell/>
          <table:table-cell table:formula="of:=[.$A$1]/[.C195]" office:value-type="float" office:value="627.483790002092" calcext:value-type="float">
            <text:p>627,48</text:p>
          </table:table-cell>
          <table:table-cell table:style-name="ce19" office:value-type="float" office:value="2.3905" calcext:value-type="float">
            <text:p>2,39</text:p>
          </table:table-cell>
          <table:table-cell table:number-columns-repeated="4"/>
        </table:table-row>
        <table:table-row table:style-name="ro2">
          <table:table-cell/>
          <table:table-cell table:formula="of:=[.$A$1]/[.C196]" office:value-type="float" office:value="647.388864911524" calcext:value-type="float">
            <text:p>647,39</text:p>
          </table:table-cell>
          <table:table-cell table:style-name="ce19" office:value-type="float" office:value="2.317" calcext:value-type="float">
            <text:p>2,32</text:p>
          </table:table-cell>
          <table:table-cell table:number-columns-repeated="4"/>
        </table:table-row>
        <table:table-row table:style-name="ro2">
          <table:table-cell/>
          <table:table-cell table:formula="of:=[.$A$1]/[.C197]" office:value-type="float" office:value="684.994063384784" calcext:value-type="float">
            <text:p>684,99</text:p>
          </table:table-cell>
          <table:table-cell table:style-name="ce19" office:value-type="float" office:value="2.1898" calcext:value-type="float">
            <text:p>2,19</text:p>
          </table:table-cell>
          <table:table-cell table:number-columns-repeated="4"/>
        </table:table-row>
        <table:table-row table:style-name="ro2">
          <table:table-cell/>
          <table:table-cell table:formula="of:=[.$A$1]/[.C198]" office:value-type="float" office:value="760.841998478316" calcext:value-type="float">
            <text:p>760,84</text:p>
          </table:table-cell>
          <table:table-cell table:style-name="ce19" office:value-type="float" office:value="1.9715" calcext:value-type="float">
            <text:p>1,97</text:p>
          </table:table-cell>
          <table:table-cell table:number-columns-repeated="4"/>
        </table:table-row>
        <table:table-row table:style-name="ro2">
          <table:table-cell/>
          <table:table-cell table:formula="of:=[.$A$1]/[.C199]" office:value-type="float" office:value="768.245838668374" calcext:value-type="float">
            <text:p>768,25</text:p>
          </table:table-cell>
          <table:table-cell table:style-name="ce19" office:value-type="float" office:value="1.9525" calcext:value-type="float">
            <text:p>1,95</text:p>
          </table:table-cell>
          <table:table-cell table:number-columns-repeated="4"/>
        </table:table-row>
        <table:table-row table:style-name="ro2">
          <table:table-cell/>
          <table:table-cell table:formula="of:=[.$A$1]/[.C200]" office:value-type="float" office:value="804.073974805682" calcext:value-type="float">
            <text:p>804,07</text:p>
          </table:table-cell>
          <table:table-cell table:style-name="ce19" office:value-type="float" office:value="1.8655" calcext:value-type="float">
            <text:p>1,87</text:p>
          </table:table-cell>
          <table:table-cell table:number-columns-repeated="4"/>
        </table:table-row>
        <table:table-row table:style-name="ro2">
          <table:table-cell/>
          <table:table-cell table:formula="of:=[.$A$1]/[.C201]" office:value-type="float" office:value="798.296966471527" calcext:value-type="float">
            <text:p>798,30</text:p>
          </table:table-cell>
          <table:table-cell table:style-name="ce19" office:value-type="float" office:value="1.879" calcext:value-type="float">
            <text:p>1,88</text:p>
          </table:table-cell>
          <table:table-cell table:number-columns-repeated="4"/>
        </table:table-row>
        <table:table-row table:style-name="ro2">
          <table:table-cell/>
          <table:table-cell table:formula="of:=[.$A$1]/[.C202]" office:value-type="float" office:value="846.501128668172" calcext:value-type="float">
            <text:p>846,50</text:p>
          </table:table-cell>
          <table:table-cell table:style-name="ce19" office:value-type="float" office:value="1.772" calcext:value-type="float">
            <text:p>1,77</text:p>
          </table:table-cell>
          <table:table-cell table:number-columns-repeated="4"/>
        </table:table-row>
        <table:table-row table:style-name="ro2">
          <table:table-cell/>
          <table:table-cell table:formula="of:=[.$A$1]/[.C203]" office:value-type="float" office:value="850.581230507513" calcext:value-type="float">
            <text:p>850,58</text:p>
          </table:table-cell>
          <table:table-cell table:style-name="ce19" office:value-type="float" office:value="1.7635" calcext:value-type="float">
            <text:p>1,76</text:p>
          </table:table-cell>
          <table:table-cell table:number-columns-repeated="4"/>
        </table:table-row>
        <table:table-row table:style-name="ro2">
          <table:table-cell/>
          <table:table-cell table:formula="of:=[.$A$1]/[.C204]" office:value-type="float" office:value="857.289821112191" calcext:value-type="float">
            <text:p>857,29</text:p>
          </table:table-cell>
          <table:table-cell table:style-name="ce19" office:value-type="float" office:value="1.7497" calcext:value-type="float">
            <text:p>1,75</text:p>
          </table:table-cell>
          <table:table-cell table:number-columns-repeated="4"/>
        </table:table-row>
        <table:table-row table:style-name="ro2">
          <table:table-cell/>
          <table:table-cell table:formula="of:=[.$A$1]/[.C205]" office:value-type="float" office:value="867.503325429414" calcext:value-type="float">
            <text:p>867,50</text:p>
          </table:table-cell>
          <table:table-cell table:style-name="ce19" office:value-type="float" office:value="1.7291" calcext:value-type="float">
            <text:p>1,73</text:p>
          </table:table-cell>
          <table:table-cell table:number-columns-repeated="4"/>
        </table:table-row>
        <table:table-row table:style-name="ro2">
          <table:table-cell/>
          <table:table-cell table:formula="of:=[.$A$1]/[.C206]" office:value-type="float" office:value="802.782981000803" calcext:value-type="float">
            <text:p>802,78</text:p>
          </table:table-cell>
          <table:table-cell table:style-name="ce19" office:value-type="float" office:value="1.8685" calcext:value-type="float">
            <text:p>1,87</text:p>
          </table:table-cell>
          <table:table-cell table:number-columns-repeated="4"/>
        </table:table-row>
        <table:table-row table:style-name="ro2">
          <table:table-cell/>
          <table:table-cell table:formula="of:=[.$A$1]/[.C207]" office:value-type="float" office:value="830.656772621553" calcext:value-type="float">
            <text:p>830,66</text:p>
          </table:table-cell>
          <table:table-cell table:style-name="ce19" office:value-type="float" office:value="1.8058" calcext:value-type="float">
            <text:p>1,81</text:p>
          </table:table-cell>
          <table:table-cell table:number-columns-repeated="4"/>
        </table:table-row>
        <table:table-row table:style-name="ro2">
          <table:table-cell/>
          <table:table-cell table:formula="of:=[.$A$1]/[.C208]" office:value-type="float" office:value="841.184387617766" calcext:value-type="float">
            <text:p>841,18</text:p>
          </table:table-cell>
          <table:table-cell table:style-name="ce19" office:value-type="float" office:value="1.7832" calcext:value-type="float">
            <text:p>1,78</text:p>
          </table:table-cell>
          <table:table-cell table:number-columns-repeated="4"/>
        </table:table-row>
        <table:table-row table:style-name="ro2">
          <table:table-cell/>
          <table:table-cell table:formula="of:=[.$A$1]/[.C209]" office:value-type="float" office:value="863.458438867143" calcext:value-type="float">
            <text:p>863,46</text:p>
          </table:table-cell>
          <table:table-cell table:style-name="ce19" office:value-type="float" office:value="1.7372" calcext:value-type="float">
            <text:p>1,74</text:p>
          </table:table-cell>
          <table:table-cell table:number-columns-repeated="4"/>
        </table:table-row>
        <table:table-row table:style-name="ro2">
          <table:table-cell/>
          <table:table-cell table:formula="of:=[.$A$1]/[.C210]" office:value-type="float" office:value="824.447620094537" calcext:value-type="float">
            <text:p>824,45</text:p>
          </table:table-cell>
          <table:table-cell table:style-name="ce19" office:value-type="float" office:value="1.8194" calcext:value-type="float">
            <text:p>1,82</text:p>
          </table:table-cell>
          <table:table-cell table:number-columns-repeated="4"/>
        </table:table-row>
        <table:table-row table:style-name="ro2">
          <table:table-cell/>
          <table:table-cell table:formula="of:=[.$A$1]/[.C211]" office:value-type="float" office:value="830.932860624862" calcext:value-type="float">
            <text:p>830,93</text:p>
          </table:table-cell>
          <table:table-cell table:style-name="ce19" office:value-type="float" office:value="1.8052" calcext:value-type="float">
            <text:p>1,81</text:p>
          </table:table-cell>
          <table:table-cell table:number-columns-repeated="4"/>
        </table:table-row>
        <table:table-row table:style-name="ro2">
          <table:table-cell/>
          <table:table-cell table:formula="of:=[.$A$1]/[.C212]" office:value-type="float" office:value="855.139387720198" calcext:value-type="float">
            <text:p>855,14</text:p>
          </table:table-cell>
          <table:table-cell table:style-name="ce19" office:value-type="float" office:value="1.7541" calcext:value-type="float">
            <text:p>1,75</text:p>
          </table:table-cell>
          <table:table-cell table:number-columns-repeated="4"/>
        </table:table-row>
        <table:table-row table:style-name="ro2">
          <table:table-cell/>
          <table:table-cell table:formula="of:=[.$A$1]/[.C213]" office:value-type="float" office:value="854.749558379395" calcext:value-type="float">
            <text:p>854,75</text:p>
          </table:table-cell>
          <table:table-cell table:style-name="ce19" office:value-type="float" office:value="1.7549" calcext:value-type="float">
            <text:p>1,75</text:p>
          </table:table-cell>
          <table:table-cell table:number-columns-repeated="4"/>
        </table:table-row>
        <table:table-row table:style-name="ro2">
          <table:table-cell/>
          <table:table-cell table:formula="of:=[.$A$1]/[.C214]" office:value-type="float" office:value="888.83621711306" calcext:value-type="float">
            <text:p>888,84</text:p>
          </table:table-cell>
          <table:table-cell table:style-name="ce19" office:value-type="float" office:value="1.6876" calcext:value-type="float">
            <text:p>1,69</text:p>
          </table:table-cell>
          <table:table-cell table:number-columns-repeated="4"/>
        </table:table-row>
        <table:table-row table:style-name="ro2">
          <table:table-cell/>
          <table:table-cell table:formula="of:=[.$A$1]/[.C215]" office:value-type="float" office:value="881.730543146015" calcext:value-type="float">
            <text:p>881,73</text:p>
          </table:table-cell>
          <table:table-cell table:style-name="ce19" office:value-type="float" office:value="1.7012" calcext:value-type="float">
            <text:p>1,70</text:p>
          </table:table-cell>
          <table:table-cell table:number-columns-repeated="4"/>
        </table:table-row>
        <table:table-row table:style-name="ro2">
          <table:table-cell/>
          <table:table-cell table:formula="of:=[.$A$1]/[.C216]" office:value-type="float" office:value="875.24798692963" calcext:value-type="float">
            <text:p>875,25</text:p>
          </table:table-cell>
          <table:table-cell table:style-name="ce19" office:value-type="float" office:value="1.7138" calcext:value-type="float">
            <text:p>1,71</text:p>
          </table:table-cell>
          <table:table-cell table:number-columns-repeated="4"/>
        </table:table-row>
        <table:table-row table:style-name="ro2">
          <table:table-cell/>
          <table:table-cell table:formula="of:=[.$A$1]/[.C217]" office:value-type="float" office:value="903.723340161465" calcext:value-type="float">
            <text:p>903,72</text:p>
          </table:table-cell>
          <table:table-cell table:style-name="ce19" office:value-type="float" office:value="1.6598" calcext:value-type="float">
            <text:p>1,66</text:p>
          </table:table-cell>
          <table:table-cell table:number-columns-repeated="4"/>
        </table:table-row>
        <table:table-row table:style-name="ro2">
          <table:table-cell/>
          <table:table-cell table:formula="of:=[.$A$1]/[.C218]" office:value-type="float" office:value="899.712092130518" calcext:value-type="float">
            <text:p>899,71</text:p>
          </table:table-cell>
          <table:table-cell table:style-name="ce19" office:value-type="float" office:value="1.6672" calcext:value-type="float">
            <text:p>1,67</text:p>
          </table:table-cell>
          <table:table-cell table:number-columns-repeated="4"/>
        </table:table-row>
        <table:table-row table:style-name="ro2">
          <table:table-cell/>
          <table:table-cell table:formula="of:=[.$A$1]/[.C219]" office:value-type="float" office:value="901.442307692308" calcext:value-type="float">
            <text:p>901,44</text:p>
          </table:table-cell>
          <table:table-cell table:style-name="ce19" office:value-type="float" office:value="1.664" calcext:value-type="float">
            <text:p>1,66</text:p>
          </table:table-cell>
          <table:table-cell table:number-columns-repeated="4"/>
        </table:table-row>
        <table:table-row table:style-name="ro2">
          <table:table-cell/>
          <table:table-cell table:formula="of:=[.$A$1]/[.C220]" office:value-type="float" office:value="919.230297830617" calcext:value-type="float">
            <text:p>919,23</text:p>
          </table:table-cell>
          <table:table-cell table:style-name="ce19" office:value-type="float" office:value="1.6318" calcext:value-type="float">
            <text:p>1,63</text:p>
          </table:table-cell>
          <table:table-cell table:number-columns-repeated="4"/>
        </table:table-row>
        <table:table-row table:style-name="ro2">
          <table:table-cell/>
          <table:table-cell table:formula="of:=[.$A$1]/[.C221]" office:value-type="float" office:value="951.173113506658" calcext:value-type="float">
            <text:p>951,17</text:p>
          </table:table-cell>
          <table:table-cell table:style-name="ce19" office:value-type="float" office:value="1.577" calcext:value-type="float">
            <text:p>1,58</text:p>
          </table:table-cell>
          <table:table-cell table:number-columns-repeated="4"/>
        </table:table-row>
        <table:table-row table:style-name="ro2">
          <table:table-cell/>
          <table:table-cell table:formula="of:=[.$A$1]/[.C222]" office:value-type="float" office:value="950.088674942995" calcext:value-type="float">
            <text:p>950,09</text:p>
          </table:table-cell>
          <table:table-cell table:style-name="ce19" office:value-type="float" office:value="1.5788" calcext:value-type="float">
            <text:p>1,58</text:p>
          </table:table-cell>
          <table:table-cell table:number-columns-repeated="4"/>
        </table:table-row>
        <table:table-row table:style-name="ro2">
          <table:table-cell/>
          <table:table-cell table:formula="of:=[.$A$1]/[.C223]" office:value-type="float" office:value="960.24582293067" calcext:value-type="float">
            <text:p>960,25</text:p>
          </table:table-cell>
          <table:table-cell table:style-name="ce19" office:value-type="float" office:value="1.5621" calcext:value-type="float">
            <text:p>1,56</text:p>
          </table:table-cell>
          <table:table-cell table:number-columns-repeated="4"/>
        </table:table-row>
        <table:table-row table:style-name="ro2">
          <table:table-cell/>
          <table:table-cell table:formula="of:=[.$A$1]/[.C224]" office:value-type="float" office:value="967.679504548094" calcext:value-type="float">
            <text:p>967,68</text:p>
          </table:table-cell>
          <table:table-cell table:style-name="ce19" office:value-type="float" office:value="1.5501" calcext:value-type="float">
            <text:p>1,55</text:p>
          </table:table-cell>
          <table:table-cell table:number-columns-repeated="4"/>
        </table:table-row>
        <table:table-row table:style-name="ro2">
          <table:table-cell/>
          <table:table-cell table:formula="of:=[.$A$1]/[.C225]" office:value-type="float" office:value="943.871130128367" calcext:value-type="float">
            <text:p>943,87</text:p>
          </table:table-cell>
          <table:table-cell table:style-name="ce19" office:value-type="float" office:value="1.5892" calcext:value-type="float">
            <text:p>1,59</text:p>
          </table:table-cell>
          <table:table-cell table:number-columns-repeated="4"/>
        </table:table-row>
        <table:table-row table:style-name="ro2">
          <table:table-cell/>
          <table:table-cell table:formula="of:=[.$A$1]/[.C226]" office:value-type="float" office:value="798.849656494648" calcext:value-type="float">
            <text:p>798,85</text:p>
          </table:table-cell>
          <table:table-cell table:style-name="ce19" office:value-type="float" office:value="1.8777" calcext:value-type="float">
            <text:p>1,88</text:p>
          </table:table-cell>
          <table:table-cell table:number-columns-repeated="4"/>
        </table:table-row>
        <table:table-row table:style-name="ro2">
          <table:table-cell/>
          <table:table-cell table:formula="of:=[.$A$1]/[.C227]" office:value-type="float" office:value="873.515024458421" calcext:value-type="float">
            <text:p>873,52</text:p>
          </table:table-cell>
          <table:table-cell table:style-name="ce19" office:value-type="float" office:value="1.7172" calcext:value-type="float">
            <text:p>1,72</text:p>
          </table:table-cell>
          <table:table-cell table:number-columns-repeated="4"/>
        </table:table-row>
        <table:table-row table:style-name="ro2">
          <table:table-cell/>
          <table:table-cell table:formula="of:=[.$A$1]/[.C228]" office:value-type="float" office:value="829.508378034618" calcext:value-type="float">
            <text:p>829,51</text:p>
          </table:table-cell>
          <table:table-cell table:style-name="ce19" office:value-type="float" office:value="1.8083" calcext:value-type="float">
            <text:p>1,81</text:p>
          </table:table-cell>
          <table:table-cell table:number-columns-repeated="4"/>
        </table:table-row>
        <table:table-row table:style-name="ro2">
          <table:table-cell/>
          <table:table-cell table:formula="of:=[.$A$1]/[.C229]" office:value-type="float" office:value="803.643182427002" calcext:value-type="float">
            <text:p>803,64</text:p>
          </table:table-cell>
          <table:table-cell table:style-name="ce19" office:value-type="float" office:value="1.8665" calcext:value-type="float">
            <text:p>1,87</text:p>
          </table:table-cell>
          <table:table-cell table:number-columns-repeated="4"/>
        </table:table-row>
        <table:table-row table:style-name="ro2">
          <table:table-cell/>
          <table:table-cell table:formula="of:=[.$A$1]/[.C230]" office:value-type="float" office:value="857.240827523146" calcext:value-type="float">
            <text:p>857,24</text:p>
          </table:table-cell>
          <table:table-cell table:style-name="ce19" office:value-type="float" office:value="1.7498" calcext:value-type="float">
            <text:p>1,75</text:p>
          </table:table-cell>
          <table:table-cell table:number-columns-repeated="4"/>
        </table:table-row>
        <table:table-row table:style-name="ro2">
          <table:table-cell/>
          <table:table-cell table:formula="of:=[.$A$1]/[.C231]" office:value-type="float" office:value="873.413299173169" calcext:value-type="float">
            <text:p>873,41</text:p>
          </table:table-cell>
          <table:table-cell table:style-name="ce19" office:value-type="float" office:value="1.7174" calcext:value-type="float">
            <text:p>1,72</text:p>
          </table:table-cell>
          <table:table-cell table:number-columns-repeated="4"/>
        </table:table-row>
        <table:table-row table:style-name="ro2">
          <table:table-cell/>
          <table:table-cell table:formula="of:=[.$A$1]/[.C232]" office:value-type="float" office:value="821.197853936275" calcext:value-type="float">
            <text:p>821,20</text:p>
          </table:table-cell>
          <table:table-cell table:style-name="ce19" office:value-type="float" office:value="1.8266" calcext:value-type="float">
            <text:p>1,83</text:p>
          </table:table-cell>
          <table:table-cell table:number-columns-repeated="4"/>
        </table:table-row>
        <table:table-row table:style-name="ro2">
          <table:table-cell/>
          <table:table-cell table:formula="of:=[.$A$1]/[.C233]" office:value-type="float" office:value="787.732381052411" calcext:value-type="float">
            <text:p>787,73</text:p>
          </table:table-cell>
          <table:table-cell table:style-name="ce19" office:value-type="float" office:value="1.9042" calcext:value-type="float">
            <text:p>1,90</text:p>
          </table:table-cell>
          <table:table-cell table:number-columns-repeated="4"/>
        </table:table-row>
        <table:table-row table:style-name="ro2">
          <table:table-cell/>
          <table:table-cell table:formula="of:=[.$A$1]/[.C234]" office:value-type="float" office:value="741.693037974683" calcext:value-type="float">
            <text:p>741,69</text:p>
          </table:table-cell>
          <table:table-cell table:style-name="ce19" office:value-type="float" office:value="2.0224" calcext:value-type="float">
            <text:p>2,02</text:p>
          </table:table-cell>
          <table:table-cell table:number-columns-repeated="4"/>
        </table:table-row>
        <table:table-row table:style-name="ro2">
          <table:table-cell/>
          <table:table-cell table:formula="of:=[.$A$1]/[.C235]" office:value-type="float" office:value="747.905863581971" calcext:value-type="float">
            <text:p>747,91</text:p>
          </table:table-cell>
          <table:table-cell table:style-name="ce19" office:value-type="float" office:value="2.0056" calcext:value-type="float">
            <text:p>2,01</text:p>
          </table:table-cell>
          <table:table-cell table:number-columns-repeated="4"/>
        </table:table-row>
        <table:table-row table:style-name="ro2">
          <table:table-cell/>
          <table:table-cell table:formula="of:=[.$A$1]/[.C236]" office:value-type="float" office:value="729.181857955374" calcext:value-type="float">
            <text:p>729,18</text:p>
          </table:table-cell>
          <table:table-cell table:style-name="ce19" office:value-type="float" office:value="2.0571" calcext:value-type="float">
            <text:p>2,06</text:p>
          </table:table-cell>
          <table:table-cell table:number-columns-repeated="4"/>
        </table:table-row>
        <table:table-row table:style-name="ro2">
          <table:table-cell/>
          <table:table-cell table:formula="of:=[.$A$1]/[.C237]" office:value-type="float" office:value="739.025471744593" calcext:value-type="float">
            <text:p>739,03</text:p>
          </table:table-cell>
          <table:table-cell table:style-name="ce19" office:value-type="float" office:value="2.0297" calcext:value-type="float">
            <text:p>2,03</text:p>
          </table:table-cell>
          <table:table-cell table:number-columns-repeated="4"/>
        </table:table-row>
        <table:table-row table:style-name="ro2">
          <table:table-cell/>
          <table:table-cell table:formula="of:=[.$A$1]/[.C238]" office:value-type="float" office:value="739.426205264715" calcext:value-type="float">
            <text:p>739,43</text:p>
          </table:table-cell>
          <table:table-cell table:style-name="ce19" office:value-type="float" office:value="2.0286" calcext:value-type="float">
            <text:p>2,03</text:p>
          </table:table-cell>
          <table:table-cell table:number-columns-repeated="4"/>
        </table:table-row>
        <table:table-row table:style-name="ro2">
          <table:table-cell/>
          <table:table-cell table:formula="of:=[.$A$1]/[.C239]" office:value-type="float" office:value="738.297977063543" calcext:value-type="float">
            <text:p>738,30</text:p>
          </table:table-cell>
          <table:table-cell table:style-name="ce19" office:value-type="float" office:value="2.0317" calcext:value-type="float">
            <text:p>2,03</text:p>
          </table:table-cell>
          <table:table-cell table:number-columns-repeated="4"/>
        </table:table-row>
        <table:table-row table:style-name="ro2">
          <table:table-cell/>
          <table:table-cell table:formula="of:=[.$A$1]/[.C240]" office:value-type="float" office:value="702.247191011236" calcext:value-type="float">
            <text:p>702,25</text:p>
          </table:table-cell>
          <table:table-cell table:style-name="ce19" office:value-type="float" office:value="2.136" calcext:value-type="float">
            <text:p>2,14</text:p>
          </table:table-cell>
          <table:table-cell table:number-columns-repeated="4"/>
        </table:table-row>
        <table:table-row table:style-name="ro2">
          <table:table-cell/>
          <table:table-cell table:formula="of:=[.$A$1]/[.C241]" office:value-type="float" office:value="737.717011754291" calcext:value-type="float">
            <text:p>737,72</text:p>
          </table:table-cell>
          <table:table-cell table:style-name="ce19" office:value-type="float" office:value="2.0333" calcext:value-type="float">
            <text:p>2,03</text:p>
          </table:table-cell>
          <table:table-cell table:number-columns-repeated="4"/>
        </table:table-row>
        <table:table-row table:style-name="ro2">
          <table:table-cell/>
          <table:table-cell table:formula="of:=[.$A$1]/[.C242]" office:value-type="float" office:value="753.428097845196" calcext:value-type="float">
            <text:p>753,43</text:p>
          </table:table-cell>
          <table:table-cell table:style-name="ce19" office:value-type="float" office:value="1.9909" calcext:value-type="float">
            <text:p>1,99</text:p>
          </table:table-cell>
          <table:table-cell table:number-columns-repeated="4"/>
        </table:table-row>
        <table:table-row table:style-name="ro2">
          <table:table-cell/>
          <table:table-cell table:formula="of:=[.$A$1]/[.C243]" office:value-type="float" office:value="759.109311740891" calcext:value-type="float">
            <text:p>759,11</text:p>
          </table:table-cell>
          <table:table-cell table:style-name="ce19" office:value-type="float" office:value="1.976" calcext:value-type="float">
            <text:p>1,98</text:p>
          </table:table-cell>
          <table:table-cell table:number-columns-repeated="4"/>
        </table:table-row>
        <table:table-row table:style-name="ro2">
          <table:table-cell/>
          <table:table-cell table:formula="of:=[.$A$1]/[.C244]" office:value-type="float" office:value="743.236547418492" calcext:value-type="float">
            <text:p>743,24</text:p>
          </table:table-cell>
          <table:table-cell table:style-name="ce19" office:value-type="float" office:value="2.0182" calcext:value-type="float">
            <text:p>2,02</text:p>
          </table:table-cell>
          <table:table-cell table:number-columns-repeated="4"/>
        </table:table-row>
        <table:table-row table:style-name="ro2">
          <table:table-cell/>
          <table:table-cell table:formula="of:=[.$A$1]/[.C245]" office:value-type="float" office:value="749.437921558831" calcext:value-type="float">
            <text:p>749,44</text:p>
          </table:table-cell>
          <table:table-cell table:style-name="ce19" office:value-type="float" office:value="2.0015" calcext:value-type="float">
            <text:p>2,00</text:p>
          </table:table-cell>
          <table:table-cell table:number-columns-repeated="4"/>
        </table:table-row>
        <table:table-row table:style-name="ro2">
          <table:table-cell/>
          <table:table-cell table:formula="of:=[.$A$1]/[.C246]" office:value-type="float" office:value="699.692135460397" calcext:value-type="float">
            <text:p>699,69</text:p>
          </table:table-cell>
          <table:table-cell table:style-name="ce19" office:value-type="float" office:value="2.1438" calcext:value-type="float">
            <text:p>2,14</text:p>
          </table:table-cell>
          <table:table-cell table:number-columns-repeated="4"/>
        </table:table-row>
        <table:table-row table:style-name="ro2">
          <table:table-cell/>
          <table:table-cell table:formula="of:=[.$A$1]/[.C247]" office:value-type="float" office:value="672.88713439799" calcext:value-type="float">
            <text:p>672,89</text:p>
          </table:table-cell>
          <table:table-cell table:style-name="ce19" office:value-type="float" office:value="2.2292" calcext:value-type="float">
            <text:p>2,23</text:p>
          </table:table-cell>
          <table:table-cell table:number-columns-repeated="4"/>
        </table:table-row>
        <table:table-row table:style-name="ro2">
          <table:table-cell/>
          <table:table-cell table:formula="of:=[.$A$1]/[.C248]" office:value-type="float" office:value="658.906215681968" calcext:value-type="float">
            <text:p>658,91</text:p>
          </table:table-cell>
          <table:table-cell table:style-name="ce19" office:value-type="float" office:value="2.2765" calcext:value-type="float">
            <text:p>2,28</text:p>
          </table:table-cell>
          <table:table-cell table:number-columns-repeated="4"/>
        </table:table-row>
        <table:table-row table:style-name="ro2">
          <table:table-cell/>
          <table:table-cell table:formula="of:=[.$A$1]/[.C249]" office:value-type="float" office:value="629.537919167331" calcext:value-type="float">
            <text:p>629,54</text:p>
          </table:table-cell>
          <table:table-cell table:style-name="ce19" office:value-type="float" office:value="2.3827" calcext:value-type="float">
            <text:p>2,38</text:p>
          </table:table-cell>
          <table:table-cell table:number-columns-repeated="4"/>
        </table:table-row>
        <table:table-row table:style-name="ro2">
          <table:table-cell/>
          <table:table-cell table:formula="of:=[.$A$1]/[.C250]" office:value-type="float" office:value="676.773145641581" calcext:value-type="float">
            <text:p>676,77</text:p>
          </table:table-cell>
          <table:table-cell table:style-name="ce19" office:value-type="float" office:value="2.2164" calcext:value-type="float">
            <text:p>2,22</text:p>
          </table:table-cell>
          <table:table-cell table:number-columns-repeated="4"/>
        </table:table-row>
        <table:table-row table:style-name="ro2">
          <table:table-cell/>
          <table:table-cell table:formula="of:=[.$A$1]/[.C251]" office:value-type="float" office:value="671.140939597315" calcext:value-type="float">
            <text:p>671,14</text:p>
          </table:table-cell>
          <table:table-cell table:style-name="ce19" office:value-type="float" office:value="2.235" calcext:value-type="float">
            <text:p>2,24</text:p>
          </table:table-cell>
          <table:table-cell table:number-columns-repeated="4"/>
        </table:table-row>
        <table:table-row table:style-name="ro2">
          <table:table-cell/>
          <table:table-cell table:formula="of:=[.$A$1]/[.C252]" office:value-type="float" office:value="642.040833797029" calcext:value-type="float">
            <text:p>642,04</text:p>
          </table:table-cell>
          <table:table-cell table:style-name="ce19" office:value-type="float" office:value="2.3363" calcext:value-type="float">
            <text:p>2,34</text:p>
          </table:table-cell>
          <table:table-cell table:number-columns-repeated="4"/>
        </table:table-row>
        <table:table-row table:style-name="ro2">
          <table:table-cell/>
          <table:table-cell table:formula="of:=[.$A$1]/[.C253]" office:value-type="float" office:value="630.782169890664" calcext:value-type="float">
            <text:p>630,78</text:p>
          </table:table-cell>
          <table:table-cell table:style-name="ce19" office:value-type="float" office:value="2.378" calcext:value-type="float">
            <text:p>2,38</text:p>
          </table:table-cell>
          <table:table-cell table:number-columns-repeated="4"/>
        </table:table-row>
        <table:table-row table:style-name="ro2">
          <table:table-cell/>
          <table:table-cell table:formula="of:=[.$A$1]/[.C254]" office:value-type="float" office:value="621.787431603383" calcext:value-type="float">
            <text:p>621,79</text:p>
          </table:table-cell>
          <table:table-cell table:style-name="ce19" office:value-type="float" office:value="2.4124" calcext:value-type="float">
            <text:p>2,41</text:p>
          </table:table-cell>
          <table:table-cell table:number-columns-repeated="4"/>
        </table:table-row>
        <table:table-row table:style-name="ro2">
          <table:table-cell/>
          <table:table-cell table:formula="of:=[.$A$1]/[.C255]" office:value-type="float" office:value="641.354540790149" calcext:value-type="float">
            <text:p>641,35</text:p>
          </table:table-cell>
          <table:table-cell table:style-name="ce19" office:value-type="float" office:value="2.3388" calcext:value-type="float">
            <text:p>2,34</text:p>
          </table:table-cell>
          <table:table-cell table:number-columns-repeated="4"/>
        </table:table-row>
        <table:table-row table:style-name="ro2">
          <table:table-cell/>
          <table:table-cell table:formula="of:=[.$A$1]/[.C256]" office:value-type="float" office:value="660.036962069876" calcext:value-type="float">
            <text:p>660,04</text:p>
          </table:table-cell>
          <table:table-cell table:style-name="ce19" office:value-type="float" office:value="2.2726" calcext:value-type="float">
            <text:p>2,27</text:p>
          </table:table-cell>
          <table:table-cell table:number-columns-repeated="4"/>
        </table:table-row>
        <table:table-row table:style-name="ro2">
          <table:table-cell/>
          <table:table-cell table:formula="of:=[.$A$1]/[.C257]" office:value-type="float" office:value="671.591672263264" calcext:value-type="float">
            <text:p>671,59</text:p>
          </table:table-cell>
          <table:table-cell table:style-name="ce19" office:value-type="float" office:value="2.2335" calcext:value-type="float">
            <text:p>2,23</text:p>
          </table:table-cell>
          <table:table-cell table:number-columns-repeated="4"/>
        </table:table-row>
        <table:table-row table:style-name="ro2">
          <table:table-cell/>
          <table:table-cell table:formula="of:=[.$A$1]/[.C258]" office:value-type="float" office:value="669.284311975727" calcext:value-type="float">
            <text:p>669,28</text:p>
          </table:table-cell>
          <table:table-cell table:style-name="ce19" office:value-type="float" office:value="2.2412" calcext:value-type="float">
            <text:p>2,24</text:p>
          </table:table-cell>
          <table:table-cell table:number-columns-repeated="4"/>
        </table:table-row>
        <table:table-row table:style-name="ro2">
          <table:table-cell/>
          <table:table-cell table:formula="of:=[.$A$1]/[.C259]" office:value-type="float" office:value="677.262055264584" calcext:value-type="float">
            <text:p>677,26</text:p>
          </table:table-cell>
          <table:table-cell table:style-name="ce19" office:value-type="float" office:value="2.2148" calcext:value-type="float">
            <text:p>2,21</text:p>
          </table:table-cell>
          <table:table-cell table:number-columns-repeated="4"/>
        </table:table-row>
        <table:table-row table:style-name="ro2">
          <table:table-cell/>
          <table:table-cell table:formula="of:=[.$A$1]/[.C260]" office:value-type="float" office:value="662.83694211224" calcext:value-type="float">
            <text:p>662,84</text:p>
          </table:table-cell>
          <table:table-cell table:style-name="ce19" office:value-type="float" office:value="2.263" calcext:value-type="float">
            <text:p>2,26</text:p>
          </table:table-cell>
          <table:table-cell table:number-columns-repeated="4"/>
        </table:table-row>
        <table:table-row table:style-name="ro2">
          <table:table-cell/>
          <table:table-cell table:formula="of:=[.$A$1]/[.C261]" office:value-type="float" office:value="670.510929328148" calcext:value-type="float">
            <text:p>670,51</text:p>
          </table:table-cell>
          <table:table-cell table:style-name="ce19" office:value-type="float" office:value="2.2371" calcext:value-type="float">
            <text:p>2,24</text:p>
          </table:table-cell>
          <table:table-cell table:number-columns-repeated="4"/>
        </table:table-row>
        <table:table-row table:style-name="ro2">
          <table:table-cell/>
          <table:table-cell table:formula="of:=[.$A$1]/[.C262]" office:value-type="float" office:value="613.823300732496" calcext:value-type="float">
            <text:p>613,82</text:p>
          </table:table-cell>
          <table:table-cell table:style-name="ce19" office:value-type="float" office:value="2.4437" calcext:value-type="float">
            <text:p>2,44</text:p>
          </table:table-cell>
          <table:table-cell table:number-columns-repeated="4"/>
        </table:table-row>
        <table:table-row table:style-name="ro2">
          <table:table-cell/>
          <table:table-cell table:formula="of:=[.$A$1]/[.C263]" office:value-type="float" office:value="605.155928510913" calcext:value-type="float">
            <text:p>605,16</text:p>
          </table:table-cell>
          <table:table-cell table:style-name="ce19" office:value-type="float" office:value="2.4787" calcext:value-type="float">
            <text:p>2,48</text:p>
          </table:table-cell>
          <table:table-cell table:number-columns-repeated="4"/>
        </table:table-row>
        <table:table-row table:style-name="ro2">
          <table:table-cell/>
          <table:table-cell table:formula="of:=[.$A$1]/[.C264]" office:value-type="float" office:value="584.65855940131" calcext:value-type="float">
            <text:p>584,66</text:p>
          </table:table-cell>
          <table:table-cell table:style-name="ce19" office:value-type="float" office:value="2.5656" calcext:value-type="float">
            <text:p>2,57</text:p>
          </table:table-cell>
          <table:table-cell table:number-columns-repeated="4"/>
        </table:table-row>
        <table:table-row table:style-name="ro2">
          <table:table-cell/>
          <table:table-cell table:formula="of:=[.$A$1]/[.C265]" office:value-type="float" office:value="564.334085778781" calcext:value-type="float">
            <text:p>564,33</text:p>
          </table:table-cell>
          <table:table-cell table:style-name="ce19" office:value-type="float" office:value="2.658" calcext:value-type="float">
            <text:p>2,66</text:p>
          </table:table-cell>
          <table:table-cell table:number-columns-repeated="4"/>
        </table:table-row>
        <table:table-row table:style-name="ro2">
          <table:table-cell/>
          <table:table-cell table:formula="of:=[.$A$1]/[.C266]" office:value-type="float" office:value="559.200715776916" calcext:value-type="float">
            <text:p>559,20</text:p>
          </table:table-cell>
          <table:table-cell table:style-name="ce19" office:value-type="float" office:value="2.6824" calcext:value-type="float">
            <text:p>2,68</text:p>
          </table:table-cell>
          <table:table-cell table:number-columns-repeated="4"/>
        </table:table-row>
        <table:table-row table:style-name="ro2">
          <table:table-cell/>
          <table:table-cell table:formula="of:=[.$A$1]/[.C267]" office:value-type="float" office:value="528.336444647952" calcext:value-type="float">
            <text:p>528,34</text:p>
          </table:table-cell>
          <table:table-cell table:style-name="ce19" office:value-type="float" office:value="2.8391" calcext:value-type="float">
            <text:p>2,84</text:p>
          </table:table-cell>
          <table:table-cell table:number-columns-repeated="4"/>
        </table:table-row>
        <table:table-row table:style-name="ro2">
          <table:table-cell/>
          <table:table-cell table:formula="of:=[.$A$1]/[.C268]" office:value-type="float" office:value="469.586450865604" calcext:value-type="float">
            <text:p>469,59</text:p>
          </table:table-cell>
          <table:table-cell table:style-name="ce19" office:value-type="float" office:value="3.1943" calcext:value-type="float">
            <text:p>3,19</text:p>
          </table:table-cell>
          <table:table-cell table:number-columns-repeated="4"/>
        </table:table-row>
        <table:table-row table:style-name="ro2">
          <table:table-cell/>
          <table:table-cell table:formula="of:=[.$A$1]/[.C269]" office:value-type="float" office:value="497.561946462335" calcext:value-type="float">
            <text:p>497,56</text:p>
          </table:table-cell>
          <table:table-cell table:style-name="ce19" office:value-type="float" office:value="3.0147" calcext:value-type="float">
            <text:p>3,01</text:p>
          </table:table-cell>
          <table:table-cell table:number-columns-repeated="4"/>
        </table:table-row>
        <table:table-row table:style-name="ro2">
          <table:table-cell/>
          <table:table-cell table:formula="of:=[.$A$1]/[.C270]" office:value-type="float" office:value="471.831650467113" calcext:value-type="float">
            <text:p>471,83</text:p>
          </table:table-cell>
          <table:table-cell table:style-name="ce19" office:value-type="float" office:value="3.1791" calcext:value-type="float">
            <text:p>3,18</text:p>
          </table:table-cell>
          <table:table-cell table:number-columns-repeated="4"/>
        </table:table-row>
        <table:table-row table:style-name="ro2">
          <table:table-cell/>
          <table:table-cell table:formula="of:=[.$A$1]/[.C271]" office:value-type="float" office:value="483.403158233967" calcext:value-type="float">
            <text:p>483,40</text:p>
          </table:table-cell>
          <table:table-cell table:style-name="ce19" office:value-type="float" office:value="3.103" calcext:value-type="float">
            <text:p>3,10</text:p>
          </table:table-cell>
          <table:table-cell table:number-columns-repeated="4"/>
        </table:table-row>
        <table:table-row table:style-name="ro2">
          <table:table-cell/>
          <table:table-cell table:formula="of:=[.$A$1]/[.C272]" office:value-type="float" office:value="438.365772400491" calcext:value-type="float">
            <text:p>438,37</text:p>
          </table:table-cell>
          <table:table-cell table:style-name="ce19" office:value-type="float" office:value="3.4218" calcext:value-type="float">
            <text:p>3,42</text:p>
          </table:table-cell>
          <table:table-cell table:number-columns-repeated="4"/>
        </table:table-row>
        <table:table-row table:style-name="ro2">
          <table:table-cell/>
          <table:table-cell table:formula="of:=[.$A$1]/[.C273]" office:value-type="float" office:value="414.37608773723" calcext:value-type="float">
            <text:p>414,38</text:p>
          </table:table-cell>
          <table:table-cell table:style-name="ce19" office:value-type="float" office:value="3.6199" calcext:value-type="float">
            <text:p>3,62</text:p>
          </table:table-cell>
          <table:table-cell table:number-columns-repeated="4"/>
        </table:table-row>
        <table:table-row table:style-name="ro2">
          <table:table-cell/>
          <table:table-cell table:formula="of:=[.$A$1]/[.C274]" office:value-type="float" office:value="379.669940265263" calcext:value-type="float">
            <text:p>379,67</text:p>
          </table:table-cell>
          <table:table-cell table:style-name="ce19" office:value-type="float" office:value="3.9508" calcext:value-type="float">
            <text:p>3,95</text:p>
          </table:table-cell>
          <table:table-cell table:number-columns-repeated="4"/>
        </table:table-row>
        <table:table-row table:style-name="ro2">
          <table:table-cell/>
          <table:table-cell table:formula="of:=[.$A$1]/[.C275]" office:value-type="float" office:value="388.983973860277" calcext:value-type="float">
            <text:p>388,98</text:p>
          </table:table-cell>
          <table:table-cell table:style-name="ce19" office:value-type="float" office:value="3.8562" calcext:value-type="float">
            <text:p>3,86</text:p>
          </table:table-cell>
          <table:table-cell table:number-columns-repeated="4"/>
        </table:table-row>
        <table:table-row table:style-name="ro2">
          <table:table-cell/>
          <table:table-cell table:formula="of:=[.$A$1]/[.C276]" office:value-type="float" office:value="387.727143484892" calcext:value-type="float">
            <text:p>387,73</text:p>
          </table:table-cell>
          <table:table-cell table:style-name="ce19" office:value-type="float" office:value="3.8687" calcext:value-type="float">
            <text:p>3,87</text:p>
          </table:table-cell>
          <table:table-cell table:number-columns-repeated="4"/>
        </table:table-row>
        <table:table-row table:style-name="ro2">
          <table:table-cell/>
          <table:table-cell table:formula="of:=[.$A$1]/[.C277]" office:value-type="float" office:value="378.711371440113" calcext:value-type="float">
            <text:p>378,71</text:p>
          </table:table-cell>
          <table:table-cell table:style-name="ce19" office:value-type="float" office:value="3.9608" calcext:value-type="float">
            <text:p>3,96</text:p>
          </table:table-cell>
          <table:table-cell table:number-columns-repeated="4"/>
        </table:table-row>
        <table:table-row table:style-name="ro2">
          <table:table-cell/>
          <table:table-cell table:formula="of:=[.$A$1]/[.C278]" office:value-type="float" office:value="375.075015003001" calcext:value-type="float">
            <text:p>375,08</text:p>
          </table:table-cell>
          <table:table-cell table:style-name="ce19" office:value-type="float" office:value="3.9992" calcext:value-type="float">
            <text:p>4,00</text:p>
          </table:table-cell>
          <table:table-cell table:number-columns-repeated="4"/>
        </table:table-row>
        <table:table-row table:style-name="ro2">
          <table:table-cell/>
          <table:table-cell table:formula="of:=[.$A$1]/[.C279]" office:value-type="float" office:value="373.440884308014" calcext:value-type="float">
            <text:p>373,44</text:p>
          </table:table-cell>
          <table:table-cell table:style-name="ce19" office:value-type="float" office:value="4.0167" calcext:value-type="float">
            <text:p>4,02</text:p>
          </table:table-cell>
          <table:table-cell table:number-columns-repeated="4"/>
        </table:table-row>
        <table:table-row table:style-name="ro2">
          <table:table-cell/>
          <table:table-cell table:formula="of:=[.$A$1]/[.C280]" office:value-type="float" office:value="417.815659730927" calcext:value-type="float">
            <text:p>417,82</text:p>
          </table:table-cell>
          <table:table-cell table:style-name="ce19" office:value-type="float" office:value="3.5901" calcext:value-type="float">
            <text:p>3,59</text:p>
          </table:table-cell>
          <table:table-cell table:number-columns-repeated="4"/>
        </table:table-row>
        <table:table-row table:style-name="ro2">
          <table:table-cell/>
          <table:table-cell table:formula="of:=[.$A$1]/[.C281]" office:value-type="float" office:value="436.63037783082" calcext:value-type="float">
            <text:p>436,63</text:p>
          </table:table-cell>
          <table:table-cell table:style-name="ce19" office:value-type="float" office:value="3.4354" calcext:value-type="float">
            <text:p>3,44</text:p>
          </table:table-cell>
          <table:table-cell table:number-columns-repeated="4"/>
        </table:table-row>
        <table:table-row table:style-name="ro2">
          <table:table-cell/>
          <table:table-cell table:formula="of:=[.$A$1]/[.C282]" office:value-type="float" office:value="415.639114411594" calcext:value-type="float">
            <text:p>415,64</text:p>
          </table:table-cell>
          <table:table-cell table:style-name="ce19" office:value-type="float" office:value="3.6089" calcext:value-type="float">
            <text:p>3,61</text:p>
          </table:table-cell>
          <table:table-cell table:number-columns-repeated="4"/>
        </table:table-row>
        <table:table-row table:style-name="ro2">
          <table:table-cell/>
          <table:table-cell table:formula="of:=[.$A$1]/[.C283]" office:value-type="float" office:value="466.751719202166" calcext:value-type="float">
            <text:p>466,75</text:p>
          </table:table-cell>
          <table:table-cell table:style-name="ce19" office:value-type="float" office:value="3.2137" calcext:value-type="float">
            <text:p>3,21</text:p>
          </table:table-cell>
          <table:table-cell table:number-columns-repeated="4"/>
        </table:table-row>
        <table:table-row table:style-name="ro2">
          <table:table-cell/>
          <table:table-cell table:formula="of:=[.$A$1]/[.C284]" office:value-type="float" office:value="461.708938685053" calcext:value-type="float">
            <text:p>461,71</text:p>
          </table:table-cell>
          <table:table-cell table:style-name="ce19" office:value-type="float" office:value="3.2488" calcext:value-type="float">
            <text:p>3,25</text:p>
          </table:table-cell>
          <table:table-cell table:number-columns-repeated="4"/>
        </table:table-row>
        <table:table-row table:style-name="ro2">
          <table:table-cell/>
          <table:table-cell table:formula="of:=[.$A$1]/[.C285]" office:value-type="float" office:value="464.900046490005" calcext:value-type="float">
            <text:p>464,90</text:p>
          </table:table-cell>
          <table:table-cell table:style-name="ce19" office:value-type="float" office:value="3.2265" calcext:value-type="float">
            <text:p>3,23</text:p>
          </table:table-cell>
          <table:table-cell table:number-columns-repeated="4"/>
        </table:table-row>
        <table:table-row table:style-name="ro2">
          <table:table-cell/>
          <table:table-cell table:formula="of:=[.$A$1]/[.C286]" office:value-type="float" office:value="459.685575066654" calcext:value-type="float">
            <text:p>459,69</text:p>
          </table:table-cell>
          <table:table-cell table:style-name="ce19" office:value-type="float" office:value="3.2631" calcext:value-type="float">
            <text:p>3,26</text:p>
          </table:table-cell>
          <table:table-cell table:number-columns-repeated="4"/>
        </table:table-row>
        <table:table-row table:style-name="ro2">
          <table:table-cell/>
          <table:table-cell table:formula="of:=[.$A$1]/[.C287]" office:value-type="float" office:value="470.352136966542" calcext:value-type="float">
            <text:p>470,35</text:p>
          </table:table-cell>
          <table:table-cell table:style-name="ce19" office:value-type="float" office:value="3.1891" calcext:value-type="float">
            <text:p>3,19</text:p>
          </table:table-cell>
          <table:table-cell table:number-columns-repeated="4"/>
        </table:table-row>
        <table:table-row table:style-name="ro2">
          <table:table-cell/>
          <table:table-cell table:formula="of:=[.$A$1]/[.C288]" office:value-type="float" office:value="443.079104389437" calcext:value-type="float">
            <text:p>443,08</text:p>
          </table:table-cell>
          <table:table-cell table:style-name="ce19" office:value-type="float" office:value="3.3854" calcext:value-type="float">
            <text:p>3,39</text:p>
          </table:table-cell>
          <table:table-cell table:number-columns-repeated="4"/>
        </table:table-row>
        <table:table-row table:style-name="ro2">
          <table:table-cell/>
          <table:table-cell table:formula="of:=[.$A$1]/[.C289]" office:value-type="float" office:value="461.056125899059" calcext:value-type="float">
            <text:p>461,06</text:p>
          </table:table-cell>
          <table:table-cell table:style-name="ce19" office:value-type="float" office:value="3.2534" calcext:value-type="float">
            <text:p>3,25</text:p>
          </table:table-cell>
          <table:table-cell table:number-columns-repeated="4"/>
        </table:table-row>
        <table:table-row table:style-name="ro2">
          <table:table-cell/>
          <table:table-cell table:formula="of:=[.$A$1]/[.C290]" office:value-type="float" office:value="475.963826749167" calcext:value-type="float">
            <text:p>475,96</text:p>
          </table:table-cell>
          <table:table-cell table:style-name="ce19" office:value-type="float" office:value="3.1515" calcext:value-type="float">
            <text:p>3,15</text:p>
          </table:table-cell>
          <table:table-cell table:number-columns-repeated="4"/>
        </table:table-row>
        <table:table-row table:style-name="ro2">
          <table:table-cell/>
          <table:table-cell table:formula="of:=[.$A$1]/[.C291]" office:value-type="float" office:value="482.516807668801" calcext:value-type="float">
            <text:p>482,52</text:p>
          </table:table-cell>
          <table:table-cell table:style-name="ce19" office:value-type="float" office:value="3.1087" calcext:value-type="float">
            <text:p>3,11</text:p>
          </table:table-cell>
          <table:table-cell table:number-columns-repeated="4"/>
        </table:table-row>
        <table:table-row table:style-name="ro2">
          <table:table-cell/>
          <table:table-cell table:formula="of:=[.$A$1]/[.C292]" office:value-type="float" office:value="480.23051064511" calcext:value-type="float">
            <text:p>480,23</text:p>
          </table:table-cell>
          <table:table-cell table:style-name="ce19" office:value-type="float" office:value="3.1235" calcext:value-type="float">
            <text:p>3,12</text:p>
          </table:table-cell>
          <table:table-cell table:number-columns-repeated="4"/>
        </table:table-row>
        <table:table-row table:style-name="ro2">
          <table:table-cell/>
          <table:table-cell table:formula="of:=[.$A$1]/[.C293]" office:value-type="float" office:value="472.202984322861" calcext:value-type="float">
            <text:p>472,20</text:p>
          </table:table-cell>
          <table:table-cell table:style-name="ce19" office:value-type="float" office:value="3.1766" calcext:value-type="float">
            <text:p>3,18</text:p>
          </table:table-cell>
          <table:table-cell table:number-columns-repeated="4"/>
        </table:table-row>
        <table:table-row table:style-name="ro2">
          <table:table-cell/>
          <table:table-cell table:formula="of:=[.$A$1]/[.C294]" office:value-type="float" office:value="464.813609742493" calcext:value-type="float">
            <text:p>464,81</text:p>
          </table:table-cell>
          <table:table-cell table:style-name="ce19" office:value-type="float" office:value="3.2271" calcext:value-type="float">
            <text:p>3,23</text:p>
          </table:table-cell>
          <table:table-cell table:number-columns-repeated="4"/>
        </table:table-row>
        <table:table-row table:style-name="ro2">
          <table:table-cell/>
          <table:table-cell table:formula="of:=[.$A$1]/[.C295]" office:value-type="float" office:value="451.956973696104" calcext:value-type="float">
            <text:p>451,96</text:p>
          </table:table-cell>
          <table:table-cell table:style-name="ce19" office:value-type="float" office:value="3.3189" calcext:value-type="float">
            <text:p>3,32</text:p>
          </table:table-cell>
          <table:table-cell table:number-columns-repeated="4"/>
        </table:table-row>
        <table:table-row table:style-name="ro2">
          <table:table-cell/>
          <table:table-cell table:formula="of:=[.$A$1]/[.C296]" office:value-type="float" office:value="479.677656614755" calcext:value-type="float">
            <text:p>479,68</text:p>
          </table:table-cell>
          <table:table-cell table:style-name="ce19" office:value-type="float" office:value="3.1271" calcext:value-type="float">
            <text:p>3,13</text:p>
          </table:table-cell>
          <table:table-cell table:number-columns-repeated="4"/>
        </table:table-row>
        <table:table-row table:style-name="ro2">
          <table:table-cell/>
          <table:table-cell table:formula="of:=[.$A$1]/[.C297]" office:value-type="float" office:value="476.568705321684" calcext:value-type="float">
            <text:p>476,57</text:p>
          </table:table-cell>
          <table:table-cell table:style-name="ce19" office:value-type="float" office:value="3.1475" calcext:value-type="float">
            <text:p>3,15</text:p>
          </table:table-cell>
          <table:table-cell table:number-columns-repeated="4"/>
        </table:table-row>
        <table:table-row table:style-name="ro2">
          <table:table-cell/>
          <table:table-cell table:formula="of:=[.$A$1]/[.C298]" office:value-type="float" office:value="474.053473231781" calcext:value-type="float">
            <text:p>474,05</text:p>
          </table:table-cell>
          <table:table-cell table:style-name="ce19" office:value-type="float" office:value="3.1642" calcext:value-type="float">
            <text:p>3,16</text:p>
          </table:table-cell>
          <table:table-cell table:number-columns-repeated="4"/>
        </table:table-row>
        <table:table-row table:style-name="ro2">
          <table:table-cell/>
          <table:table-cell table:formula="of:=[.$A$1]/[.C299]" office:value-type="float" office:value="458.365164247517" calcext:value-type="float">
            <text:p>458,37</text:p>
          </table:table-cell>
          <table:table-cell table:style-name="ce19" office:value-type="float" office:value="3.2725" calcext:value-type="float">
            <text:p>3,27</text:p>
          </table:table-cell>
          <table:table-cell table:number-columns-repeated="4"/>
        </table:table-row>
        <table:table-row table:style-name="ro2">
          <table:table-cell/>
          <table:table-cell table:formula="of:=[.$A$1]/[.C300]" office:value-type="float" office:value="458.295142071494" calcext:value-type="float">
            <text:p>458,30</text:p>
          </table:table-cell>
          <table:table-cell table:style-name="ce19" office:value-type="float" office:value="3.273" calcext:value-type="float">
            <text:p>3,27</text:p>
          </table:table-cell>
          <table:table-cell table:number-columns-repeated="4"/>
        </table:table-row>
        <table:table-row table:style-name="ro2">
          <table:table-cell/>
          <table:table-cell table:formula="of:=[.$A$1]/[.C301]" office:value-type="float" office:value="452.707188990161" calcext:value-type="float">
            <text:p>452,71</text:p>
          </table:table-cell>
          <table:table-cell table:style-name="ce19" office:value-type="float" office:value="3.3134" calcext:value-type="float">
            <text:p>3,31</text:p>
          </table:table-cell>
          <table:table-cell table:number-columns-repeated="4"/>
        </table:table-row>
        <table:table-row table:style-name="ro2">
          <table:table-cell/>
          <table:table-cell table:formula="of:=[.$A$1]/[.C302]" office:value-type="float" office:value="470.854129390715" calcext:value-type="float">
            <text:p>470,85</text:p>
          </table:table-cell>
          <table:table-cell table:style-name="ce19" office:value-type="float" office:value="3.1857" calcext:value-type="float">
            <text:p>3,19</text:p>
          </table:table-cell>
          <table:table-cell table:number-columns-repeated="4"/>
        </table:table-row>
        <table:table-row table:style-name="ro2">
          <table:table-cell/>
          <table:table-cell table:formula="of:=[.$A$1]/[.C303]" office:value-type="float" office:value="462.064504204787" calcext:value-type="float">
            <text:p>462,06</text:p>
          </table:table-cell>
          <table:table-cell table:style-name="ce19" office:value-type="float" office:value="3.2463" calcext:value-type="float">
            <text:p>3,25</text:p>
          </table:table-cell>
          <table:table-cell table:number-columns-repeated="4"/>
        </table:table-row>
        <table:table-row table:style-name="ro2">
          <table:table-cell/>
          <table:table-cell table:formula="of:=[.$A$1]/[.C304]" office:value-type="float" office:value="453.857791225416" calcext:value-type="float">
            <text:p>453,86</text:p>
          </table:table-cell>
          <table:table-cell table:style-name="ce19" office:value-type="float" office:value="3.305" calcext:value-type="float">
            <text:p>3,31</text:p>
          </table:table-cell>
          <table:table-cell table:number-columns-repeated="4"/>
        </table:table-row>
        <table:table-row table:style-name="ro2">
          <table:table-cell/>
          <table:table-cell table:formula="of:=[.$A$1]/[.C305]" office:value-type="float" office:value="427.594070695553" calcext:value-type="float">
            <text:p>427,59</text:p>
          </table:table-cell>
          <table:table-cell table:style-name="ce19" office:value-type="float" office:value="3.508" calcext:value-type="float">
            <text:p>3,51</text:p>
          </table:table-cell>
          <table:table-cell table:number-columns-repeated="4"/>
        </table:table-row>
        <table:table-row table:style-name="ro2">
          <table:table-cell/>
          <table:table-cell table:formula="of:=[.$A$1]/[.C306]" office:value-type="float" office:value="402.652135398491" calcext:value-type="float">
            <text:p>402,65</text:p>
          </table:table-cell>
          <table:table-cell table:style-name="ce19" office:value-type="float" office:value="3.7253" calcext:value-type="float">
            <text:p>3,73</text:p>
          </table:table-cell>
          <table:table-cell table:number-columns-repeated="4"/>
        </table:table-row>
        <table:table-row table:style-name="ro2">
          <table:table-cell/>
          <table:table-cell table:formula="of:=[.$A$1]/[.C307]" office:value-type="float" office:value="386.757425742574" calcext:value-type="float">
            <text:p>386,76</text:p>
          </table:table-cell>
          <table:table-cell table:style-name="ce19" office:value-type="float" office:value="3.8784" calcext:value-type="float">
            <text:p>3,88</text:p>
          </table:table-cell>
          <table:table-cell table:number-columns-repeated="4"/>
        </table:table-row>
        <table:table-row table:style-name="ro2">
          <table:table-cell/>
          <table:table-cell table:formula="of:=[.$A$1]/[.C308]" office:value-type="float" office:value="399.265351752775" calcext:value-type="float">
            <text:p>399,27</text:p>
          </table:table-cell>
          <table:table-cell table:style-name="ce19" office:value-type="float" office:value="3.7569" calcext:value-type="float">
            <text:p>3,76</text:p>
          </table:table-cell>
          <table:table-cell table:number-columns-repeated="4"/>
        </table:table-row>
        <table:table-row table:style-name="ro2">
          <table:table-cell/>
          <table:table-cell table:formula="of:=[.$A$1]/[.C309]" office:value-type="float" office:value="366.488309022942" calcext:value-type="float">
            <text:p>366,49</text:p>
          </table:table-cell>
          <table:table-cell table:style-name="ce19" office:value-type="float" office:value="4.0929" calcext:value-type="float">
            <text:p>4,09</text:p>
          </table:table-cell>
          <table:table-cell table:number-columns-repeated="4"/>
        </table:table-row>
        <table:table-row table:style-name="ro2">
          <table:table-cell/>
          <table:table-cell table:formula="of:=[.$A$1]/[.C310]" office:value-type="float" office:value="370.397807244981" calcext:value-type="float">
            <text:p>370,40</text:p>
          </table:table-cell>
          <table:table-cell table:style-name="ce19" office:value-type="float" office:value="4.0497" calcext:value-type="float">
            <text:p>4,05</text:p>
          </table:table-cell>
          <table:table-cell table:number-columns-repeated="4"/>
        </table:table-row>
        <table:table-row table:style-name="ro2">
          <table:table-cell/>
          <table:table-cell table:formula="of:=[.$A$1]/[.C311]" office:value-type="float" office:value="402.944178799764" calcext:value-type="float">
            <text:p>402,94</text:p>
          </table:table-cell>
          <table:table-cell table:style-name="ce19" office:value-type="float" office:value="3.7226" calcext:value-type="float">
            <text:p>3,72</text:p>
          </table:table-cell>
          <table:table-cell table:number-columns-repeated="4"/>
        </table:table-row>
        <table:table-row table:style-name="ro2">
          <table:table-cell/>
          <table:table-cell table:formula="of:=[.$A$1]/[.C312]" office:value-type="float" office:value="387.897595034911" calcext:value-type="float">
            <text:p>387,90</text:p>
          </table:table-cell>
          <table:table-cell table:style-name="ce19" office:value-type="float" office:value="3.867" calcext:value-type="float">
            <text:p>3,87</text:p>
          </table:table-cell>
          <table:table-cell table:number-columns-repeated="4"/>
        </table:table-row>
        <table:table-row table:style-name="ro2">
          <table:table-cell/>
          <table:table-cell table:formula="of:=[.$A$1]/[.C313]" office:value-type="float" office:value="386.757425742574" calcext:value-type="float">
            <text:p>386,76</text:p>
          </table:table-cell>
          <table:table-cell table:style-name="ce19" office:value-type="float" office:value="3.8784" calcext:value-type="float">
            <text:p>3,88</text:p>
          </table:table-cell>
          <table:table-cell table:number-columns-repeated="4"/>
        </table:table-row>
        <table:table-row table:style-name="ro2">
          <table:table-cell/>
          <table:table-cell table:formula="of:=[.$A$1]/[.C314]" office:value-type="float" office:value="411.443618509477" calcext:value-type="float">
            <text:p>411,44</text:p>
          </table:table-cell>
          <table:table-cell table:style-name="ce19" office:value-type="float" office:value="3.6457" calcext:value-type="float">
            <text:p>3,65</text:p>
          </table:table-cell>
          <table:table-cell table:number-columns-repeated="4"/>
        </table:table-row>
        <table:table-row table:style-name="ro2">
          <table:table-cell/>
          <table:table-cell table:formula="of:=[.$A$1]/[.C315]" office:value-type="float" office:value="399.808092115784" calcext:value-type="float">
            <text:p>399,81</text:p>
          </table:table-cell>
          <table:table-cell table:style-name="ce19" office:value-type="float" office:value="3.7518" calcext:value-type="float">
            <text:p>3,75</text:p>
          </table:table-cell>
          <table:table-cell table:number-columns-repeated="4"/>
        </table:table-row>
        <table:table-row table:style-name="ro2">
          <table:table-cell/>
          <table:table-cell table:formula="of:=[.$A$1]/[.C316]" office:value-type="float" office:value="385.653682992673" calcext:value-type="float">
            <text:p>385,65</text:p>
          </table:table-cell>
          <table:table-cell table:style-name="ce19" office:value-type="float" office:value="3.8895" calcext:value-type="float">
            <text:p>3,89</text:p>
          </table:table-cell>
          <table:table-cell table:number-columns-repeated="4"/>
        </table:table-row>
        <table:table-row table:style-name="ro2">
          <table:table-cell/>
          <table:table-cell table:formula="of:=[.$A$1]/[.C317]" office:value-type="float" office:value="382.614018977655" calcext:value-type="float">
            <text:p>382,61</text:p>
          </table:table-cell>
          <table:table-cell table:style-name="ce19" office:value-type="float" office:value="3.9204" calcext:value-type="float">
            <text:p>3,92</text:p>
          </table:table-cell>
          <table:table-cell table:number-columns-repeated="4"/>
        </table:table-row>
        <table:table-row table:style-name="ro2">
          <table:table-cell/>
          <table:table-cell table:formula="of:=[.$A$1]/[.C318]" office:value-type="float" office:value="382.389680577154" calcext:value-type="float">
            <text:p>382,39</text:p>
          </table:table-cell>
          <table:table-cell table:style-name="ce19" office:value-type="float" office:value="3.9227" calcext:value-type="float">
            <text:p>3,92</text:p>
          </table:table-cell>
          <table:table-cell table:number-columns-repeated="4"/>
        </table:table-row>
        <table:table-row table:style-name="ro2">
          <table:table-cell/>
          <table:table-cell table:formula="of:=[.$A$1]/[.C319]" office:value-type="float" office:value="390.879478827362" calcext:value-type="float">
            <text:p>390,88</text:p>
          </table:table-cell>
          <table:table-cell table:style-name="ce19" office:value-type="float" office:value="3.8375" calcext:value-type="float">
            <text:p>3,84</text:p>
          </table:table-cell>
          <table:table-cell table:number-columns-repeated="4"/>
        </table:table-row>
        <table:table-row table:style-name="ro2">
          <table:table-cell/>
          <table:table-cell table:formula="of:=[.$A$1]/[.C320]" office:value-type="float" office:value="393.092062160958" calcext:value-type="float">
            <text:p>393,09</text:p>
          </table:table-cell>
          <table:table-cell table:style-name="ce19" office:value-type="float" office:value="3.8159" calcext:value-type="float">
            <text:p>3,82</text:p>
          </table:table-cell>
          <table:table-cell table:number-columns-repeated="4"/>
        </table:table-row>
        <table:table-row table:style-name="ro2">
          <table:table-cell/>
          <table:table-cell table:formula="of:=[.$A$1]/[.C321]" office:value-type="float" office:value="362.01279111862" calcext:value-type="float">
            <text:p>362,01</text:p>
          </table:table-cell>
          <table:table-cell table:style-name="ce19" office:value-type="float" office:value="4.1435" calcext:value-type="float">
            <text:p>4,14</text:p>
          </table:table-cell>
          <table:table-cell table:number-columns-repeated="4"/>
        </table:table-row>
        <table:table-row table:style-name="ro2">
          <table:table-cell/>
          <table:table-cell table:formula="of:=[.$A$1]/[.C322]" office:value-type="float" office:value="360.811103360354" calcext:value-type="float">
            <text:p>360,81</text:p>
          </table:table-cell>
          <table:table-cell table:style-name="ce19" office:value-type="float" office:value="4.1573" calcext:value-type="float">
            <text:p>4,16</text:p>
          </table:table-cell>
          <table:table-cell table:number-columns-repeated="4"/>
        </table:table-row>
        <table:table-row table:style-name="ro2">
          <table:table-cell/>
          <table:table-cell table:formula="of:=[.$A$1]/[.C323]" office:value-type="float" office:value="373.366521468575" calcext:value-type="float">
            <text:p>373,37</text:p>
          </table:table-cell>
          <table:table-cell table:style-name="ce19" office:value-type="float" office:value="4.0175" calcext:value-type="float">
            <text:p>4,02</text:p>
          </table:table-cell>
          <table:table-cell table:number-columns-repeated="4"/>
        </table:table-row>
        <table:table-row table:style-name="ro2">
          <table:table-cell/>
          <table:table-cell table:formula="of:=[.$A$1]/[.C324]" office:value-type="float" office:value="354.057498937828" calcext:value-type="float">
            <text:p>354,06</text:p>
          </table:table-cell>
          <table:table-cell table:style-name="ce19" office:value-type="float" office:value="4.2366" calcext:value-type="float">
            <text:p>4,24</text:p>
          </table:table-cell>
          <table:table-cell table:number-columns-repeated="4"/>
        </table:table-row>
        <table:table-row table:style-name="ro2">
          <table:table-cell/>
          <table:table-cell table:formula="of:=[.$A$1]/[.C325]" office:value-type="float" office:value="373.143610537576" calcext:value-type="float">
            <text:p>373,14</text:p>
          </table:table-cell>
          <table:table-cell table:style-name="ce19" office:value-type="float" office:value="4.0199" calcext:value-type="float">
            <text:p>4,02</text:p>
          </table:table-cell>
          <table:table-cell table:number-columns-repeated="4"/>
        </table:table-row>
        <table:table-row table:style-name="ro2">
          <table:table-cell/>
          <table:table-cell table:formula="of:=[.$A$1]/[.C326]" office:value-type="float" office:value="350.426352061675" calcext:value-type="float">
            <text:p>350,43</text:p>
          </table:table-cell>
          <table:table-cell table:style-name="ce19" office:value-type="float" office:value="4.2805" calcext:value-type="float">
            <text:p>4,28</text:p>
          </table:table-cell>
          <table:table-cell table:number-columns-repeated="4"/>
        </table:table-row>
        <table:table-row table:style-name="ro2">
          <table:table-cell/>
          <table:table-cell table:formula="of:=[.$A$1]/[.C327]" office:value-type="float" office:value="333.674422743249" calcext:value-type="float">
            <text:p>333,67</text:p>
          </table:table-cell>
          <table:table-cell table:style-name="ce19" office:value-type="float" office:value="4.4954" calcext:value-type="float">
            <text:p>4,50</text:p>
          </table:table-cell>
          <table:table-cell table:number-columns-repeated="4"/>
        </table:table-row>
        <table:table-row table:style-name="ro2">
          <table:table-cell/>
          <table:table-cell table:formula="of:=[.$A$1]/[.C328]" office:value-type="float" office:value="287.07035137411" calcext:value-type="float">
            <text:p>287,07</text:p>
          </table:table-cell>
          <table:table-cell table:style-name="ce19" office:value-type="float" office:value="5.2252" calcext:value-type="float">
            <text:p>5,23</text:p>
          </table:table-cell>
          <table:table-cell table:number-columns-repeated="4"/>
        </table:table-row>
        <table:table-row table:style-name="ro2">
          <table:table-cell/>
          <table:table-cell table:formula="of:=[.$A$1]/[.C329]" office:value-type="float" office:value="273.398341383396" calcext:value-type="float">
            <text:p>273,40</text:p>
          </table:table-cell>
          <table:table-cell table:style-name="ce19" office:value-type="float" office:value="5.4865" calcext:value-type="float">
            <text:p>5,49</text:p>
          </table:table-cell>
          <table:table-cell table:number-columns-repeated="4"/>
        </table:table-row>
        <table:table-row table:style-name="ro2">
          <table:table-cell/>
          <table:table-cell table:formula="of:=[.$A$1]/[.C330]" office:value-type="float" office:value="281.209576123432" calcext:value-type="float">
            <text:p>281,21</text:p>
          </table:table-cell>
          <table:table-cell table:style-name="ce19" office:value-type="float" office:value="5.3341" calcext:value-type="float">
            <text:p>5,33</text:p>
          </table:table-cell>
          <table:table-cell table:number-columns-repeated="4"/>
        </table:table-row>
        <table:table-row table:style-name="ro2">
          <table:table-cell/>
          <table:table-cell table:formula="of:=[.$A$1]/[.C331]" office:value-type="float" office:value="274.428730858596" calcext:value-type="float">
            <text:p>274,43</text:p>
          </table:table-cell>
          <table:table-cell table:style-name="ce19" office:value-type="float" office:value="5.4659" calcext:value-type="float">
            <text:p>5,47</text:p>
          </table:table-cell>
          <table:table-cell table:number-columns-repeated="4"/>
        </table:table-row>
        <table:table-row table:style-name="ro2">
          <table:table-cell/>
          <table:table-cell table:formula="of:=[.$A$1]/[.C332]" office:value-type="float" office:value="287.169276716315" calcext:value-type="float">
            <text:p>287,17</text:p>
          </table:table-cell>
          <table:table-cell table:style-name="ce19" office:value-type="float" office:value="5.2234" calcext:value-type="float">
            <text:p>5,22</text:p>
          </table:table-cell>
          <table:table-cell table:number-columns-repeated="4"/>
        </table:table-row>
        <table:table-row table:style-name="ro2">
          <table:table-cell/>
          <table:table-cell table:formula="of:=[.$A$1]/[.C333]" office:value-type="float" office:value="273.069851267954" calcext:value-type="float">
            <text:p>273,07</text:p>
          </table:table-cell>
          <table:table-cell table:style-name="ce19" office:value-type="float" office:value="5.4931" calcext:value-type="float">
            <text:p>5,49</text:p>
          </table:table-cell>
          <table:table-cell table:number-columns-repeated="4"/>
        </table:table-row>
        <table:table-row table:style-name="ro2">
          <table:table-cell/>
          <table:table-cell table:formula="of:=[.$A$1]/[.C334]" office:value-type="float" office:value="267.289153406155" calcext:value-type="float">
            <text:p>267,29</text:p>
          </table:table-cell>
          <table:table-cell table:style-name="ce19" office:value-type="float" office:value="5.6119" calcext:value-type="float">
            <text:p>5,61</text:p>
          </table:table-cell>
          <table:table-cell table:number-columns-repeated="4"/>
        </table:table-row>
        <table:table-row table:style-name="ro2">
          <table:table-cell/>
          <table:table-cell table:formula="of:=[.$A$1]/[.C335]" office:value-type="float" office:value="261.192080656115" calcext:value-type="float">
            <text:p>261,19</text:p>
          </table:table-cell>
          <table:table-cell table:style-name="ce19" office:value-type="float" office:value="5.7429" calcext:value-type="float">
            <text:p>5,74</text:p>
          </table:table-cell>
          <table:table-cell table:number-columns-repeated="4"/>
        </table:table-row>
        <table:table-row table:style-name="ro2">
          <table:table-cell/>
          <table:table-cell table:formula="of:=[.$A$1]/[.C336]" office:value-type="float" office:value="282.251994580762" calcext:value-type="float">
            <text:p>282,25</text:p>
          </table:table-cell>
          <table:table-cell table:style-name="ce19" office:value-type="float" office:value="5.3144" calcext:value-type="float">
            <text:p>5,31</text:p>
          </table:table-cell>
          <table:table-cell table:number-columns-repeated="4"/>
        </table:table-row>
        <table:table-row table:style-name="ro2">
          <table:table-cell/>
          <table:table-cell table:formula="of:=[.$A$1]/[.C337]" office:value-type="float" office:value="292.164157301182" calcext:value-type="float">
            <text:p>292,16</text:p>
          </table:table-cell>
          <table:table-cell table:style-name="ce19" office:value-type="float" office:value="5.1341" calcext:value-type="float">
            <text:p>5,13</text:p>
          </table:table-cell>
          <table:table-cell table:number-columns-repeated="4"/>
        </table:table-row>
        <table:table-row table:style-name="ro2">
          <table:table-cell/>
          <table:table-cell table:formula="of:=[.$A$1]/[.C338]" office:value-type="float" office:value="274.468902673327" calcext:value-type="float">
            <text:p>274,47</text:p>
          </table:table-cell>
          <table:table-cell table:style-name="ce19" office:value-type="float" office:value="5.4651" calcext:value-type="float">
            <text:p>5,47</text:p>
          </table:table-cell>
          <table:table-cell table:number-columns-repeated="4"/>
        </table:table-row>
        <table:table-row table:style-name="ro2">
          <table:table-cell/>
          <table:table-cell table:formula="of:=[.$A$1]/[.C339]" office:value-type="float" office:value="268.446767006103" calcext:value-type="float">
            <text:p>268,45</text:p>
          </table:table-cell>
          <table:table-cell table:style-name="ce19" office:value-type="float" office:value="5.5877" calcext:value-type="float">
            <text:p>5,59</text:p>
          </table:table-cell>
          <table:table-cell table:number-columns-repeated="4"/>
        </table:table-row>
        <table:table-row table:style-name="ro2">
          <table:table-cell/>
          <table:table-cell table:formula="of:=[.$A$1]/[.C340]" office:value-type="float" office:value="266.344685535708" calcext:value-type="float">
            <text:p>266,34</text:p>
          </table:table-cell>
          <table:table-cell table:style-name="ce19" office:value-type="float" office:value="5.6318" calcext:value-type="float">
            <text:p>5,63</text:p>
          </table:table-cell>
          <table:table-cell table:number-columns-repeated="4"/>
        </table:table-row>
        <table:table-row table:style-name="ro2">
          <table:table-cell/>
          <table:table-cell table:formula="of:=[.$A$1]/[.C341]" office:value-type="float" office:value="275.897586815774" calcext:value-type="float">
            <text:p>275,90</text:p>
          </table:table-cell>
          <table:table-cell table:style-name="ce19" office:value-type="float" office:value="5.4368" calcext:value-type="float">
            <text:p>5,44</text:p>
          </table:table-cell>
          <table:table-cell table:number-columns-repeated="4"/>
        </table:table-row>
        <table:table-row table:style-name="ro2">
          <table:table-cell/>
          <table:table-cell table:formula="of:=[.$A$1]/[.C342]" office:value-type="float" office:value="287.317792633172" calcext:value-type="float">
            <text:p>287,32</text:p>
          </table:table-cell>
          <table:table-cell table:style-name="ce19" office:value-type="float" office:value="5.2207" calcext:value-type="float">
            <text:p>5,22</text:p>
          </table:table-cell>
          <table:table-cell table:number-columns-repeated="4"/>
        </table:table-row>
        <table:table-row table:style-name="ro2">
          <table:table-cell/>
          <table:table-cell table:formula="of:=[.$A$1]/[.C343]" office:value-type="float" office:value="301.738010943032" calcext:value-type="float">
            <text:p>301,74</text:p>
          </table:table-cell>
          <table:table-cell table:style-name="ce19" office:value-type="float" office:value="4.9712" calcext:value-type="float">
            <text:p>4,97</text:p>
          </table:table-cell>
          <table:table-cell table:number-columns-repeated="4"/>
        </table:table-row>
        <table:table-row table:style-name="ro2">
          <table:table-cell/>
          <table:table-cell table:formula="of:=[.$A$1]/[.C344]" office:value-type="float" office:value="287.582200578999" calcext:value-type="float">
            <text:p>287,58</text:p>
          </table:table-cell>
          <table:table-cell table:style-name="ce19" office:value-type="float" office:value="5.2159" calcext:value-type="float">
            <text:p>5,22</text:p>
          </table:table-cell>
          <table:table-cell table:number-columns-repeated="4"/>
        </table:table-row>
        <table:table-row table:style-name="ro2">
          <table:table-cell/>
          <table:table-cell table:formula="of:=[.$A$1]/[.C345]" office:value-type="float" office:value="290.225214766659" calcext:value-type="float">
            <text:p>290,23</text:p>
          </table:table-cell>
          <table:table-cell table:style-name="ce19" office:value-type="float" office:value="5.1684" calcext:value-type="float">
            <text:p>5,17</text:p>
          </table:table-cell>
          <table:table-cell table:number-columns-repeated="4"/>
        </table:table-row>
        <table:table-row table:style-name="ro2">
          <table:table-cell/>
          <table:table-cell table:formula="of:=[.$A$1]/[.C346]" office:value-type="float" office:value="275.532696546657" calcext:value-type="float">
            <text:p>275,53</text:p>
          </table:table-cell>
          <table:table-cell table:style-name="ce19" office:value-type="float" office:value="5.444" calcext:value-type="float">
            <text:p>5,44</text:p>
          </table:table-cell>
          <table:table-cell table:number-columns-repeated="4"/>
        </table:table-row>
        <table:table-row table:style-name="ro2">
          <table:table-cell/>
          <table:table-cell table:formula="of:=[.$A$1]/[.C347]" office:value-type="float" office:value="266.804219064051" calcext:value-type="float">
            <text:p>266,80</text:p>
          </table:table-cell>
          <table:table-cell table:style-name="ce19" office:value-type="float" office:value="5.6221" calcext:value-type="float">
            <text:p>5,62</text:p>
          </table:table-cell>
          <table:table-cell table:number-columns-repeated="4"/>
        </table:table-row>
        <table:table-row table:style-name="ro2">
          <table:table-cell/>
          <table:table-cell table:formula="of:=[.$A$1]/[.C348]" office:value-type="float" office:value="266.671407491689" calcext:value-type="float">
            <text:p>266,67</text:p>
          </table:table-cell>
          <table:table-cell table:style-name="ce19" office:value-type="float" office:value="5.6249" calcext:value-type="float">
            <text:p>5,62</text:p>
          </table:table-cell>
          <table:table-cell table:number-columns-repeated="4"/>
        </table:table-row>
        <table:table-row table:style-name="ro2">
          <table:table-cell/>
          <table:table-cell table:formula="of:=[.$A$1]/[.C349]" office:value-type="float" office:value="269.454623841345" calcext:value-type="float">
            <text:p>269,45</text:p>
          </table:table-cell>
          <table:table-cell table:style-name="ce19" office:value-type="float" office:value="5.5668" calcext:value-type="float">
            <text:p>5,57</text:p>
          </table:table-cell>
          <table:table-cell table:number-columns-repeated="4"/>
        </table:table-row>
        <table:table-row table:style-name="ro2">
          <table:table-cell/>
          <table:table-cell table:formula="of:=[.$A$1]/[.C350]" office:value-type="float" office:value="283.109676688749" calcext:value-type="float">
            <text:p>283,11</text:p>
          </table:table-cell>
          <table:table-cell table:style-name="ce19" office:value-type="float" office:value="5.2983" calcext:value-type="float">
            <text:p>5,30</text:p>
          </table:table-cell>
          <table:table-cell table:number-columns-repeated="4"/>
        </table:table-row>
        <table:table-row table:style-name="ro2">
          <table:table-cell/>
          <table:table-cell table:formula="of:=[.$A$1]/[.C351]" office:value-type="float" office:value="290.66950876853" calcext:value-type="float">
            <text:p>290,67</text:p>
          </table:table-cell>
          <table:table-cell table:style-name="ce19" office:value-type="float" office:value="5.1605" calcext:value-type="float">
            <text:p>5,16</text:p>
          </table:table-cell>
          <table:table-cell table:number-columns-repeated="4"/>
        </table:table-row>
        <table:table-row table:style-name="ro2">
          <table:table-cell/>
          <table:table-cell table:formula="of:=[.$A$1]/[.C352]" office:value-type="float" office:value="316.402294971313" calcext:value-type="float">
            <text:p>316,40</text:p>
          </table:table-cell>
          <table:table-cell table:style-name="ce19" office:value-type="float" office:value="4.7408" calcext:value-type="float">
            <text:p>4,74</text:p>
          </table:table-cell>
          <table:table-cell table:number-columns-repeated="4"/>
        </table:table-row>
        <table:table-row table:style-name="ro2">
          <table:table-cell/>
          <table:table-cell table:formula="of:=[.$A$1]/[.C353]" office:value-type="float" office:value="301.859454238107" calcext:value-type="float">
            <text:p>301,86</text:p>
          </table:table-cell>
          <table:table-cell table:style-name="ce19" office:value-type="float" office:value="4.9692" calcext:value-type="float">
            <text:p>4,97</text:p>
          </table:table-cell>
          <table:table-cell table:number-columns-repeated="4"/>
        </table:table-row>
        <table:table-row table:style-name="ro2">
          <table:table-cell/>
          <table:table-cell table:formula="of:=[.$A$1]/[.C354]" office:value-type="float" office:value="316.997400621315" calcext:value-type="float">
            <text:p>317,00</text:p>
          </table:table-cell>
          <table:table-cell table:style-name="ce19" office:value-type="float" office:value="4.7319" calcext:value-type="float">
            <text:p>4,73</text:p>
          </table:table-cell>
          <table:table-cell table:number-columns-repeated="4"/>
        </table:table-row>
        <table:table-row table:style-name="ro2">
          <table:table-cell/>
          <table:table-cell table:formula="of:=[.$A$1]/[.C355]" office:value-type="float" office:value="285.339268390116" calcext:value-type="float">
            <text:p>285,34</text:p>
          </table:table-cell>
          <table:table-cell table:style-name="ce19" office:value-type="float" office:value="5.2569" calcext:value-type="float">
            <text:p>5,26</text:p>
          </table:table-cell>
          <table:table-cell table:number-columns-repeated="4"/>
        </table:table-row>
        <table:table-row table:style-name="ro2">
          <table:table-cell/>
          <table:table-cell table:formula="of:=[.$A$1]/[.C356]" office:value-type="float" office:value="289.804671651307" calcext:value-type="float">
            <text:p>289,80</text:p>
          </table:table-cell>
          <table:table-cell table:style-name="ce19" office:value-type="float" office:value="5.1759" calcext:value-type="float">
            <text:p>5,18</text:p>
          </table:table-cell>
          <table:table-cell table:number-columns-repeated="4"/>
        </table:table-row>
        <table:table-row table:style-name="ro2">
          <table:table-cell/>
          <table:table-cell table:formula="of:=[.$A$1]/[.C357]" office:value-type="float" office:value="289.390928559026" calcext:value-type="float">
            <text:p>289,39</text:p>
          </table:table-cell>
          <table:table-cell table:style-name="ce19" office:value-type="float" office:value="5.1833" calcext:value-type="float">
            <text:p>5,18</text:p>
          </table:table-cell>
          <table:table-cell table:number-columns-repeated="4"/>
        </table:table-row>
        <table:table-row table:style-name="ro2">
          <table:table-cell/>
          <table:table-cell table:formula="of:=[.$A$1]/[.C358]" office:value-type="float" office:value="276.96739170575" calcext:value-type="float">
            <text:p>276,97</text:p>
          </table:table-cell>
          <table:table-cell table:style-name="ce19" office:value-type="float" office:value="5.4158" calcext:value-type="float">
            <text:p>5,42</text:p>
          </table:table-cell>
          <table:table-cell table:number-columns-repeated="4"/>
        </table:table-row>
        <table:table-row table:style-name="ro2">
          <table:table-cell/>
          <table:table-cell table:formula="of:=[.$A$1]/[.C359]" office:value-type="float" office:value="289.558519776847" calcext:value-type="float">
            <text:p>289,56</text:p>
          </table:table-cell>
          <table:table-cell table:style-name="ce19" office:value-type="float" office:value="5.1803" calcext:value-type="float">
            <text:p>5,18</text:p>
          </table:table-cell>
          <table:table-cell table:number-columns-repeated="4"/>
        </table:table-row>
        <table:table-row table:style-name="ro2">
          <table:table-cell/>
          <table:table-cell table:formula="of:=[.$A$1]/[.C360]" office:value-type="float" office:value="289.262573279852" calcext:value-type="float">
            <text:p>289,26</text:p>
          </table:table-cell>
          <table:table-cell table:style-name="ce19" office:value-type="float" office:value="5.1856" calcext:value-type="float">
            <text:p>5,19</text:p>
          </table:table-cell>
          <table:table-cell table:number-columns-repeated="4"/>
        </table:table-row>
        <table:table-row table:style-name="ro2">
          <table:table-cell/>
          <table:table-cell table:formula="of:=[.$A$1]/[.C361]" office:value-type="float" office:value="283.74160597749" calcext:value-type="float">
            <text:p>283,74</text:p>
          </table:table-cell>
          <table:table-cell table:style-name="ce19" office:value-type="float" office:value="5.2865" calcext:value-type="float">
            <text:p>5,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-32660301.6068068" calcext:value-type="float">
            <text:p>-32.660.301,61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formula="of:=NPV(0.1375; [.B1:.B362])" office:value-type="float" office:value="840980.49872185" calcext:value-type="float">
            <text:p>840.980,50</text:p>
          </table:table-cell>
          <table:table-cell table:number-columns-repeated="5"/>
        </table:table-row>
        <table:table-row table:style-name="ro2" table:number-rows-repeated="104821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1" table:target-range-address="Sheet2.B1:Sheet2.C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2:47:25.497668719</meta:creation-date>
    <meta:generator>LibreOffice/7.4.5.1$Linux_X86_64 LibreOffice_project/40$Build-1</meta:generator>
    <dc:date>2023-02-11T08:59:36.818675642</dc:date>
    <meta:editing-duration>PT4H31M51S</meta:editing-duration>
    <meta:editing-cycles>15</meta:editing-cycles>
    <meta:document-statistic meta:table-count="2" meta:cell-count="3051" meta:object-count="0"/>
  </office:meta>
</office:document-meta>
</file>